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86.34pt"/>
    </style:style>
    <style:style style:name="co4" style:family="table-column">
      <style:table-column-properties fo:break-before="auto" style:column-width="258.75pt"/>
    </style:style>
    <style:style style:name="co5" style:family="table-column">
      <style:table-column-properties fo:break-before="auto" style:column-width="88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NfdcFacilities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0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RCER COUNTY</text:p>
          </table:table-cell>
          <table:table-cell office:value-type="float" office:value="41.2486444444444" calcext:value-type="float">
            <text:p>41.2486444444</text:p>
          </table:table-cell>
          <table:table-cell office:value-type="float" office:value="90.7370833333333" calcext:value-type="float">
            <text:p>90.7370833333</text:p>
          </table:table-cell>
        </table:table-row>
        <table:table-row table:style-name="ro1">
          <table:table-cell office:value-type="string" calcext:value-type="string">
            <text:p>AL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 LOUIS RGNL</text:p>
          </table:table-cell>
          <table:table-cell office:value-type="float" office:value="38.8899166666667" calcext:value-type="float">
            <text:p>38.8899166667</text:p>
          </table:table-cell>
          <table:table-cell office:value-type="float" office:value="90.046" calcext:value-type="float">
            <text:p>90.046</text:p>
          </table:table-cell>
        </table:table-row>
        <table:table-row table:style-name="ro1">
          <table:table-cell office:value-type="string" calcext:value-type="string">
            <text:p>K0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REATER BEARDSTOWN</text:p>
          </table:table-cell>
          <table:table-cell office:value-type="float" office:value="39.9733805555556" calcext:value-type="float">
            <text:p>39.9733805556</text:p>
          </table:table-cell>
          <table:table-cell office:value-type="float" office:value="90.4037333333333" calcext:value-type="float">
            <text:p>90.4037333333</text:p>
          </table:table-cell>
        </table:table-row>
        <table:table-row table:style-name="ro1">
          <table:table-cell office:value-type="string" calcext:value-type="string">
            <text:p>BL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COTT AFB/MIDAMERICA</text:p>
          </table:table-cell>
          <table:table-cell office:value-type="float" office:value="38.5451666666667" calcext:value-type="float">
            <text:p>38.5451666667</text:p>
          </table:table-cell>
          <table:table-cell office:value-type="float" office:value="89.8351944444444" calcext:value-type="float">
            <text:p>89.8351944444</text:p>
          </table:table-cell>
        </table:table-row>
        <table:table-row table:style-name="ro1">
          <table:table-cell office:value-type="string" calcext:value-type="string">
            <text:p>H9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ENTON MUNI</text:p>
          </table:table-cell>
          <table:table-cell office:value-type="float" office:value="38.0085" calcext:value-type="float">
            <text:p>38.0085</text:p>
          </table:table-cell>
          <table:table-cell office:value-type="float" office:value="88.9344444444444" calcext:value-type="float">
            <text:p>88.9344444444</text:p>
          </table:table-cell>
        </table:table-row>
        <table:table-row table:style-name="ro1">
          <table:table-cell office:value-type="string" calcext:value-type="string">
            <text:p>BM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ENTRAL IL RGNL ARPT AT BLOOMINGTON-NORMAL</text:p>
          </table:table-cell>
          <table:table-cell office:value-type="float" office:value="40.4771111111111" calcext:value-type="float">
            <text:p>40.4771111111</text:p>
          </table:table-cell>
          <table:table-cell office:value-type="float" office:value="88.9159166666667" calcext:value-type="float">
            <text:p>88.9159166667</text:p>
          </table:table-cell>
        </table:table-row>
        <table:table-row table:style-name="ro1">
          <table:table-cell office:value-type="string" calcext:value-type="string">
            <text:p>1C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OLINGBROOK'S CLOW INTL</text:p>
          </table:table-cell>
          <table:table-cell office:value-type="float" office:value="41.6959166666667" calcext:value-type="float">
            <text:p>41.6959166667</text:p>
          </table:table-cell>
          <table:table-cell office:value-type="float" office:value="88.1295" calcext:value-type="float">
            <text:p>88.1295</text:p>
          </table:table-cell>
        </table:table-row>
        <table:table-row table:style-name="ro1">
          <table:table-cell office:value-type="string" calcext:value-type="string">
            <text:p>CP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 LOUIS DOWNTOWN</text:p>
          </table:table-cell>
          <table:table-cell office:value-type="float" office:value="38.5703611111111" calcext:value-type="float">
            <text:p>38.5703611111</text:p>
          </table:table-cell>
          <table:table-cell office:value-type="float" office:value="90.1550833333333" calcext:value-type="float">
            <text:p>90.1550833333</text:p>
          </table:table-cell>
        </table:table-row>
        <table:table-row table:style-name="ro1">
          <table:table-cell office:value-type="string" calcext:value-type="string">
            <text:p>CI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IRO RGNL</text:p>
          </table:table-cell>
          <table:table-cell office:value-type="float" office:value="37.0641388888889" calcext:value-type="float">
            <text:p>37.0641388889</text:p>
          </table:table-cell>
          <table:table-cell office:value-type="float" office:value="89.2195277777778" calcext:value-type="float">
            <text:p>89.2195277778</text:p>
          </table:table-cell>
        </table:table-row>
        <table:table-row table:style-name="ro1">
          <table:table-cell office:value-type="string" calcext:value-type="string">
            <text:p>CT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NGERSOLL</text:p>
          </table:table-cell>
          <table:table-cell office:value-type="float" office:value="40.5690833333333" calcext:value-type="float">
            <text:p>40.5690833333</text:p>
          </table:table-cell>
          <table:table-cell office:value-type="float" office:value="90.0748333333333" calcext:value-type="float">
            <text:p>90.0748333333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OUTHERN ILLINOIS</text:p>
          </table:table-cell>
          <table:table-cell office:value-type="float" office:value="37.7780833333333" calcext:value-type="float">
            <text:p>37.7780833333</text:p>
          </table:table-cell>
          <table:table-cell office:value-type="float" office:value="89.2520277777778" calcext:value-type="float">
            <text:p>89.2520277778</text:p>
          </table:table-cell>
        </table:table-row>
        <table:table-row table:style-name="ro1">
          <table:table-cell office:value-type="string" calcext:value-type="string">
            <text:p>CU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RMI MUNI</text:p>
          </table:table-cell>
          <table:table-cell office:value-type="float" office:value="38.0894777777778" calcext:value-type="float">
            <text:p>38.0894777778</text:p>
          </table:table-cell>
          <table:table-cell office:value-type="float" office:value="88.1230611111111" calcext:value-type="float">
            <text:p>88.1230611111</text:p>
          </table:table-cell>
        </table:table-row>
        <table:table-row table:style-name="ro1">
          <table:table-cell office:value-type="string" calcext:value-type="string">
            <text:p>1H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SEY MUNI</text:p>
          </table:table-cell>
          <table:table-cell office:value-type="float" office:value="39.3025083333333" calcext:value-type="float">
            <text:p>39.3025083333</text:p>
          </table:table-cell>
          <table:table-cell office:value-type="float" office:value="88.0040611111111" calcext:value-type="float">
            <text:p>88.0040611111</text:p>
          </table:table-cell>
        </table:table-row>
        <table:table-row table:style-name="ro1">
          <table:table-cell office:value-type="string" calcext:value-type="string">
            <text:p>EN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ENTRALIA MUNI</text:p>
          </table:table-cell>
          <table:table-cell office:value-type="float" office:value="38.5150833333333" calcext:value-type="float">
            <text:p>38.5150833333</text:p>
          </table:table-cell>
          <table:table-cell office:value-type="float" office:value="89.0911388888889" calcext:value-type="float">
            <text:p>89.0911388889</text:p>
          </table:table-cell>
        </table:table-row>
        <table:table-row table:style-name="ro1">
          <table:table-cell office:value-type="string" calcext:value-type="string">
            <text:p>CM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NIVERSITY OF ILLINOIS-WILLARD</text:p>
          </table:table-cell>
          <table:table-cell office:value-type="float" office:value="40.0388333333333" calcext:value-type="float">
            <text:p>40.0388333333</text:p>
          </table:table-cell>
          <table:table-cell office:value-type="float" office:value="88.2778055555556" calcext:value-type="float">
            <text:p>88.2778055556</text:p>
          </table:table-cell>
        </table:table-row>
        <table:table-row table:style-name="ro1">
          <table:table-cell office:value-type="string" calcext:value-type="string">
            <text:p>MD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 MIDWAY INTL</text:p>
          </table:table-cell>
          <table:table-cell office:value-type="float" office:value="41.7859722222222" calcext:value-type="float">
            <text:p>41.7859722222</text:p>
          </table:table-cell>
          <table:table-cell office:value-type="float" office:value="87.7524166666667" calcext:value-type="float">
            <text:p>87.7524166667</text:p>
          </table:table-cell>
        </table:table-row>
        <table:table-row table:style-name="ro1">
          <table:table-cell office:value-type="string" calcext:value-type="string">
            <text:p>OR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 O'HARE INTL</text:p>
          </table:table-cell>
          <table:table-cell office:value-type="float" office:value="41.9773194444444" calcext:value-type="float">
            <text:p>41.9773194444</text:p>
          </table:table-cell>
          <table:table-cell office:value-type="float" office:value="87.9080055555556" calcext:value-type="float">
            <text:p>87.9080055556</text:p>
          </table:table-cell>
        </table:table-row>
        <table:table-row table:style-name="ro1">
          <table:table-cell office:value-type="string" calcext:value-type="string">
            <text:p>IGQ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ANSING MUNI</text:p>
          </table:table-cell>
          <table:table-cell office:value-type="float" office:value="41.5349166666667" calcext:value-type="float">
            <text:p>41.5349166667</text:p>
          </table:table-cell>
          <table:table-cell office:value-type="float" office:value="87.5295277777778" calcext:value-type="float">
            <text:p>87.5295277778</text:p>
          </table:table-cell>
        </table:table-row>
        <table:table-row table:style-name="ro1">
          <table:table-cell office:value-type="string" calcext:value-type="string">
            <text:p>AR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URORA MUNI</text:p>
          </table:table-cell>
          <table:table-cell office:value-type="float" office:value="41.7719166666667" calcext:value-type="float">
            <text:p>41.7719166667</text:p>
          </table:table-cell>
          <table:table-cell office:value-type="float" office:value="88.4756666666667" calcext:value-type="float">
            <text:p>88.4756666667</text:p>
          </table:table-cell>
        </table:table-row>
        <table:table-row table:style-name="ro1">
          <table:table-cell office:value-type="string" calcext:value-type="string">
            <text:p>3C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AKE IN THE HILLS</text:p>
          </table:table-cell>
          <table:table-cell office:value-type="float" office:value="42.2068083333333" calcext:value-type="float">
            <text:p>42.2068083333</text:p>
          </table:table-cell>
          <table:table-cell office:value-type="float" office:value="88.3229944444445" calcext:value-type="float">
            <text:p>88.3229944444</text:p>
          </table:table-cell>
        </table:table-row>
        <table:table-row table:style-name="ro1">
          <table:table-cell office:value-type="string" calcext:value-type="string">
            <text:p>PW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 EXECUTIVE</text:p>
          </table:table-cell>
          <table:table-cell office:value-type="float" office:value="42.1142777777778" calcext:value-type="float">
            <text:p>42.1142777778</text:p>
          </table:table-cell>
          <table:table-cell office:value-type="float" office:value="87.9015277777778" calcext:value-type="float">
            <text:p>87.9015277778</text:p>
          </table:table-cell>
        </table:table-row>
        <table:table-row table:style-name="ro1">
          <table:table-cell office:value-type="string" calcext:value-type="string">
            <text:p>RF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/ROCKFORD INTL</text:p>
          </table:table-cell>
          <table:table-cell office:value-type="float" office:value="42.1953611111111" calcext:value-type="float">
            <text:p>42.1953611111</text:p>
          </table:table-cell>
          <table:table-cell office:value-type="float" office:value="89.0972222222222" calcext:value-type="float">
            <text:p>89.0972222222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EWIS UNIVERSITY</text:p>
          </table:table-cell>
          <table:table-cell office:value-type="float" office:value="41.6081111111111" calcext:value-type="float">
            <text:p>41.6081111111</text:p>
          </table:table-cell>
          <table:table-cell office:value-type="float" office:value="88.0961944444444" calcext:value-type="float">
            <text:p>88.0961944444</text:p>
          </table:table-cell>
        </table:table-row>
        <table:table-row table:style-name="ro1">
          <table:table-cell office:value-type="string" calcext:value-type="string">
            <text:p>4H1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CHAUMBURG MUNI HELISTOP</text:p>
          </table:table-cell>
          <table:table-cell office:value-type="float" office:value="42.0480805555556" calcext:value-type="float">
            <text:p>42.0480805556</text:p>
          </table:table-cell>
          <table:table-cell office:value-type="float" office:value="88.0525694444444" calcext:value-type="float">
            <text:p>88.0525694444</text:p>
          </table:table-cell>
        </table:table-row>
        <table:table-row table:style-name="ro1">
          <table:table-cell office:value-type="string" calcext:value-type="string">
            <text:p>06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CHAUMBURG RGNL</text:p>
          </table:table-cell>
          <table:table-cell office:value-type="float" office:value="41.9893388888889" calcext:value-type="float">
            <text:p>41.9893388889</text:p>
          </table:table-cell>
          <table:table-cell office:value-type="float" office:value="88.1012416666667" calcext:value-type="float">
            <text:p>88.1012416667</text:p>
          </table:table-cell>
        </table:table-row>
        <table:table-row table:style-name="ro1">
          <table:table-cell office:value-type="string" calcext:value-type="string">
            <text:p>TF8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INLEY PARK HELISTOP</text:p>
          </table:table-cell>
          <table:table-cell office:value-type="float" office:value="41.5591666666667" calcext:value-type="float">
            <text:p>41.5591666667</text:p>
          </table:table-cell>
          <table:table-cell office:value-type="float" office:value="87.8058333333333" calcext:value-type="float">
            <text:p>87.8058333333</text:p>
          </table:table-cell>
        </table:table-row>
        <table:table-row table:style-name="ro1">
          <table:table-cell office:value-type="string" calcext:value-type="string">
            <text:p>UG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WAUKEGAN RGNL</text:p>
          </table:table-cell>
          <table:table-cell office:value-type="float" office:value="42.4221583333333" calcext:value-type="float">
            <text:p>42.4221583333</text:p>
          </table:table-cell>
          <table:table-cell office:value-type="float" office:value="87.8679055555556" calcext:value-type="float">
            <text:p>87.8679055556</text:p>
          </table:table-cell>
        </table:table-row>
        <table:table-row table:style-name="ro1">
          <table:table-cell office:value-type="string" calcext:value-type="string">
            <text:p>DP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UPAGE</text:p>
          </table:table-cell>
          <table:table-cell office:value-type="float" office:value="41.9070555555556" calcext:value-type="float">
            <text:p>41.9070555556</text:p>
          </table:table-cell>
          <table:table-cell office:value-type="float" office:value="88.248" calcext:value-type="float">
            <text:p>88.248</text:p>
          </table:table-cell>
        </table:table-row>
        <table:table-row table:style-name="ro1">
          <table:table-cell office:value-type="string" calcext:value-type="string">
            <text:p>H4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CKMAN FIELD</text:p>
          </table:table-cell>
          <table:table-cell office:value-type="float" office:value="38.4523055555556" calcext:value-type="float">
            <text:p>38.4523055556</text:p>
          </table:table-cell>
          <table:table-cell office:value-type="float" office:value="90.2360555555556" calcext:value-type="float">
            <text:p>90.2360555556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RESSON</text:p>
          </table:table-cell>
          <table:table-cell office:value-type="float" office:value="41.7625277777778" calcext:value-type="float">
            <text:p>41.7625277778</text:p>
          </table:table-cell>
          <table:table-cell office:value-type="float" office:value="89.1014805555556" calcext:value-type="float">
            <text:p>89.1014805556</text:p>
          </table:table-cell>
        </table:table-row>
        <table:table-row table:style-name="ro1">
          <table:table-cell office:value-type="string" calcext:value-type="string">
            <text:p>DN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VERMILION REGIONAL</text:p>
          </table:table-cell>
          <table:table-cell office:value-type="float" office:value="40.1996944444444" calcext:value-type="float">
            <text:p>40.1996944444</text:p>
          </table:table-cell>
          <table:table-cell office:value-type="float" office:value="87.5955277777778" calcext:value-type="float">
            <text:p>87.5955277778</text:p>
          </table:table-cell>
        </table:table-row>
        <table:table-row table:style-name="ro1">
          <table:table-cell office:value-type="string" calcext:value-type="string">
            <text:p>DK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E KALB TAYLOR MUNI</text:p>
          </table:table-cell>
          <table:table-cell office:value-type="float" office:value="41.9338333333333" calcext:value-type="float">
            <text:p>41.9338333333</text:p>
          </table:table-cell>
          <table:table-cell office:value-type="float" office:value="88.7056861111111" calcext:value-type="float">
            <text:p>88.7056861111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ECATUR</text:p>
          </table:table-cell>
          <table:table-cell office:value-type="float" office:value="39.8345611111111" calcext:value-type="float">
            <text:p>39.8345611111</text:p>
          </table:table-cell>
          <table:table-cell office:value-type="float" office:value="88.8656888888889" calcext:value-type="float">
            <text:p>88.8656888889</text:p>
          </table:table-cell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IXON MUNI-CHARLES R WALGREEN FIELD</text:p>
          </table:table-cell>
          <table:table-cell office:value-type="float" office:value="41.8336972222222" calcext:value-type="float">
            <text:p>41.8336972222</text:p>
          </table:table-cell>
          <table:table-cell office:value-type="float" office:value="89.4462111111111" calcext:value-type="float">
            <text:p>89.4462111111</text:p>
          </table:table-cell>
        </table:table-row>
        <table:table-row table:style-name="ro1">
          <table:table-cell office:value-type="string" calcext:value-type="string">
            <text:p>DT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WIGHT</text:p>
          </table:table-cell>
          <table:table-cell office:value-type="float" office:value="41.1326194444444" calcext:value-type="float">
            <text:p>41.1326194444</text:p>
          </table:table-cell>
          <table:table-cell office:value-type="float" office:value="88.4386444444445" calcext:value-type="float">
            <text:p>88.4386444444</text:p>
          </table:table-cell>
        </table:table-row>
        <table:table-row table:style-name="ro1">
          <table:table-cell office:value-type="string" calcext:value-type="string">
            <text:p>1H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FFINGHAM COUNTY MEMORIAL</text:p>
          </table:table-cell>
          <table:table-cell office:value-type="float" office:value="39.0704444444444" calcext:value-type="float">
            <text:p>39.0704444444</text:p>
          </table:table-cell>
          <table:table-cell office:value-type="float" office:value="88.5335277777778" calcext:value-type="float">
            <text:p>88.5335277778</text:p>
          </table:table-cell>
        </table:table-row>
        <table:table-row table:style-name="ro1">
          <table:table-cell office:value-type="string" calcext:value-type="string">
            <text:p>3H5</text:p>
          </table:table-cell>
          <table:table-cell office:value-type="string" calcext:value-type="string">
            <text:p>ULTRALIGH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RIE AIR PARK</text:p>
          </table:table-cell>
          <table:table-cell office:value-type="float" office:value="41.6824166666667" calcext:value-type="float">
            <text:p>41.6824166667</text:p>
          </table:table-cell>
          <table:table-cell office:value-type="float" office:value="90.0786111111111" calcext:value-type="float">
            <text:p>90.0786111111</text:p>
          </table:table-cell>
        </table:table-row>
        <table:table-row table:style-name="ro1">
          <table:table-cell office:value-type="string" calcext:value-type="string">
            <text:p>FW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AIRFIELD MUNI</text:p>
          </table:table-cell>
          <table:table-cell office:value-type="float" office:value="38.3786305555556" calcext:value-type="float">
            <text:p>38.3786305556</text:p>
          </table:table-cell>
          <table:table-cell office:value-type="float" office:value="88.41265" calcext:value-type="float">
            <text:p>88.41265</text:p>
          </table:table-cell>
        </table:table-row>
        <table:table-row table:style-name="ro1">
          <table:table-cell office:value-type="string" calcext:value-type="string">
            <text:p>FO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LORA MUNI</text:p>
          </table:table-cell>
          <table:table-cell office:value-type="float" office:value="38.6649888888889" calcext:value-type="float">
            <text:p>38.6649888889</text:p>
          </table:table-cell>
          <table:table-cell office:value-type="float" office:value="88.4531111111111" calcext:value-type="float">
            <text:p>88.4531111111</text:p>
          </table:table-cell>
        </table:table-row>
        <table:table-row table:style-name="ro1">
          <table:table-cell office:value-type="string" calcext:value-type="string">
            <text:p>FEP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LBERTUS</text:p>
          </table:table-cell>
          <table:table-cell office:value-type="float" office:value="42.2461138888889" calcext:value-type="float">
            <text:p>42.2461138889</text:p>
          </table:table-cell>
          <table:table-cell office:value-type="float" office:value="89.581975" calcext:value-type="float">
            <text:p>89.581975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REEPORT/DORNINK</text:p>
          </table:table-cell>
          <table:table-cell office:value-type="float" office:value="42.3777916666667" calcext:value-type="float">
            <text:p>42.3777916667</text:p>
          </table:table-cell>
          <table:table-cell office:value-type="float" office:value="89.5640027777778" calcext:value-type="float">
            <text:p>89.5640027778</text:p>
          </table:table-cell>
        </table:table-row>
        <table:table-row table:style-name="ro1">
          <table:table-cell office:value-type="string" calcext:value-type="string">
            <text:p>GB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ALESBURG MUNI</text:p>
          </table:table-cell>
          <table:table-cell office:value-type="float" office:value="40.938" calcext:value-type="float">
            <text:p>40.938</text:p>
          </table:table-cell>
          <table:table-cell office:value-type="float" office:value="90.4311222222222" calcext:value-type="float">
            <text:p>90.4311222222</text:p>
          </table:table-cell>
        </table:table-row>
        <table:table-row table:style-name="ro1">
          <table:table-cell office:value-type="string" calcext:value-type="string">
            <text:p>3G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-AIRPARK</text:p>
          </table:table-cell>
          <table:table-cell office:value-type="float" office:value="41.4397777777778" calcext:value-type="float">
            <text:p>41.4397777778</text:p>
          </table:table-cell>
          <table:table-cell office:value-type="float" office:value="90.1100555555555" calcext:value-type="float">
            <text:p>90.1100555556</text:p>
          </table:table-cell>
        </table:table-row>
        <table:table-row table:style-name="ro1">
          <table:table-cell office:value-type="string" calcext:value-type="string">
            <text:p>C8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MPBELL</text:p>
          </table:table-cell>
          <table:table-cell office:value-type="float" office:value="42.3246111111111" calcext:value-type="float">
            <text:p>42.3246111111</text:p>
          </table:table-cell>
          <table:table-cell office:value-type="float" office:value="88.0740861111111" calcext:value-type="float">
            <text:p>88.0740861111</text:p>
          </table:table-cell>
        </table:table-row>
        <table:table-row table:style-name="ro1">
          <table:table-cell office:value-type="string" calcext:value-type="string">
            <text:p>GR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REENVILLE</text:p>
          </table:table-cell>
          <table:table-cell office:value-type="float" office:value="38.8362222222222" calcext:value-type="float">
            <text:p>38.8362222222</text:p>
          </table:table-cell>
          <table:table-cell office:value-type="float" office:value="89.3788888888889" calcext:value-type="float">
            <text:p>89.3788888889</text:p>
          </table:table-cell>
        </table:table-row>
        <table:table-row table:style-name="ro1">
          <table:table-cell office:value-type="string" calcext:value-type="string">
            <text:p>10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ALT FIELD</text:p>
          </table:table-cell>
          <table:table-cell office:value-type="float" office:value="42.4028888888889" calcext:value-type="float">
            <text:p>42.4028888889</text:p>
          </table:table-cell>
          <table:table-cell office:value-type="float" office:value="88.3751111111111" calcext:value-type="float">
            <text:p>88.3751111111</text:p>
          </table:table-cell>
        </table:table-row>
        <table:table-row table:style-name="ro1">
          <table:table-cell office:value-type="string" calcext:value-type="string">
            <text:p>HS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ARRISBURG-RALEIGH</text:p>
          </table:table-cell>
          <table:table-cell office:value-type="float" office:value="37.8112555555556" calcext:value-type="float">
            <text:p>37.8112555556</text:p>
          </table:table-cell>
          <table:table-cell office:value-type="float" office:value="88.5502583333333" calcext:value-type="float">
            <text:p>88.5502583333</text:p>
          </table:table-cell>
        </table:table-row>
        <table:table-row table:style-name="ro1">
          <table:table-cell office:value-type="string" calcext:value-type="string">
            <text:p>0C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ACY</text:p>
          </table:table-cell>
          <table:table-cell office:value-type="float" office:value="42.4024722222222" calcext:value-type="float">
            <text:p>42.4024722222</text:p>
          </table:table-cell>
          <table:table-cell office:value-type="float" office:value="88.6323888888889" calcext:value-type="float">
            <text:p>88.6323888889</text:p>
          </table:table-cell>
        </table:table-row>
        <table:table-row table:style-name="ro1">
          <table:table-cell office:value-type="string" calcext:value-type="string">
            <text:p>9I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AVANA RGNL</text:p>
          </table:table-cell>
          <table:table-cell office:value-type="float" office:value="40.2226916666667" calcext:value-type="float">
            <text:p>40.2226916667</text:p>
          </table:table-cell>
          <table:table-cell office:value-type="float" office:value="90.0227805555556" calcext:value-type="float">
            <text:p>90.0227805556</text:p>
          </table:table-cell>
        </table:table-row>
        <table:table-row table:style-name="ro1">
          <table:table-cell office:value-type="string" calcext:value-type="string">
            <text:p>H0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IGHLAND-WINET</text:p>
          </table:table-cell>
          <table:table-cell office:value-type="float" office:value="38.77925" calcext:value-type="float">
            <text:p>38.77925</text:p>
          </table:table-cell>
          <table:table-cell office:value-type="float" office:value="89.64045" calcext:value-type="float">
            <text:p>89.64045</text:p>
          </table:table-cell>
        </table:table-row>
        <table:table-row table:style-name="ro1">
          <table:table-cell office:value-type="string" calcext:value-type="string">
            <text:p>0C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INCKLEY</text:p>
          </table:table-cell>
          <table:table-cell office:value-type="float" office:value="41.7708611111111" calcext:value-type="float">
            <text:p>41.7708611111</text:p>
          </table:table-cell>
          <table:table-cell office:value-type="float" office:value="88.7034138888889" calcext:value-type="float">
            <text:p>88.7034138889</text:p>
          </table:table-cell>
        </table:table-row>
        <table:table-row table:style-name="ro1">
          <table:table-cell office:value-type="string" calcext:value-type="string">
            <text:p>IJ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ACKSONVILLE MUNI</text:p>
          </table:table-cell>
          <table:table-cell office:value-type="float" office:value="39.7746111111111" calcext:value-type="float">
            <text:p>39.7746111111</text:p>
          </table:table-cell>
          <table:table-cell office:value-type="float" office:value="90.2382777777778" calcext:value-type="float">
            <text:p>90.2382777778</text:p>
          </table:table-cell>
        </table:table-row>
        <table:table-row table:style-name="ro1">
          <table:table-cell office:value-type="string" calcext:value-type="string">
            <text:p>JO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OLIET RGNL</text:p>
          </table:table-cell>
          <table:table-cell office:value-type="float" office:value="41.5176583333333" calcext:value-type="float">
            <text:p>41.5176583333</text:p>
          </table:table-cell>
          <table:table-cell office:value-type="float" office:value="88.1755222222222" calcext:value-type="float">
            <text:p>88.1755222222</text:p>
          </table:table-cell>
        </table:table-row>
        <table:table-row table:style-name="ro1">
          <table:table-cell office:value-type="string" calcext:value-type="string">
            <text:p>IK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REATER KANKAKEE</text:p>
          </table:table-cell>
          <table:table-cell office:value-type="float" office:value="41.0713888888889" calcext:value-type="float">
            <text:p>41.0713888889</text:p>
          </table:table-cell>
          <table:table-cell office:value-type="float" office:value="87.8462777777778" calcext:value-type="float">
            <text:p>87.8462777778</text:p>
          </table:table-cell>
        </table:table-row>
        <table:table-row table:style-name="ro1">
          <table:table-cell office:value-type="string" calcext:value-type="string">
            <text:p>3K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KANKAKEE</text:p>
          </table:table-cell>
          <table:table-cell office:value-type="float" office:value="41.1000305555556" calcext:value-type="float">
            <text:p>41.1000305556</text:p>
          </table:table-cell>
          <table:table-cell office:value-type="float" office:value="87.9167083333333" calcext:value-type="float">
            <text:p>87.9167083333</text:p>
          </table:table-cell>
        </table:table-row>
        <table:table-row table:style-name="ro1">
          <table:table-cell office:value-type="string" calcext:value-type="string">
            <text:p>EZ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KEWANEE MUNI</text:p>
          </table:table-cell>
          <table:table-cell office:value-type="float" office:value="41.2051944444444" calcext:value-type="float">
            <text:p>41.2051944444</text:p>
          </table:table-cell>
          <table:table-cell office:value-type="float" office:value="89.9638611111111" calcext:value-type="float">
            <text:p>89.9638611111</text:p>
          </table:table-cell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ARSHALL COUNTY</text:p>
          </table:table-cell>
          <table:table-cell office:value-type="float" office:value="41.0188333333333" calcext:value-type="float">
            <text:p>41.0188333333</text:p>
          </table:table-cell>
          <table:table-cell office:value-type="float" office:value="89.3857777777778" calcext:value-type="float">
            <text:p>89.3857777778</text:p>
          </table:table-cell>
        </table:table-row>
        <table:table-row table:style-name="ro1">
          <table:table-cell office:value-type="string" calcext:value-type="string">
            <text:p>LW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AWRENCEVILLE-VINCENNES INTL</text:p>
          </table:table-cell>
          <table:table-cell office:value-type="float" office:value="38.7642777777778" calcext:value-type="float">
            <text:p>38.7642777778</text:p>
          </table:table-cell>
          <table:table-cell office:value-type="float" office:value="87.6055" calcext:value-type="float">
            <text:p>87.6055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OGAN COUNTY</text:p>
          </table:table-cell>
          <table:table-cell office:value-type="float" office:value="40.1586944444444" calcext:value-type="float">
            <text:p>40.1586944444</text:p>
          </table:table-cell>
          <table:table-cell office:value-type="float" office:value="89.3350277777778" calcext:value-type="float">
            <text:p>89.3350277778</text:p>
          </table:table-cell>
        </table:table-row>
        <table:table-row table:style-name="ro1">
          <table:table-cell office:value-type="string" calcext:value-type="string">
            <text:p>3LF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ITCHFIELD MUNI</text:p>
          </table:table-cell>
          <table:table-cell office:value-type="float" office:value="39.1625" calcext:value-type="float">
            <text:p>39.1625</text:p>
          </table:table-cell>
          <table:table-cell office:value-type="float" office:value="89.6746388888889" calcext:value-type="float">
            <text:p>89.6746388889</text:p>
          </table:table-cell>
        </table:table-row>
        <table:table-row table:style-name="ro1">
          <table:table-cell office:value-type="string" calcext:value-type="string">
            <text:p>2V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ARTENBOWER HECTARES</text:p>
          </table:table-cell>
          <table:table-cell office:value-type="float" office:value="41.1815" calcext:value-type="float">
            <text:p>41.1815</text:p>
          </table:table-cell>
          <table:table-cell office:value-type="float" office:value="89.1466944444445" calcext:value-type="float">
            <text:p>89.1466944444</text:p>
          </table:table-cell>
        </table:table-row>
        <table:table-row table:style-name="ro1">
          <table:table-cell office:value-type="string" calcext:value-type="string">
            <text:p>MQ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ACOMB MUNI</text:p>
          </table:table-cell>
          <table:table-cell office:value-type="float" office:value="40.5200833333333" calcext:value-type="float">
            <text:p>40.5200833333</text:p>
          </table:table-cell>
          <table:table-cell office:value-type="float" office:value="90.6523888888889" calcext:value-type="float">
            <text:p>90.6523888889</text:p>
          </table:table-cell>
        </table:table-row>
        <table:table-row table:style-name="ro1">
          <table:table-cell office:value-type="string" calcext:value-type="string">
            <text:p>MW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WILLIAMSON COUNTY RGNL</text:p>
          </table:table-cell>
          <table:table-cell office:value-type="float" office:value="37.7549722222222" calcext:value-type="float">
            <text:p>37.7549722222</text:p>
          </table:table-cell>
          <table:table-cell office:value-type="float" office:value="89.0110833333333" calcext:value-type="float">
            <text:p>89.0110833333</text:p>
          </table:table-cell>
        </table:table-row>
        <table:table-row table:style-name="ro1">
          <table:table-cell office:value-type="string" calcext:value-type="string">
            <text:p>MTO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ES COUNTY MEMORIAL</text:p>
          </table:table-cell>
          <table:table-cell office:value-type="float" office:value="39.4778888888889" calcext:value-type="float">
            <text:p>39.4778888889</text:p>
          </table:table-cell>
          <table:table-cell office:value-type="float" office:value="88.2799722222222" calcext:value-type="float">
            <text:p>88.2799722222</text:p>
          </table:table-cell>
        </table:table-row>
        <table:table-row table:style-name="ro1">
          <table:table-cell office:value-type="string" calcext:value-type="string">
            <text:p>0C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RANDPA'S FARM MENDOTA</text:p>
          </table:table-cell>
          <table:table-cell office:value-type="float" office:value="41.521975" calcext:value-type="float">
            <text:p>41.521975</text:p>
          </table:table-cell>
          <table:table-cell office:value-type="float" office:value="89.1325833333333" calcext:value-type="float">
            <text:p>89.1325833333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ROPOLIS MUNI</text:p>
          </table:table-cell>
          <table:table-cell office:value-type="float" office:value="37.1829444444444" calcext:value-type="float">
            <text:p>37.1829444444</text:p>
          </table:table-cell>
          <table:table-cell office:value-type="float" office:value="88.7506666666667" calcext:value-type="float">
            <text:p>88.7506666667</text:p>
          </table:table-cell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QUAD CITY INTL</text:p>
          </table:table-cell>
          <table:table-cell office:value-type="float" office:value="41.4482777777778" calcext:value-type="float">
            <text:p>41.4482777778</text:p>
          </table:table-cell>
          <table:table-cell office:value-type="float" office:value="90.5075277777778" calcext:value-type="float">
            <text:p>90.5075277778</text:p>
          </table:table-cell>
        </table:table-row>
        <table:table-row table:style-name="ro1">
          <table:table-cell office:value-type="string" calcext:value-type="string">
            <text:p>I04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QUAD-CITY</text:p>
          </table:table-cell>
          <table:table-cell office:value-type="float" office:value="41.4600333333333" calcext:value-type="float">
            <text:p>41.4600333333</text:p>
          </table:table-cell>
          <table:table-cell office:value-type="float" office:value="90.4929083333333" calcext:value-type="float">
            <text:p>90.4929083333</text:p>
          </table:table-cell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ULT FIELD</text:p>
          </table:table-cell>
          <table:table-cell office:value-type="float" office:value="41.3774166666667" calcext:value-type="float">
            <text:p>41.3774166667</text:p>
          </table:table-cell>
          <table:table-cell office:value-type="float" office:value="87.67975" calcext:value-type="float">
            <text:p>87.67975</text:p>
          </table:table-cell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NMOUTH MUNI</text:p>
          </table:table-cell>
          <table:table-cell office:value-type="float" office:value="40.9297027777778" calcext:value-type="float">
            <text:p>40.9297027778</text:p>
          </table:table-cell>
          <table:table-cell office:value-type="float" office:value="90.6311055555556" calcext:value-type="float">
            <text:p>90.6311055556</text:p>
          </table:table-cell>
        </table:table-row>
        <table:table-row table:style-name="ro1">
          <table:table-cell office:value-type="string" calcext:value-type="string">
            <text:p>2K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IATT COUNTY</text:p>
          </table:table-cell>
          <table:table-cell office:value-type="float" office:value="40.0052777777778" calcext:value-type="float">
            <text:p>40.0052777778</text:p>
          </table:table-cell>
          <table:table-cell office:value-type="float" office:value="88.5585833333333" calcext:value-type="float">
            <text:p>88.5585833333</text:p>
          </table:table-cell>
        </table:table-row>
        <table:table-row table:style-name="ro1">
          <table:table-cell office:value-type="string" calcext:value-type="string">
            <text:p>C0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RRIS MUNI - JAMES R WASHBURN FIELD</text:p>
          </table:table-cell>
          <table:table-cell office:value-type="float" office:value="41.4240555555556" calcext:value-type="float">
            <text:p>41.4240555556</text:p>
          </table:table-cell>
          <table:table-cell office:value-type="float" office:value="88.4186388888889" calcext:value-type="float">
            <text:p>88.4186388889</text:p>
          </table:table-cell>
        </table:table-row>
        <table:table-row table:style-name="ro1">
          <table:table-cell office:value-type="string" calcext:value-type="string">
            <text:p>AJ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UNT CARMEL MUNI</text:p>
          </table:table-cell>
          <table:table-cell office:value-type="float" office:value="38.6065277777778" calcext:value-type="float">
            <text:p>38.6065277778</text:p>
          </table:table-cell>
          <table:table-cell office:value-type="float" office:value="87.7266944444444" calcext:value-type="float">
            <text:p>87.7266944444</text:p>
          </table:table-cell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OGLE COUNTY</text:p>
          </table:table-cell>
          <table:table-cell office:value-type="float" office:value="42.03725" calcext:value-type="float">
            <text:p>42.03725</text:p>
          </table:table-cell>
          <table:table-cell office:value-type="float" office:value="89.3928833333333" calcext:value-type="float">
            <text:p>89.3928833333</text:p>
          </table:table-cell>
        </table:table-row>
        <table:table-row table:style-name="ro1">
          <table:table-cell office:value-type="string" calcext:value-type="string">
            <text:p>I6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UNT STERLING MUNI</text:p>
          </table:table-cell>
          <table:table-cell office:value-type="float" office:value="39.9853888888889" calcext:value-type="float">
            <text:p>39.9853888889</text:p>
          </table:table-cell>
          <table:table-cell office:value-type="float" office:value="90.8041388888889" calcext:value-type="float">
            <text:p>90.8041388889</text:p>
          </table:table-cell>
        </table:table-row>
        <table:table-row table:style-name="ro1">
          <table:table-cell office:value-type="string" calcext:value-type="string">
            <text:p>MV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UNT VERNON</text:p>
          </table:table-cell>
          <table:table-cell office:value-type="float" office:value="38.3233611111111" calcext:value-type="float">
            <text:p>38.3233611111</text:p>
          </table:table-cell>
          <table:table-cell office:value-type="float" office:value="88.8585" calcext:value-type="float">
            <text:p>88.8585</text:p>
          </table:table-cell>
        </table:table-row>
        <table:table-row table:style-name="ro1">
          <table:table-cell office:value-type="string" calcext:value-type="string">
            <text:p>0C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USHING FIELD LTD</text:p>
          </table:table-cell>
          <table:table-cell office:value-type="float" office:value="41.519475" calcext:value-type="float">
            <text:p>41.519475</text:p>
          </table:table-cell>
          <table:table-cell office:value-type="float" office:value="88.6056277777778" calcext:value-type="float">
            <text:p>88.6056277778</text:p>
          </table:table-cell>
        </table:table-row>
        <table:table-row table:style-name="ro1">
          <table:table-cell office:value-type="string" calcext:value-type="string">
            <text:p>OL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OLNEY-NOBLE</text:p>
          </table:table-cell>
          <table:table-cell office:value-type="float" office:value="38.721825" calcext:value-type="float">
            <text:p>38.721825</text:p>
          </table:table-cell>
          <table:table-cell office:value-type="float" office:value="88.1764305555556" calcext:value-type="float">
            <text:p>88.1764305556</text:p>
          </table:table-cell>
        </table:table-row>
        <table:table-row table:style-name="ro1">
          <table:table-cell office:value-type="string" calcext:value-type="string">
            <text:p>8N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KYDIVE CHICAGO</text:p>
          </table:table-cell>
          <table:table-cell office:value-type="float" office:value="41.3997777777778" calcext:value-type="float">
            <text:p>41.3997777778</text:p>
          </table:table-cell>
          <table:table-cell office:value-type="float" office:value="88.7939166666667" calcext:value-type="float">
            <text:p>88.7939166667</text:p>
          </table:table-cell>
        </table:table-row>
        <table:table-row table:style-name="ro1">
          <table:table-cell office:value-type="string" calcext:value-type="string">
            <text:p>5K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ZELMER MEMORIAL AIRPARK INC</text:p>
          </table:table-cell>
          <table:table-cell office:value-type="float" office:value="39.4200472222222" calcext:value-type="float">
            <text:p>39.4200472222</text:p>
          </table:table-cell>
          <table:table-cell office:value-type="float" office:value="89.9912166666667" calcext:value-type="float">
            <text:p>89.9912166667</text:p>
          </table:table-cell>
        </table:table-row>
        <table:table-row table:style-name="ro1">
          <table:table-cell office:value-type="string" calcext:value-type="string">
            <text:p>PR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DGAR COUNTY</text:p>
          </table:table-cell>
          <table:table-cell office:value-type="float" office:value="39.6996666666667" calcext:value-type="float">
            <text:p>39.6996666667</text:p>
          </table:table-cell>
          <table:table-cell office:value-type="float" office:value="87.6707777777778" calcext:value-type="float">
            <text:p>87.6707777778</text:p>
          </table:table-cell>
        </table:table-row>
        <table:table-row table:style-name="ro1">
          <table:table-cell office:value-type="string" calcext:value-type="string">
            <text:p>1C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AXTON</text:p>
          </table:table-cell>
          <table:table-cell office:value-type="float" office:value="40.4489777777778" calcext:value-type="float">
            <text:p>40.4489777778</text:p>
          </table:table-cell>
          <table:table-cell office:value-type="float" office:value="88.1277361111111" calcext:value-type="float">
            <text:p>88.1277361111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EKIN MUNI</text:p>
          </table:table-cell>
          <table:table-cell office:value-type="float" office:value="40.4881944444445" calcext:value-type="float">
            <text:p>40.4881944444</text:p>
          </table:table-cell>
          <table:table-cell office:value-type="float" office:value="89.6758888888889" calcext:value-type="float">
            <text:p>89.6758888889</text:p>
          </table:table-cell>
        </table:table-row>
        <table:table-row table:style-name="ro1">
          <table:table-cell office:value-type="string" calcext:value-type="string">
            <text:p>PI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OWNING - PEORIA INTL</text:p>
          </table:table-cell>
          <table:table-cell office:value-type="float" office:value="40.6641944444444" calcext:value-type="float">
            <text:p>40.6641944444</text:p>
          </table:table-cell>
          <table:table-cell office:value-type="float" office:value="89.69325" calcext:value-type="float">
            <text:p>89.69325</text:p>
          </table:table-cell>
        </table:table-row>
        <table:table-row table:style-name="ro1">
          <table:table-cell office:value-type="string" calcext:value-type="string">
            <text:p>3M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UNT HAWLEY AUXILIARY</text:p>
          </table:table-cell>
          <table:table-cell office:value-type="float" office:value="40.7958055555556" calcext:value-type="float">
            <text:p>40.7958055556</text:p>
          </table:table-cell>
          <table:table-cell office:value-type="float" office:value="89.6134722222222" calcext:value-type="float">
            <text:p>89.6134722222</text:p>
          </table:table-cell>
        </table:table-row>
        <table:table-row table:style-name="ro1">
          <table:table-cell office:value-type="string" calcext:value-type="string">
            <text:p>VY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LLINOIS VALLEY RGNL-WALTER A DUNCAN FIELD</text:p>
          </table:table-cell>
          <table:table-cell office:value-type="float" office:value="41.3501388888889" calcext:value-type="float">
            <text:p>41.3501388889</text:p>
          </table:table-cell>
          <table:table-cell office:value-type="float" office:value="89.1529444444445" calcext:value-type="float">
            <text:p>89.1529444444</text:p>
          </table:table-cell>
        </table:table-row>
        <table:table-row table:style-name="ro1">
          <table:table-cell office:value-type="string" calcext:value-type="string">
            <text:p>PJ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INCKNEYVILLE-DU QUOIN</text:p>
          </table:table-cell>
          <table:table-cell office:value-type="float" office:value="37.9778833333333" calcext:value-type="float">
            <text:p>37.9778833333</text:p>
          </table:table-cell>
          <table:table-cell office:value-type="float" office:value="89.3604472222222" calcext:value-type="float">
            <text:p>89.3604472222</text:p>
          </table:table-cell>
        </table:table-row>
        <table:table-row table:style-name="ro1">
          <table:table-cell office:value-type="string" calcext:value-type="string">
            <text:p>PPQ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ITTSFIELD PENSTONE MUNI</text:p>
          </table:table-cell>
          <table:table-cell office:value-type="float" office:value="39.6388888888889" calcext:value-type="float">
            <text:p>39.6388888889</text:p>
          </table:table-cell>
          <table:table-cell office:value-type="float" office:value="90.7785583333333" calcext:value-type="float">
            <text:p>90.7785583333</text:p>
          </table:table-cell>
        </table:table-row>
        <table:table-row table:style-name="ro1">
          <table:table-cell office:value-type="string" calcext:value-type="string">
            <text:p>PN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ONTIAC MUNI</text:p>
          </table:table-cell>
          <table:table-cell office:value-type="float" office:value="40.9244444444444" calcext:value-type="float">
            <text:p>40.9244444444</text:p>
          </table:table-cell>
          <table:table-cell office:value-type="float" office:value="88.6239444444444" calcext:value-type="float">
            <text:p>88.6239444444</text:p>
          </table:table-cell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OPLAR GROVE</text:p>
          </table:table-cell>
          <table:table-cell office:value-type="float" office:value="42.3228611111111" calcext:value-type="float">
            <text:p>42.3228611111</text:p>
          </table:table-cell>
          <table:table-cell office:value-type="float" office:value="88.8363055555556" calcext:value-type="float">
            <text:p>88.8363055556</text:p>
          </table:table-cell>
        </table:table-row>
        <table:table-row table:style-name="ro1">
          <table:table-cell office:value-type="string" calcext:value-type="string">
            <text:p>UI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QUINCY RGNL-BALDWIN FIELD</text:p>
          </table:table-cell>
          <table:table-cell office:value-type="float" office:value="39.9430166666667" calcext:value-type="float">
            <text:p>39.9430166667</text:p>
          </table:table-cell>
          <table:table-cell office:value-type="float" office:value="91.1944611111111" calcext:value-type="float">
            <text:p>91.1944611111</text:p>
          </table:table-cell>
        </table:table-row>
        <table:table-row table:style-name="ro1">
          <table:table-cell office:value-type="string" calcext:value-type="string">
            <text:p>TIP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ANTOUL NATL AVN CNTR-FRANK ELLIOTT FLD</text:p>
          </table:table-cell>
          <table:table-cell office:value-type="float" office:value="40.2935555555556" calcext:value-type="float">
            <text:p>40.2935555556</text:p>
          </table:table-cell>
          <table:table-cell office:value-type="float" office:value="88.1423888888889" calcext:value-type="float">
            <text:p>88.1423888889</text:p>
          </table:table-cell>
        </table:table-row>
        <table:table-row table:style-name="ro1">
          <table:table-cell office:value-type="string" calcext:value-type="string">
            <text:p>RS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RAWFORD CO</text:p>
          </table:table-cell>
          <table:table-cell office:value-type="float" office:value="39.0160277777778" calcext:value-type="float">
            <text:p>39.0160277778</text:p>
          </table:table-cell>
          <table:table-cell office:value-type="float" office:value="87.6497777777778" calcext:value-type="float">
            <text:p>87.6497777778</text:p>
          </table:table-cell>
        </table:table-row>
        <table:table-row table:style-name="ro1">
          <table:table-cell office:value-type="string" calcext:value-type="string">
            <text:p>RPJ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CHELLE MUNI AIRPORT-KORITZ FIELD</text:p>
          </table:table-cell>
          <table:table-cell office:value-type="float" office:value="41.8926388888889" calcext:value-type="float">
            <text:p>41.8926388889</text:p>
          </table:table-cell>
          <table:table-cell office:value-type="float" office:value="89.0796111111111" calcext:value-type="float">
            <text:p>89.0796111111</text:p>
          </table:table-cell>
        </table:table-row>
        <table:table-row table:style-name="ro1">
          <table:table-cell office:value-type="string" calcext:value-type="string">
            <text:p>1C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TTONWOOD</text:p>
          </table:table-cell>
          <table:table-cell office:value-type="float" office:value="42.2916833333333" calcext:value-type="float">
            <text:p>42.2916833333</text:p>
          </table:table-cell>
          <table:table-cell office:value-type="float" office:value="89.1362166666667" calcext:value-type="float">
            <text:p>89.1362166667</text:p>
          </table:table-cell>
        </table:table-row>
        <table:table-row table:style-name="ro1">
          <table:table-cell office:value-type="string" calcext:value-type="string">
            <text:p>5K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CHUY-RUSH</text:p>
          </table:table-cell>
          <table:table-cell office:value-type="float" office:value="40.1175444444444" calcext:value-type="float">
            <text:p>40.1175444444</text:p>
          </table:table-cell>
          <table:table-cell office:value-type="float" office:value="90.5904027777778" calcext:value-type="float">
            <text:p>90.5904027778</text:p>
          </table:table-cell>
        </table:table-row>
        <table:table-row table:style-name="ro1">
          <table:table-cell office:value-type="string" calcext:value-type="string">
            <text:p>SLO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LEM-LECKRONE</text:p>
          </table:table-cell>
          <table:table-cell office:value-type="float" office:value="38.6428722222222" calcext:value-type="float">
            <text:p>38.6428722222</text:p>
          </table:table-cell>
          <table:table-cell office:value-type="float" office:value="88.9641833333333" calcext:value-type="float">
            <text:p>88.9641833333</text:p>
          </table:table-cell>
        </table:table-row>
        <table:table-row table:style-name="ro1">
          <table:table-cell office:value-type="string" calcext:value-type="string">
            <text:p>SF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RI-TOWNSHIP</text:p>
          </table:table-cell>
          <table:table-cell office:value-type="float" office:value="42.0458333333333" calcext:value-type="float">
            <text:p>42.0458333333</text:p>
          </table:table-cell>
          <table:table-cell office:value-type="float" office:value="90.1079444444444" calcext:value-type="float">
            <text:p>90.1079444444</text:p>
          </table:table-cell>
        </table:table-row>
        <table:table-row table:style-name="ro1">
          <table:table-cell office:value-type="string" calcext:value-type="string">
            <text:p>2H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HELBY COUNTY</text:p>
          </table:table-cell>
          <table:table-cell office:value-type="float" office:value="39.4106" calcext:value-type="float">
            <text:p>39.4106</text:p>
          </table:table-cell>
          <table:table-cell office:value-type="float" office:value="88.8454222222222" calcext:value-type="float">
            <text:p>88.8454222222</text:p>
          </table:table-cell>
        </table:table-row>
        <table:table-row table:style-name="ro1">
          <table:table-cell office:value-type="string" calcext:value-type="string">
            <text:p>SA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PARTA COMMUNITY-HUNTER FIELD</text:p>
          </table:table-cell>
          <table:table-cell office:value-type="float" office:value="38.1488611111111" calcext:value-type="float">
            <text:p>38.1488611111</text:p>
          </table:table-cell>
          <table:table-cell office:value-type="float" office:value="89.6985027777778" calcext:value-type="float">
            <text:p>89.6985027778</text:p>
          </table:table-cell>
        </table:table-row>
        <table:table-row table:style-name="ro1">
          <table:table-cell office:value-type="string" calcext:value-type="string">
            <text:p>SP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BRAHAM LINCOLN CAPITAL</text:p>
          </table:table-cell>
          <table:table-cell office:value-type="float" office:value="39.8442222222222" calcext:value-type="float">
            <text:p>39.8442222222</text:p>
          </table:table-cell>
          <table:table-cell office:value-type="float" office:value="89.6780833333333" calcext:value-type="float">
            <text:p>89.6780833333</text:p>
          </table:table-cell>
        </table:table-row>
        <table:table-row table:style-name="ro1">
          <table:table-cell office:value-type="string" calcext:value-type="string">
            <text:p>3K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 LOUIS METRO-EAST/SHAFER FIELD</text:p>
          </table:table-cell>
          <table:table-cell office:value-type="float" office:value="38.7329083333333" calcext:value-type="float">
            <text:p>38.7329083333</text:p>
          </table:table-cell>
          <table:table-cell office:value-type="float" office:value="89.8065666666667" calcext:value-type="float">
            <text:p>89.8065666667</text:p>
          </table:table-cell>
        </table:table-row>
        <table:table-row table:style-name="ro1">
          <table:table-cell office:value-type="string" calcext:value-type="string">
            <text:p>SQ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WHITESIDE CO ARPT-JOS H BITTORF FLD</text:p>
          </table:table-cell>
          <table:table-cell office:value-type="float" office:value="41.7428333333333" calcext:value-type="float">
            <text:p>41.7428333333</text:p>
          </table:table-cell>
          <table:table-cell office:value-type="float" office:value="89.6762777777778" calcext:value-type="float">
            <text:p>89.6762777778</text:p>
          </table:table-cell>
        </table:table-row>
        <table:table-row table:style-name="ro1">
          <table:table-cell office:value-type="string" calcext:value-type="string">
            <text:p>TAZ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AYLORVILLE MUNI</text:p>
          </table:table-cell>
          <table:table-cell office:value-type="float" office:value="39.5325833333333" calcext:value-type="float">
            <text:p>39.5325833333</text:p>
          </table:table-cell>
          <table:table-cell office:value-type="float" office:value="89.3307055555556" calcext:value-type="float">
            <text:p>89.3307055556</text:p>
          </table:table-cell>
        </table:table-row>
        <table:table-row table:style-name="ro1">
          <table:table-cell office:value-type="string" calcext:value-type="string">
            <text:p>K9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USCOLA</text:p>
          </table:table-cell>
          <table:table-cell office:value-type="float" office:value="39.7811972222222" calcext:value-type="float">
            <text:p>39.7811972222</text:p>
          </table:table-cell>
          <table:table-cell office:value-type="float" office:value="88.3064444444444" calcext:value-type="float">
            <text:p>88.3064444444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RASCA FIELD</text:p>
          </table:table-cell>
          <table:table-cell office:value-type="float" office:value="40.1463972222222" calcext:value-type="float">
            <text:p>40.1463972222</text:p>
          </table:table-cell>
          <table:table-cell office:value-type="float" office:value="88.1984861111111" calcext:value-type="float">
            <text:p>88.1984861111</text:p>
          </table:table-cell>
        </table:table-row>
        <table:table-row table:style-name="ro1">
          <table:table-cell office:value-type="string" calcext:value-type="string">
            <text:p>VL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VANDALIA MUNI</text:p>
          </table:table-cell>
          <table:table-cell office:value-type="float" office:value="38.9913055555556" calcext:value-type="float">
            <text:p>38.9913055556</text:p>
          </table:table-cell>
          <table:table-cell office:value-type="float" office:value="89.1662222222222" calcext:value-type="float">
            <text:p>89.1662222222</text:p>
          </table:table-cell>
        </table:table-row>
        <table:table-row table:style-name="ro1">
          <table:table-cell office:value-type="string" calcext:value-type="string">
            <text:p>2T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ERCIVAL SPRINGS</text:p>
          </table:table-cell>
          <table:table-cell office:value-type="float" office:value="39.0144444444444" calcext:value-type="float">
            <text:p>39.0144444444</text:p>
          </table:table-cell>
          <table:table-cell office:value-type="float" office:value="88.5392777777778" calcext:value-type="float">
            <text:p>88.5392777778</text:p>
          </table:table-cell>
        </table:table-row>
        <table:table-row table:style-name="ro1">
          <table:table-cell office:value-type="string" calcext:value-type="string">
            <text:p>2C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RI-COUNTY</text:p>
          </table:table-cell>
          <table:table-cell office:value-type="float" office:value="40.774" calcext:value-type="float">
            <text:p>40.774</text:p>
          </table:table-cell>
          <table:table-cell office:value-type="float" office:value="90.0744166666667" calcext:value-type="float">
            <text:p>90.0744166667</text:p>
          </table:table-cell>
        </table:table-row>
        <table:table-row table:style-name="ro1">
          <table:table-cell office:value-type="string" calcext:value-type="string">
            <text:p>I9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LEXANDRIA</text:p>
          </table:table-cell>
          <table:table-cell office:value-type="float" office:value="40.2325111111111" calcext:value-type="float">
            <text:p>40.2325111111</text:p>
          </table:table-cell>
          <table:table-cell office:value-type="float" office:value="85.6375305555556" calcext:value-type="float">
            <text:p>85.6375305556</text:p>
          </table:table-cell>
        </table:table-row>
        <table:table-row table:style-name="ro1">
          <table:table-cell office:value-type="string" calcext:value-type="string">
            <text:p>AI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NDERSON MUNI-DARLINGTON FIELD</text:p>
          </table:table-cell>
          <table:table-cell office:value-type="float" office:value="40.1086111111111" calcext:value-type="float">
            <text:p>40.1086111111</text:p>
          </table:table-cell>
          <table:table-cell office:value-type="float" office:value="85.613" calcext:value-type="float">
            <text:p>85.613</text:p>
          </table:table-cell>
        </table:table-row>
        <table:table-row table:style-name="ro1">
          <table:table-cell office:value-type="string" calcext:value-type="string">
            <text:p>I58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ROOKED LAKE</text:p>
          </table:table-cell>
          <table:table-cell office:value-type="float" office:value="41.6724166666667" calcext:value-type="float">
            <text:p>41.6724166667</text:p>
          </table:table-cell>
          <table:table-cell office:value-type="float" office:value="85.0413888888889" calcext:value-type="float">
            <text:p>85.0413888889</text:p>
          </table:table-cell>
        </table:table-row>
        <table:table-row table:style-name="ro1">
          <table:table-cell office:value-type="string" calcext:value-type="string">
            <text:p>01E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JAMES</text:p>
          </table:table-cell>
          <table:table-cell office:value-type="float" office:value="41.7" calcext:value-type="float">
            <text:p>41.7</text:p>
          </table:table-cell>
          <table:table-cell office:value-type="float" office:value="85.0393055555556" calcext:value-type="float">
            <text:p>85.0393055556</text:p>
          </table:table-cell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PLEASANT</text:p>
          </table:table-cell>
          <table:table-cell office:value-type="float" office:value="41.757" calcext:value-type="float">
            <text:p>41.757</text:p>
          </table:table-cell>
          <table:table-cell office:value-type="float" office:value="85.0919444444444" calcext:value-type="float">
            <text:p>85.0919444444</text:p>
          </table:table-cell>
        </table:table-row>
        <table:table-row table:style-name="ro1">
          <table:table-cell office:value-type="string" calcext:value-type="string">
            <text:p>ANQ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TRI-STATE STEUBEN COUNTY</text:p>
          </table:table-cell>
          <table:table-cell office:value-type="float" office:value="41.6396972222222" calcext:value-type="float">
            <text:p>41.6396972222</text:p>
          </table:table-cell>
          <table:table-cell office:value-type="float" office:value="85.0834916666667" calcext:value-type="float">
            <text:p>85.0834916667</text:p>
          </table:table-cell>
        </table:table-row>
        <table:table-row table:style-name="ro1">
          <table:table-cell office:value-type="string" calcext:value-type="string">
            <text:p>GW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E KALB COUNTY</text:p>
          </table:table-cell>
          <table:table-cell office:value-type="float" office:value="41.3071666666667" calcext:value-type="float">
            <text:p>41.3071666667</text:p>
          </table:table-cell>
          <table:table-cell office:value-type="float" office:value="85.0643611111111" calcext:value-type="float">
            <text:p>85.0643611111</text:p>
          </table:table-cell>
        </table:table-row>
        <table:table-row table:style-name="ro1">
          <table:table-cell office:value-type="string" calcext:value-type="string">
            <text:p>HL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ATESVILLE</text:p>
          </table:table-cell>
          <table:table-cell office:value-type="float" office:value="39.3431277777778" calcext:value-type="float">
            <text:p>39.3431277778</text:p>
          </table:table-cell>
          <table:table-cell office:value-type="float" office:value="85.258425" calcext:value-type="float">
            <text:p>85.258425</text:p>
          </table:table-cell>
        </table:table-row>
        <table:table-row table:style-name="ro1">
          <table:table-cell office:value-type="string" calcext:value-type="string">
            <text:p>BF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VIRGIL I GRISSOM MUNI</text:p>
          </table:table-cell>
          <table:table-cell office:value-type="float" office:value="38.8400277777778" calcext:value-type="float">
            <text:p>38.8400277778</text:p>
          </table:table-cell>
          <table:table-cell office:value-type="float" office:value="86.4453611111111" calcext:value-type="float">
            <text:p>86.4453611111</text:p>
          </table:table-cell>
        </table:table-row>
        <table:table-row table:style-name="ro1">
          <table:table-cell office:value-type="string" calcext:value-type="string">
            <text:p>1I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HAWNEE FIELD</text:p>
          </table:table-cell>
          <table:table-cell office:value-type="float" office:value="39.0427222222222" calcext:value-type="float">
            <text:p>39.0427222222</text:p>
          </table:table-cell>
          <table:table-cell office:value-type="float" office:value="87.00275" calcext:value-type="float">
            <text:p>87.00275</text:p>
          </table:table-cell>
        </table:table-row>
        <table:table-row table:style-name="ro1">
          <table:table-cell office:value-type="string" calcext:value-type="string">
            <text:p>07I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MONROE</text:p>
          </table:table-cell>
          <table:table-cell office:value-type="float" office:value="39.0613333333333" calcext:value-type="float">
            <text:p>39.0613333333</text:p>
          </table:table-cell>
          <table:table-cell office:value-type="float" office:value="86.4460833333333" calcext:value-type="float">
            <text:p>86.4460833333</text:p>
          </table:table-cell>
        </table:table-row>
        <table:table-row table:style-name="ro1">
          <table:table-cell office:value-type="string" calcext:value-type="string">
            <text:p>BM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ONROE COUNTY</text:p>
          </table:table-cell>
          <table:table-cell office:value-type="float" office:value="39.1460194444444" calcext:value-type="float">
            <text:p>39.1460194444</text:p>
          </table:table-cell>
          <table:table-cell office:value-type="float" office:value="86.6166777777778" calcext:value-type="float">
            <text:p>86.6166777778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LLER</text:p>
          </table:table-cell>
          <table:table-cell office:value-type="float" office:value="40.7167111111111" calcext:value-type="float">
            <text:p>40.7167111111</text:p>
          </table:table-cell>
          <table:table-cell office:value-type="float" office:value="85.2499694444444" calcext:value-type="float">
            <text:p>85.2499694444</text:p>
          </table:table-cell>
        </table:table-row>
        <table:table-row table:style-name="ro1">
          <table:table-cell office:value-type="string" calcext:value-type="string">
            <text:p>I9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OONVILLE</text:p>
          </table:table-cell>
          <table:table-cell office:value-type="float" office:value="38.0425444444444" calcext:value-type="float">
            <text:p>38.0425444444</text:p>
          </table:table-cell>
          <table:table-cell office:value-type="float" office:value="87.3177833333333" calcext:value-type="float">
            <text:p>87.3177833333</text:p>
          </table:table-cell>
        </table:table-row>
        <table:table-row table:style-name="ro1">
          <table:table-cell office:value-type="string" calcext:value-type="string">
            <text:p>0I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RAZIL CLAY COUNTY</text:p>
          </table:table-cell>
          <table:table-cell office:value-type="float" office:value="39.4767333333333" calcext:value-type="float">
            <text:p>39.4767333333</text:p>
          </table:table-cell>
          <table:table-cell office:value-type="float" office:value="87.0997083333333" calcext:value-type="float">
            <text:p>87.0997083333</text:p>
          </table:table-cell>
        </table:table-row>
        <table:table-row table:style-name="ro1">
          <table:table-cell office:value-type="string" calcext:value-type="string">
            <text:p>12I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ROOKVILLE RESERVOIR</text:p>
          </table:table-cell>
          <table:table-cell office:value-type="float" office:value="39.5333055555556" calcext:value-type="float">
            <text:p>39.5333055556</text:p>
          </table:table-cell>
          <table:table-cell office:value-type="float" office:value="85.0005555555556" calcext:value-type="float">
            <text:p>85.0005555556</text:p>
          </table:table-cell>
        </table:table-row>
        <table:table-row table:style-name="ro1">
          <table:table-cell office:value-type="string" calcext:value-type="string">
            <text:p>1I6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OLIDAY INN LAKEVIEW</text:p>
          </table:table-cell>
          <table:table-cell office:value-type="float" office:value="38.2834027777778" calcext:value-type="float">
            <text:p>38.2834027778</text:p>
          </table:table-cell>
          <table:table-cell office:value-type="float" office:value="85.7557944444445" calcext:value-type="float">
            <text:p>85.7557944444</text:p>
          </table:table-cell>
        </table:table-row>
        <table:table-row table:style-name="ro1">
          <table:table-cell office:value-type="string" calcext:value-type="string">
            <text:p>57P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LEAR LAKE</text:p>
          </table:table-cell>
          <table:table-cell office:value-type="float" office:value="41.7356111111111" calcext:value-type="float">
            <text:p>41.7356111111</text:p>
          </table:table-cell>
          <table:table-cell office:value-type="float" office:value="84.8372222222222" calcext:value-type="float">
            <text:p>84.8372222222</text:p>
          </table:table-cell>
        </table:table-row>
        <table:table-row table:style-name="ro1">
          <table:table-cell office:value-type="string" calcext:value-type="string">
            <text:p>1I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LINTON</text:p>
          </table:table-cell>
          <table:table-cell office:value-type="float" office:value="39.7120027777778" calcext:value-type="float">
            <text:p>39.7120027778</text:p>
          </table:table-cell>
          <table:table-cell office:value-type="float" office:value="87.4002944444445" calcext:value-type="float">
            <text:p>87.4002944444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OLUMBUS MUNI</text:p>
          </table:table-cell>
          <table:table-cell office:value-type="float" office:value="39.2619166666667" calcext:value-type="float">
            <text:p>39.2619166667</text:p>
          </table:table-cell>
          <table:table-cell office:value-type="float" office:value="85.8963333333334" calcext:value-type="float">
            <text:p>85.8963333333</text:p>
          </table:table-cell>
        </table:table-row>
        <table:table-row table:style-name="ro1">
          <table:table-cell office:value-type="string" calcext:value-type="string">
            <text:p>CE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ETTEL FIELD</text:p>
          </table:table-cell>
          <table:table-cell office:value-type="float" office:value="39.6981944444444" calcext:value-type="float">
            <text:p>39.6981944444</text:p>
          </table:table-cell>
          <table:table-cell office:value-type="float" office:value="85.1311388888889" calcext:value-type="float">
            <text:p>85.1311388889</text:p>
          </table:table-cell>
        </table:table-row>
        <table:table-row table:style-name="ro1">
          <table:table-cell office:value-type="string" calcext:value-type="string">
            <text:p>1I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ONVERSE</text:p>
          </table:table-cell>
          <table:table-cell office:value-type="float" office:value="40.5708722222222" calcext:value-type="float">
            <text:p>40.5708722222</text:p>
          </table:table-cell>
          <table:table-cell office:value-type="float" office:value="85.89165" calcext:value-type="float">
            <text:p>85.89165</text:p>
          </table:table-cell>
        </table:table-row>
        <table:table-row table:style-name="ro1">
          <table:table-cell office:value-type="string" calcext:value-type="string">
            <text:p>CFJ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RAWFORDSVILLE MUNI</text:p>
          </table:table-cell>
          <table:table-cell office:value-type="float" office:value="39.9746388888889" calcext:value-type="float">
            <text:p>39.9746388889</text:p>
          </table:table-cell>
          <table:table-cell office:value-type="float" office:value="86.9210833333333" calcext:value-type="float">
            <text:p>86.9210833333</text:p>
          </table:table-cell>
        </table:table-row>
        <table:table-row table:style-name="ro1">
          <table:table-cell office:value-type="string" calcext:value-type="string">
            <text:p>01H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MAXINKUCKEE</text:p>
          </table:table-cell>
          <table:table-cell office:value-type="float" office:value="41.2061111111111" calcext:value-type="float">
            <text:p>41.2061111111</text:p>
          </table:table-cell>
          <table:table-cell office:value-type="float" office:value="86.4044444444444" calcext:value-type="float">
            <text:p>86.4044444444</text:p>
          </table:table-cell>
        </table:table-row>
        <table:table-row table:style-name="ro1">
          <table:table-cell office:value-type="string" calcext:value-type="string">
            <text:p>1I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ELPHI MUNI</text:p>
          </table:table-cell>
          <table:table-cell office:value-type="float" office:value="40.543" calcext:value-type="float">
            <text:p>40.543</text:p>
          </table:table-cell>
          <table:table-cell office:value-type="float" office:value="86.6814833333333" calcext:value-type="float">
            <text:p>86.6814833333</text:p>
          </table:table-cell>
        </table:table-row>
        <table:table-row table:style-name="ro1">
          <table:table-cell office:value-type="string" calcext:value-type="string">
            <text:p>EK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LKHART MUNI</text:p>
          </table:table-cell>
          <table:table-cell office:value-type="float" office:value="41.7194055555556" calcext:value-type="float">
            <text:p>41.7194055556</text:p>
          </table:table-cell>
          <table:table-cell office:value-type="float" office:value="86.0032166666667" calcext:value-type="float">
            <text:p>86.0032166667</text:p>
          </table:table-cell>
        </table:table-row>
        <table:table-row table:style-name="ro1">
          <table:table-cell office:value-type="string" calcext:value-type="string">
            <text:p>3C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SHAWAKA PILOTS CLUB</text:p>
          </table:table-cell>
          <table:table-cell office:value-type="float" office:value="41.6569916666667" calcext:value-type="float">
            <text:p>41.6569916667</text:p>
          </table:table-cell>
          <table:table-cell office:value-type="float" office:value="86.0347222222222" calcext:value-type="float">
            <text:p>86.0347222222</text:p>
          </table:table-cell>
        </table:table-row>
        <table:table-row table:style-name="ro1">
          <table:table-cell office:value-type="string" calcext:value-type="string">
            <text:p>78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AM'S PLACE</text:p>
          </table:table-cell>
          <table:table-cell office:value-type="float" office:value="39.5016472222222" calcext:value-type="float">
            <text:p>39.5016472222</text:p>
          </table:table-cell>
          <table:table-cell office:value-type="float" office:value="86.6885" calcext:value-type="float">
            <text:p>86.6885</text:p>
          </table:table-cell>
        </table:table-row>
        <table:table-row table:style-name="ro1">
          <table:table-cell office:value-type="string" calcext:value-type="string">
            <text:p>EV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VANSVILLE RGNL</text:p>
          </table:table-cell>
          <table:table-cell office:value-type="float" office:value="38.0408055555556" calcext:value-type="float">
            <text:p>38.0408055556</text:p>
          </table:table-cell>
          <table:table-cell office:value-type="float" office:value="87.5285" calcext:value-type="float">
            <text:p>87.5285</text:p>
          </table:table-cell>
        </table:table-row>
        <table:table-row table:style-name="ro1">
          <table:table-cell office:value-type="string" calcext:value-type="string">
            <text:p>3E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KYLANE</text:p>
          </table:table-cell>
          <table:table-cell office:value-type="float" office:value="38.0116666666667" calcext:value-type="float">
            <text:p>38.0116666667</text:p>
          </table:table-cell>
          <table:table-cell office:value-type="float" office:value="87.5947222222222" calcext:value-type="float">
            <text:p>87.5947222222</text:p>
          </table:table-cell>
        </table:table-row>
        <table:table-row table:style-name="ro1">
          <table:table-cell office:value-type="string" calcext:value-type="string">
            <text:p>5I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LORA MUNI</text:p>
          </table:table-cell>
          <table:table-cell office:value-type="float" office:value="40.5397583333333" calcext:value-type="float">
            <text:p>40.5397583333</text:p>
          </table:table-cell>
          <table:table-cell office:value-type="float" office:value="86.5483305555556" calcext:value-type="float">
            <text:p>86.5483305556</text:p>
          </table:table-cell>
        </table:table-row>
        <table:table-row table:style-name="ro1">
          <table:table-cell office:value-type="string" calcext:value-type="string">
            <text:p>FW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ORT WAYNE INTL</text:p>
          </table:table-cell>
          <table:table-cell office:value-type="float" office:value="40.9784722222222" calcext:value-type="float">
            <text:p>40.9784722222</text:p>
          </table:table-cell>
          <table:table-cell office:value-type="float" office:value="85.1951666666667" calcext:value-type="float">
            <text:p>85.1951666667</text:p>
          </table:table-cell>
        </table:table-row>
        <table:table-row table:style-name="ro1">
          <table:table-cell office:value-type="string" calcext:value-type="string">
            <text:p>SM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MITH FIELD</text:p>
          </table:table-cell>
          <table:table-cell office:value-type="float" office:value="41.1433611111111" calcext:value-type="float">
            <text:p>41.1433611111</text:p>
          </table:table-cell>
          <table:table-cell office:value-type="float" office:value="85.1527777777778" calcext:value-type="float">
            <text:p>85.1527777778</text:p>
          </table:table-cell>
        </table:table-row>
        <table:table-row table:style-name="ro1">
          <table:table-cell office:value-type="string" calcext:value-type="string">
            <text:p>FK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RANKFORT MUNI</text:p>
          </table:table-cell>
          <table:table-cell office:value-type="float" office:value="40.2734305555556" calcext:value-type="float">
            <text:p>40.2734305556</text:p>
          </table:table-cell>
          <table:table-cell office:value-type="float" office:value="86.5621694444444" calcext:value-type="float">
            <text:p>86.5621694444</text:p>
          </table:table-cell>
        </table:table-row>
        <table:table-row table:style-name="ro1">
          <table:table-cell office:value-type="string" calcext:value-type="string">
            <text:p>3F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RANKLIN FLYING FIELD</text:p>
          </table:table-cell>
          <table:table-cell office:value-type="float" office:value="39.4264388888889" calcext:value-type="float">
            <text:p>39.4264388889</text:p>
          </table:table-cell>
          <table:table-cell office:value-type="float" office:value="86.0583194444444" calcext:value-type="float">
            <text:p>86.0583194444</text:p>
          </table:table-cell>
        </table:table-row>
        <table:table-row table:style-name="ro1">
          <table:table-cell office:value-type="string" calcext:value-type="string">
            <text:p>FR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RENCH LICK MUNI</text:p>
          </table:table-cell>
          <table:table-cell office:value-type="float" office:value="38.5062222222222" calcext:value-type="float">
            <text:p>38.5062222222</text:p>
          </table:table-cell>
          <table:table-cell office:value-type="float" office:value="86.6369444444445" calcext:value-type="float">
            <text:p>86.6369444444</text:p>
          </table:table-cell>
        </table:table-row>
        <table:table-row table:style-name="ro1">
          <table:table-cell office:value-type="string" calcext:value-type="string">
            <text:p>06I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ATOKA RESERVOIR LANDING AREA</text:p>
          </table:table-cell>
          <table:table-cell office:value-type="float" office:value="38.4333861111111" calcext:value-type="float">
            <text:p>38.4333861111</text:p>
          </table:table-cell>
          <table:table-cell office:value-type="float" office:value="86.6911" calcext:value-type="float">
            <text:p>86.6911</text:p>
          </table:table-cell>
        </table:table-row>
        <table:table-row table:style-name="ro1">
          <table:table-cell office:value-type="string" calcext:value-type="string">
            <text:p>5I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ALVESTON</text:p>
          </table:table-cell>
          <table:table-cell office:value-type="float" office:value="40.5842027777778" calcext:value-type="float">
            <text:p>40.5842027778</text:p>
          </table:table-cell>
          <table:table-cell office:value-type="float" office:value="86.2569388888889" calcext:value-type="float">
            <text:p>86.2569388889</text:p>
          </table:table-cell>
        </table:table-row>
        <table:table-row table:style-name="ro1">
          <table:table-cell office:value-type="string" calcext:value-type="string">
            <text:p>GY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ARY/CHICAGO INTL</text:p>
          </table:table-cell>
          <table:table-cell office:value-type="float" office:value="41.61725" calcext:value-type="float">
            <text:p>41.61725</text:p>
          </table:table-cell>
          <table:table-cell office:value-type="float" office:value="87.4145277777778" calcext:value-type="float">
            <text:p>87.4145277778</text:p>
          </table:table-cell>
        </table:table-row>
        <table:table-row table:style-name="ro1">
          <table:table-cell office:value-type="string" calcext:value-type="string">
            <text:p>GS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OSHEN MUNI</text:p>
          </table:table-cell>
          <table:table-cell office:value-type="float" office:value="41.5262638888889" calcext:value-type="float">
            <text:p>41.5262638889</text:p>
          </table:table-cell>
          <table:table-cell office:value-type="float" office:value="85.7941611111111" calcext:value-type="float">
            <text:p>85.7941611111</text:p>
          </table:table-cell>
        </table:table-row>
        <table:table-row table:style-name="ro1">
          <table:table-cell office:value-type="string" calcext:value-type="string">
            <text:p>GP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UTNAM COUNTY RGNL</text:p>
          </table:table-cell>
          <table:table-cell office:value-type="float" office:value="39.6335277777778" calcext:value-type="float">
            <text:p>39.6335277778</text:p>
          </table:table-cell>
          <table:table-cell office:value-type="float" office:value="86.8138055555555" calcext:value-type="float">
            <text:p>86.8138055556</text:p>
          </table:table-cell>
        </table:table-row>
        <table:table-row table:style-name="ro1">
          <table:table-cell office:value-type="string" calcext:value-type="string">
            <text:p>GF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OPE FIELD</text:p>
          </table:table-cell>
          <table:table-cell office:value-type="float" office:value="39.7903194444444" calcext:value-type="float">
            <text:p>39.7903194444</text:p>
          </table:table-cell>
          <table:table-cell office:value-type="float" office:value="85.7360861111111" calcext:value-type="float">
            <text:p>85.7360861111</text:p>
          </table:table-cell>
        </table:table-row>
        <table:table-row table:style-name="ro1">
          <table:table-cell office:value-type="string" calcext:value-type="string">
            <text:p>I3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REENSBURG MUNICIPAL</text:p>
          </table:table-cell>
          <table:table-cell office:value-type="float" office:value="39.3269111111111" calcext:value-type="float">
            <text:p>39.3269111111</text:p>
          </table:table-cell>
          <table:table-cell office:value-type="float" office:value="85.522525" calcext:value-type="float">
            <text:p>85.522525</text:p>
          </table:table-cell>
        </table:table-row>
        <table:table-row table:style-name="ro1">
          <table:table-cell office:value-type="string" calcext:value-type="string">
            <text:p>05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RIFFITH-MERRILLVILLE</text:p>
          </table:table-cell>
          <table:table-cell office:value-type="float" office:value="41.5198388888889" calcext:value-type="float">
            <text:p>41.5198388889</text:p>
          </table:table-cell>
          <table:table-cell office:value-type="float" office:value="87.3995055555556" calcext:value-type="float">
            <text:p>87.3995055556</text:p>
          </table:table-cell>
        </table:table-row>
        <table:table-row table:style-name="ro1">
          <table:table-cell office:value-type="string" calcext:value-type="string">
            <text:p>I6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AGERSTOWN</text:p>
          </table:table-cell>
          <table:table-cell office:value-type="float" office:value="39.8891666666667" calcext:value-type="float">
            <text:p>39.8891666667</text:p>
          </table:table-cell>
          <table:table-cell office:value-type="float" office:value="85.1633333333333" calcext:value-type="float">
            <text:p>85.1633333333</text:p>
          </table:table-cell>
        </table:table-row>
        <table:table-row table:style-name="ro1">
          <table:table-cell office:value-type="string" calcext:value-type="string">
            <text:p>II9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ILBUR WRIGHT BIRTHPLACE</text:p>
          </table:table-cell>
          <table:table-cell office:value-type="float" office:value="39.9541666666667" calcext:value-type="float">
            <text:p>39.9541666667</text:p>
          </table:table-cell>
          <table:table-cell office:value-type="float" office:value="85.2433333333333" calcext:value-type="float">
            <text:p>85.2433333333</text:p>
          </table:table-cell>
        </table:table-row>
        <table:table-row table:style-name="ro1">
          <table:table-cell office:value-type="string" calcext:value-type="string">
            <text:p>01F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AMILTON LAKE</text:p>
          </table:table-cell>
          <table:table-cell office:value-type="float" office:value="41.5522222222222" calcext:value-type="float">
            <text:p>41.5522222222</text:p>
          </table:table-cell>
          <table:table-cell office:value-type="float" office:value="84.9172222222222" calcext:value-type="float">
            <text:p>84.9172222222</text:p>
          </table:table-cell>
        </table:table-row>
        <table:table-row table:style-name="ro1">
          <table:table-cell office:value-type="string" calcext:value-type="string">
            <text:p>64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EE BOTTOM</text:p>
          </table:table-cell>
          <table:table-cell office:value-type="float" office:value="38.6314416666667" calcext:value-type="float">
            <text:p>38.6314416667</text:p>
          </table:table-cell>
          <table:table-cell office:value-type="float" office:value="85.4434194444444" calcext:value-type="float">
            <text:p>85.4434194444</text:p>
          </table:table-cell>
        </table:table-row>
        <table:table-row table:style-name="ro1">
          <table:table-cell office:value-type="string" calcext:value-type="string">
            <text:p>3HO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OBART SKY RANCH</text:p>
          </table:table-cell>
          <table:table-cell office:value-type="float" office:value="41.5542027777778" calcext:value-type="float">
            <text:p>41.5542027778</text:p>
          </table:table-cell>
          <table:table-cell office:value-type="float" office:value="87.2625333333333" calcext:value-type="float">
            <text:p>87.2625333333</text:p>
          </table:table-cell>
        </table:table-row>
        <table:table-row table:style-name="ro1">
          <table:table-cell office:value-type="string" calcext:value-type="string">
            <text:p>HN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UNTINGBURG</text:p>
          </table:table-cell>
          <table:table-cell office:value-type="float" office:value="38.2490277777778" calcext:value-type="float">
            <text:p>38.2490277778</text:p>
          </table:table-cell>
          <table:table-cell office:value-type="float" office:value="86.9536944444445" calcext:value-type="float">
            <text:p>86.9536944444</text:p>
          </table:table-cell>
        </table:table-row>
        <table:table-row table:style-name="ro1">
          <table:table-cell office:value-type="string" calcext:value-type="string">
            <text:p>HH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UNTINGTON MUNI</text:p>
          </table:table-cell>
          <table:table-cell office:value-type="float" office:value="40.8529166666667" calcext:value-type="float">
            <text:p>40.8529166667</text:p>
          </table:table-cell>
          <table:table-cell office:value-type="float" office:value="85.4570555555556" calcext:value-type="float">
            <text:p>85.4570555556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AGLE CREEK AIRPARK</text:p>
          </table:table-cell>
          <table:table-cell office:value-type="float" office:value="39.8307166666667" calcext:value-type="float">
            <text:p>39.8307166667</text:p>
          </table:table-cell>
          <table:table-cell office:value-type="float" office:value="86.2943833333333" calcext:value-type="float">
            <text:p>86.2943833333</text:p>
          </table:table-cell>
        </table:table-row>
        <table:table-row table:style-name="ro1">
          <table:table-cell office:value-type="string" calcext:value-type="string">
            <text:p>HF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REENWOOD MUNI</text:p>
          </table:table-cell>
          <table:table-cell office:value-type="float" office:value="39.6276111111111" calcext:value-type="float">
            <text:p>39.6276111111</text:p>
          </table:table-cell>
          <table:table-cell office:value-type="float" office:value="86.0880277777778" calcext:value-type="float">
            <text:p>86.0880277778</text:p>
          </table:table-cell>
        </table:table-row>
        <table:table-row table:style-name="ro1">
          <table:table-cell office:value-type="string" calcext:value-type="string">
            <text:p>2R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ENDRICKS COUNTY-GORDON GRAHAM FLD</text:p>
          </table:table-cell>
          <table:table-cell office:value-type="float" office:value="39.7467777777778" calcext:value-type="float">
            <text:p>39.7467777778</text:p>
          </table:table-cell>
          <table:table-cell office:value-type="float" office:value="86.4751666666667" calcext:value-type="float">
            <text:p>86.4751666667</text:p>
          </table:table-cell>
        </table:table-row>
        <table:table-row table:style-name="ro1">
          <table:table-cell office:value-type="string" calcext:value-type="string">
            <text:p>8A4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 DOWNTOWN</text:p>
          </table:table-cell>
          <table:table-cell office:value-type="float" office:value="39.765875" calcext:value-type="float">
            <text:p>39.765875</text:p>
          </table:table-cell>
          <table:table-cell office:value-type="float" office:value="86.148875" calcext:value-type="float">
            <text:p>86.148875</text:p>
          </table:table-cell>
        </table:table-row>
        <table:table-row table:style-name="ro1">
          <table:table-cell office:value-type="string" calcext:value-type="string">
            <text:p>TYQ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 EXECUTIVE</text:p>
          </table:table-cell>
          <table:table-cell office:value-type="float" office:value="40.0306666666667" calcext:value-type="float">
            <text:p>40.0306666667</text:p>
          </table:table-cell>
          <table:table-cell office:value-type="float" office:value="86.2514444444444" calcext:value-type="float">
            <text:p>86.2514444444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 INTL</text:p>
          </table:table-cell>
          <table:table-cell office:value-type="float" office:value="39.7173055555556" calcext:value-type="float">
            <text:p>39.7173055556</text:p>
          </table:table-cell>
          <table:table-cell office:value-type="float" office:value="86.2946388888889" calcext:value-type="float">
            <text:p>86.2946388889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 METROPOLITAN</text:p>
          </table:table-cell>
          <table:table-cell office:value-type="float" office:value="39.9353972222222" calcext:value-type="float">
            <text:p>39.9353972222</text:p>
          </table:table-cell>
          <table:table-cell office:value-type="float" office:value="86.0450666666667" calcext:value-type="float">
            <text:p>86.0450666667</text:p>
          </table:table-cell>
        </table:table-row>
        <table:table-row table:style-name="ro1">
          <table:table-cell office:value-type="string" calcext:value-type="string">
            <text:p>MQJ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 RGNL</text:p>
          </table:table-cell>
          <table:table-cell office:value-type="float" office:value="39.8431388888889" calcext:value-type="float">
            <text:p>39.8431388889</text:p>
          </table:table-cell>
          <table:table-cell office:value-type="float" office:value="85.8977222222222" calcext:value-type="float">
            <text:p>85.8977222222</text:p>
          </table:table-cell>
        </table:table-row>
        <table:table-row table:style-name="ro1">
          <table:table-cell office:value-type="string" calcext:value-type="string">
            <text:p>7L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OST-AIR</text:p>
          </table:table-cell>
          <table:table-cell office:value-type="float" office:value="39.7500416666667" calcext:value-type="float">
            <text:p>39.7500416667</text:p>
          </table:table-cell>
          <table:table-cell office:value-type="float" office:value="86.0138694444444" calcext:value-type="float">
            <text:p>86.0138694444</text:p>
          </table:table-cell>
        </table:table-row>
        <table:table-row table:style-name="ro1">
          <table:table-cell office:value-type="string" calcext:value-type="string">
            <text:p>JV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LARK RGNL</text:p>
          </table:table-cell>
          <table:table-cell office:value-type="float" office:value="38.3654166666667" calcext:value-type="float">
            <text:p>38.3654166667</text:p>
          </table:table-cell>
          <table:table-cell office:value-type="float" office:value="85.7381944444444" calcext:value-type="float">
            <text:p>85.7381944444</text:p>
          </table:table-cell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KENDALLVILLE MUNI</text:p>
          </table:table-cell>
          <table:table-cell office:value-type="float" office:value="41.4727138888889" calcext:value-type="float">
            <text:p>41.4727138889</text:p>
          </table:table-cell>
          <table:table-cell office:value-type="float" office:value="85.2608083333333" calcext:value-type="float">
            <text:p>85.2608083333</text:p>
          </table:table-cell>
        </table:table-row>
        <table:table-row table:style-name="ro1">
          <table:table-cell office:value-type="string" calcext:value-type="string">
            <text:p>50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KENTLAND MUNI</text:p>
          </table:table-cell>
          <table:table-cell office:value-type="float" office:value="40.7587416666667" calcext:value-type="float">
            <text:p>40.7587416667</text:p>
          </table:table-cell>
          <table:table-cell office:value-type="float" office:value="87.429125" calcext:value-type="float">
            <text:p>87.429125</text:p>
          </table:table-cell>
        </table:table-row>
        <table:table-row table:style-name="ro1">
          <table:table-cell office:value-type="string" calcext:value-type="string">
            <text:p>OX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TARKE COUNTY</text:p>
          </table:table-cell>
          <table:table-cell office:value-type="float" office:value="41.3301944444445" calcext:value-type="float">
            <text:p>41.3301944444</text:p>
          </table:table-cell>
          <table:table-cell office:value-type="float" office:value="86.6648055555556" calcext:value-type="float">
            <text:p>86.6648055556</text:p>
          </table:table-cell>
        </table:table-row>
        <table:table-row table:style-name="ro1">
          <table:table-cell office:value-type="string" calcext:value-type="string">
            <text:p>8I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LENNDALE</text:p>
          </table:table-cell>
          <table:table-cell office:value-type="float" office:value="40.4333694444444" calcext:value-type="float">
            <text:p>40.4333694444</text:p>
          </table:table-cell>
          <table:table-cell office:value-type="float" office:value="86.203325" calcext:value-type="float">
            <text:p>86.203325</text:p>
          </table:table-cell>
        </table:table-row>
        <table:table-row table:style-name="ro1">
          <table:table-cell office:value-type="string" calcext:value-type="string">
            <text:p>OK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KOKOMO MUNI</text:p>
          </table:table-cell>
          <table:table-cell office:value-type="float" office:value="40.5276555555556" calcext:value-type="float">
            <text:p>40.5276555556</text:p>
          </table:table-cell>
          <table:table-cell office:value-type="float" office:value="86.0597361111111" calcext:value-type="float">
            <text:p>86.0597361111</text:p>
          </table:table-cell>
        </table:table-row>
        <table:table-row table:style-name="ro1">
          <table:table-cell office:value-type="string" calcext:value-type="string">
            <text:p>PPO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 PORTE MUNI</text:p>
          </table:table-cell>
          <table:table-cell office:value-type="float" office:value="41.5724722222222" calcext:value-type="float">
            <text:p>41.5724722222</text:p>
          </table:table-cell>
          <table:table-cell office:value-type="float" office:value="86.734525" calcext:value-type="float">
            <text:p>86.734525</text:p>
          </table:table-cell>
        </table:table-row>
        <table:table-row table:style-name="ro1">
          <table:table-cell office:value-type="string" calcext:value-type="string">
            <text:p>LAF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URDUE UNIVERSITY</text:p>
          </table:table-cell>
          <table:table-cell office:value-type="float" office:value="40.4123055555556" calcext:value-type="float">
            <text:p>40.4123055556</text:p>
          </table:table-cell>
          <table:table-cell office:value-type="float" office:value="86.9368888888889" calcext:value-type="float">
            <text:p>86.9368888889</text:p>
          </table:table-cell>
        </table:table-row>
        <table:table-row table:style-name="ro1">
          <table:table-cell office:value-type="string" calcext:value-type="string">
            <text:p>C9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VILLAGE</text:p>
          </table:table-cell>
          <table:table-cell office:value-type="float" office:value="41.1500333333333" calcext:value-type="float">
            <text:p>41.1500333333</text:p>
          </table:table-cell>
          <table:table-cell office:value-type="float" office:value="87.4625305555556" calcext:value-type="float">
            <text:p>87.4625305556</text:p>
          </table:table-cell>
        </table:table-row>
        <table:table-row table:style-name="ro1">
          <table:table-cell office:value-type="string" calcext:value-type="string">
            <text:p>6I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OONE COUNTY</text:p>
          </table:table-cell>
          <table:table-cell office:value-type="float" office:value="40.0072611111111" calcext:value-type="float">
            <text:p>40.0072611111</text:p>
          </table:table-cell>
          <table:table-cell office:value-type="float" office:value="86.4405527777778" calcext:value-type="float">
            <text:p>86.4405527778</text:p>
          </table:table-cell>
        </table:table-row>
        <table:table-row table:style-name="ro1">
          <table:table-cell office:value-type="string" calcext:value-type="string">
            <text:p>GGP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OGANSPORT/CASS COUNTY</text:p>
          </table:table-cell>
          <table:table-cell office:value-type="float" office:value="40.7112777777778" calcext:value-type="float">
            <text:p>40.7112777778</text:p>
          </table:table-cell>
          <table:table-cell office:value-type="float" office:value="86.3726944444444" calcext:value-type="float">
            <text:p>86.3726944444</text:p>
          </table:table-cell>
        </table:table-row>
        <table:table-row table:style-name="ro1">
          <table:table-cell office:value-type="string" calcext:value-type="string">
            <text:p>C9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OWELL</text:p>
          </table:table-cell>
          <table:table-cell office:value-type="float" office:value="41.2301388888889" calcext:value-type="float">
            <text:p>41.2301388889</text:p>
          </table:table-cell>
          <table:table-cell office:value-type="float" office:value="87.5076944444444" calcext:value-type="float">
            <text:p>87.5076944444</text:p>
          </table:table-cell>
        </table:table-row>
        <table:table-row table:style-name="ro1">
          <table:table-cell office:value-type="string" calcext:value-type="string">
            <text:p>IM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ADISON MUNI</text:p>
          </table:table-cell>
          <table:table-cell office:value-type="float" office:value="38.7599166666667" calcext:value-type="float">
            <text:p>38.7599166667</text:p>
          </table:table-cell>
          <table:table-cell office:value-type="float" office:value="85.4646944444444" calcext:value-type="float">
            <text:p>85.4646944444</text:p>
          </table:table-cell>
        </table:table-row>
        <table:table-row table:style-name="ro1">
          <table:table-cell office:value-type="string" calcext:value-type="string">
            <text:p>MZZ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ARION MUNI</text:p>
          </table:table-cell>
          <table:table-cell office:value-type="float" office:value="40.4899166666667" calcext:value-type="float">
            <text:p>40.4899166667</text:p>
          </table:table-cell>
          <table:table-cell office:value-type="float" office:value="85.6797777777778" calcext:value-type="float">
            <text:p>85.6797777778</text:p>
          </table:table-cell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ENTONE</text:p>
          </table:table-cell>
          <table:table-cell office:value-type="float" office:value="41.1500416666667" calcext:value-type="float">
            <text:p>41.1500416667</text:p>
          </table:table-cell>
          <table:table-cell office:value-type="float" office:value="86.0624944444444" calcext:value-type="float">
            <text:p>86.0624944444</text:p>
          </table:table-cell>
        </table:table-row>
        <table:table-row table:style-name="ro1">
          <table:table-cell office:value-type="string" calcext:value-type="string">
            <text:p>MG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CHIGAN CITY MUNI-PHILLIPS FIELD</text:p>
          </table:table-cell>
          <table:table-cell office:value-type="float" office:value="41.7033166666667" calcext:value-type="float">
            <text:p>41.7033166667</text:p>
          </table:table-cell>
          <table:table-cell office:value-type="float" office:value="86.8212416666667" calcext:value-type="float">
            <text:p>86.8212416667</text:p>
          </table:table-cell>
        </table:table-row>
        <table:table-row table:style-name="ro1">
          <table:table-cell office:value-type="string" calcext:value-type="string">
            <text:p>MC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HITE COUNTY</text:p>
          </table:table-cell>
          <table:table-cell office:value-type="float" office:value="40.7101944444444" calcext:value-type="float">
            <text:p>40.7101944444</text:p>
          </table:table-cell>
          <table:table-cell office:value-type="float" office:value="86.7667916666667" calcext:value-type="float">
            <text:p>86.7667916667</text:p>
          </table:table-cell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ELAWARE COUNTY RGNL</text:p>
          </table:table-cell>
          <table:table-cell office:value-type="float" office:value="40.2424722222222" calcext:value-type="float">
            <text:p>40.2424722222</text:p>
          </table:table-cell>
          <table:table-cell office:value-type="float" office:value="85.39575" calcext:value-type="float">
            <text:p>85.39575</text:p>
          </table:table-cell>
        </table:table-row>
        <table:table-row table:style-name="ro1">
          <table:table-cell office:value-type="string" calcext:value-type="string">
            <text:p>7I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REESE</text:p>
          </table:table-cell>
          <table:table-cell office:value-type="float" office:value="40.1542083333333" calcext:value-type="float">
            <text:p>40.1542083333</text:p>
          </table:table-cell>
          <table:table-cell office:value-type="float" office:value="85.3166361111111" calcext:value-type="float">
            <text:p>85.3166361111</text:p>
          </table:table-cell>
        </table:table-row>
        <table:table-row table:style-name="ro1">
          <table:table-cell office:value-type="string" calcext:value-type="string">
            <text:p>C0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PPANEE MUNI</text:p>
          </table:table-cell>
          <table:table-cell office:value-type="float" office:value="41.4461555555556" calcext:value-type="float">
            <text:p>41.4461555556</text:p>
          </table:table-cell>
          <table:table-cell office:value-type="float" office:value="85.9360444444445" calcext:value-type="float">
            <text:p>85.9360444444</text:p>
          </table:table-cell>
        </table:table-row>
        <table:table-row table:style-name="ro1">
          <table:table-cell office:value-type="string" calcext:value-type="string">
            <text:p>UW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EW CASTLE-HENRY CO MUNI</text:p>
          </table:table-cell>
          <table:table-cell office:value-type="float" office:value="39.87585" calcext:value-type="float">
            <text:p>39.87585</text:p>
          </table:table-cell>
          <table:table-cell office:value-type="float" office:value="85.3264666666667" calcext:value-type="float">
            <text:p>85.3264666667</text:p>
          </table:table-cell>
        </table:table-row>
        <table:table-row table:style-name="ro1">
          <table:table-cell office:value-type="string" calcext:value-type="string">
            <text:p>I8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OBLESVILLE</text:p>
          </table:table-cell>
          <table:table-cell office:value-type="float" office:value="40.0035" calcext:value-type="float">
            <text:p>40.0035</text:p>
          </table:table-cell>
          <table:table-cell office:value-type="float" office:value="85.9645277777778" calcext:value-type="float">
            <text:p>85.9645277778</text:p>
          </table:table-cell>
        </table:table-row>
        <table:table-row table:style-name="ro1">
          <table:table-cell office:value-type="string" calcext:value-type="string">
            <text:p>OVO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ORTH VERNON</text:p>
          </table:table-cell>
          <table:table-cell office:value-type="float" office:value="39.0453333333333" calcext:value-type="float">
            <text:p>39.0453333333</text:p>
          </table:table-cell>
          <table:table-cell office:value-type="float" office:value="85.6056111111111" calcext:value-type="float">
            <text:p>85.6056111111</text:p>
          </table:table-cell>
        </table:table-row>
        <table:table-row table:style-name="ro1">
          <table:table-cell office:value-type="string" calcext:value-type="string">
            <text:p>I2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D-AIR</text:p>
          </table:table-cell>
          <table:table-cell office:value-type="float" office:value="38.8514972222222" calcext:value-type="float">
            <text:p>38.8514972222</text:p>
          </table:table-cell>
          <table:table-cell office:value-type="float" office:value="87.4997916666667" calcext:value-type="float">
            <text:p>87.4997916667</text:p>
          </table:table-cell>
        </table:table-row>
        <table:table-row table:style-name="ro1">
          <table:table-cell office:value-type="string" calcext:value-type="string">
            <text:p>7I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ORLEANS</text:p>
          </table:table-cell>
          <table:table-cell office:value-type="float" office:value="38.6583861111111" calcext:value-type="float">
            <text:p>38.6583861111</text:p>
          </table:table-cell>
          <table:table-cell office:value-type="float" office:value="86.4430416666667" calcext:value-type="float">
            <text:p>86.4430416667</text:p>
          </table:table-cell>
        </table:table-row>
        <table:table-row table:style-name="ro1">
          <table:table-cell office:value-type="string" calcext:value-type="string">
            <text:p>I4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AOLI MUNI</text:p>
          </table:table-cell>
          <table:table-cell office:value-type="float" office:value="38.5854583333333" calcext:value-type="float">
            <text:p>38.5854583333</text:p>
          </table:table-cell>
          <table:table-cell office:value-type="float" office:value="86.4646444444444" calcext:value-type="float">
            <text:p>86.4646444444</text:p>
          </table:table-cell>
        </table:table-row>
        <table:table-row table:style-name="ro1">
          <table:table-cell office:value-type="string" calcext:value-type="string">
            <text:p>GU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RISSOM ARB</text:p>
          </table:table-cell>
          <table:table-cell office:value-type="float" office:value="40.6480916666667" calcext:value-type="float">
            <text:p>40.6480916667</text:p>
          </table:table-cell>
          <table:table-cell office:value-type="float" office:value="86.1521166666667" calcext:value-type="float">
            <text:p>86.1521166667</text:p>
          </table:table-cell>
        </table:table-row>
        <table:table-row table:style-name="ro1">
          <table:table-cell office:value-type="string" calcext:value-type="string">
            <text:p>43I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SSISSINEWA RESERVOIR LANDING AREA</text:p>
          </table:table-cell>
          <table:table-cell office:value-type="float" office:value="40.7036527777778" calcext:value-type="float">
            <text:p>40.7036527778</text:p>
          </table:table-cell>
          <table:table-cell office:value-type="float" office:value="85.9324861111111" calcext:value-type="float">
            <text:p>85.9324861111</text:p>
          </table:table-cell>
        </table:table-row>
        <table:table-row table:style-name="ro1">
          <table:table-cell office:value-type="string" calcext:value-type="string">
            <text:p>I7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ERU MUNI</text:p>
          </table:table-cell>
          <table:table-cell office:value-type="float" office:value="40.7857722222222" calcext:value-type="float">
            <text:p>40.7857722222</text:p>
          </table:table-cell>
          <table:table-cell office:value-type="float" office:value="86.1464333333333" calcext:value-type="float">
            <text:p>86.1464333333</text:p>
          </table:table-cell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LYMOUTH MUNI</text:p>
          </table:table-cell>
          <table:table-cell office:value-type="float" office:value="41.3651305555556" calcext:value-type="float">
            <text:p>41.3651305556</text:p>
          </table:table-cell>
          <table:table-cell office:value-type="float" office:value="86.3002555555556" calcext:value-type="float">
            <text:p>86.3002555556</text:p>
          </table:table-cell>
        </table:table-row>
        <table:table-row table:style-name="ro1">
          <table:table-cell office:value-type="string" calcext:value-type="string">
            <text:p>PL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ORTLAND MUNI</text:p>
          </table:table-cell>
          <table:table-cell office:value-type="float" office:value="40.4515833333333" calcext:value-type="float">
            <text:p>40.4515833333</text:p>
          </table:table-cell>
          <table:table-cell office:value-type="float" office:value="84.9890277777778" calcext:value-type="float">
            <text:p>84.9890277778</text:p>
          </table:table-cell>
        </table:table-row>
        <table:table-row table:style-name="ro1">
          <table:table-cell office:value-type="string" calcext:value-type="string">
            <text:p>RZ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JASPER COUNTY</text:p>
          </table:table-cell>
          <table:table-cell office:value-type="float" office:value="40.9478222222222" calcext:value-type="float">
            <text:p>40.9478222222</text:p>
          </table:table-cell>
          <table:table-cell office:value-type="float" office:value="87.1826472222222" calcext:value-type="float">
            <text:p>87.1826472222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RICHMOND MUNI</text:p>
          </table:table-cell>
          <table:table-cell office:value-type="float" office:value="39.7560833333333" calcext:value-type="float">
            <text:p>39.7560833333</text:p>
          </table:table-cell>
          <table:table-cell office:value-type="float" office:value="84.8426944444444" calcext:value-type="float">
            <text:p>84.8426944444</text:p>
          </table:table-cell>
        </table:table-row>
        <table:table-row table:style-name="ro1">
          <table:table-cell office:value-type="string" calcext:value-type="string">
            <text:p>RC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ULTON COUNTY</text:p>
          </table:table-cell>
          <table:table-cell office:value-type="float" office:value="41.0655472222222" calcext:value-type="float">
            <text:p>41.0655472222</text:p>
          </table:table-cell>
          <table:table-cell office:value-type="float" office:value="86.1817027777778" calcext:value-type="float">
            <text:p>86.1817027778</text:p>
          </table:table-cell>
        </table:table-row>
        <table:table-row table:style-name="ro1">
          <table:table-cell office:value-type="string" calcext:value-type="string">
            <text:p>I8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ALEM MUNI</text:p>
          </table:table-cell>
          <table:table-cell office:value-type="float" office:value="38.602" calcext:value-type="float">
            <text:p>38.602</text:p>
          </table:table-cell>
          <table:table-cell office:value-type="float" office:value="86.1399777777778" calcext:value-type="float">
            <text:p>86.1399777778</text:p>
          </table:table-cell>
        </table:table-row>
        <table:table-row table:style-name="ro1">
          <table:table-cell office:value-type="string" calcext:value-type="string">
            <text:p>3R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COTTSBURG</text:p>
          </table:table-cell>
          <table:table-cell office:value-type="float" office:value="38.6572805555555" calcext:value-type="float">
            <text:p>38.6572805556</text:p>
          </table:table-cell>
          <table:table-cell office:value-type="float" office:value="85.7902444444444" calcext:value-type="float">
            <text:p>85.7902444444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REEMAN MUNI</text:p>
          </table:table-cell>
          <table:table-cell office:value-type="float" office:value="38.9246972222222" calcext:value-type="float">
            <text:p>38.9246972222</text:p>
          </table:table-cell>
          <table:table-cell office:value-type="float" office:value="85.9083527777778" calcext:value-type="float">
            <text:p>85.9083527778</text:p>
          </table:table-cell>
        </table:table-row>
        <table:table-row table:style-name="ro1">
          <table:table-cell office:value-type="string" calcext:value-type="string">
            <text:p>GEZ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HELBYVILLE MUNI</text:p>
          </table:table-cell>
          <table:table-cell office:value-type="float" office:value="39.5831388888889" calcext:value-type="float">
            <text:p>39.5831388889</text:p>
          </table:table-cell>
          <table:table-cell office:value-type="float" office:value="85.8048055555556" calcext:value-type="float">
            <text:p>85.8048055556</text:p>
          </table:table-cell>
        </table:table-row>
        <table:table-row table:style-name="ro1">
          <table:table-cell office:value-type="string" calcext:value-type="string">
            <text:p>5I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HERIDAN</text:p>
          </table:table-cell>
          <table:table-cell office:value-type="float" office:value="40.177925" calcext:value-type="float">
            <text:p>40.177925</text:p>
          </table:table-cell>
          <table:table-cell office:value-type="float" office:value="86.2172972222222" calcext:value-type="float">
            <text:p>86.2172972222</text:p>
          </table:table-cell>
        </table:table-row>
        <table:table-row table:style-name="ro1">
          <table:table-cell office:value-type="string" calcext:value-type="string">
            <text:p>SB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OUTH BEND INTL</text:p>
          </table:table-cell>
          <table:table-cell office:value-type="float" office:value="41.7082222222222" calcext:value-type="float">
            <text:p>41.7082222222</text:p>
          </table:table-cell>
          <table:table-cell office:value-type="float" office:value="86.3173333333333" calcext:value-type="float">
            <text:p>86.3173333333</text:p>
          </table:table-cell>
        </table:table-row>
        <table:table-row table:style-name="ro1">
          <table:table-cell office:value-type="string" calcext:value-type="string">
            <text:p>SI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ULLIVAN COUNTY</text:p>
          </table:table-cell>
          <table:table-cell office:value-type="float" office:value="39.1147111111111" calcext:value-type="float">
            <text:p>39.1147111111</text:p>
          </table:table-cell>
          <table:table-cell office:value-type="float" office:value="87.4483277777778" calcext:value-type="float">
            <text:p>87.4483277778</text:p>
          </table:table-cell>
        </table:table-row>
        <table:table-row table:style-name="ro1">
          <table:table-cell office:value-type="string" calcext:value-type="string">
            <text:p>99D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EWART LAKE</text:p>
          </table:table-cell>
          <table:table-cell office:value-type="float" office:value="41.3719444444445" calcext:value-type="float">
            <text:p>41.3719444444</text:p>
          </table:table-cell>
          <table:table-cell office:value-type="float" office:value="85.7727777777778" calcext:value-type="float">
            <text:p>85.7727777778</text:p>
          </table:table-cell>
        </table:table-row>
        <table:table-row table:style-name="ro1">
          <table:table-cell office:value-type="string" calcext:value-type="string">
            <text:p>01D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WAWASEE</text:p>
          </table:table-cell>
          <table:table-cell office:value-type="float" office:value="41.4036111111111" calcext:value-type="float">
            <text:p>41.4036111111</text:p>
          </table:table-cell>
          <table:table-cell office:value-type="float" office:value="85.7061111111111" calcext:value-type="float">
            <text:p>85.7061111111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ERRY COUNTY MUNI</text:p>
          </table:table-cell>
          <table:table-cell office:value-type="float" office:value="38.0188611111111" calcext:value-type="float">
            <text:p>38.0188611111</text:p>
          </table:table-cell>
          <table:table-cell office:value-type="float" office:value="86.6924166666667" calcext:value-type="float">
            <text:p>86.6924166667</text:p>
          </table:table-cell>
        </table:table-row>
        <table:table-row table:style-name="ro1">
          <table:table-cell office:value-type="string" calcext:value-type="string">
            <text:p>3I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KY KING</text:p>
          </table:table-cell>
          <table:table-cell office:value-type="float" office:value="39.5477861111111" calcext:value-type="float">
            <text:p>39.5477861111</text:p>
          </table:table-cell>
          <table:table-cell office:value-type="float" office:value="87.37735" calcext:value-type="float">
            <text:p>87.37735</text:p>
          </table:table-cell>
        </table:table-row>
        <table:table-row table:style-name="ro1">
          <table:table-cell office:value-type="string" calcext:value-type="string">
            <text:p>HUF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TERRE HAUTE INTL-HULMAN FIELD</text:p>
          </table:table-cell>
          <table:table-cell office:value-type="float" office:value="39.4514722222222" calcext:value-type="float">
            <text:p>39.4514722222</text:p>
          </table:table-cell>
          <table:table-cell office:value-type="float" office:value="87.3075833333333" calcext:value-type="float">
            <text:p>87.3075833333</text:p>
          </table:table-cell>
        </table:table-row>
        <table:table-row table:style-name="ro1">
          <table:table-cell office:value-type="string" calcext:value-type="string">
            <text:p>VPZ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ORTER COUNTY RGNL</text:p>
          </table:table-cell>
          <table:table-cell office:value-type="float" office:value="41.4539722222222" calcext:value-type="float">
            <text:p>41.4539722222</text:p>
          </table:table-cell>
          <table:table-cell office:value-type="float" office:value="87.0070833333333" calcext:value-type="float">
            <text:p>87.0070833333</text:p>
          </table:table-cell>
        </table:table-row>
        <table:table-row table:style-name="ro1">
          <table:table-cell office:value-type="string" calcext:value-type="string">
            <text:p>8I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ROBINSON</text:p>
          </table:table-cell>
          <table:table-cell office:value-type="float" office:value="38.6945055555555" calcext:value-type="float">
            <text:p>38.6945055556</text:p>
          </table:table-cell>
          <table:table-cell office:value-type="float" office:value="85.1982861111111" calcext:value-type="float">
            <text:p>85.1982861111</text:p>
          </table:table-cell>
        </table:table-row>
        <table:table-row table:style-name="ro1">
          <table:table-cell office:value-type="string" calcext:value-type="string">
            <text:p>IW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ABASH MUNI</text:p>
          </table:table-cell>
          <table:table-cell office:value-type="float" office:value="40.7619722222222" calcext:value-type="float">
            <text:p>40.7619722222</text:p>
          </table:table-cell>
          <table:table-cell office:value-type="float" office:value="85.79875" calcext:value-type="float">
            <text:p>85.79875</text:p>
          </table:table-cell>
        </table:table-row>
        <table:table-row table:style-name="ro1">
          <table:table-cell office:value-type="string" calcext:value-type="string">
            <text:p>01B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TIPPECANOE</text:p>
          </table:table-cell>
          <table:table-cell office:value-type="float" office:value="41.3330555555556" calcext:value-type="float">
            <text:p>41.3330555556</text:p>
          </table:table-cell>
          <table:table-cell office:value-type="float" office:value="85.7675" calcext:value-type="float">
            <text:p>85.7675</text:p>
          </table:table-cell>
        </table:table-row>
        <table:table-row table:style-name="ro1">
          <table:table-cell office:value-type="string" calcext:value-type="string">
            <text:p>AS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ARSAW MUNI</text:p>
          </table:table-cell>
          <table:table-cell office:value-type="float" office:value="41.2746944444444" calcext:value-type="float">
            <text:p>41.2746944444</text:p>
          </table:table-cell>
          <table:table-cell office:value-type="float" office:value="85.8400555555556" calcext:value-type="float">
            <text:p>85.8400555556</text:p>
          </table:table-cell>
        </table:table-row>
        <table:table-row table:style-name="ro1">
          <table:table-cell office:value-type="string" calcext:value-type="string">
            <text:p>DC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AVIESS COUNTY</text:p>
          </table:table-cell>
          <table:table-cell office:value-type="float" office:value="38.7004222222222" calcext:value-type="float">
            <text:p>38.7004222222</text:p>
          </table:table-cell>
          <table:table-cell office:value-type="float" office:value="87.1297305555556" calcext:value-type="float">
            <text:p>87.1297305556</text:p>
          </table:table-cell>
        </table:table-row>
        <table:table-row table:style-name="ro1">
          <table:table-cell office:value-type="string" calcext:value-type="string">
            <text:p>4C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ALKER/ROWE WATERLOO</text:p>
          </table:table-cell>
          <table:table-cell office:value-type="float" office:value="41.4311611111111" calcext:value-type="float">
            <text:p>41.4311611111</text:p>
          </table:table-cell>
          <table:table-cell office:value-type="float" office:value="84.9816305555556" calcext:value-type="float">
            <text:p>84.9816305556</text:p>
          </table:table-cell>
        </table:table-row>
        <table:table-row table:style-name="ro1">
          <table:table-cell office:value-type="string" calcext:value-type="string">
            <text:p>I7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ESTFIELD</text:p>
          </table:table-cell>
          <table:table-cell office:value-type="float" office:value="40.048925" calcext:value-type="float">
            <text:p>40.048925</text:p>
          </table:table-cell>
          <table:table-cell office:value-type="float" office:value="86.1577666666667" calcext:value-type="float">
            <text:p>86.1577666667</text:p>
          </table:table-cell>
        </table:table-row>
        <table:table-row table:style-name="ro1">
          <table:table-cell office:value-type="string" calcext:value-type="string">
            <text:p>RW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RENS FIELD</text:p>
          </table:table-cell>
          <table:table-cell office:value-type="float" office:value="41.0922611111111" calcext:value-type="float">
            <text:p>41.0922611111</text:p>
          </table:table-cell>
          <table:table-cell office:value-type="float" office:value="86.6128694444445" calcext:value-type="float">
            <text:p>86.6128694444</text:p>
          </table:table-cell>
        </table:table-row>
        <table:table-row table:style-name="ro1">
          <table:table-cell office:value-type="string" calcext:value-type="string">
            <text:p>I2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RANDOLPH COUNTY</text:p>
          </table:table-cell>
          <table:table-cell office:value-type="float" office:value="40.1676944444444" calcext:value-type="float">
            <text:p>40.1676944444</text:p>
          </table:table-cell>
          <table:table-cell office:value-type="float" office:value="84.9293888888889" calcext:value-type="float">
            <text:p>84.9293888889</text:p>
          </table:table-cell>
        </table:table-row>
        <table:table-row table:style-name="ro1">
          <table:table-cell office:value-type="string" calcext:value-type="string">
            <text:p>01L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ASS LAKE</text:p>
          </table:table-cell>
          <table:table-cell office:value-type="float" office:value="41.2288888888889" calcext:value-type="float">
            <text:p>41.2288888889</text:p>
          </table:table-cell>
          <table:table-cell office:value-type="float" office:value="86.5816666666667" calcext:value-type="float">
            <text:p>86.5816666667</text:p>
          </table:table-cell>
        </table:table-row>
        <table:table-row table:style-name="ro1">
          <table:table-cell office:value-type="string" calcext:value-type="string">
            <text:p>02D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INONA LAKE</text:p>
          </table:table-cell>
          <table:table-cell office:value-type="float" office:value="41.2230555555556" calcext:value-type="float">
            <text:p>41.2230555556</text:p>
          </table:table-cell>
          <table:table-cell office:value-type="float" office:value="85.8305555555556" calcext:value-type="float">
            <text:p>85.8305555556</text:p>
          </table:table-cell>
        </table:table-row>
        <table:table-row table:style-name="ro1">
          <table:table-cell office:value-type="string" calcext:value-type="string">
            <text:p>AD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ENAWEE COUNTY</text:p>
          </table:table-cell>
          <table:table-cell office:value-type="float" office:value="41.8676722222222" calcext:value-type="float">
            <text:p>41.8676722222</text:p>
          </table:table-cell>
          <table:table-cell office:value-type="float" office:value="84.0773055555556" calcext:value-type="float">
            <text:p>84.0773055556</text:p>
          </table:table-cell>
        </table:table-row>
        <table:table-row table:style-name="ro1">
          <table:table-cell office:value-type="string" calcext:value-type="string">
            <text:p>35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ADGHAM FIELD</text:p>
          </table:table-cell>
          <table:table-cell office:value-type="float" office:value="42.5304361111111" calcext:value-type="float">
            <text:p>42.5304361111</text:p>
          </table:table-cell>
          <table:table-cell office:value-type="float" office:value="85.8237777777778" calcext:value-type="float">
            <text:p>85.8237777778</text:p>
          </table:table-cell>
        </table:table-row>
        <table:table-row table:style-name="ro1">
          <table:table-cell office:value-type="string" calcext:value-type="string">
            <text:p>AM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TIOT COMMUNITY</text:p>
          </table:table-cell>
          <table:table-cell office:value-type="float" office:value="43.3221388888889" calcext:value-type="float">
            <text:p>43.3221388889</text:p>
          </table:table-cell>
          <table:table-cell office:value-type="float" office:value="84.6879444444445" calcext:value-type="float">
            <text:p>84.6879444444</text:p>
          </table:table-cell>
        </table:table-row>
        <table:table-row table:style-name="ro1">
          <table:table-cell office:value-type="string" calcext:value-type="string">
            <text:p>AP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LPENA COUNTY RGNL</text:p>
          </table:table-cell>
          <table:table-cell office:value-type="float" office:value="45.0780833333333" calcext:value-type="float">
            <text:p>45.0780833333</text:p>
          </table:table-cell>
          <table:table-cell office:value-type="float" office:value="83.5603055555556" calcext:value-type="float">
            <text:p>83.5603055556</text:p>
          </table:table-cell>
        </table:table-row>
        <table:table-row table:style-name="ro1">
          <table:table-cell office:value-type="string" calcext:value-type="string">
            <text:p>AR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NN ARBOR MUNI</text:p>
          </table:table-cell>
          <table:table-cell office:value-type="float" office:value="42.2229833333333" calcext:value-type="float">
            <text:p>42.2229833333</text:p>
          </table:table-cell>
          <table:table-cell office:value-type="float" office:value="83.7456055555556" calcext:value-type="float">
            <text:p>83.7456055556</text:p>
          </table:table-cell>
        </table:table-row>
        <table:table-row table:style-name="ro1">
          <table:table-cell office:value-type="string" calcext:value-type="string">
            <text:p>Y9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TLANTA MUNI</text:p>
          </table:table-cell>
          <table:table-cell office:value-type="float" office:value="44.9968944444444" calcext:value-type="float">
            <text:p>44.9968944444</text:p>
          </table:table-cell>
          <table:table-cell office:value-type="float" office:value="84.1272333333333" calcext:value-type="float">
            <text:p>84.1272333333</text:p>
          </table:table-cell>
        </table:table-row>
        <table:table-row table:style-name="ro1">
          <table:table-cell office:value-type="string" calcext:value-type="string">
            <text:p>39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VOCA</text:p>
          </table:table-cell>
          <table:table-cell office:value-type="float" office:value="43.030025" calcext:value-type="float">
            <text:p>43.030025</text:p>
          </table:table-cell>
          <table:table-cell office:value-type="float" office:value="82.6693666666667" calcext:value-type="float">
            <text:p>82.6693666667</text:p>
          </table:table-cell>
        </table:table-row>
        <table:table-row table:style-name="ro1">
          <table:table-cell office:value-type="string" calcext:value-type="string">
            <text:p>E5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NGLER FIELD</text:p>
          </table:table-cell>
          <table:table-cell office:value-type="float" office:value="43.8462333333333" calcext:value-type="float">
            <text:p>43.8462333333</text:p>
          </table:table-cell>
          <table:table-cell office:value-type="float" office:value="83.0467916666667" calcext:value-type="float">
            <text:p>83.0467916667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URON COUNTY MEMORIAL</text:p>
          </table:table-cell>
          <table:table-cell office:value-type="float" office:value="43.7802222222222" calcext:value-type="float">
            <text:p>43.7802222222</text:p>
          </table:table-cell>
          <table:table-cell office:value-type="float" office:value="82.9854166666667" calcext:value-type="float">
            <text:p>82.9854166667</text:p>
          </table:table-cell>
        </table:table-row>
        <table:table-row table:style-name="ro1">
          <table:table-cell office:value-type="string" calcext:value-type="string">
            <text:p>7D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ALDWIN MUNI</text:p>
          </table:table-cell>
          <table:table-cell office:value-type="float" office:value="43.8755333333333" calcext:value-type="float">
            <text:p>43.8755333333</text:p>
          </table:table-cell>
          <table:table-cell office:value-type="float" office:value="85.8420805555556" calcext:value-type="float">
            <text:p>85.8420805556</text:p>
          </table:table-cell>
        </table:table-row>
        <table:table-row table:style-name="ro1">
          <table:table-cell office:value-type="string" calcext:value-type="string">
            <text:p>4M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HADY LAWN FIELD</text:p>
          </table:table-cell>
          <table:table-cell office:value-type="float" office:value="43.1286388888889" calcext:value-type="float">
            <text:p>43.1286388889</text:p>
          </table:table-cell>
          <table:table-cell office:value-type="float" office:value="84.3812638888889" calcext:value-type="float">
            <text:p>84.3812638889</text:p>
          </table:table-cell>
        </table:table-row>
        <table:table-row table:style-name="ro1">
          <table:table-cell office:value-type="string" calcext:value-type="string">
            <text:p>41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NIVERSITY AIRPARK</text:p>
          </table:table-cell>
          <table:table-cell office:value-type="float" office:value="42.8403111111111" calcext:value-type="float">
            <text:p>42.8403111111</text:p>
          </table:table-cell>
          <table:table-cell office:value-type="float" office:value="84.4791444444445" calcext:value-type="float">
            <text:p>84.4791444444</text:p>
          </table:table-cell>
        </table:table-row>
        <table:table-row table:style-name="ro1">
          <table:table-cell office:value-type="string" calcext:value-type="string">
            <text:p>BT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 K KELLOGG</text:p>
          </table:table-cell>
          <table:table-cell office:value-type="float" office:value="42.3064722222222" calcext:value-type="float">
            <text:p>42.3064722222</text:p>
          </table:table-cell>
          <table:table-cell office:value-type="float" office:value="85.2500888888889" calcext:value-type="float">
            <text:p>85.2500888889</text:p>
          </table:table-cell>
        </table:table-row>
        <table:table-row table:style-name="ro1">
          <table:table-cell office:value-type="string" calcext:value-type="string">
            <text:p>3C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AMES CLEMENTS MUNI</text:p>
          </table:table-cell>
          <table:table-cell office:value-type="float" office:value="43.5469444444444" calcext:value-type="float">
            <text:p>43.5469444444</text:p>
          </table:table-cell>
          <table:table-cell office:value-type="float" office:value="83.8954722222222" calcext:value-type="float">
            <text:p>83.8954722222</text:p>
          </table:table-cell>
        </table:table-row>
        <table:table-row table:style-name="ro1">
          <table:table-cell office:value-type="string" calcext:value-type="string">
            <text:p>SJ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EAVER ISLAND</text:p>
          </table:table-cell>
          <table:table-cell office:value-type="float" office:value="45.6922222222222" calcext:value-type="float">
            <text:p>45.6922222222</text:p>
          </table:table-cell>
          <table:table-cell office:value-type="float" office:value="85.5666111111111" calcext:value-type="float">
            <text:p>85.5666111111</text:p>
          </table:table-cell>
        </table:table-row>
        <table:table-row table:style-name="ro1">
          <table:table-cell office:value-type="string" calcext:value-type="string">
            <text:p>6Y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LKE</text:p>
          </table:table-cell>
          <table:table-cell office:value-type="float" office:value="45.7211611111111" calcext:value-type="float">
            <text:p>45.7211611111</text:p>
          </table:table-cell>
          <table:table-cell office:value-type="float" office:value="85.5203444444445" calcext:value-type="float">
            <text:p>85.5203444444</text:p>
          </table:table-cell>
        </table:table-row>
        <table:table-row table:style-name="ro1">
          <table:table-cell office:value-type="string" calcext:value-type="string">
            <text:p>AC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NTRIM COUNTY</text:p>
          </table:table-cell>
          <table:table-cell office:value-type="float" office:value="44.9885833333333" calcext:value-type="float">
            <text:p>44.9885833333</text:p>
          </table:table-cell>
          <table:table-cell office:value-type="float" office:value="85.1983611111111" calcext:value-type="float">
            <text:p>85.1983611111</text:p>
          </table:table-cell>
        </table:table-row>
        <table:table-row table:style-name="ro1">
          <table:table-cell office:value-type="string" calcext:value-type="string">
            <text:p>43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ELLEVILLE</text:p>
          </table:table-cell>
          <table:table-cell office:value-type="float" office:value="42.1767055555556" calcext:value-type="float">
            <text:p>42.1767055556</text:p>
          </table:table-cell>
          <table:table-cell office:value-type="float" office:value="83.5457694444444" calcext:value-type="float">
            <text:p>83.5457694444</text:p>
          </table:table-cell>
        </table:table-row>
        <table:table-row table:style-name="ro1">
          <table:table-cell office:value-type="string" calcext:value-type="string">
            <text:p>BE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OUTHWEST MICHIGAN RGNL</text:p>
          </table:table-cell>
          <table:table-cell office:value-type="float" office:value="42.1285277777778" calcext:value-type="float">
            <text:p>42.1285277778</text:p>
          </table:table-cell>
          <table:table-cell office:value-type="float" office:value="86.4261333333333" calcext:value-type="float">
            <text:p>86.4261333333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NDREWS UNIVERSITY AIRPARK</text:p>
          </table:table-cell>
          <table:table-cell office:value-type="float" office:value="41.9510555555556" calcext:value-type="float">
            <text:p>41.9510555556</text:p>
          </table:table-cell>
          <table:table-cell office:value-type="float" office:value="86.3680833333333" calcext:value-type="float">
            <text:p>86.3680833333</text:p>
          </table:table-cell>
        </table:table-row>
        <table:table-row table:style-name="ro1">
          <table:table-cell office:value-type="string" calcext:value-type="string">
            <text:p>RQ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BEN-HOOD</text:p>
          </table:table-cell>
          <table:table-cell office:value-type="float" office:value="43.7226388888889" calcext:value-type="float">
            <text:p>43.7226388889</text:p>
          </table:table-cell>
          <table:table-cell office:value-type="float" office:value="85.5040555555556" calcext:value-type="float">
            <text:p>85.5040555556</text:p>
          </table:table-cell>
        </table:table-row>
        <table:table-row table:style-name="ro1">
          <table:table-cell office:value-type="string" calcext:value-type="string">
            <text:p>44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ETZ</text:p>
          </table:table-cell>
          <table:table-cell office:value-type="float" office:value="41.8556027777778" calcext:value-type="float">
            <text:p>41.8556027778</text:p>
          </table:table-cell>
          <table:table-cell office:value-type="float" office:value="83.8707722222222" calcext:value-type="float">
            <text:p>83.8707722222</text:p>
          </table:table-cell>
        </table:table-row>
        <table:table-row table:style-name="ro1">
          <table:table-cell office:value-type="string" calcext:value-type="string">
            <text:p>6Y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OIS BLANC ISLAND</text:p>
          </table:table-cell>
          <table:table-cell office:value-type="float" office:value="45.7662972222222" calcext:value-type="float">
            <text:p>45.7662972222</text:p>
          </table:table-cell>
          <table:table-cell office:value-type="float" office:value="84.5038138888889" calcext:value-type="float">
            <text:p>84.5038138889</text:p>
          </table:table-cell>
        </table:table-row>
        <table:table-row table:style-name="ro1">
          <table:table-cell office:value-type="string" calcext:value-type="string">
            <text:p>N9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OYNE CITY MUNI</text:p>
          </table:table-cell>
          <table:table-cell office:value-type="float" office:value="45.2088111111111" calcext:value-type="float">
            <text:p>45.2088111111</text:p>
          </table:table-cell>
          <table:table-cell office:value-type="float" office:value="84.9898833333333" calcext:value-type="float">
            <text:p>84.9898833333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OYNE MOUNTAIN</text:p>
          </table:table-cell>
          <table:table-cell office:value-type="float" office:value="45.1658388888889" calcext:value-type="float">
            <text:p>45.1658388889</text:p>
          </table:table-cell>
          <table:table-cell office:value-type="float" office:value="84.9241138888889" calcext:value-type="float">
            <text:p>84.9241138889</text:p>
          </table:table-cell>
        </table:table-row>
        <table:table-row table:style-name="ro1">
          <table:table-cell office:value-type="string" calcext:value-type="string">
            <text:p>45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RIGHTON</text:p>
          </table:table-cell>
          <table:table-cell office:value-type="float" office:value="42.5698138888889" calcext:value-type="float">
            <text:p>42.5698138889</text:p>
          </table:table-cell>
          <table:table-cell office:value-type="float" office:value="83.7785277777778" calcext:value-type="float">
            <text:p>83.7785277778</text:p>
          </table:table-cell>
        </table:table-row>
        <table:table-row table:style-name="ro1">
          <table:table-cell office:value-type="string" calcext:value-type="string">
            <text:p>6G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HAMROCK FLD</text:p>
          </table:table-cell>
          <table:table-cell office:value-type="float" office:value="42.0950388888889" calcext:value-type="float">
            <text:p>42.0950388889</text:p>
          </table:table-cell>
          <table:table-cell office:value-type="float" office:value="84.2407805555556" calcext:value-type="float">
            <text:p>84.2407805556</text:p>
          </table:table-cell>
        </table:table-row>
        <table:table-row table:style-name="ro1">
          <table:table-cell office:value-type="string" calcext:value-type="string">
            <text:p>CA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XFORD COUNTY</text:p>
          </table:table-cell>
          <table:table-cell office:value-type="float" office:value="44.2753333333333" calcext:value-type="float">
            <text:p>44.2753333333</text:p>
          </table:table-cell>
          <table:table-cell office:value-type="float" office:value="85.4189166666667" calcext:value-type="float">
            <text:p>85.4189166667</text:p>
          </table:table-cell>
        </table:table-row>
        <table:table-row table:style-name="ro1">
          <table:table-cell office:value-type="string" calcext:value-type="string">
            <text:p>W8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UZZWICK</text:p>
          </table:table-cell>
          <table:table-cell office:value-type="float" office:value="42.0174527777778" calcext:value-type="float">
            <text:p>42.0174527778</text:p>
          </table:table-cell>
          <table:table-cell office:value-type="float" office:value="83.3735944444444" calcext:value-type="float">
            <text:p>83.3735944444</text:p>
          </table:table-cell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USCOLA AREA</text:p>
          </table:table-cell>
          <table:table-cell office:value-type="float" office:value="43.4588611111111" calcext:value-type="float">
            <text:p>43.4588611111</text:p>
          </table:table-cell>
          <table:table-cell office:value-type="float" office:value="83.4454444444445" calcext:value-type="float">
            <text:p>83.4454444444</text:p>
          </table:table-cell>
        </table:table-row>
        <table:table-row table:style-name="ro1">
          <table:table-cell office:value-type="string" calcext:value-type="string">
            <text:p>CV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HARLEVOIX MUNI</text:p>
          </table:table-cell>
          <table:table-cell office:value-type="float" office:value="45.3048611111111" calcext:value-type="float">
            <text:p>45.3048611111</text:p>
          </table:table-cell>
          <table:table-cell office:value-type="float" office:value="85.2753055555555" calcext:value-type="float">
            <text:p>85.2753055556</text:p>
          </table:table-cell>
        </table:table-row>
        <table:table-row table:style-name="ro1">
          <table:table-cell office:value-type="string" calcext:value-type="string">
            <text:p>FP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ITCH H BEACH</text:p>
          </table:table-cell>
          <table:table-cell office:value-type="float" office:value="42.5740833333333" calcext:value-type="float">
            <text:p>42.5740833333</text:p>
          </table:table-cell>
          <table:table-cell office:value-type="float" office:value="84.8121111111111" calcext:value-type="float">
            <text:p>84.8121111111</text:p>
          </table:table-cell>
        </table:table-row>
        <table:table-row table:style-name="ro1">
          <table:table-cell office:value-type="string" calcext:value-type="string">
            <text:p>49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ND VALLEY</text:p>
          </table:table-cell>
          <table:table-cell office:value-type="float" office:value="42.57795" calcext:value-type="float">
            <text:p>42.57795</text:p>
          </table:table-cell>
          <table:table-cell office:value-type="float" office:value="84.9090111111111" calcext:value-type="float">
            <text:p>84.9090111111</text:p>
          </table:table-cell>
        </table:table-row>
        <table:table-row table:style-name="ro1">
          <table:table-cell office:value-type="string" calcext:value-type="string">
            <text:p>SL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HEBOYGAN COUNTY</text:p>
          </table:table-cell>
          <table:table-cell office:value-type="float" office:value="45.6537861111111" calcext:value-type="float">
            <text:p>45.6537861111</text:p>
          </table:table-cell>
          <table:table-cell office:value-type="float" office:value="84.5193027777778" calcext:value-type="float">
            <text:p>84.5193027778</text:p>
          </table:table-cell>
        </table:table-row>
        <table:table-row table:style-name="ro1">
          <table:table-cell office:value-type="string" calcext:value-type="string">
            <text:p>2M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FFMAN'S BLACK MOUNTAIN AERODROME</text:p>
          </table:table-cell>
          <table:table-cell office:value-type="float" office:value="45.5319444444444" calcext:value-type="float">
            <text:p>45.5319444444</text:p>
          </table:table-cell>
          <table:table-cell office:value-type="float" office:value="84.3080555555556" calcext:value-type="float">
            <text:p>84.3080555556</text:p>
          </table:table-cell>
        </table:table-row>
        <table:table-row table:style-name="ro1">
          <table:table-cell office:value-type="string" calcext:value-type="string">
            <text:p>50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WARD NIXON MEMORIAL</text:p>
          </table:table-cell>
          <table:table-cell office:value-type="float" office:value="43.181975" calcext:value-type="float">
            <text:p>43.181975</text:p>
          </table:table-cell>
          <table:table-cell office:value-type="float" office:value="84.1332916666667" calcext:value-type="float">
            <text:p>84.1332916667</text:p>
          </table:table-cell>
        </table:table-row>
        <table:table-row table:style-name="ro1">
          <table:table-cell office:value-type="string" calcext:value-type="string">
            <text:p>48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LARE MUNI</text:p>
          </table:table-cell>
          <table:table-cell office:value-type="float" office:value="43.8344444444445" calcext:value-type="float">
            <text:p>43.8344444444</text:p>
          </table:table-cell>
          <table:table-cell office:value-type="float" office:value="84.7402222222222" calcext:value-type="float">
            <text:p>84.7402222222</text:p>
          </table:table-cell>
        </table:table-row>
        <table:table-row table:style-name="ro1">
          <table:table-cell office:value-type="string" calcext:value-type="string">
            <text:p>7N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NEY ACRES</text:p>
          </table:table-cell>
          <table:table-cell office:value-type="float" office:value="42.0778194444445" calcext:value-type="float">
            <text:p>42.0778194444</text:p>
          </table:table-cell>
          <table:table-cell office:value-type="float" office:value="83.9860527777778" calcext:value-type="float">
            <text:p>83.9860527778</text:p>
          </table:table-cell>
        </table:table-row>
        <table:table-row table:style-name="ro1">
          <table:table-cell office:value-type="string" calcext:value-type="string">
            <text:p>51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LKAY</text:p>
          </table:table-cell>
          <table:table-cell office:value-type="float" office:value="43.1434444444444" calcext:value-type="float">
            <text:p>43.1434444444</text:p>
          </table:table-cell>
          <table:table-cell office:value-type="float" office:value="83.7969527777778" calcext:value-type="float">
            <text:p>83.7969527778</text:p>
          </table:table-cell>
        </table:table-row>
        <table:table-row table:style-name="ro1">
          <table:table-cell office:value-type="string" calcext:value-type="string">
            <text:p>OE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RANCH COUNTY MEMORIAL</text:p>
          </table:table-cell>
          <table:table-cell office:value-type="float" office:value="41.9335666666667" calcext:value-type="float">
            <text:p>41.9335666667</text:p>
          </table:table-cell>
          <table:table-cell office:value-type="float" office:value="85.0522916666667" calcext:value-type="float">
            <text:p>85.0522916667</text:p>
          </table:table-cell>
        </table:table-row>
        <table:table-row table:style-name="ro1">
          <table:table-cell office:value-type="string" calcext:value-type="string">
            <text:p>56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LLSTREAM AIRPARK</text:p>
          </table:table-cell>
          <table:table-cell office:value-type="float" office:value="42.963025" calcext:value-type="float">
            <text:p>42.963025</text:p>
          </table:table-cell>
          <table:table-cell office:value-type="float" office:value="84.0445722222222" calcext:value-type="float">
            <text:p>84.0445722222</text:p>
          </table:table-cell>
        </table:table-row>
        <table:table-row table:style-name="ro1">
          <table:table-cell office:value-type="string" calcext:value-type="string">
            <text:p>55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RNOLD FIELD</text:p>
          </table:table-cell>
          <table:table-cell office:value-type="float" office:value="43.2978" calcext:value-type="float">
            <text:p>43.2978</text:p>
          </table:table-cell>
          <table:table-cell office:value-type="float" office:value="82.6078638888889" calcext:value-type="float">
            <text:p>82.6078638889</text:p>
          </table:table-cell>
        </table:table-row>
        <table:table-row table:style-name="ro1">
          <table:table-cell office:value-type="string" calcext:value-type="string">
            <text:p>50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RON COUNTY</text:p>
          </table:table-cell>
          <table:table-cell office:value-type="float" office:value="46.0090777777778" calcext:value-type="float">
            <text:p>46.0090777778</text:p>
          </table:table-cell>
          <table:table-cell office:value-type="float" office:value="88.274025" calcext:value-type="float">
            <text:p>88.274025</text:p>
          </table:table-cell>
        </table:table-row>
        <table:table-row table:style-name="ro1">
          <table:table-cell office:value-type="string" calcext:value-type="string">
            <text:p>6G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THELONE WILLIAMS MEMORIAL</text:p>
          </table:table-cell>
          <table:table-cell office:value-type="float" office:value="43.0291361111111" calcext:value-type="float">
            <text:p>43.0291361111</text:p>
          </table:table-cell>
          <table:table-cell office:value-type="float" office:value="83.5296722222222" calcext:value-type="float">
            <text:p>83.5296722222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OLEMAN A YOUNG MUNI</text:p>
          </table:table-cell>
          <table:table-cell office:value-type="float" office:value="42.409325" calcext:value-type="float">
            <text:p>42.409325</text:p>
          </table:table-cell>
          <table:table-cell office:value-type="float" office:value="83.0101805555556" calcext:value-type="float">
            <text:p>83.0101805556</text:p>
          </table:table-cell>
        </table:table-row>
        <table:table-row table:style-name="ro1">
          <table:table-cell office:value-type="string" calcext:value-type="string">
            <text:p>DT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 METROPOLITAN WAYNE COUNTY</text:p>
          </table:table-cell>
          <table:table-cell office:value-type="float" office:value="42.2124166666667" calcext:value-type="float">
            <text:p>42.2124166667</text:p>
          </table:table-cell>
          <table:table-cell office:value-type="float" office:value="83.3533888888889" calcext:value-type="float">
            <text:p>83.3533888889</text:p>
          </table:table-cell>
        </table:table-row>
        <table:table-row table:style-name="ro1">
          <table:table-cell office:value-type="string" calcext:value-type="string">
            <text:p>YIP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ILLOW RUN</text:p>
          </table:table-cell>
          <table:table-cell office:value-type="float" office:value="42.2400277777778" calcext:value-type="float">
            <text:p>42.2400277778</text:p>
          </table:table-cell>
          <table:table-cell office:value-type="float" office:value="83.5308888888889" calcext:value-type="float">
            <text:p>83.5308888889</text:p>
          </table:table-cell>
        </table:table-row>
        <table:table-row table:style-name="ro1">
          <table:table-cell office:value-type="string" calcext:value-type="string">
            <text:p>ONZ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OSSE ILE MUNI</text:p>
          </table:table-cell>
          <table:table-cell office:value-type="float" office:value="42.0990777777778" calcext:value-type="float">
            <text:p>42.0990777778</text:p>
          </table:table-cell>
          <table:table-cell office:value-type="float" office:value="83.1614666666667" calcext:value-type="float">
            <text:p>83.1614666667</text:p>
          </table:table-cell>
        </table:table-row>
        <table:table-row table:style-name="ro1">
          <table:table-cell table:style-name="ce1" office:value-type="float" office:value="200000000" calcext:value-type="float">
            <text:p>2.00E+0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CKLEBERRY</text:p>
          </table:table-cell>
          <table:table-cell office:value-type="float" office:value="42.425125" calcext:value-type="float">
            <text:p>42.425125</text:p>
          </table:table-cell>
          <table:table-cell office:value-type="float" office:value="83.8685416666667" calcext:value-type="float">
            <text:p>83.8685416667</text:p>
          </table:table-cell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OWAGIAC MUNI</text:p>
          </table:table-cell>
          <table:table-cell office:value-type="float" office:value="41.9929166666667" calcext:value-type="float">
            <text:p>41.9929166667</text:p>
          </table:table-cell>
          <table:table-cell office:value-type="float" office:value="86.1282777777778" calcext:value-type="float">
            <text:p>86.1282777778</text:p>
          </table:table-cell>
        </table:table-row>
        <table:table-row table:style-name="ro1">
          <table:table-cell office:value-type="string" calcext:value-type="string">
            <text:p>DR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RUMMOND ISLAND</text:p>
          </table:table-cell>
          <table:table-cell office:value-type="float" office:value="46.0093111111111" calcext:value-type="float">
            <text:p>46.0093111111</text:p>
          </table:table-cell>
          <table:table-cell office:value-type="float" office:value="83.7439333333333" calcext:value-type="float">
            <text:p>83.7439333333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YACHT HAVEN</text:p>
          </table:table-cell>
          <table:table-cell office:value-type="float" office:value="46.0247944444444" calcext:value-type="float">
            <text:p>46.0247944444</text:p>
          </table:table-cell>
          <table:table-cell office:value-type="float" office:value="83.7525138888889" calcext:value-type="float">
            <text:p>83.7525138889</text:p>
          </table:table-cell>
        </table:table-row>
        <table:table-row table:style-name="ro1">
          <table:table-cell office:value-type="string" calcext:value-type="string">
            <text:p>29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AITE FIELD</text:p>
          </table:table-cell>
          <table:table-cell office:value-type="float" office:value="42.8907222222222" calcext:value-type="float">
            <text:p>42.8907222222</text:p>
          </table:table-cell>
          <table:table-cell office:value-type="float" office:value="83.9320416666667" calcext:value-type="float">
            <text:p>83.9320416667</text:p>
          </table:table-cell>
        </table:table-row>
        <table:table-row table:style-name="ro1">
          <table:table-cell office:value-type="string" calcext:value-type="string">
            <text:p>Y9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AST JORDAN CITY</text:p>
          </table:table-cell>
          <table:table-cell office:value-type="float" office:value="45.1301833333333" calcext:value-type="float">
            <text:p>45.1301833333</text:p>
          </table:table-cell>
          <table:table-cell office:value-type="float" office:value="85.1068138888889" calcext:value-type="float">
            <text:p>85.1068138889</text:p>
          </table:table-cell>
        </table:table-row>
        <table:table-row table:style-name="ro1">
          <table:table-cell office:value-type="string" calcext:value-type="string">
            <text:p>6D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OSCO COUNTY</text:p>
          </table:table-cell>
          <table:table-cell office:value-type="float" office:value="44.3128333333333" calcext:value-type="float">
            <text:p>44.3128333333</text:p>
          </table:table-cell>
          <table:table-cell office:value-type="float" office:value="83.4223055555556" calcext:value-type="float">
            <text:p>83.4223055556</text:p>
          </table:table-cell>
        </table:table-row>
        <table:table-row table:style-name="ro1">
          <table:table-cell office:value-type="string" calcext:value-type="string">
            <text:p>59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ORCHPORT</text:p>
          </table:table-cell>
          <table:table-cell office:value-type="float" office:value="45.0533861111111" calcext:value-type="float">
            <text:p>45.0533861111</text:p>
          </table:table-cell>
          <table:table-cell office:value-type="float" office:value="85.3566805555556" calcext:value-type="float">
            <text:p>85.3566805556</text:p>
          </table:table-cell>
        </table:table-row>
        <table:table-row table:style-name="ro1">
          <table:table-cell office:value-type="string" calcext:value-type="string">
            <text:p>60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KYWAY ESTATES</text:p>
          </table:table-cell>
          <table:table-cell office:value-type="float" office:value="42.5838083333333" calcext:value-type="float">
            <text:p>42.5838083333</text:p>
          </table:table-cell>
          <table:table-cell office:value-type="float" office:value="84.6514805555556" calcext:value-type="float">
            <text:p>84.6514805556</text:p>
          </table:table-cell>
        </table:table-row>
        <table:table-row table:style-name="ro1">
          <table:table-cell office:value-type="string" calcext:value-type="string">
            <text:p>34U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YUBA</text:p>
          </table:table-cell>
          <table:table-cell office:value-type="float" office:value="44.8388888888889" calcext:value-type="float">
            <text:p>44.8388888889</text:p>
          </table:table-cell>
          <table:table-cell office:value-type="float" office:value="85.4311805555556" calcext:value-type="float">
            <text:p>85.4311805556</text:p>
          </table:table-cell>
        </table:table-row>
        <table:table-row table:style-name="ro1">
          <table:table-cell office:value-type="string" calcext:value-type="string">
            <text:p>68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MP</text:p>
          </table:table-cell>
          <table:table-cell office:value-type="float" office:value="43.399475" calcext:value-type="float">
            <text:p>43.399475</text:p>
          </table:table-cell>
          <table:table-cell office:value-type="float" office:value="84.8008444444444" calcext:value-type="float">
            <text:p>84.8008444444</text:p>
          </table:table-cell>
        </table:table-row>
        <table:table-row table:style-name="ro1">
          <table:table-cell table:style-name="ce1" office:value-type="float" office:value="200" calcext:value-type="float">
            <text:p>2.00E+0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HARPE'S STRIP</text:p>
          </table:table-cell>
          <table:table-cell office:value-type="float" office:value="42.9516111111111" calcext:value-type="float">
            <text:p>42.9516111111</text:p>
          </table:table-cell>
          <table:table-cell office:value-type="float" office:value="82.7759166666667" calcext:value-type="float">
            <text:p>82.7759166667</text:p>
          </table:table-cell>
        </table:table-row>
        <table:table-row table:style-name="ro1">
          <table:table-cell office:value-type="string" calcext:value-type="string">
            <text:p>Y8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MPIRE</text:p>
          </table:table-cell>
          <table:table-cell office:value-type="float" office:value="44.7905138888889" calcext:value-type="float">
            <text:p>44.7905138889</text:p>
          </table:table-cell>
          <table:table-cell office:value-type="float" office:value="86.0027694444444" calcext:value-type="float">
            <text:p>86.0027694444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LTA COUNTY</text:p>
          </table:table-cell>
          <table:table-cell office:value-type="float" office:value="45.7226666666667" calcext:value-type="float">
            <text:p>45.7226666667</text:p>
          </table:table-cell>
          <table:table-cell office:value-type="float" office:value="87.0937222222222" calcext:value-type="float">
            <text:p>87.0937222222</text:p>
          </table:table-cell>
        </table:table-row>
        <table:table-row table:style-name="ro1">
          <table:table-cell office:value-type="string" calcext:value-type="string">
            <text:p>9C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VART MUNI</text:p>
          </table:table-cell>
          <table:table-cell office:value-type="float" office:value="43.8948611111111" calcext:value-type="float">
            <text:p>43.8948611111</text:p>
          </table:table-cell>
          <table:table-cell office:value-type="float" office:value="85.28475" calcext:value-type="float">
            <text:p>85.28475</text:p>
          </table:table-cell>
        </table:table-row>
        <table:table-row table:style-name="ro1">
          <table:table-cell office:value-type="string" calcext:value-type="string">
            <text:p>FN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ISHOP INTL</text:p>
          </table:table-cell>
          <table:table-cell office:value-type="float" office:value="42.9654722222222" calcext:value-type="float">
            <text:p>42.9654722222</text:p>
          </table:table-cell>
          <table:table-cell office:value-type="float" office:value="83.74475" calcext:value-type="float">
            <text:p>83.74475</text:p>
          </table:table-cell>
        </table:table-row>
        <table:table-row table:style-name="ro1">
          <table:table-cell office:value-type="string" calcext:value-type="string">
            <text:p>3D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ALTON</text:p>
          </table:table-cell>
          <table:table-cell office:value-type="float" office:value="43.0525" calcext:value-type="float">
            <text:p>43.0525</text:p>
          </table:table-cell>
          <table:table-cell office:value-type="float" office:value="83.8048972222222" calcext:value-type="float">
            <text:p>83.8048972222</text:p>
          </table:table-cell>
        </table:table-row>
        <table:table-row table:style-name="ro1">
          <table:table-cell office:value-type="string" calcext:value-type="string">
            <text:p>65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PLE GROVE</text:p>
          </table:table-cell>
          <table:table-cell office:value-type="float" office:value="42.7172555555556" calcext:value-type="float">
            <text:p>42.7172555556</text:p>
          </table:table-cell>
          <table:table-cell office:value-type="float" office:value="84.0624583333333" calcext:value-type="float">
            <text:p>84.0624583333</text:p>
          </table:table-cell>
        </table:table-row>
        <table:table-row table:style-name="ro1">
          <table:table-cell office:value-type="string" calcext:value-type="string">
            <text:p>E66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PLE GROVE</text:p>
          </table:table-cell>
          <table:table-cell office:value-type="float" office:value="42.7170833333333" calcext:value-type="float">
            <text:p>42.7170833333</text:p>
          </table:table-cell>
          <table:table-cell office:value-type="float" office:value="84.0619444444444" calcext:value-type="float">
            <text:p>84.0619444444</text:p>
          </table:table-cell>
        </table:table-row>
        <table:table-row table:style-name="ro1">
          <table:table-cell office:value-type="string" calcext:value-type="string">
            <text:p>66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M 'TINY' ZEHNDER FIELD</text:p>
          </table:table-cell>
          <table:table-cell office:value-type="float" office:value="43.3139111111111" calcext:value-type="float">
            <text:p>43.3139111111</text:p>
          </table:table-cell>
          <table:table-cell office:value-type="float" office:value="83.7096833333333" calcext:value-type="float">
            <text:p>83.7096833333</text:p>
          </table:table-cell>
        </table:table-row>
        <table:table-row table:style-name="ro1">
          <table:table-cell office:value-type="string" calcext:value-type="string">
            <text:p>FK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RANKFORT DOW MEMORIAL FIELD</text:p>
          </table:table-cell>
          <table:table-cell office:value-type="float" office:value="44.6252194444445" calcext:value-type="float">
            <text:p>44.6252194444</text:p>
          </table:table-cell>
          <table:table-cell office:value-type="float" office:value="86.2008083333333" calcext:value-type="float">
            <text:p>86.2008083333</text:p>
          </table:table-cell>
        </table:table-row>
        <table:table-row table:style-name="ro1">
          <table:table-cell office:value-type="string" calcext:value-type="string">
            <text:p>FF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REMONT MUNI</text:p>
          </table:table-cell>
          <table:table-cell office:value-type="float" office:value="43.4393055555556" calcext:value-type="float">
            <text:p>43.4393055556</text:p>
          </table:table-cell>
          <table:table-cell office:value-type="float" office:value="85.9948888888889" calcext:value-type="float">
            <text:p>85.9948888889</text:p>
          </table:table-cell>
        </table:table-row>
        <table:table-row table:style-name="ro1">
          <table:table-cell office:value-type="string" calcext:value-type="string">
            <text:p>39Z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LYING-A-RANCH</text:p>
          </table:table-cell>
          <table:table-cell office:value-type="float" office:value="43.1050166666667" calcext:value-type="float">
            <text:p>43.1050166667</text:p>
          </table:table-cell>
          <table:table-cell office:value-type="float" office:value="86.1236611111111" calcext:value-type="float">
            <text:p>86.1236611111</text:p>
          </table:table-cell>
        </table:table-row>
        <table:table-row table:style-name="ro1">
          <table:table-cell office:value-type="string" calcext:value-type="string">
            <text:p>GL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AYLORD RGNL</text:p>
          </table:table-cell>
          <table:table-cell office:value-type="float" office:value="45.0130277777778" calcext:value-type="float">
            <text:p>45.0130277778</text:p>
          </table:table-cell>
          <table:table-cell office:value-type="float" office:value="84.7034444444445" calcext:value-type="float">
            <text:p>84.7034444444</text:p>
          </table:table-cell>
        </table:table-row>
        <table:table-row table:style-name="ro1">
          <table:table-cell office:value-type="string" calcext:value-type="string">
            <text:p>4Y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KES OF THE NORTH</text:p>
          </table:table-cell>
          <table:table-cell office:value-type="float" office:value="44.9118055555556" calcext:value-type="float">
            <text:p>44.9118055556</text:p>
          </table:table-cell>
          <table:table-cell office:value-type="float" office:value="84.8753388888889" calcext:value-type="float">
            <text:p>84.8753388889</text:p>
          </table:table-cell>
        </table:table-row>
        <table:table-row table:style-name="ro1">
          <table:table-cell office:value-type="string" calcext:value-type="string">
            <text:p>68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UFORD FIELD</text:p>
          </table:table-cell>
          <table:table-cell office:value-type="float" office:value="43.125025" calcext:value-type="float">
            <text:p>43.125025</text:p>
          </table:table-cell>
          <table:table-cell office:value-type="float" office:value="83.6263444444444" calcext:value-type="float">
            <text:p>83.6263444444</text:p>
          </table:table-cell>
        </table:table-row>
        <table:table-row table:style-name="ro1">
          <table:table-cell office:value-type="string" calcext:value-type="string">
            <text:p>GD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LADWIN ZETTEL MEMORIAL</text:p>
          </table:table-cell>
          <table:table-cell office:value-type="float" office:value="43.9705888888889" calcext:value-type="float">
            <text:p>43.9705888889</text:p>
          </table:table-cell>
          <table:table-cell office:value-type="float" office:value="84.4750194444444" calcext:value-type="float">
            <text:p>84.4750194444</text:p>
          </table:table-cell>
        </table:table-row>
        <table:table-row table:style-name="ro1">
          <table:table-cell office:value-type="string" calcext:value-type="string">
            <text:p>5M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UGAR SPRINGS AIRPARK</text:p>
          </table:table-cell>
          <table:table-cell office:value-type="float" office:value="44.1403694444445" calcext:value-type="float">
            <text:p>44.1403694444</text:p>
          </table:table-cell>
          <table:table-cell office:value-type="float" office:value="84.436975" calcext:value-type="float">
            <text:p>84.436975</text:p>
          </table:table-cell>
        </table:table-row>
        <table:table-row table:style-name="ro1">
          <table:table-cell office:value-type="string" calcext:value-type="string">
            <text:p>3G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ND HAVEN MEMORIAL AIRPARK</text:p>
          </table:table-cell>
          <table:table-cell office:value-type="float" office:value="43.0340555555556" calcext:value-type="float">
            <text:p>43.0340555556</text:p>
          </table:table-cell>
          <table:table-cell office:value-type="float" office:value="86.1981666666667" calcext:value-type="float">
            <text:p>86.1981666667</text:p>
          </table:table-cell>
        </table:table-row>
        <table:table-row table:style-name="ro1">
          <table:table-cell office:value-type="string" calcext:value-type="string">
            <text:p>4D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BRAMS MUNI</text:p>
          </table:table-cell>
          <table:table-cell office:value-type="float" office:value="42.7748805555556" calcext:value-type="float">
            <text:p>42.7748805556</text:p>
          </table:table-cell>
          <table:table-cell office:value-type="float" office:value="84.7331361111111" calcext:value-type="float">
            <text:p>84.7331361111</text:p>
          </table:table-cell>
        </table:table-row>
        <table:table-row table:style-name="ro1">
          <table:table-cell office:value-type="string" calcext:value-type="string">
            <text:p>Y9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ND MARAIS</text:p>
          </table:table-cell>
          <table:table-cell office:value-type="float" office:value="46.6203638888889" calcext:value-type="float">
            <text:p>46.6203638889</text:p>
          </table:table-cell>
          <table:table-cell office:value-type="float" office:value="85.9200833333333" calcext:value-type="float">
            <text:p>85.9200833333</text:p>
          </table:table-cell>
        </table:table-row>
        <table:table-row table:style-name="ro1">
          <table:table-cell office:value-type="string" calcext:value-type="string">
            <text:p>GR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ERALD R FORD INTL</text:p>
          </table:table-cell>
          <table:table-cell office:value-type="float" office:value="42.8808333333333" calcext:value-type="float">
            <text:p>42.8808333333</text:p>
          </table:table-cell>
          <table:table-cell office:value-type="float" office:value="85.5228055555556" calcext:value-type="float">
            <text:p>85.5228055556</text:p>
          </table:table-cell>
        </table:table-row>
        <table:table-row table:style-name="ro1">
          <table:table-cell office:value-type="string" calcext:value-type="string">
            <text:p>GO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YLING AAF</text:p>
          </table:table-cell>
          <table:table-cell office:value-type="float" office:value="44.6803333333333" calcext:value-type="float">
            <text:p>44.6803333333</text:p>
          </table:table-cell>
          <table:table-cell office:value-type="float" office:value="84.7288611111111" calcext:value-type="float">
            <text:p>84.7288611111</text:p>
          </table:table-cell>
        </table:table-row>
        <table:table-row table:style-name="ro1">
          <table:table-cell office:value-type="string" calcext:value-type="string">
            <text:p>6D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EENVILLE MUNI</text:p>
          </table:table-cell>
          <table:table-cell office:value-type="float" office:value="43.1421388888889" calcext:value-type="float">
            <text:p>43.1421388889</text:p>
          </table:table-cell>
          <table:table-cell office:value-type="float" office:value="85.2538611111111" calcext:value-type="float">
            <text:p>85.2538611111</text:p>
          </table:table-cell>
        </table:table-row>
        <table:table-row table:style-name="ro1">
          <table:table-cell office:value-type="string" calcext:value-type="string">
            <text:p>69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ICHMOND FIELD</text:p>
          </table:table-cell>
          <table:table-cell office:value-type="float" office:value="42.4417" calcext:value-type="float">
            <text:p>42.4417</text:p>
          </table:table-cell>
          <table:table-cell office:value-type="float" office:value="84.0666166666667" calcext:value-type="float">
            <text:p>84.0666166667</text:p>
          </table:table-cell>
        </table:table-row>
        <table:table-row table:style-name="ro1">
          <table:table-cell office:value-type="string" calcext:value-type="string">
            <text:p>H8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IELD OF DREAMS</text:p>
          </table:table-cell>
          <table:table-cell office:value-type="float" office:value="44.3646944444444" calcext:value-type="float">
            <text:p>44.3646944444</text:p>
          </table:table-cell>
          <table:table-cell office:value-type="float" office:value="83.7626666666667" calcext:value-type="float">
            <text:p>83.7626666667</text:p>
          </table:table-cell>
        </table:table-row>
        <table:table-row table:style-name="ro1">
          <table:table-cell office:value-type="string" calcext:value-type="string">
            <text:p>M47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GE LAKE SPB</text:p>
          </table:table-cell>
          <table:table-cell office:value-type="float" office:value="44.35" calcext:value-type="float">
            <text:p>44.35</text:p>
          </table:table-cell>
          <table:table-cell office:value-type="float" office:value="83.9422222222222" calcext:value-type="float">
            <text:p>83.9422222222</text:p>
          </table:table-cell>
        </table:table-row>
        <table:table-row table:style-name="ro1">
          <table:table-cell office:value-type="string" calcext:value-type="string">
            <text:p>CM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UGHTON COUNTY MEMORIAL</text:p>
          </table:table-cell>
          <table:table-cell office:value-type="float" office:value="47.1684166666667" calcext:value-type="float">
            <text:p>47.1684166667</text:p>
          </table:table-cell>
          <table:table-cell office:value-type="float" office:value="88.4890583333333" calcext:value-type="float">
            <text:p>88.4890583333</text:p>
          </table:table-cell>
        </table:table-row>
        <table:table-row table:style-name="ro1">
          <table:table-cell office:value-type="string" calcext:value-type="string">
            <text:p>MG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RBOR SPRINGS</text:p>
          </table:table-cell>
          <table:table-cell office:value-type="float" office:value="45.4254722222222" calcext:value-type="float">
            <text:p>45.4254722222</text:p>
          </table:table-cell>
          <table:table-cell office:value-type="float" office:value="84.9134722222222" calcext:value-type="float">
            <text:p>84.9134722222</text:p>
          </table:table-cell>
        </table:table-row>
        <table:table-row table:style-name="ro1">
          <table:table-cell office:value-type="string" calcext:value-type="string">
            <text:p>4Y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AGLES LANDING</text:p>
          </table:table-cell>
          <table:table-cell office:value-type="float" office:value="44.3083361111111" calcext:value-type="float">
            <text:p>44.3083361111</text:p>
          </table:table-cell>
          <table:table-cell office:value-type="float" office:value="85.7722888888889" calcext:value-type="float">
            <text:p>85.7722888889</text:p>
          </table:table-cell>
        </table:table-row>
        <table:table-row table:style-name="ro1">
          <table:table-cell office:value-type="string" calcext:value-type="string">
            <text:p>80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LARE COUNTY</text:p>
          </table:table-cell>
          <table:table-cell office:value-type="float" office:value="44.0522777777778" calcext:value-type="float">
            <text:p>44.0522777778</text:p>
          </table:table-cell>
          <table:table-cell office:value-type="float" office:value="84.8131333333333" calcext:value-type="float">
            <text:p>84.8131333333</text:p>
          </table:table-cell>
        </table:table-row>
        <table:table-row table:style-name="ro1">
          <table:table-cell office:value-type="string" calcext:value-type="string">
            <text:p>5Y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RRISVILLE</text:p>
          </table:table-cell>
          <table:table-cell office:value-type="float" office:value="44.6682222222222" calcext:value-type="float">
            <text:p>44.6682222222</text:p>
          </table:table-cell>
          <table:table-cell office:value-type="float" office:value="83.3051111111111" calcext:value-type="float">
            <text:p>83.3051111111</text:p>
          </table:table-cell>
        </table:table-row>
        <table:table-row table:style-name="ro1">
          <table:table-cell office:value-type="string" calcext:value-type="string">
            <text:p>Z9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RSENS ISLAND</text:p>
          </table:table-cell>
          <table:table-cell office:value-type="float" office:value="42.5894166666667" calcext:value-type="float">
            <text:p>42.5894166667</text:p>
          </table:table-cell>
          <table:table-cell office:value-type="float" office:value="82.5756222222222" calcext:value-type="float">
            <text:p>82.5756222222</text:p>
          </table:table-cell>
        </table:table-row>
        <table:table-row table:style-name="ro1">
          <table:table-cell office:value-type="string" calcext:value-type="string">
            <text:p>HD6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RSENS ISLAND</text:p>
          </table:table-cell>
          <table:table-cell office:value-type="float" office:value="42.5922277777778" calcext:value-type="float">
            <text:p>42.5922277778</text:p>
          </table:table-cell>
          <table:table-cell office:value-type="float" office:value="82.57195" calcext:value-type="float">
            <text:p>82.57195</text:p>
          </table:table-cell>
        </table:table-row>
        <table:table-row table:style-name="ro1">
          <table:table-cell office:value-type="string" calcext:value-type="string">
            <text:p>C0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CEANA COUNTY</text:p>
          </table:table-cell>
          <table:table-cell office:value-type="float" office:value="43.6416333333333" calcext:value-type="float">
            <text:p>43.6416333333</text:p>
          </table:table-cell>
          <table:table-cell office:value-type="float" office:value="86.3290638888889" calcext:value-type="float">
            <text:p>86.3290638889</text:p>
          </table:table-cell>
        </table:table-row>
        <table:table-row table:style-name="ro1">
          <table:table-cell office:value-type="string" calcext:value-type="string">
            <text:p>9D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STINGS</text:p>
          </table:table-cell>
          <table:table-cell office:value-type="float" office:value="42.6635472222222" calcext:value-type="float">
            <text:p>42.6635472222</text:p>
          </table:table-cell>
          <table:table-cell office:value-type="float" office:value="85.3462055555556" calcext:value-type="float">
            <text:p>85.3462055556</text:p>
          </table:table-cell>
        </table:table-row>
        <table:table-row table:style-name="ro1">
          <table:table-cell office:value-type="string" calcext:value-type="string">
            <text:p>5Y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LBERT J LINDBERG</text:p>
          </table:table-cell>
          <table:table-cell office:value-type="float" office:value="46.0358472222222" calcext:value-type="float">
            <text:p>46.0358472222</text:p>
          </table:table-cell>
          <table:table-cell office:value-type="float" office:value="84.4197555555556" calcext:value-type="float">
            <text:p>84.4197555556</text:p>
          </table:table-cell>
        </table:table-row>
        <table:table-row table:style-name="ro1">
          <table:table-cell office:value-type="string" calcext:value-type="string">
            <text:p>13D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ONDEROSA</text:p>
          </table:table-cell>
          <table:table-cell office:value-type="float" office:value="42.6291666666667" calcext:value-type="float">
            <text:p>42.6291666667</text:p>
          </table:table-cell>
          <table:table-cell office:value-type="float" office:value="83.6830833333334" calcext:value-type="float">
            <text:p>83.6830833333</text:p>
          </table:table-cell>
        </table:table-row>
        <table:table-row table:style-name="ro1">
          <table:table-cell office:value-type="string" calcext:value-type="string">
            <text:p>Y9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ILLMAN</text:p>
          </table:table-cell>
          <table:table-cell office:value-type="float" office:value="45.0829277777778" calcext:value-type="float">
            <text:p>45.0829277778</text:p>
          </table:table-cell>
          <table:table-cell office:value-type="float" office:value="83.9340222222222" calcext:value-type="float">
            <text:p>83.9340222222</text:p>
          </table:table-cell>
        </table:table-row>
        <table:table-row table:style-name="ro1">
          <table:table-cell office:value-type="string" calcext:value-type="string">
            <text:p>JY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ILLSDALE MUNI</text:p>
          </table:table-cell>
          <table:table-cell office:value-type="float" office:value="41.9213027777778" calcext:value-type="float">
            <text:p>41.9213027778</text:p>
          </table:table-cell>
          <table:table-cell office:value-type="float" office:value="84.5866972222222" calcext:value-type="float">
            <text:p>84.5866972222</text:p>
          </table:table-cell>
        </table:table-row>
        <table:table-row table:style-name="ro1">
          <table:table-cell office:value-type="string" calcext:value-type="string">
            <text:p>HL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ARK TOWNSHIP</text:p>
          </table:table-cell>
          <table:table-cell office:value-type="float" office:value="42.7959111111111" calcext:value-type="float">
            <text:p>42.7959111111</text:p>
          </table:table-cell>
          <table:table-cell office:value-type="float" office:value="86.1619861111111" calcext:value-type="float">
            <text:p>86.1619861111</text:p>
          </table:table-cell>
        </table:table-row>
        <table:table-row table:style-name="ro1">
          <table:table-cell office:value-type="string" calcext:value-type="string">
            <text:p>BI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ST MICHIGAN RGNL</text:p>
          </table:table-cell>
          <table:table-cell office:value-type="float" office:value="42.7427777777778" calcext:value-type="float">
            <text:p>42.7427777778</text:p>
          </table:table-cell>
          <table:table-cell office:value-type="float" office:value="86.1078333333333" calcext:value-type="float">
            <text:p>86.1078333333</text:p>
          </table:table-cell>
        </table:table-row>
        <table:table-row table:style-name="ro1">
          <table:table-cell office:value-type="string" calcext:value-type="string">
            <text:p>HT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SCOMMON COUNTY - BLODGETT MEMORIAL</text:p>
          </table:table-cell>
          <table:table-cell office:value-type="float" office:value="44.3598666666667" calcext:value-type="float">
            <text:p>44.3598666667</text:p>
          </table:table-cell>
          <table:table-cell office:value-type="float" office:value="84.6694805555556" calcext:value-type="float">
            <text:p>84.6694805556</text:p>
          </table:table-cell>
        </table:table-row>
        <table:table-row table:style-name="ro1">
          <table:table-cell office:value-type="string" calcext:value-type="string">
            <text:p>5Y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UGHTON LAKE STATE</text:p>
          </table:table-cell>
          <table:table-cell office:value-type="float" office:value="44.3291805555556" calcext:value-type="float">
            <text:p>44.3291805556</text:p>
          </table:table-cell>
          <table:table-cell office:value-type="float" office:value="84.7916944444444" calcext:value-type="float">
            <text:p>84.7916944444</text:p>
          </table:table-cell>
        </table:table-row>
        <table:table-row table:style-name="ro1">
          <table:table-cell office:value-type="string" calcext:value-type="string">
            <text:p>13M</text:p>
          </table:table-cell>
          <table:table-cell office:value-type="string" calcext:value-type="string">
            <text:p>BALLOON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ERONUT PARK</text:p>
          </table:table-cell>
          <table:table-cell office:value-type="float" office:value="42.6041666666667" calcext:value-type="float">
            <text:p>42.6041666667</text:p>
          </table:table-cell>
          <table:table-cell office:value-type="float" office:value="83.8586111111111" calcext:value-type="float">
            <text:p>83.8586111111</text:p>
          </table:table-cell>
        </table:table-row>
        <table:table-row table:style-name="ro1">
          <table:table-cell office:value-type="string" calcext:value-type="string">
            <text:p>OZ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IVINGSTON COUNTY SPENCER J HARDY</text:p>
          </table:table-cell>
          <table:table-cell office:value-type="float" office:value="42.6294277777778" calcext:value-type="float">
            <text:p>42.6294277778</text:p>
          </table:table-cell>
          <table:table-cell office:value-type="float" office:value="83.9821916666667" calcext:value-type="float">
            <text:p>83.9821916667</text:p>
          </table:table-cell>
        </table:table-row>
        <table:table-row table:style-name="ro1">
          <table:table-cell office:value-type="string" calcext:value-type="string">
            <text:p>4Y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AETHER</text:p>
          </table:table-cell>
          <table:table-cell office:value-type="float" office:value="42.5651944444445" calcext:value-type="float">
            <text:p>42.5651944444</text:p>
          </table:table-cell>
          <table:table-cell office:value-type="float" office:value="83.8562916666667" calcext:value-type="float">
            <text:p>83.8562916667</text:p>
          </table:table-cell>
        </table:table-row>
        <table:table-row table:style-name="ro1">
          <table:table-cell office:value-type="string" calcext:value-type="string">
            <text:p>Y6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LVIN CAMPBELL MUNI</text:p>
          </table:table-cell>
          <table:table-cell office:value-type="float" office:value="45.4083444444444" calcext:value-type="float">
            <text:p>45.4083444444</text:p>
          </table:table-cell>
          <table:table-cell office:value-type="float" office:value="84.6000333333333" calcext:value-type="float">
            <text:p>84.6000333333</text:p>
          </table:table-cell>
        </table:table-row>
        <table:table-row table:style-name="ro1">
          <table:table-cell office:value-type="string" calcext:value-type="string">
            <text:p>Y8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EEN LAKE</text:p>
          </table:table-cell>
          <table:table-cell office:value-type="float" office:value="44.6057027777778" calcext:value-type="float">
            <text:p>44.6057027778</text:p>
          </table:table-cell>
          <table:table-cell office:value-type="float" office:value="85.7567888888889" calcext:value-type="float">
            <text:p>85.7567888889</text:p>
          </table:table-cell>
        </table:table-row>
        <table:table-row table:style-name="ro1">
          <table:table-cell office:value-type="string" calcext:value-type="string">
            <text:p>Y7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ONIA COUNTY</text:p>
          </table:table-cell>
          <table:table-cell office:value-type="float" office:value="42.9379277777778" calcext:value-type="float">
            <text:p>42.9379277778</text:p>
          </table:table-cell>
          <table:table-cell office:value-type="float" office:value="85.0605722222222" calcext:value-type="float">
            <text:p>85.0605722222</text:p>
          </table:table-cell>
        </table:table-row>
        <table:table-row table:style-name="ro1">
          <table:table-cell office:value-type="string" calcext:value-type="string">
            <text:p>IM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ORD</text:p>
          </table:table-cell>
          <table:table-cell office:value-type="float" office:value="45.8183611111111" calcext:value-type="float">
            <text:p>45.8183611111</text:p>
          </table:table-cell>
          <table:table-cell office:value-type="float" office:value="88.1145555555556" calcext:value-type="float">
            <text:p>88.1145555556</text:p>
          </table:table-cell>
        </table:table-row>
        <table:table-row table:style-name="ro1">
          <table:table-cell office:value-type="string" calcext:value-type="string">
            <text:p>Y7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TAMBAUGH</text:p>
          </table:table-cell>
          <table:table-cell office:value-type="float" office:value="46.0787638888889" calcext:value-type="float">
            <text:p>46.0787638889</text:p>
          </table:table-cell>
          <table:table-cell office:value-type="float" office:value="88.6354916666667" calcext:value-type="float">
            <text:p>88.6354916667</text:p>
          </table:table-cell>
        </table:table-row>
        <table:table-row table:style-name="ro1">
          <table:table-cell office:value-type="string" calcext:value-type="string">
            <text:p>IW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OGEBIC-IRON COUNTY</text:p>
          </table:table-cell>
          <table:table-cell office:value-type="float" office:value="46.5274722222222" calcext:value-type="float">
            <text:p>46.5274722222</text:p>
          </table:table-cell>
          <table:table-cell office:value-type="float" office:value="90.1313888888889" calcext:value-type="float">
            <text:p>90.1313888889</text:p>
          </table:table-cell>
        </table:table-row>
        <table:table-row table:style-name="ro1">
          <table:table-cell office:value-type="string" calcext:value-type="string">
            <text:p>M6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DWARD F JOHNSON</text:p>
          </table:table-cell>
          <table:table-cell office:value-type="float" office:value="46.3452166666667" calcext:value-type="float">
            <text:p>46.3452166667</text:p>
          </table:table-cell>
          <table:table-cell office:value-type="float" office:value="87.7884666666667" calcext:value-type="float">
            <text:p>87.7884666667</text:p>
          </table:table-cell>
        </table:table-row>
        <table:table-row table:style-name="ro1">
          <table:table-cell office:value-type="string" calcext:value-type="string">
            <text:p>JX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ACKSON COUNTY-REYNOLDS FIELD</text:p>
          </table:table-cell>
          <table:table-cell office:value-type="float" office:value="42.2604166666667" calcext:value-type="float">
            <text:p>42.2604166667</text:p>
          </table:table-cell>
          <table:table-cell office:value-type="float" office:value="84.4604444444444" calcext:value-type="float">
            <text:p>84.4604444444</text:p>
          </table:table-cell>
        </table:table-row>
        <table:table-row table:style-name="ro1">
          <table:table-cell office:value-type="string" calcext:value-type="string">
            <text:p>08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IVERVIEW</text:p>
          </table:table-cell>
          <table:table-cell office:value-type="float" office:value="42.9367222222222" calcext:value-type="float">
            <text:p>42.9367222222</text:p>
          </table:table-cell>
          <table:table-cell office:value-type="float" office:value="85.80575" calcext:value-type="float">
            <text:p>85.80575</text:p>
          </table:table-cell>
        </table:table-row>
        <table:table-row table:style-name="ro1">
          <table:table-cell office:value-type="string" calcext:value-type="string">
            <text:p>AZO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KALAMAZOO/BATTLE CREEK INTL</text:p>
          </table:table-cell>
          <table:table-cell office:value-type="float" office:value="42.2343888888889" calcext:value-type="float">
            <text:p>42.2343888889</text:p>
          </table:table-cell>
          <table:table-cell office:value-type="float" office:value="85.5515555555555" calcext:value-type="float">
            <text:p>85.5515555556</text:p>
          </table:table-cell>
        </table:table-row>
        <table:table-row table:style-name="ro1">
          <table:table-cell office:value-type="string" calcext:value-type="string">
            <text:p>4N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EWMAN'S</text:p>
          </table:table-cell>
          <table:table-cell office:value-type="float" office:value="42.288925" calcext:value-type="float">
            <text:p>42.288925</text:p>
          </table:table-cell>
          <table:table-cell office:value-type="float" office:value="85.7500083333333" calcext:value-type="float">
            <text:p>85.7500083333</text:p>
          </table:table-cell>
        </table:table-row>
        <table:table-row table:style-name="ro1">
          <table:table-cell office:value-type="string" calcext:value-type="string">
            <text:p>Y8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KALKASKA CITY</text:p>
          </table:table-cell>
          <table:table-cell office:value-type="float" office:value="44.7251833333333" calcext:value-type="float">
            <text:p>44.7251833333</text:p>
          </table:table-cell>
          <table:table-cell office:value-type="float" office:value="85.203125" calcext:value-type="float">
            <text:p>85.203125</text:p>
          </table:table-cell>
        </table:table-row>
        <table:table-row table:style-name="ro1">
          <table:table-cell office:value-type="string" calcext:value-type="string">
            <text:p>24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ILDERNESS AIRPARK</text:p>
          </table:table-cell>
          <table:table-cell office:value-type="float" office:value="43.2447444444444" calcext:value-type="float">
            <text:p>43.2447444444</text:p>
          </table:table-cell>
          <table:table-cell office:value-type="float" office:value="85.7117083333333" calcext:value-type="float">
            <text:p>85.7117083333</text:p>
          </table:table-cell>
        </table:table-row>
        <table:table-row table:style-name="ro1">
          <table:table-cell office:value-type="string" calcext:value-type="string">
            <text:p>15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NNIS FARMS</text:p>
          </table:table-cell>
          <table:table-cell office:value-type="float" office:value="42.8944166666667" calcext:value-type="float">
            <text:p>42.8944166667</text:p>
          </table:table-cell>
          <table:table-cell office:value-type="float" office:value="84.3922222222222" calcext:value-type="float">
            <text:p>84.3922222222</text:p>
          </table:table-cell>
        </table:table-row>
        <table:table-row table:style-name="ro1">
          <table:table-cell office:value-type="string" calcext:value-type="string">
            <text:p>Y9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ME ACRES SKY RANCH</text:p>
          </table:table-cell>
          <table:table-cell office:value-type="float" office:value="44.3202861111111" calcext:value-type="float">
            <text:p>44.3202861111</text:p>
          </table:table-cell>
          <table:table-cell office:value-type="float" office:value="85.1711527777778" calcext:value-type="float">
            <text:p>85.1711527778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KE ISABELLA - CAL BREWER MEMORIAL</text:p>
          </table:table-cell>
          <table:table-cell office:value-type="float" office:value="43.6444722222222" calcext:value-type="float">
            <text:p>43.6444722222</text:p>
          </table:table-cell>
          <table:table-cell office:value-type="float" office:value="84.9819666666667" calcext:value-type="float">
            <text:p>84.9819666667</text:p>
          </table:table-cell>
        </table:table-row>
        <table:table-row table:style-name="ro1">
          <table:table-cell office:value-type="string" calcext:value-type="string">
            <text:p>13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KEVIEW-GRIFFITH FIELD</text:p>
          </table:table-cell>
          <table:table-cell office:value-type="float" office:value="43.45225" calcext:value-type="float">
            <text:p>43.45225</text:p>
          </table:table-cell>
          <table:table-cell office:value-type="float" office:value="85.2646388888889" calcext:value-type="float">
            <text:p>85.2646388889</text:p>
          </table:table-cell>
        </table:table-row>
        <table:table-row table:style-name="ro1">
          <table:table-cell office:value-type="string" calcext:value-type="string">
            <text:p>DU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OLEDO SUBURBAN</text:p>
          </table:table-cell>
          <table:table-cell office:value-type="float" office:value="41.735875" calcext:value-type="float">
            <text:p>41.735875</text:p>
          </table:table-cell>
          <table:table-cell office:value-type="float" office:value="83.6557638888889" calcext:value-type="float">
            <text:p>83.6557638889</text:p>
          </table:table-cell>
        </table:table-row>
        <table:table-row table:style-name="ro1">
          <table:table-cell office:value-type="string" calcext:value-type="string">
            <text:p>LA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PITAL REGION INTL</text:p>
          </table:table-cell>
          <table:table-cell office:value-type="float" office:value="42.7786388888889" calcext:value-type="float">
            <text:p>42.7786388889</text:p>
          </table:table-cell>
          <table:table-cell office:value-type="float" office:value="84.5861944444444" calcext:value-type="float">
            <text:p>84.5861944444</text:p>
          </table:table-cell>
        </table:table-row>
        <table:table-row table:style-name="ro1">
          <table:table-cell office:value-type="string" calcext:value-type="string">
            <text:p>D9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UPONT-LAPEER</text:p>
          </table:table-cell>
          <table:table-cell office:value-type="float" office:value="43.0664722222222" calcext:value-type="float">
            <text:p>43.0664722222</text:p>
          </table:table-cell>
          <table:table-cell office:value-type="float" office:value="83.2715555555556" calcext:value-type="float">
            <text:p>83.2715555556</text:p>
          </table:table-cell>
        </table:table-row>
        <table:table-row table:style-name="ro1">
          <table:table-cell office:value-type="string" calcext:value-type="string">
            <text:p>8M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AGLE II</text:p>
          </table:table-cell>
          <table:table-cell office:value-type="float" office:value="44.8065277777778" calcext:value-type="float">
            <text:p>44.8065277778</text:p>
          </table:table-cell>
          <table:table-cell office:value-type="float" office:value="84.2761944444444" calcext:value-type="float">
            <text:p>84.2761944444</text:p>
          </table:table-cell>
        </table:table-row>
        <table:table-row table:style-name="ro1">
          <table:table-cell office:value-type="string" calcext:value-type="string">
            <text:p>7M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LUGPLATZ</text:p>
          </table:table-cell>
          <table:table-cell office:value-type="float" office:value="43.3417416666667" calcext:value-type="float">
            <text:p>43.3417416667</text:p>
          </table:table-cell>
          <table:table-cell office:value-type="float" office:value="82.5482833333333" calcext:value-type="float">
            <text:p>82.5482833333</text:p>
          </table:table-cell>
        </table:table-row>
        <table:table-row table:style-name="ro1">
          <table:table-cell office:value-type="string" calcext:value-type="string">
            <text:p>3L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LWRICK FLYING M</text:p>
          </table:table-cell>
          <table:table-cell office:value-type="float" office:value="44.7383444444444" calcext:value-type="float">
            <text:p>44.7383444444</text:p>
          </table:table-cell>
          <table:table-cell office:value-type="float" office:value="83.3796916666667" calcext:value-type="float">
            <text:p>83.3796916667</text:p>
          </table:table-cell>
        </table:table-row>
        <table:table-row table:style-name="ro1">
          <table:table-cell office:value-type="string" calcext:value-type="string">
            <text:p>9G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RICES</text:p>
          </table:table-cell>
          <table:table-cell office:value-type="float" office:value="42.8076111111111" calcext:value-type="float">
            <text:p>42.8076111111</text:p>
          </table:table-cell>
          <table:table-cell office:value-type="float" office:value="83.7689722222222" calcext:value-type="float">
            <text:p>83.7689722222</text:p>
          </table:table-cell>
        </table:table-row>
        <table:table-row table:style-name="ro1">
          <table:table-cell office:value-type="string" calcext:value-type="string">
            <text:p>24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OWELL CITY</text:p>
          </table:table-cell>
          <table:table-cell office:value-type="float" office:value="42.9539194444445" calcext:value-type="float">
            <text:p>42.9539194444</text:p>
          </table:table-cell>
          <table:table-cell office:value-type="float" office:value="85.3439055555556" calcext:value-type="float">
            <text:p>85.3439055556</text:p>
          </table:table-cell>
        </table:table-row>
        <table:table-row table:style-name="ro1">
          <table:table-cell office:value-type="string" calcext:value-type="string">
            <text:p>LD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SON COUNTY</text:p>
          </table:table-cell>
          <table:table-cell office:value-type="float" office:value="43.9625277777778" calcext:value-type="float">
            <text:p>43.9625277778</text:p>
          </table:table-cell>
          <table:table-cell office:value-type="float" office:value="86.4079166666667" calcext:value-type="float">
            <text:p>86.4079166667</text:p>
          </table:table-cell>
        </table:table-row>
        <table:table-row table:style-name="ro1">
          <table:table-cell office:value-type="string" calcext:value-type="string">
            <text:p>5Y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OST CREEK</text:p>
          </table:table-cell>
          <table:table-cell office:value-type="float" office:value="44.6600138888889" calcext:value-type="float">
            <text:p>44.6600138889</text:p>
          </table:table-cell>
          <table:table-cell office:value-type="float" office:value="84.2375111111111" calcext:value-type="float">
            <text:p>84.2375111111</text:p>
          </table:table-cell>
        </table:table-row>
        <table:table-row table:style-name="ro1">
          <table:table-cell office:value-type="string" calcext:value-type="string">
            <text:p>MC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CKINAC ISLAND</text:p>
          </table:table-cell>
          <table:table-cell office:value-type="float" office:value="45.8649833333333" calcext:value-type="float">
            <text:p>45.8649833333</text:p>
          </table:table-cell>
          <table:table-cell office:value-type="float" office:value="84.6370944444445" calcext:value-type="float">
            <text:p>84.6370944444</text:p>
          </table:table-cell>
        </table:table-row>
        <table:table-row table:style-name="ro1">
          <table:table-cell office:value-type="string" calcext:value-type="string">
            <text:p>D9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NCELONA MUNI</text:p>
          </table:table-cell>
          <table:table-cell office:value-type="float" office:value="44.9250055555556" calcext:value-type="float">
            <text:p>44.9250055556</text:p>
          </table:table-cell>
          <table:table-cell office:value-type="float" office:value="85.0667166666667" calcext:value-type="float">
            <text:p>85.0667166667</text:p>
          </table:table-cell>
        </table:table-row>
        <table:table-row table:style-name="ro1">
          <table:table-cell office:value-type="string" calcext:value-type="string">
            <text:p>75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SSETTIE</text:p>
          </table:table-cell>
          <table:table-cell office:value-type="float" office:value="42.1950972222222" calcext:value-type="float">
            <text:p>42.1950972222</text:p>
          </table:table-cell>
          <table:table-cell office:value-type="float" office:value="84.0308611111111" calcext:value-type="float">
            <text:p>84.0308611111</text:p>
          </table:table-cell>
        </table:table-row>
        <table:table-row table:style-name="ro1">
          <table:table-cell office:value-type="string" calcext:value-type="string">
            <text:p>MB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NISTEE CO-BLACKER</text:p>
          </table:table-cell>
          <table:table-cell office:value-type="float" office:value="44.2724722222222" calcext:value-type="float">
            <text:p>44.2724722222</text:p>
          </table:table-cell>
          <table:table-cell office:value-type="float" office:value="86.2468888888889" calcext:value-type="float">
            <text:p>86.2468888889</text:p>
          </table:table-cell>
        </table:table-row>
        <table:table-row table:style-name="ro1">
          <table:table-cell office:value-type="string" calcext:value-type="string">
            <text:p>ISQ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CHOOLCRAFT COUNTY</text:p>
          </table:table-cell>
          <table:table-cell office:value-type="float" office:value="45.9746388888889" calcext:value-type="float">
            <text:p>45.9746388889</text:p>
          </table:table-cell>
          <table:table-cell office:value-type="float" office:value="86.1718333333333" calcext:value-type="float">
            <text:p>86.1718333333</text:p>
          </table:table-cell>
        </table:table-row>
        <table:table-row table:style-name="ro1">
          <table:table-cell office:value-type="string" calcext:value-type="string">
            <text:p>76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RINE CITY</text:p>
          </table:table-cell>
          <table:table-cell office:value-type="float" office:value="42.7213777777778" calcext:value-type="float">
            <text:p>42.7213777778</text:p>
          </table:table-cell>
          <table:table-cell office:value-type="float" office:value="82.5962527777778" calcext:value-type="float">
            <text:p>82.5962527778</text:p>
          </table:table-cell>
        </table:table-row>
        <table:table-row table:style-name="ro1">
          <table:table-cell office:value-type="string" calcext:value-type="string">
            <text:p>77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RLETTE</text:p>
          </table:table-cell>
          <table:table-cell office:value-type="float" office:value="43.3118333333333" calcext:value-type="float">
            <text:p>43.3118333333</text:p>
          </table:table-cell>
          <table:table-cell office:value-type="float" office:value="83.0909166666667" calcext:value-type="float">
            <text:p>83.0909166667</text:p>
          </table:table-cell>
        </table:table-row>
        <table:table-row table:style-name="ro1">
          <table:table-cell office:value-type="string" calcext:value-type="string">
            <text:p>SA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WYER INTL</text:p>
          </table:table-cell>
          <table:table-cell office:value-type="float" office:value="46.3536388888889" calcext:value-type="float">
            <text:p>46.3536388889</text:p>
          </table:table-cell>
          <table:table-cell office:value-type="float" office:value="87.3953611111111" calcext:value-type="float">
            <text:p>87.3953611111</text:p>
          </table:table-cell>
        </table:table-row>
        <table:table-row table:style-name="ro1">
          <table:table-cell office:value-type="string" calcext:value-type="string">
            <text:p>RM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ROOKS FIELD</text:p>
          </table:table-cell>
          <table:table-cell office:value-type="float" office:value="42.2511916666667" calcext:value-type="float">
            <text:p>42.2511916667</text:p>
          </table:table-cell>
          <table:table-cell office:value-type="float" office:value="84.9554416666667" calcext:value-type="float">
            <text:p>84.9554416667</text:p>
          </table:table-cell>
        </table:table-row>
        <table:table-row table:style-name="ro1">
          <table:table-cell office:value-type="string" calcext:value-type="string">
            <text:p>TE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SON JEWETT FIELD</text:p>
          </table:table-cell>
          <table:table-cell office:value-type="float" office:value="42.5657777777778" calcext:value-type="float">
            <text:p>42.5657777778</text:p>
          </table:table-cell>
          <table:table-cell office:value-type="float" office:value="84.4231944444445" calcext:value-type="float">
            <text:p>84.4231944444</text:p>
          </table:table-cell>
        </table:table-row>
        <table:table-row table:style-name="ro1">
          <table:table-cell office:value-type="string" calcext:value-type="string">
            <text:p>0C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NADIAN LAKES</text:p>
          </table:table-cell>
          <table:table-cell office:value-type="float" office:value="43.5770111111111" calcext:value-type="float">
            <text:p>43.5770111111</text:p>
          </table:table-cell>
          <table:table-cell office:value-type="float" office:value="85.284" calcext:value-type="float">
            <text:p>85.284</text:p>
          </table:table-cell>
        </table:table-row>
        <table:table-row table:style-name="ro1">
          <table:table-cell office:value-type="string" calcext:value-type="string">
            <text:p>27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ECOSTA MORTON</text:p>
          </table:table-cell>
          <table:table-cell office:value-type="float" office:value="43.6300444444444" calcext:value-type="float">
            <text:p>43.6300444444</text:p>
          </table:table-cell>
          <table:table-cell office:value-type="float" office:value="85.2614888888889" calcext:value-type="float">
            <text:p>85.2614888889</text:p>
          </table:table-cell>
        </table:table-row>
        <table:table-row table:style-name="ro1">
          <table:table-cell office:value-type="string" calcext:value-type="string">
            <text:p>MN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ENOMINEE-MARINETTE TWIN COUNTY</text:p>
          </table:table-cell>
          <table:table-cell office:value-type="float" office:value="45.1266861111111" calcext:value-type="float">
            <text:p>45.1266861111</text:p>
          </table:table-cell>
          <table:table-cell office:value-type="float" office:value="87.6385416666667" calcext:value-type="float">
            <text:p>87.6385416667</text:p>
          </table:table-cell>
        </table:table-row>
        <table:table-row table:style-name="ro1">
          <table:table-cell office:value-type="string" calcext:value-type="string">
            <text:p>IK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ACK BARSTOW</text:p>
          </table:table-cell>
          <table:table-cell office:value-type="float" office:value="43.6629166666667" calcext:value-type="float">
            <text:p>43.6629166667</text:p>
          </table:table-cell>
          <table:table-cell office:value-type="float" office:value="84.2613055555556" calcext:value-type="float">
            <text:p>84.2613055556</text:p>
          </table:table-cell>
        </table:table-row>
        <table:table-row table:style-name="ro1">
          <table:table-cell office:value-type="string" calcext:value-type="string">
            <text:p>51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SCODA COUNTY DENNIS KAUFFMAN MEMORIAL</text:p>
          </table:table-cell>
          <table:table-cell office:value-type="float" office:value="44.6748333333333" calcext:value-type="float">
            <text:p>44.6748333333</text:p>
          </table:table-cell>
          <table:table-cell office:value-type="float" office:value="84.1220416666667" calcext:value-type="float">
            <text:p>84.1220416667</text:p>
          </table:table-cell>
        </table:table-row>
        <table:table-row table:style-name="ro1">
          <table:table-cell office:value-type="string" calcext:value-type="string">
            <text:p>TTF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USTER</text:p>
          </table:table-cell>
          <table:table-cell office:value-type="float" office:value="41.9398888888889" calcext:value-type="float">
            <text:p>41.9398888889</text:p>
          </table:table-cell>
          <table:table-cell office:value-type="float" office:value="83.4346666666667" calcext:value-type="float">
            <text:p>83.4346666667</text:p>
          </table:table-cell>
        </table:table-row>
        <table:table-row table:style-name="ro1">
          <table:table-cell office:value-type="string" calcext:value-type="string">
            <text:p>6Y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OORESTOWN AIRPARK</text:p>
          </table:table-cell>
          <table:table-cell office:value-type="float" office:value="44.4625111111111" calcext:value-type="float">
            <text:p>44.4625111111</text:p>
          </table:table-cell>
          <table:table-cell office:value-type="float" office:value="84.9958722222222" calcext:value-type="float">
            <text:p>84.9958722222</text:p>
          </table:table-cell>
        </table:table-row>
        <table:table-row table:style-name="ro1">
          <table:table-cell office:value-type="string" calcext:value-type="string">
            <text:p>MOP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OUNT PLEASANT MUNI</text:p>
          </table:table-cell>
          <table:table-cell office:value-type="float" office:value="43.6216388888889" calcext:value-type="float">
            <text:p>43.6216388889</text:p>
          </table:table-cell>
          <table:table-cell office:value-type="float" office:value="84.7373055555556" calcext:value-type="float">
            <text:p>84.7373055556</text:p>
          </table:table-cell>
        </table:table-row>
        <table:table-row table:style-name="ro1">
          <table:table-cell office:value-type="string" calcext:value-type="string">
            <text:p>5Y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NLEY FIELD</text:p>
          </table:table-cell>
          <table:table-cell office:value-type="float" office:value="46.3541166666667" calcext:value-type="float">
            <text:p>46.3541166667</text:p>
          </table:table-cell>
          <table:table-cell office:value-type="float" office:value="86.6209888888889" calcext:value-type="float">
            <text:p>86.6209888889</text:p>
          </table:table-cell>
        </table:table-row>
        <table:table-row table:style-name="ro1">
          <table:table-cell office:value-type="string" calcext:value-type="string">
            <text:p>MK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USKEGON COUNTY</text:p>
          </table:table-cell>
          <table:table-cell office:value-type="float" office:value="43.1676694444444" calcext:value-type="float">
            <text:p>43.1676694444</text:p>
          </table:table-cell>
          <table:table-cell office:value-type="float" office:value="86.2354361111111" calcext:value-type="float">
            <text:p>86.2354361111</text:p>
          </table:table-cell>
        </table:table-row>
        <table:table-row table:style-name="ro1">
          <table:table-cell office:value-type="string" calcext:value-type="string">
            <text:p>3NP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POLEON</text:p>
          </table:table-cell>
          <table:table-cell office:value-type="float" office:value="42.1710027777778" calcext:value-type="float">
            <text:p>42.1710027778</text:p>
          </table:table-cell>
          <table:table-cell office:value-type="float" office:value="84.2593083333333" calcext:value-type="float">
            <text:p>84.2593083333</text:p>
          </table:table-cell>
        </table:table-row>
        <table:table-row table:style-name="ro1">
          <table:table-cell office:value-type="string" calcext:value-type="string">
            <text:p>6H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VAN WAGNEN</text:p>
          </table:table-cell>
          <table:table-cell office:value-type="float" office:value="42.1557638888889" calcext:value-type="float">
            <text:p>42.1557638889</text:p>
          </table:table-cell>
          <table:table-cell office:value-type="float" office:value="84.3343194444445" calcext:value-type="float">
            <text:p>84.3343194444</text:p>
          </table:table-cell>
        </table:table-row>
        <table:table-row table:style-name="ro1">
          <table:table-cell office:value-type="string" calcext:value-type="string">
            <text:p>26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OLF LAKE</text:p>
          </table:table-cell>
          <table:table-cell office:value-type="float" office:value="42.2097222222222" calcext:value-type="float">
            <text:p>42.2097222222</text:p>
          </table:table-cell>
          <table:table-cell office:value-type="float" office:value="84.2316666666667" calcext:value-type="float">
            <text:p>84.2316666667</text:p>
          </table:table-cell>
        </table:table-row>
        <table:table-row table:style-name="ro1">
          <table:table-cell office:value-type="string" calcext:value-type="string">
            <text:p>Y4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AKLAND SOUTHWEST</text:p>
          </table:table-cell>
          <table:table-cell office:value-type="float" office:value="42.5031166666667" calcext:value-type="float">
            <text:p>42.5031166667</text:p>
          </table:table-cell>
          <table:table-cell office:value-type="float" office:value="83.6237166666667" calcext:value-type="float">
            <text:p>83.6237166667</text:p>
          </table:table-cell>
        </table:table-row>
        <table:table-row table:style-name="ro1">
          <table:table-cell office:value-type="string" calcext:value-type="string">
            <text:p>ER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UCE COUNTY</text:p>
          </table:table-cell>
          <table:table-cell office:value-type="float" office:value="46.311" calcext:value-type="float">
            <text:p>46.311</text:p>
          </table:table-cell>
          <table:table-cell office:value-type="float" office:value="85.4571666666667" calcext:value-type="float">
            <text:p>85.4571666667</text:p>
          </table:table-cell>
        </table:table-row>
        <table:table-row table:style-name="ro1">
          <table:table-cell office:value-type="string" calcext:value-type="string">
            <text:p>3T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ERRY TYLER MEMORIAL</text:p>
          </table:table-cell>
          <table:table-cell office:value-type="float" office:value="41.8358888888889" calcext:value-type="float">
            <text:p>41.8358888889</text:p>
          </table:table-cell>
          <table:table-cell office:value-type="float" office:value="86.2251666666667" calcext:value-type="float">
            <text:p>86.2251666667</text:p>
          </table:table-cell>
        </table:table-row>
        <table:table-row table:style-name="ro1">
          <table:table-cell office:value-type="string" calcext:value-type="string">
            <text:p>6Y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ORTH FOX ISLAND</text:p>
          </table:table-cell>
          <table:table-cell office:value-type="float" office:value="45.4822694444445" calcext:value-type="float">
            <text:p>45.4822694444</text:p>
          </table:table-cell>
          <table:table-cell office:value-type="float" office:value="85.7804222222222" calcext:value-type="float">
            <text:p>85.7804222222</text:p>
          </table:table-cell>
        </table:table-row>
        <table:table-row table:style-name="ro1">
          <table:table-cell office:value-type="string" calcext:value-type="string">
            <text:p>5D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OOLSEY MEMORIAL</text:p>
          </table:table-cell>
          <table:table-cell office:value-type="float" office:value="45.1643777777778" calcext:value-type="float">
            <text:p>45.1643777778</text:p>
          </table:table-cell>
          <table:table-cell office:value-type="float" office:value="85.5754972222222" calcext:value-type="float">
            <text:p>85.5754972222</text:p>
          </table:table-cell>
        </table:table-row>
        <table:table-row table:style-name="ro1">
          <table:table-cell office:value-type="string" calcext:value-type="string">
            <text:p>5N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T FIELD</text:p>
          </table:table-cell>
          <table:table-cell office:value-type="float" office:value="43.0971888888889" calcext:value-type="float">
            <text:p>43.0971888889</text:p>
          </table:table-cell>
          <table:table-cell office:value-type="float" office:value="86.0946166666667" calcext:value-type="float">
            <text:p>86.0946166667</text:p>
          </table:table-cell>
        </table:table-row>
        <table:table-row table:style-name="ro1">
          <table:table-cell office:value-type="string" calcext:value-type="string">
            <text:p>33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ABLONSKI</text:p>
          </table:table-cell>
          <table:table-cell office:value-type="float" office:value="43.0822416666667" calcext:value-type="float">
            <text:p>43.0822416667</text:p>
          </table:table-cell>
          <table:table-cell office:value-type="float" office:value="86.0947722222222" calcext:value-type="float">
            <text:p>86.0947722222</text:p>
          </table:table-cell>
        </table:table-row>
        <table:table-row table:style-name="ro1">
          <table:table-cell office:value-type="string" calcext:value-type="string">
            <text:p>Y9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EO E GOETZ COUNTY</text:p>
          </table:table-cell>
          <table:table-cell office:value-type="float" office:value="45.3708444444444" calcext:value-type="float">
            <text:p>45.3708444444</text:p>
          </table:table-cell>
          <table:table-cell office:value-type="float" office:value="84.2250138888889" calcext:value-type="float">
            <text:p>84.2250138889</text:p>
          </table:table-cell>
        </table:table-row>
        <table:table-row table:style-name="ro1">
          <table:table-cell office:value-type="string" calcext:value-type="string">
            <text:p>11J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ORILLA</text:p>
          </table:table-cell>
          <table:table-cell office:value-type="float" office:value="42.425" calcext:value-type="float">
            <text:p>42.425</text:p>
          </table:table-cell>
          <table:table-cell office:value-type="float" office:value="84.5780277777778" calcext:value-type="float">
            <text:p>84.5780277778</text:p>
          </table:table-cell>
        </table:table-row>
        <table:table-row table:style-name="ro1">
          <table:table-cell office:value-type="string" calcext:value-type="string">
            <text:p>OG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NTONAGON COUNTY - SCHUSTER FIELD</text:p>
          </table:table-cell>
          <table:table-cell office:value-type="float" office:value="46.8454722222222" calcext:value-type="float">
            <text:p>46.8454722222</text:p>
          </table:table-cell>
          <table:table-cell office:value-type="float" office:value="89.3670833333333" calcext:value-type="float">
            <text:p>89.3670833333</text:p>
          </table:table-cell>
        </table:table-row>
        <table:table-row table:style-name="ro1">
          <table:table-cell office:value-type="string" calcext:value-type="string">
            <text:p>OS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SCODA-WURTSMITH</text:p>
          </table:table-cell>
          <table:table-cell office:value-type="float" office:value="44.4515277777778" calcext:value-type="float">
            <text:p>44.4515277778</text:p>
          </table:table-cell>
          <table:table-cell office:value-type="float" office:value="83.3941666666667" calcext:value-type="float">
            <text:p>83.3941666667</text:p>
          </table:table-cell>
        </table:table-row>
        <table:table-row table:style-name="ro1">
          <table:table-cell office:value-type="string" calcext:value-type="string">
            <text:p>RNP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WOSSO COMMUNITY</text:p>
          </table:table-cell>
          <table:table-cell office:value-type="float" office:value="42.9929611111111" calcext:value-type="float">
            <text:p>42.9929611111</text:p>
          </table:table-cell>
          <table:table-cell office:value-type="float" office:value="84.1384833333333" calcext:value-type="float">
            <text:p>84.1384833333</text:p>
          </table:table-cell>
        </table:table-row>
        <table:table-row table:style-name="ro1">
          <table:table-cell office:value-type="string" calcext:value-type="string">
            <text:p>2H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RIPLE H</text:p>
          </table:table-cell>
          <table:table-cell office:value-type="float" office:value="42.3654305555556" calcext:value-type="float">
            <text:p>42.3654305556</text:p>
          </table:table-cell>
          <table:table-cell office:value-type="float" office:value="85.5556916666667" calcext:value-type="float">
            <text:p>85.5556916667</text:p>
          </table:table-cell>
        </table:table-row>
        <table:table-row table:style-name="ro1">
          <table:table-cell office:value-type="string" calcext:value-type="string">
            <text:p>2C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LMENA</text:p>
          </table:table-cell>
          <table:table-cell office:value-type="float" office:value="42.2529833333333" calcext:value-type="float">
            <text:p>42.2529833333</text:p>
          </table:table-cell>
          <table:table-cell office:value-type="float" office:value="85.8516527777778" calcext:value-type="float">
            <text:p>85.8516527778</text:p>
          </table:table-cell>
        </table:table-row>
        <table:table-row table:style-name="ro1">
          <table:table-cell office:value-type="string" calcext:value-type="string">
            <text:p>PL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ELLSTON RGNL AIRPORT OF EMMET COUNTY</text:p>
          </table:table-cell>
          <table:table-cell office:value-type="float" office:value="45.5709166666667" calcext:value-type="float">
            <text:p>45.5709166667</text:p>
          </table:table-cell>
          <table:table-cell office:value-type="float" office:value="84.7967222222222" calcext:value-type="float">
            <text:p>84.7967222222</text:p>
          </table:table-cell>
        </table:table-row>
        <table:table-row table:style-name="ro1">
          <table:table-cell office:value-type="string" calcext:value-type="string">
            <text:p>88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DOLPH FLD</text:p>
          </table:table-cell>
          <table:table-cell office:value-type="float" office:value="41.9197666666667" calcext:value-type="float">
            <text:p>41.9197666667</text:p>
          </table:table-cell>
          <table:table-cell office:value-type="float" office:value="83.7349361111111" calcext:value-type="float">
            <text:p>83.7349361111</text:p>
          </table:table-cell>
        </table:table-row>
        <table:table-row table:style-name="ro1">
          <table:table-cell office:value-type="string" calcext:value-type="string">
            <text:p>52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OSS</text:p>
          </table:table-cell>
          <table:table-cell office:value-type="float" office:value="43.8468888888889" calcext:value-type="float">
            <text:p>43.8468888889</text:p>
          </table:table-cell>
          <table:table-cell office:value-type="float" office:value="84.0113888888889" calcext:value-type="float">
            <text:p>84.0113888889</text:p>
          </table:table-cell>
        </table:table-row>
        <table:table-row table:style-name="ro1">
          <table:table-cell office:value-type="string" calcext:value-type="string">
            <text:p>61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LAINWELL MUNI</text:p>
          </table:table-cell>
          <table:table-cell office:value-type="float" office:value="42.4677916666667" calcext:value-type="float">
            <text:p>42.4677916667</text:p>
          </table:table-cell>
          <table:table-cell office:value-type="float" office:value="85.6480444444444" calcext:value-type="float">
            <text:p>85.6480444444</text:p>
          </table:table-cell>
        </table:table-row>
        <table:table-row table:style-name="ro1">
          <table:table-cell office:value-type="string" calcext:value-type="string">
            <text:p>1D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NTON-PLYMOUTH-METTETAL</text:p>
          </table:table-cell>
          <table:table-cell office:value-type="float" office:value="42.3481527777778" calcext:value-type="float">
            <text:p>42.3481527778</text:p>
          </table:table-cell>
          <table:table-cell office:value-type="float" office:value="83.4563388888889" calcext:value-type="float">
            <text:p>83.4563388889</text:p>
          </table:table-cell>
        </table:table-row>
        <table:table-row table:style-name="ro1">
          <table:table-cell office:value-type="string" calcext:value-type="string">
            <text:p>PT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AKLAND COUNTY INTL</text:p>
          </table:table-cell>
          <table:table-cell office:value-type="float" office:value="42.6656361111111" calcext:value-type="float">
            <text:p>42.6656361111</text:p>
          </table:table-cell>
          <table:table-cell office:value-type="float" office:value="83.4205055555556" calcext:value-type="float">
            <text:p>83.4205055556</text:p>
          </table:table-cell>
        </table:table-row>
        <table:table-row table:style-name="ro1">
          <table:table-cell office:value-type="string" calcext:value-type="string">
            <text:p>29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INDSTONE AIR HARBOR</text:p>
          </table:table-cell>
          <table:table-cell office:value-type="float" office:value="44.0467777777778" calcext:value-type="float">
            <text:p>44.0467777778</text:p>
          </table:table-cell>
          <table:table-cell office:value-type="float" office:value="82.9144166666667" calcext:value-type="float">
            <text:p>82.9144166667</text:p>
          </table:table-cell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T CLAIR COUNTY INTL</text:p>
          </table:table-cell>
          <table:table-cell office:value-type="float" office:value="42.9109722222222" calcext:value-type="float">
            <text:p>42.9109722222</text:p>
          </table:table-cell>
          <table:table-cell office:value-type="float" office:value="82.5288611111111" calcext:value-type="float">
            <text:p>82.5288611111</text:p>
          </table:table-cell>
        </table:table-row>
        <table:table-row table:style-name="ro1">
          <table:table-cell office:value-type="string" calcext:value-type="string">
            <text:p>M8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ALLE FIELD</text:p>
          </table:table-cell>
          <table:table-cell office:value-type="float" office:value="42.4708611111111" calcext:value-type="float">
            <text:p>42.4708611111</text:p>
          </table:table-cell>
          <table:table-cell office:value-type="float" office:value="86.12725" calcext:value-type="float">
            <text:p>86.12725</text:p>
          </table:table-cell>
        </table:table-row>
        <table:table-row table:style-name="ro1">
          <table:table-cell office:value-type="string" calcext:value-type="string">
            <text:p>57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AY COMMUNITY</text:p>
          </table:table-cell>
          <table:table-cell office:value-type="float" office:value="42.73675" calcext:value-type="float">
            <text:p>42.73675</text:p>
          </table:table-cell>
          <table:table-cell office:value-type="float" office:value="82.8888361111111" calcext:value-type="float">
            <text:p>82.8888361111</text:p>
          </table:table-cell>
        </table:table-row>
        <table:table-row table:style-name="ro1">
          <table:table-cell office:value-type="string" calcext:value-type="string">
            <text:p>RC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RTRON FIELD</text:p>
          </table:table-cell>
          <table:table-cell office:value-type="float" office:value="43.9000138888889" calcext:value-type="float">
            <text:p>43.9000138889</text:p>
          </table:table-cell>
          <table:table-cell office:value-type="float" office:value="85.5167166666667" calcext:value-type="float">
            <text:p>85.5167166667</text:p>
          </table:table-cell>
        </table:table-row>
        <table:table-row table:style-name="ro1">
          <table:table-cell office:value-type="string" calcext:value-type="string">
            <text:p>6Y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VAN EFFEN FLD</text:p>
          </table:table-cell>
          <table:table-cell office:value-type="float" office:value="46.0520527777778" calcext:value-type="float">
            <text:p>46.0520527778</text:p>
          </table:table-cell>
          <table:table-cell office:value-type="float" office:value="87.2582055555555" calcext:value-type="float">
            <text:p>87.2582055556</text:p>
          </table:table-cell>
        </table:table-row>
        <table:table-row table:style-name="ro1">
          <table:table-cell office:value-type="string" calcext:value-type="string">
            <text:p>35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LLS</text:p>
          </table:table-cell>
          <table:table-cell office:value-type="float" office:value="43.1283611111111" calcext:value-type="float">
            <text:p>43.1283611111</text:p>
          </table:table-cell>
          <table:table-cell office:value-type="float" office:value="85.5053055555556" calcext:value-type="float">
            <text:p>85.5053055556</text:p>
          </table:table-cell>
        </table:table-row>
        <table:table-row table:style-name="ro1">
          <table:table-cell office:value-type="string" calcext:value-type="string">
            <text:p>PZQ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RESQUE ISLE COUNTY</text:p>
          </table:table-cell>
          <table:table-cell office:value-type="float" office:value="45.4070833333333" calcext:value-type="float">
            <text:p>45.4070833333</text:p>
          </table:table-cell>
          <table:table-cell office:value-type="float" office:value="83.8128611111111" calcext:value-type="float">
            <text:p>83.8128611111</text:p>
          </table:table-cell>
        </table:table-row>
        <table:table-row table:style-name="ro1">
          <table:table-cell office:value-type="string" calcext:value-type="string">
            <text:p>D9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MEO STATE</text:p>
          </table:table-cell>
          <table:table-cell office:value-type="float" office:value="42.7963333333333" calcext:value-type="float">
            <text:p>42.7963333333</text:p>
          </table:table-cell>
          <table:table-cell office:value-type="float" office:value="82.9742583333333" calcext:value-type="float">
            <text:p>82.9742583333</text:p>
          </table:table-cell>
        </table:table-row>
        <table:table-row table:style-name="ro1">
          <table:table-cell office:value-type="string" calcext:value-type="string">
            <text:p>3R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SCOMMON CONSERVATION</text:p>
          </table:table-cell>
          <table:table-cell office:value-type="float" office:value="44.4734083333333" calcext:value-type="float">
            <text:p>44.4734083333</text:p>
          </table:table-cell>
          <table:table-cell office:value-type="float" office:value="84.5668194444444" calcext:value-type="float">
            <text:p>84.5668194444</text:p>
          </table:table-cell>
        </table:table-row>
        <table:table-row table:style-name="ro1">
          <table:table-cell office:value-type="string" calcext:value-type="string">
            <text:p>MB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BS INTL</text:p>
          </table:table-cell>
          <table:table-cell office:value-type="float" office:value="43.5329166666667" calcext:value-type="float">
            <text:p>43.5329166667</text:p>
          </table:table-cell>
          <table:table-cell office:value-type="float" office:value="84.0796388888889" calcext:value-type="float">
            <text:p>84.0796388889</text:p>
          </table:table-cell>
        </table:table-row>
        <table:table-row table:style-name="ro1">
          <table:table-cell office:value-type="string" calcext:value-type="string">
            <text:p>HY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GINAW COUNTY H W BROWNE</text:p>
          </table:table-cell>
          <table:table-cell office:value-type="float" office:value="43.4333611111111" calcext:value-type="float">
            <text:p>43.4333611111</text:p>
          </table:table-cell>
          <table:table-cell office:value-type="float" office:value="83.8623055555556" calcext:value-type="float">
            <text:p>83.8623055556</text:p>
          </table:table-cell>
        </table:table-row>
        <table:table-row table:style-name="ro1">
          <table:table-cell office:value-type="string" calcext:value-type="string">
            <text:p>96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OWLEY FIELD</text:p>
          </table:table-cell>
          <table:table-cell office:value-type="float" office:value="43.3757222222222" calcext:value-type="float">
            <text:p>43.3757222222</text:p>
          </table:table-cell>
          <table:table-cell office:value-type="float" office:value="82.8188333333333" calcext:value-type="float">
            <text:p>82.8188333333</text:p>
          </table:table-cell>
        </table:table-row>
        <table:table-row table:style-name="ro1">
          <table:table-cell office:value-type="string" calcext:value-type="string">
            <text:p>Y8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NDUSKY CITY</text:p>
          </table:table-cell>
          <table:table-cell office:value-type="float" office:value="43.4556277777778" calcext:value-type="float">
            <text:p>43.4556277778</text:p>
          </table:table-cell>
          <table:table-cell office:value-type="float" office:value="82.8417833333333" calcext:value-type="float">
            <text:p>82.8417833333</text:p>
          </table:table-cell>
        </table:table-row>
        <table:table-row table:style-name="ro1">
          <table:table-cell office:value-type="string" calcext:value-type="string">
            <text:p>CIU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HIPPEWA COUNTY INTL</text:p>
          </table:table-cell>
          <table:table-cell office:value-type="float" office:value="46.25075" calcext:value-type="float">
            <text:p>46.25075</text:p>
          </table:table-cell>
          <table:table-cell office:value-type="float" office:value="84.4723888888889" calcext:value-type="float">
            <text:p>84.4723888889</text:p>
          </table:table-cell>
        </table:table-row>
        <table:table-row table:style-name="ro1">
          <table:table-cell office:value-type="string" calcext:value-type="string">
            <text:p>ANJ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ULT STE MARIE MUNI/SANDERSON FIELD</text:p>
          </table:table-cell>
          <table:table-cell office:value-type="float" office:value="46.4792222222222" calcext:value-type="float">
            <text:p>46.4792222222</text:p>
          </table:table-cell>
          <table:table-cell office:value-type="float" office:value="84.3683888888889" calcext:value-type="float">
            <text:p>84.3683888889</text:p>
          </table:table-cell>
        </table:table-row>
        <table:table-row table:style-name="ro1">
          <table:table-cell office:value-type="string" calcext:value-type="string">
            <text:p>P9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RAIRIE RONDE</text:p>
          </table:table-cell>
          <table:table-cell office:value-type="float" office:value="42.12375" calcext:value-type="float">
            <text:p>42.12375</text:p>
          </table:table-cell>
          <table:table-cell office:value-type="float" office:value="85.7102777777778" calcext:value-type="float">
            <text:p>85.7102777778</text:p>
          </table:table-cell>
        </table:table-row>
        <table:table-row table:style-name="ro1">
          <table:table-cell office:value-type="string" calcext:value-type="string">
            <text:p>98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EBEWAING</text:p>
          </table:table-cell>
          <table:table-cell office:value-type="float" office:value="43.7295083333333" calcext:value-type="float">
            <text:p>43.7295083333</text:p>
          </table:table-cell>
          <table:table-cell office:value-type="float" office:value="83.4636166666667" calcext:value-type="float">
            <text:p>83.4636166667</text:p>
          </table:table-cell>
        </table:table-row>
        <table:table-row table:style-name="ro1">
          <table:table-cell office:value-type="string" calcext:value-type="string">
            <text:p>6Y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RICKETT-GROOMS FLD</text:p>
          </table:table-cell>
          <table:table-cell office:value-type="float" office:value="46.5086527777778" calcext:value-type="float">
            <text:p>46.5086527778</text:p>
          </table:table-cell>
          <table:table-cell office:value-type="float" office:value="88.7058472222222" calcext:value-type="float">
            <text:p>88.7058472222</text:p>
          </table:table-cell>
        </table:table-row>
        <table:table-row table:style-name="ro1">
          <table:table-cell office:value-type="string" calcext:value-type="string">
            <text:p>11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OHNSON FIELD</text:p>
          </table:table-cell>
          <table:table-cell office:value-type="float" office:value="42.9211388888889" calcext:value-type="float">
            <text:p>42.9211388889</text:p>
          </table:table-cell>
          <table:table-cell office:value-type="float" office:value="82.5854722222222" calcext:value-type="float">
            <text:p>82.5854722222</text:p>
          </table:table-cell>
        </table:table-row>
        <table:table-row table:style-name="ro1">
          <table:table-cell office:value-type="string" calcext:value-type="string">
            <text:p>LW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OUTH HAVEN AREA RGNL</text:p>
          </table:table-cell>
          <table:table-cell office:value-type="float" office:value="42.3513305555556" calcext:value-type="float">
            <text:p>42.3513305556</text:p>
          </table:table-cell>
          <table:table-cell office:value-type="float" office:value="86.2557416666667" calcext:value-type="float">
            <text:p>86.2557416667</text:p>
          </table:table-cell>
        </table:table-row>
        <table:table-row table:style-name="ro1">
          <table:table-cell office:value-type="string" calcext:value-type="string">
            <text:p>8D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AUL C MILLER-SPARTA</text:p>
          </table:table-cell>
          <table:table-cell office:value-type="float" office:value="43.1274361111111" calcext:value-type="float">
            <text:p>43.1274361111</text:p>
          </table:table-cell>
          <table:table-cell office:value-type="float" office:value="85.6791277777778" calcext:value-type="float">
            <text:p>85.6791277778</text:p>
          </table:table-cell>
        </table:table-row>
        <table:table-row table:style-name="ro1">
          <table:table-cell office:value-type="string" calcext:value-type="string">
            <text:p>5Y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AVID'S LANDING</text:p>
          </table:table-cell>
          <table:table-cell office:value-type="float" office:value="42.7977777777778" calcext:value-type="float">
            <text:p>42.7977777778</text:p>
          </table:table-cell>
          <table:table-cell office:value-type="float" office:value="82.5364722222222" calcext:value-type="float">
            <text:p>82.5364722222</text:p>
          </table:table-cell>
        </table:table-row>
        <table:table-row table:style-name="ro1">
          <table:table-cell office:value-type="string" calcext:value-type="string">
            <text:p>6Y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T HELEN</text:p>
          </table:table-cell>
          <table:table-cell office:value-type="float" office:value="44.3680027777778" calcext:value-type="float">
            <text:p>44.3680027778</text:p>
          </table:table-cell>
          <table:table-cell office:value-type="float" office:value="84.4021555555556" calcext:value-type="float">
            <text:p>84.4021555556</text:p>
          </table:table-cell>
        </table:table-row>
        <table:table-row table:style-name="ro1">
          <table:table-cell office:value-type="string" calcext:value-type="string">
            <text:p>83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CKINAC COUNTY</text:p>
          </table:table-cell>
          <table:table-cell office:value-type="float" office:value="45.8914444444445" calcext:value-type="float">
            <text:p>45.8914444444</text:p>
          </table:table-cell>
          <table:table-cell office:value-type="float" office:value="84.7381388888889" calcext:value-type="float">
            <text:p>84.7381388889</text:p>
          </table:table-cell>
        </table:table-row>
        <table:table-row table:style-name="ro1">
          <table:table-cell office:value-type="string" calcext:value-type="string">
            <text:p>97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LOWACKI</text:p>
          </table:table-cell>
          <table:table-cell office:value-type="float" office:value="43.0000305555556" calcext:value-type="float">
            <text:p>43.0000305556</text:p>
          </table:table-cell>
          <table:table-cell office:value-type="float" office:value="84.5958194444444" calcext:value-type="float">
            <text:p>84.5958194444</text:p>
          </table:table-cell>
        </table:table-row>
        <table:table-row table:style-name="ro1">
          <table:table-cell office:value-type="string" calcext:value-type="string">
            <text:p>3S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CHIFFER ACRES</text:p>
          </table:table-cell>
          <table:table-cell office:value-type="float" office:value="43.0358611111111" calcext:value-type="float">
            <text:p>43.0358611111</text:p>
          </table:table-cell>
          <table:table-cell office:value-type="float" office:value="84.4338694444445" calcext:value-type="float">
            <text:p>84.4338694444</text:p>
          </table:table-cell>
        </table:table-row>
        <table:table-row table:style-name="ro1">
          <table:table-cell office:value-type="string" calcext:value-type="string">
            <text:p>39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RIPP CREEK</text:p>
          </table:table-cell>
          <table:table-cell office:value-type="float" office:value="43.0647527777778" calcext:value-type="float">
            <text:p>43.0647527778</text:p>
          </table:table-cell>
          <table:table-cell office:value-type="float" office:value="84.48915" calcext:value-type="float">
            <text:p>84.48915</text:p>
          </table:table-cell>
        </table:table-row>
        <table:table-row table:style-name="ro1">
          <table:table-cell office:value-type="string" calcext:value-type="string">
            <text:p>38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IN FIELD</text:p>
          </table:table-cell>
          <table:table-cell office:value-type="float" office:value="43.5984722222222" calcext:value-type="float">
            <text:p>43.5984722222</text:p>
          </table:table-cell>
          <table:table-cell office:value-type="float" office:value="85.4924722222222" calcext:value-type="float">
            <text:p>85.4924722222</text:p>
          </table:table-cell>
        </table:table-row>
        <table:table-row table:style-name="ro1">
          <table:table-cell office:value-type="string" calcext:value-type="string">
            <text:p>IR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KIRSCH MUNI</text:p>
          </table:table-cell>
          <table:table-cell office:value-type="float" office:value="41.8132861111111" calcext:value-type="float">
            <text:p>41.8132861111</text:p>
          </table:table-cell>
          <table:table-cell office:value-type="float" office:value="85.4389583333333" calcext:value-type="float">
            <text:p>85.4389583333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IRAM CURE</text:p>
          </table:table-cell>
          <table:table-cell office:value-type="float" office:value="42.7700305555556" calcext:value-type="float">
            <text:p>42.7700305556</text:p>
          </table:table-cell>
          <table:table-cell office:value-type="float" office:value="84.9649555555556" calcext:value-type="float">
            <text:p>84.9649555556</text:p>
          </table:table-cell>
        </table:table-row>
        <table:table-row table:style-name="ro1">
          <table:table-cell office:value-type="string" calcext:value-type="string">
            <text:p>34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ERILLAT</text:p>
          </table:table-cell>
          <table:table-cell office:value-type="float" office:value="41.9750444444445" calcext:value-type="float">
            <text:p>41.9750444444</text:p>
          </table:table-cell>
          <table:table-cell office:value-type="float" office:value="83.9252166666667" calcext:value-type="float">
            <text:p>83.9252166667</text:p>
          </table:table-cell>
        </table:table-row>
        <table:table-row table:style-name="ro1">
          <table:table-cell office:value-type="string" calcext:value-type="string">
            <text:p>3T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EYERS-DIVER'S</text:p>
          </table:table-cell>
          <table:table-cell office:value-type="float" office:value="42.0251027777778" calcext:value-type="float">
            <text:p>42.0251027778</text:p>
          </table:table-cell>
          <table:table-cell office:value-type="float" office:value="83.9393" calcext:value-type="float">
            <text:p>83.9393</text:p>
          </table:table-cell>
        </table:table-row>
        <table:table-row table:style-name="ro1">
          <table:table-cell office:value-type="string" calcext:value-type="string">
            <text:p>22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ECUMSEH MILLS</text:p>
          </table:table-cell>
          <table:table-cell office:value-type="float" office:value="42.0338472222222" calcext:value-type="float">
            <text:p>42.0338472222</text:p>
          </table:table-cell>
          <table:table-cell office:value-type="float" office:value="83.8783527777778" calcext:value-type="float">
            <text:p>83.8783527778</text:p>
          </table:table-cell>
        </table:table-row>
        <table:table-row table:style-name="ro1">
          <table:table-cell office:value-type="string" calcext:value-type="string">
            <text:p>2T7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VAN CAMP'S</text:p>
          </table:table-cell>
          <table:table-cell office:value-type="float" office:value="42.0192333333333" calcext:value-type="float">
            <text:p>42.0192333333</text:p>
          </table:table-cell>
          <table:table-cell office:value-type="float" office:value="83.84865" calcext:value-type="float">
            <text:p>83.84865</text:p>
          </table:table-cell>
        </table:table-row>
        <table:table-row table:style-name="ro1">
          <table:table-cell office:value-type="string" calcext:value-type="string">
            <text:p>7Y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HOMPSONVILLE</text:p>
          </table:table-cell>
          <table:table-cell office:value-type="float" office:value="44.5177944444444" calcext:value-type="float">
            <text:p>44.5177944444</text:p>
          </table:table-cell>
          <table:table-cell office:value-type="float" office:value="85.9705666666667" calcext:value-type="float">
            <text:p>85.9705666667</text:p>
          </table:table-cell>
        </table:table-row>
        <table:table-row table:style-name="ro1">
          <table:table-cell office:value-type="string" calcext:value-type="string">
            <text:p>HA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HREE RIVERS MUNI DR HAINES</text:p>
          </table:table-cell>
          <table:table-cell office:value-type="float" office:value="41.95975" calcext:value-type="float">
            <text:p>41.95975</text:p>
          </table:table-cell>
          <table:table-cell office:value-type="float" office:value="85.5930555555556" calcext:value-type="float">
            <text:p>85.5930555556</text:p>
          </table:table-cell>
        </table:table-row>
        <table:table-row table:style-name="ro1">
          <table:table-cell office:value-type="string" calcext:value-type="string">
            <text:p>Y3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BEAAYE</text:p>
          </table:table-cell>
          <table:table-cell office:value-type="float" office:value="45.5311194444444" calcext:value-type="float">
            <text:p>45.5311194444</text:p>
          </table:table-cell>
          <table:table-cell office:value-type="float" office:value="84.5569805555556" calcext:value-type="float">
            <text:p>84.5569805556</text:p>
          </table:table-cell>
        </table:table-row>
        <table:table-row table:style-name="ro1">
          <table:table-cell office:value-type="string" calcext:value-type="string">
            <text:p>TV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HERRY CAPITAL</text:p>
          </table:table-cell>
          <table:table-cell office:value-type="float" office:value="44.7415833333333" calcext:value-type="float">
            <text:p>44.7415833333</text:p>
          </table:table-cell>
          <table:table-cell office:value-type="float" office:value="85.5817777777778" calcext:value-type="float">
            <text:p>85.5817777778</text:p>
          </table:table-cell>
        </table:table-row>
        <table:table-row table:style-name="ro1">
          <table:table-cell office:value-type="string" calcext:value-type="string">
            <text:p>4M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KE ANN AIRWAY ESTATES</text:p>
          </table:table-cell>
          <table:table-cell office:value-type="float" office:value="44.6961527777778" calcext:value-type="float">
            <text:p>44.6961527778</text:p>
          </table:table-cell>
          <table:table-cell office:value-type="float" office:value="85.9140472222222" calcext:value-type="float">
            <text:p>85.9140472222</text:p>
          </table:table-cell>
        </table:table-row>
        <table:table-row table:style-name="ro1">
          <table:table-cell office:value-type="string" calcext:value-type="string">
            <text:p>Y0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UGAR LOAF RESORT</text:p>
          </table:table-cell>
          <table:table-cell office:value-type="float" office:value="44.9124972222222" calcext:value-type="float">
            <text:p>44.9124972222</text:p>
          </table:table-cell>
          <table:table-cell office:value-type="float" office:value="85.813975" calcext:value-type="float">
            <text:p>85.813975</text:p>
          </table:table-cell>
        </table:table-row>
        <table:table-row table:style-name="ro1">
          <table:table-cell office:value-type="string" calcext:value-type="string">
            <text:p>VL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AKLAND/TROY</text:p>
          </table:table-cell>
          <table:table-cell office:value-type="float" office:value="42.5429444444444" calcext:value-type="float">
            <text:p>42.5429444444</text:p>
          </table:table-cell>
          <table:table-cell office:value-type="float" office:value="83.1778888888889" calcext:value-type="float">
            <text:p>83.1778888889</text:p>
          </table:table-cell>
        </table:table-row>
        <table:table-row table:style-name="ro1">
          <table:table-cell office:value-type="string" calcext:value-type="string">
            <text:p>40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ATERVLIET MUNI</text:p>
          </table:table-cell>
          <table:table-cell office:value-type="float" office:value="42.2000361111111" calcext:value-type="float">
            <text:p>42.2000361111</text:p>
          </table:table-cell>
          <table:table-cell office:value-type="float" office:value="86.2500222222222" calcext:value-type="float">
            <text:p>86.2500222222</text:p>
          </table:table-cell>
        </table:table-row>
        <table:table-row table:style-name="ro1">
          <table:table-cell office:value-type="string" calcext:value-type="string">
            <text:p>41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LKINS FIELD</text:p>
          </table:table-cell>
          <table:table-cell office:value-type="float" office:value="42.6916972222222" calcext:value-type="float">
            <text:p>42.6916972222</text:p>
          </table:table-cell>
          <table:table-cell office:value-type="float" office:value="85.6458527777778" calcext:value-type="float">
            <text:p>85.6458527778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JIBWA AIRPARK</text:p>
          </table:table-cell>
          <table:table-cell office:value-type="float" office:value="43.720025" calcext:value-type="float">
            <text:p>43.720025</text:p>
          </table:table-cell>
          <table:table-cell office:value-type="float" office:value="85.0028027777778" calcext:value-type="float">
            <text:p>85.0028027778</text:p>
          </table:table-cell>
        </table:table-row>
        <table:table-row table:style-name="ro1">
          <table:table-cell office:value-type="string" calcext:value-type="string">
            <text:p>Y3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ST BRANCH COMMUNITY</text:p>
          </table:table-cell>
          <table:table-cell office:value-type="float" office:value="44.2448111111111" calcext:value-type="float">
            <text:p>44.2448111111</text:p>
          </table:table-cell>
          <table:table-cell office:value-type="float" office:value="84.1798083333334" calcext:value-type="float">
            <text:p>84.1798083333</text:p>
          </table:table-cell>
        </table:table-row>
        <table:table-row table:style-name="ro1">
          <table:table-cell office:value-type="string" calcext:value-type="string">
            <text:p>3F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OREST HILL</text:p>
          </table:table-cell>
          <table:table-cell office:value-type="float" office:value="42.9107222222222" calcext:value-type="float">
            <text:p>42.9107222222</text:p>
          </table:table-cell>
          <table:table-cell office:value-type="float" office:value="84.675" calcext:value-type="float">
            <text:p>84.675</text:p>
          </table:table-cell>
        </table:table-row>
        <table:table-row table:style-name="ro1">
          <table:table-cell office:value-type="string" calcext:value-type="string">
            <text:p>42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HITE CLOUD</text:p>
          </table:table-cell>
          <table:table-cell office:value-type="float" office:value="43.5598472222222" calcext:value-type="float">
            <text:p>43.5598472222</text:p>
          </table:table-cell>
          <table:table-cell office:value-type="float" office:value="85.7741527777778" calcext:value-type="float">
            <text:p>85.7741527778</text:p>
          </table:table-cell>
        </table:table-row>
        <table:table-row table:style-name="ro1">
          <table:table-cell office:value-type="string" calcext:value-type="string">
            <text:p>89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IDENS</text:p>
          </table:table-cell>
          <table:table-cell office:value-type="float" office:value="42.7338611111111" calcext:value-type="float">
            <text:p>42.7338611111</text:p>
          </table:table-cell>
          <table:table-cell office:value-type="float" office:value="84.3221111111111" calcext:value-type="float">
            <text:p>84.3221111111</text:p>
          </table:table-cell>
        </table:table-row>
        <table:table-row table:style-name="ro1">
          <table:table-cell office:value-type="string" calcext:value-type="string">
            <text:p>53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OODRUFF LAKE</text:p>
          </table:table-cell>
          <table:table-cell office:value-type="float" office:value="43.5544722222222" calcext:value-type="float">
            <text:p>43.5544722222</text:p>
          </table:table-cell>
          <table:table-cell office:value-type="float" office:value="84.9785555555556" calcext:value-type="float">
            <text:p>84.9785555556</text:p>
          </table:table-cell>
        </table:table-row>
        <table:table-row table:style-name="ro1">
          <table:table-cell office:value-type="string" calcext:value-type="string">
            <text:p>48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AVAGAN FLD</text:p>
          </table:table-cell>
          <table:table-cell office:value-type="float" office:value="43.1034444444444" calcext:value-type="float">
            <text:p>43.1034444444</text:p>
          </table:table-cell>
          <table:table-cell office:value-type="float" office:value="82.8902222222222" calcext:value-type="float">
            <text:p>82.8902222222</text:p>
          </table:table-cell>
        </table:table-row>
        <table:table-row table:style-name="ro1">
          <table:table-cell office:value-type="string" calcext:value-type="string">
            <text:p>4Y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ARA FIELD</text:p>
          </table:table-cell>
          <table:table-cell office:value-type="float" office:value="43.2022444444444" calcext:value-type="float">
            <text:p>43.2022444444</text:p>
          </table:table-cell>
          <table:table-cell office:value-type="float" office:value="82.7538888888889" calcext:value-type="float">
            <text:p>82.7538888889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YALE</text:p>
          </table:table-cell>
          <table:table-cell office:value-type="float" office:value="43.112525" calcext:value-type="float">
            <text:p>43.112525</text:p>
          </table:table-cell>
          <table:table-cell office:value-type="float" office:value="82.7874277777778" calcext:value-type="float">
            <text:p>82.7874277778</text:p>
          </table:table-cell>
        </table:table-row>
        <table:table-row table:style-name="ro1">
          <table:table-cell office:value-type="string" calcext:value-type="string">
            <text:p>Z9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TTAWA EXECUTIVE</text:p>
          </table:table-cell>
          <table:table-cell office:value-type="float" office:value="42.8172472222222" calcext:value-type="float">
            <text:p>42.8172472222</text:p>
          </table:table-cell>
          <table:table-cell office:value-type="float" office:value="85.9280916666667" calcext:value-type="float">
            <text:p>85.9280916667</text:p>
          </table:table-cell>
        </table:table-row>
        <table:table-row table:style-name="ro1">
          <table:table-cell office:value-type="string" calcext:value-type="string">
            <text:p>D0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ORMAN COUNTY ADA/TWIN VALLEY</text:p>
          </table:table-cell>
          <table:table-cell office:value-type="float" office:value="47.2604666666667" calcext:value-type="float">
            <text:p>47.2604666667</text:p>
          </table:table-cell>
          <table:table-cell office:value-type="float" office:value="96.4002638888889" calcext:value-type="float">
            <text:p>96.4002638889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ITKIN MUNI-STEVE KURTZ FIELD</text:p>
          </table:table-cell>
          <table:table-cell office:value-type="float" office:value="46.5484611111111" calcext:value-type="float">
            <text:p>46.5484611111</text:p>
          </table:table-cell>
          <table:table-cell office:value-type="float" office:value="93.6766305555556" calcext:value-type="float">
            <text:p>93.6766305556</text:p>
          </table:table-cell>
        </table:table-row>
        <table:table-row table:style-name="ro1">
          <table:table-cell office:value-type="string" calcext:value-type="string">
            <text:p>AE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LBERT LEA MUNI</text:p>
          </table:table-cell>
          <table:table-cell office:value-type="float" office:value="43.6813138888889" calcext:value-type="float">
            <text:p>43.6813138889</text:p>
          </table:table-cell>
          <table:table-cell office:value-type="float" office:value="93.3681472222222" calcext:value-type="float">
            <text:p>93.3681472222</text:p>
          </table:table-cell>
        </table:table-row>
        <table:table-row table:style-name="ro1">
          <table:table-cell office:value-type="string" calcext:value-type="string">
            <text:p>AX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HANDLER FIELD</text:p>
          </table:table-cell>
          <table:table-cell office:value-type="float" office:value="45.8663055555556" calcext:value-type="float">
            <text:p>45.8663055556</text:p>
          </table:table-cell>
          <table:table-cell office:value-type="float" office:value="95.3946666666667" calcext:value-type="float">
            <text:p>95.3946666667</text:p>
          </table:table-cell>
        </table:table-row>
        <table:table-row table:style-name="ro1">
          <table:table-cell office:value-type="string" calcext:value-type="string">
            <text:p>AQP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PPLETON MUNI</text:p>
          </table:table-cell>
          <table:table-cell office:value-type="float" office:value="45.2275" calcext:value-type="float">
            <text:p>45.2275</text:p>
          </table:table-cell>
          <table:table-cell office:value-type="float" office:value="96.0045277777778" calcext:value-type="float">
            <text:p>96.0045277778</text:p>
          </table:table-cell>
        </table:table-row>
        <table:table-row table:style-name="ro1">
          <table:table-cell office:value-type="string" calcext:value-type="string">
            <text:p>AU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USTIN MUNI</text:p>
          </table:table-cell>
          <table:table-cell office:value-type="float" office:value="43.6626388888889" calcext:value-type="float">
            <text:p>43.6626388889</text:p>
          </table:table-cell>
          <table:table-cell office:value-type="float" office:value="92.9329166666667" calcext:value-type="float">
            <text:p>92.9329166667</text:p>
          </table:table-cell>
        </table:table-row>
        <table:table-row table:style-name="ro1">
          <table:table-cell office:value-type="string" calcext:value-type="string">
            <text:p>7Y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ACKUS MUNI</text:p>
          </table:table-cell>
          <table:table-cell office:value-type="float" office:value="46.8269027777778" calcext:value-type="float">
            <text:p>46.8269027778</text:p>
          </table:table-cell>
          <table:table-cell office:value-type="float" office:value="94.5072194444444" calcext:value-type="float">
            <text:p>94.5072194444</text:p>
          </table:table-cell>
        </table:table-row>
        <table:table-row table:style-name="ro1">
          <table:table-cell office:value-type="string" calcext:value-type="string">
            <text:p>7Y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AGLEY MUNI</text:p>
          </table:table-cell>
          <table:table-cell office:value-type="float" office:value="47.5240305555556" calcext:value-type="float">
            <text:p>47.5240305556</text:p>
          </table:table-cell>
          <table:table-cell office:value-type="float" office:value="95.3637111111111" calcext:value-type="float">
            <text:p>95.3637111111</text:p>
          </table:table-cell>
        </table:table-row>
        <table:table-row table:style-name="ro1">
          <table:table-cell office:value-type="string" calcext:value-type="string">
            <text:p>BD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AUDETTE INTL</text:p>
          </table:table-cell>
          <table:table-cell office:value-type="float" office:value="48.7284444444444" calcext:value-type="float">
            <text:p>48.7284444444</text:p>
          </table:table-cell>
          <table:table-cell office:value-type="float" office:value="94.6121944444444" calcext:value-type="float">
            <text:p>94.6121944444</text:p>
          </table:table-cell>
        </table:table-row>
        <table:table-row table:style-name="ro1">
          <table:table-cell office:value-type="string" calcext:value-type="string">
            <text:p>7Y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 R S SPORT STRIP</text:p>
          </table:table-cell>
          <table:table-cell office:value-type="float" office:value="44.6597222222222" calcext:value-type="float">
            <text:p>44.6597222222</text:p>
          </table:table-cell>
          <table:table-cell office:value-type="float" office:value="93.7787722222222" calcext:value-type="float">
            <text:p>93.7787722222</text:p>
          </table:table-cell>
        </table:table-row>
        <table:table-row table:style-name="ro1">
          <table:table-cell office:value-type="string" calcext:value-type="string">
            <text:p>BJ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EMIDJI RGNL</text:p>
          </table:table-cell>
          <table:table-cell office:value-type="float" office:value="47.5107222222222" calcext:value-type="float">
            <text:p>47.5107222222</text:p>
          </table:table-cell>
          <table:table-cell office:value-type="float" office:value="94.9347222222222" calcext:value-type="float">
            <text:p>94.9347222222</text:p>
          </table:table-cell>
        </table:table-row>
        <table:table-row table:style-name="ro1">
          <table:table-cell office:value-type="string" calcext:value-type="string">
            <text:p>96M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BERG AIR BASE</text:p>
          </table:table-cell>
          <table:table-cell office:value-type="float" office:value="47.4996722222222" calcext:value-type="float">
            <text:p>47.4996722222</text:p>
          </table:table-cell>
          <table:table-cell office:value-type="float" office:value="94.9452777777778" calcext:value-type="float">
            <text:p>94.9452777778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ENSON MUNI</text:p>
          </table:table-cell>
          <table:table-cell office:value-type="float" office:value="45.3319166666667" calcext:value-type="float">
            <text:p>45.3319166667</text:p>
          </table:table-cell>
          <table:table-cell office:value-type="float" office:value="95.6505833333334" calcext:value-type="float">
            <text:p>95.6505833333</text:p>
          </table:table-cell>
        </table:table-row>
        <table:table-row table:style-name="ro1">
          <table:table-cell office:value-type="string" calcext:value-type="string">
            <text:p>7Y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IG FALLS MUNI</text:p>
          </table:table-cell>
          <table:table-cell office:value-type="float" office:value="48.2005138888889" calcext:value-type="float">
            <text:p>48.2005138889</text:p>
          </table:table-cell>
          <table:table-cell office:value-type="float" office:value="93.762375" calcext:value-type="float">
            <text:p>93.762375</text:p>
          </table:table-cell>
        </table:table-row>
        <table:table-row table:style-name="ro1">
          <table:table-cell office:value-type="string" calcext:value-type="string">
            <text:p>FOZ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IGFORK MUNI</text:p>
          </table:table-cell>
          <table:table-cell office:value-type="float" office:value="47.7839333333333" calcext:value-type="float">
            <text:p>47.7839333333</text:p>
          </table:table-cell>
          <table:table-cell office:value-type="float" office:value="93.6509916666667" calcext:value-type="float">
            <text:p>93.6509916667</text:p>
          </table:table-cell>
        </table:table-row>
        <table:table-row table:style-name="ro1">
          <table:table-cell office:value-type="string" calcext:value-type="string">
            <text:p>SBU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LUE EARTH MUNI</text:p>
          </table:table-cell>
          <table:table-cell office:value-type="float" office:value="43.5953611111111" calcext:value-type="float">
            <text:p>43.5953611111</text:p>
          </table:table-cell>
          <table:table-cell office:value-type="float" office:value="94.0928611111111" calcext:value-type="float">
            <text:p>94.0928611111</text:p>
          </table:table-cell>
        </table:table-row>
        <table:table-row table:style-name="ro1">
          <table:table-cell office:value-type="string" calcext:value-type="string">
            <text:p>9Y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OWSTRING</text:p>
          </table:table-cell>
          <table:table-cell office:value-type="float" office:value="47.5582194444444" calcext:value-type="float">
            <text:p>47.5582194444</text:p>
          </table:table-cell>
          <table:table-cell office:value-type="float" office:value="93.8699527777778" calcext:value-type="float">
            <text:p>93.8699527778</text:p>
          </table:table-cell>
        </table:table-row>
        <table:table-row table:style-name="ro1">
          <table:table-cell office:value-type="string" calcext:value-type="string">
            <text:p>BR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RAINERD LAKES RGNL</text:p>
          </table:table-cell>
          <table:table-cell office:value-type="float" office:value="46.4042222222222" calcext:value-type="float">
            <text:p>46.4042222222</text:p>
          </table:table-cell>
          <table:table-cell office:value-type="float" office:value="94.1338055555556" calcext:value-type="float">
            <text:p>94.1338055556</text:p>
          </table:table-cell>
        </table:table-row>
        <table:table-row table:style-name="ro1">
          <table:table-cell office:value-type="string" calcext:value-type="string">
            <text:p>6D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ROOTEN MUNI/JOHN O BOHMER FIELD</text:p>
          </table:table-cell>
          <table:table-cell office:value-type="float" office:value="45.4970472222222" calcext:value-type="float">
            <text:p>45.4970472222</text:p>
          </table:table-cell>
          <table:table-cell office:value-type="float" office:value="95.1042083333333" calcext:value-type="float">
            <text:p>95.1042083333</text:p>
          </table:table-cell>
        </table:table-row>
        <table:table-row table:style-name="ro1">
          <table:table-cell office:value-type="string" calcext:value-type="string">
            <text:p>CF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UFFALO MUNI</text:p>
          </table:table-cell>
          <table:table-cell office:value-type="float" office:value="45.1588333333333" calcext:value-type="float">
            <text:p>45.1588333333</text:p>
          </table:table-cell>
          <table:table-cell office:value-type="float" office:value="93.8433055555555" calcext:value-type="float">
            <text:p>93.8433055556</text:p>
          </table:table-cell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OUSTON COUNTY</text:p>
          </table:table-cell>
          <table:table-cell office:value-type="float" office:value="43.5963583333333" calcext:value-type="float">
            <text:p>43.5963583333</text:p>
          </table:table-cell>
          <table:table-cell office:value-type="float" office:value="91.5039444444444" calcext:value-type="float">
            <text:p>91.5039444444</text:p>
          </table:table-cell>
        </table:table-row>
        <table:table-row table:style-name="ro1">
          <table:table-cell office:value-type="string" calcext:value-type="string">
            <text:p>CB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AMBRIDGE MUNI</text:p>
          </table:table-cell>
          <table:table-cell office:value-type="float" office:value="45.5574916666667" calcext:value-type="float">
            <text:p>45.5574916667</text:p>
          </table:table-cell>
          <table:table-cell office:value-type="float" office:value="93.2641833333333" calcext:value-type="float">
            <text:p>93.2641833333</text:p>
          </table:table-cell>
        </table:table-row>
        <table:table-row table:style-name="ro1">
          <table:table-cell office:value-type="string" calcext:value-type="string">
            <text:p>CN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YERS FIELD</text:p>
          </table:table-cell>
          <table:table-cell office:value-type="float" office:value="44.7295" calcext:value-type="float">
            <text:p>44.7295</text:p>
          </table:table-cell>
          <table:table-cell office:value-type="float" office:value="96.2660277777778" calcext:value-type="float">
            <text:p>96.2660277778</text:p>
          </table:table-cell>
        </table:table-row>
        <table:table-row table:style-name="ro1">
          <table:table-cell office:value-type="string" calcext:value-type="string">
            <text:p>8Y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LARISSA MUNI</text:p>
          </table:table-cell>
          <table:table-cell office:value-type="float" office:value="46.1130194444444" calcext:value-type="float">
            <text:p>46.1130194444</text:p>
          </table:table-cell>
          <table:table-cell office:value-type="float" office:value="94.9066888888889" calcext:value-type="float">
            <text:p>94.9066888889</text:p>
          </table:table-cell>
        </table:table-row>
        <table:table-row table:style-name="ro1">
          <table:table-cell office:value-type="string" calcext:value-type="string">
            <text:p>8Y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EADERS CLEAR LAKE</text:p>
          </table:table-cell>
          <table:table-cell office:value-type="float" office:value="45.4444083333333" calcext:value-type="float">
            <text:p>45.4444083333</text:p>
          </table:table-cell>
          <table:table-cell office:value-type="float" office:value="93.9710916666667" calcext:value-type="float">
            <text:p>93.9710916667</text:p>
          </table:table-cell>
        </table:table-row>
        <table:table-row table:style-name="ro1">
          <table:table-cell office:value-type="string" calcext:value-type="string">
            <text:p>COQ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LOQUET CARLTON COUNTY</text:p>
          </table:table-cell>
          <table:table-cell office:value-type="float" office:value="46.7011111111111" calcext:value-type="float">
            <text:p>46.7011111111</text:p>
          </table:table-cell>
          <table:table-cell office:value-type="float" office:value="92.5035555555555" calcext:value-type="float">
            <text:p>92.5035555556</text:p>
          </table:table-cell>
        </table:table-row>
        <table:table-row table:style-name="ro1">
          <table:table-cell office:value-type="string" calcext:value-type="string">
            <text:p>CQ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OOK MUNI</text:p>
          </table:table-cell>
          <table:table-cell office:value-type="float" office:value="47.8220833333333" calcext:value-type="float">
            <text:p>47.8220833333</text:p>
          </table:table-cell>
          <table:table-cell office:value-type="float" office:value="92.6905277777778" calcext:value-type="float">
            <text:p>92.6905277778</text:p>
          </table:table-cell>
        </table:table-row>
        <table:table-row table:style-name="ro1">
          <table:table-cell office:value-type="string" calcext:value-type="string">
            <text:p>CDD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COTTS</text:p>
          </table:table-cell>
          <table:table-cell office:value-type="float" office:value="48.2665694444444" calcext:value-type="float">
            <text:p>48.2665694444</text:p>
          </table:table-cell>
          <table:table-cell office:value-type="float" office:value="92.4834888888889" calcext:value-type="float">
            <text:p>92.4834888889</text:p>
          </table:table-cell>
        </table:table-row>
        <table:table-row table:style-name="ro1">
          <table:table-cell office:value-type="string" calcext:value-type="string">
            <text:p>CK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ROOKSTON MUNI KIRKWOOD FLD</text:p>
          </table:table-cell>
          <table:table-cell office:value-type="float" office:value="47.8416555555556" calcext:value-type="float">
            <text:p>47.8416555556</text:p>
          </table:table-cell>
          <table:table-cell office:value-type="float" office:value="96.6214527777778" calcext:value-type="float">
            <text:p>96.6214527778</text:p>
          </table:table-cell>
        </table:table-row>
        <table:table-row table:style-name="ro1">
          <table:table-cell office:value-type="string" calcext:value-type="string">
            <text:p>M69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IRCH LAKE</text:p>
          </table:table-cell>
          <table:table-cell office:value-type="float" office:value="46.3696805555556" calcext:value-type="float">
            <text:p>46.3696805556</text:p>
          </table:table-cell>
          <table:table-cell office:value-type="float" office:value="93.8138666666667" calcext:value-type="float">
            <text:p>93.8138666667</text:p>
          </table:table-cell>
        </table:table-row>
        <table:table-row table:style-name="ro1">
          <table:table-cell office:value-type="string" calcext:value-type="string">
            <text:p>DT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ETROIT LAKES-WETHING FIELD</text:p>
          </table:table-cell>
          <table:table-cell office:value-type="float" office:value="46.8251666666667" calcext:value-type="float">
            <text:p>46.8251666667</text:p>
          </table:table-cell>
          <table:table-cell office:value-type="float" office:value="95.8855833333334" calcext:value-type="float">
            <text:p>95.8855833333</text:p>
          </table:table-cell>
        </table:table-row>
        <table:table-row table:style-name="ro1">
          <table:table-cell office:value-type="string" calcext:value-type="string">
            <text:p>TO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ODGE CENTER</text:p>
          </table:table-cell>
          <table:table-cell office:value-type="float" office:value="44.0179944444444" calcext:value-type="float">
            <text:p>44.0179944444</text:p>
          </table:table-cell>
          <table:table-cell office:value-type="float" office:value="92.8316194444444" calcext:value-type="float">
            <text:p>92.8316194444</text:p>
          </table:table-cell>
        </table:table-row>
        <table:table-row table:style-name="ro1">
          <table:table-cell office:value-type="string" calcext:value-type="string">
            <text:p>DL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ULUTH INTL</text:p>
          </table:table-cell>
          <table:table-cell office:value-type="float" office:value="46.8420833333333" calcext:value-type="float">
            <text:p>46.8420833333</text:p>
          </table:table-cell>
          <table:table-cell office:value-type="float" office:value="92.1936388888889" calcext:value-type="float">
            <text:p>92.1936388889</text:p>
          </table:table-cell>
        </table:table-row>
        <table:table-row table:style-name="ro1">
          <table:table-cell office:value-type="string" calcext:value-type="string">
            <text:p>9M0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ORTH COUNTRY</text:p>
          </table:table-cell>
          <table:table-cell office:value-type="float" office:value="47.0149361111111" calcext:value-type="float">
            <text:p>47.0149361111</text:p>
          </table:table-cell>
          <table:table-cell office:value-type="float" office:value="92.1682416666667" calcext:value-type="float">
            <text:p>92.1682416667</text:p>
          </table:table-cell>
        </table:table-row>
        <table:table-row table:style-name="ro1">
          <table:table-cell office:value-type="string" calcext:value-type="string">
            <text:p>DY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KY HARBOR</text:p>
          </table:table-cell>
          <table:table-cell office:value-type="float" office:value="46.7218583333333" calcext:value-type="float">
            <text:p>46.7218583333</text:p>
          </table:table-cell>
          <table:table-cell office:value-type="float" office:value="92.0434388888889" calcext:value-type="float">
            <text:p>92.0434388889</text:p>
          </table:table-cell>
        </table:table-row>
        <table:table-row table:style-name="ro1">
          <table:table-cell office:value-type="string" calcext:value-type="string">
            <text:p>9Y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EAST GULL LAKE</text:p>
          </table:table-cell>
          <table:table-cell office:value-type="float" office:value="46.3838555555556" calcext:value-type="float">
            <text:p>46.3838555556</text:p>
          </table:table-cell>
          <table:table-cell office:value-type="float" office:value="94.3736138888889" calcext:value-type="float">
            <text:p>94.3736138889</text:p>
          </table:table-cell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EAM BOAT BAY SEAPLANE BASE</text:p>
          </table:table-cell>
          <table:table-cell office:value-type="float" office:value="46.3978611111111" calcext:value-type="float">
            <text:p>46.3978611111</text:p>
          </table:table-cell>
          <table:table-cell office:value-type="float" office:value="94.371" calcext:value-type="float">
            <text:p>94.371</text:p>
          </table:table-cell>
        </table:table-row>
        <table:table-row table:style-name="ro1">
          <table:table-cell office:value-type="string" calcext:value-type="string">
            <text:p>Y6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ELBOW LAKE MUNI - PRIDE OF THE PRAIRIE</text:p>
          </table:table-cell>
          <table:table-cell office:value-type="float" office:value="45.9848305555556" calcext:value-type="float">
            <text:p>45.9848305556</text:p>
          </table:table-cell>
          <table:table-cell office:value-type="float" office:value="95.99185" calcext:value-type="float">
            <text:p>95.99185</text:p>
          </table:table-cell>
        </table:table-row>
        <table:table-row table:style-name="ro1">
          <table:table-cell office:value-type="string" calcext:value-type="string">
            <text:p>ELO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ELY MUNI</text:p>
          </table:table-cell>
          <table:table-cell office:value-type="float" office:value="47.8240111111111" calcext:value-type="float">
            <text:p>47.8240111111</text:p>
          </table:table-cell>
          <table:table-cell office:value-type="float" office:value="91.8293194444444" calcext:value-type="float">
            <text:p>91.8293194444</text:p>
          </table:table-cell>
        </table:table-row>
        <table:table-row table:style-name="ro1">
          <table:table-cell office:value-type="string" calcext:value-type="string">
            <text:p>EV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EVELETH-VIRGINIA MUNI</text:p>
          </table:table-cell>
          <table:table-cell office:value-type="float" office:value="47.4241666666667" calcext:value-type="float">
            <text:p>47.4241666667</text:p>
          </table:table-cell>
          <table:table-cell office:value-type="float" office:value="92.4965555555556" calcext:value-type="float">
            <text:p>92.4965555556</text:p>
          </table:table-cell>
        </table:table-row>
        <table:table-row table:style-name="ro1">
          <table:table-cell office:value-type="string" calcext:value-type="string">
            <text:p>9Y5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KY HARBOR</text:p>
          </table:table-cell>
          <table:table-cell office:value-type="float" office:value="47.4596472222222" calcext:value-type="float">
            <text:p>47.4596472222</text:p>
          </table:table-cell>
          <table:table-cell office:value-type="float" office:value="92.4765722222222" calcext:value-type="float">
            <text:p>92.4765722222</text:p>
          </table:table-cell>
        </table:table-row>
        <table:table-row table:style-name="ro1">
          <table:table-cell office:value-type="string" calcext:value-type="string">
            <text:p>FR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AIRMONT MUNI</text:p>
          </table:table-cell>
          <table:table-cell office:value-type="float" office:value="43.6439444444445" calcext:value-type="float">
            <text:p>43.6439444444</text:p>
          </table:table-cell>
          <table:table-cell office:value-type="float" office:value="94.4156111111111" calcext:value-type="float">
            <text:p>94.4156111111</text:p>
          </table:table-cell>
        </table:table-row>
        <table:table-row table:style-name="ro1">
          <table:table-cell office:value-type="string" calcext:value-type="string">
            <text:p>FB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ARIBAULT MUNI</text:p>
          </table:table-cell>
          <table:table-cell office:value-type="float" office:value="44.3289666666667" calcext:value-type="float">
            <text:p>44.3289666667</text:p>
          </table:table-cell>
          <table:table-cell office:value-type="float" office:value="93.3130722222222" calcext:value-type="float">
            <text:p>93.3130722222</text:p>
          </table:table-cell>
        </table:table-row>
        <table:table-row table:style-name="ro1">
          <table:table-cell office:value-type="string" calcext:value-type="string">
            <text:p>FF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ERGUS FALLS MUNI-EINAR MICKELSON FLD</text:p>
          </table:table-cell>
          <table:table-cell office:value-type="float" office:value="46.2843888888889" calcext:value-type="float">
            <text:p>46.2843888889</text:p>
          </table:table-cell>
          <table:table-cell office:value-type="float" office:value="96.1566944444445" calcext:value-type="float">
            <text:p>96.1566944444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ERTILE MUNI</text:p>
          </table:table-cell>
          <table:table-cell office:value-type="float" office:value="47.5519166666667" calcext:value-type="float">
            <text:p>47.5519166667</text:p>
          </table:table-cell>
          <table:table-cell office:value-type="float" office:value="96.2921944444445" calcext:value-type="float">
            <text:p>96.2921944444</text:p>
          </table:table-cell>
        </table:table-row>
        <table:table-row table:style-name="ro1">
          <table:table-cell office:value-type="string" calcext:value-type="string">
            <text:p>25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OREST LAKE</text:p>
          </table:table-cell>
          <table:table-cell office:value-type="float" office:value="45.2474083333333" calcext:value-type="float">
            <text:p>45.2474083333</text:p>
          </table:table-cell>
          <table:table-cell office:value-type="float" office:value="92.9928527777778" calcext:value-type="float">
            <text:p>92.9928527778</text:p>
          </table:table-cell>
        </table:table-row>
        <table:table-row table:style-name="ro1">
          <table:table-cell office:value-type="string" calcext:value-type="string">
            <text:p>FS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OSSTON MUNI</text:p>
          </table:table-cell>
          <table:table-cell office:value-type="float" office:value="47.5928194444444" calcext:value-type="float">
            <text:p>47.5928194444</text:p>
          </table:table-cell>
          <table:table-cell office:value-type="float" office:value="95.7734972222222" calcext:value-type="float">
            <text:p>95.7734972222</text:p>
          </table:table-cell>
        </table:table-row>
        <table:table-row table:style-name="ro1">
          <table:table-cell office:value-type="string" calcext:value-type="string">
            <text:p>GY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LENCOE MUNI</text:p>
          </table:table-cell>
          <table:table-cell office:value-type="float" office:value="44.7560055555556" calcext:value-type="float">
            <text:p>44.7560055556</text:p>
          </table:table-cell>
          <table:table-cell office:value-type="float" office:value="94.0814638888889" calcext:value-type="float">
            <text:p>94.0814638889</text:p>
          </table:table-cell>
        </table:table-row>
        <table:table-row table:style-name="ro1">
          <table:table-cell office:value-type="string" calcext:value-type="string">
            <text:p>GH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LENWOOD MUNI</text:p>
          </table:table-cell>
          <table:table-cell office:value-type="float" office:value="45.6438277777778" calcext:value-type="float">
            <text:p>45.6438277778</text:p>
          </table:table-cell>
          <table:table-cell office:value-type="float" office:value="95.3204472222222" calcext:value-type="float">
            <text:p>95.3204472222</text:p>
          </table:table-cell>
        </table:table-row>
        <table:table-row table:style-name="ro1">
          <table:table-cell office:value-type="string" calcext:value-type="string">
            <text:p>CK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RAND MARAIS/COOK COUNTY</text:p>
          </table:table-cell>
          <table:table-cell office:value-type="float" office:value="47.8383333333333" calcext:value-type="float">
            <text:p>47.8383333333</text:p>
          </table:table-cell>
          <table:table-cell office:value-type="float" office:value="90.3829444444444" calcext:value-type="float">
            <text:p>90.3829444444</text:p>
          </table:table-cell>
        </table:table-row>
        <table:table-row table:style-name="ro1">
          <table:table-cell office:value-type="string" calcext:value-type="string">
            <text:p>0G5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RAND MARAIS/COOK COUNTY</text:p>
          </table:table-cell>
          <table:table-cell office:value-type="float" office:value="47.8228333333333" calcext:value-type="float">
            <text:p>47.8228333333</text:p>
          </table:table-cell>
          <table:table-cell office:value-type="float" office:value="90.4073055555556" calcext:value-type="float">
            <text:p>90.4073055556</text:p>
          </table:table-cell>
        </table:table-row>
        <table:table-row table:style-name="ro1">
          <table:table-cell office:value-type="string" calcext:value-type="string">
            <text:p>GPZ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RAND RAPIDS/ITASCA CO-GORDON NEWSTROM FLD</text:p>
          </table:table-cell>
          <table:table-cell office:value-type="float" office:value="47.2101388888889" calcext:value-type="float">
            <text:p>47.2101388889</text:p>
          </table:table-cell>
          <table:table-cell office:value-type="float" office:value="93.5099166666667" calcext:value-type="float">
            <text:p>93.5099166667</text:p>
          </table:table-cell>
        </table:table-row>
        <table:table-row table:style-name="ro1">
          <table:table-cell office:value-type="string" calcext:value-type="string">
            <text:p>GD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RANITE FALLS MUNI/LENZEN-ROE-FAGEN MEMORI</text:p>
          </table:table-cell>
          <table:table-cell office:value-type="float" office:value="44.7524583333333" calcext:value-type="float">
            <text:p>44.7524583333</text:p>
          </table:table-cell>
          <table:table-cell office:value-type="float" office:value="95.5555277777778" calcext:value-type="float">
            <text:p>95.5555277778</text:p>
          </table:table-cell>
        </table:table-row>
        <table:table-row table:style-name="ro1">
          <table:table-cell office:value-type="string" calcext:value-type="string">
            <text:p>3G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RYGLA MUNI - MEL WILKENS FIELD</text:p>
          </table:table-cell>
          <table:table-cell office:value-type="float" office:value="48.2940833333333" calcext:value-type="float">
            <text:p>48.2940833333</text:p>
          </table:table-cell>
          <table:table-cell office:value-type="float" office:value="95.6259722222222" calcext:value-type="float">
            <text:p>95.6259722222</text:p>
          </table:table-cell>
        </table:table-row>
        <table:table-row table:style-name="ro1">
          <table:table-cell office:value-type="string" calcext:value-type="string">
            <text:p>HCO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ALLOCK MUNI</text:p>
          </table:table-cell>
          <table:table-cell office:value-type="float" office:value="48.7527305555556" calcext:value-type="float">
            <text:p>48.7527305556</text:p>
          </table:table-cell>
          <table:table-cell office:value-type="float" office:value="96.9430027777778" calcext:value-type="float">
            <text:p>96.9430027778</text:p>
          </table:table-cell>
        </table:table-row>
        <table:table-row table:style-name="ro1">
          <table:table-cell office:value-type="string" calcext:value-type="string">
            <text:p>04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AWLEY MUNI</text:p>
          </table:table-cell>
          <table:table-cell office:value-type="float" office:value="46.8837777777778" calcext:value-type="float">
            <text:p>46.8837777778</text:p>
          </table:table-cell>
          <table:table-cell office:value-type="float" office:value="96.3506111111111" calcext:value-type="float">
            <text:p>96.3506111111</text:p>
          </table:table-cell>
        </table:table-row>
        <table:table-row table:style-name="ro1">
          <table:table-cell office:value-type="string" calcext:value-type="string">
            <text:p>1D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ECTOR MUNI</text:p>
          </table:table-cell>
          <table:table-cell office:value-type="float" office:value="44.7312027777778" calcext:value-type="float">
            <text:p>44.7312027778</text:p>
          </table:table-cell>
          <table:table-cell office:value-type="float" office:value="94.7118972222222" calcext:value-type="float">
            <text:p>94.7118972222</text:p>
          </table:table-cell>
        </table:table-row>
        <table:table-row table:style-name="ro1">
          <table:table-cell office:value-type="string" calcext:value-type="string">
            <text:p>05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ENNING MUNI</text:p>
          </table:table-cell>
          <table:table-cell office:value-type="float" office:value="46.30385" calcext:value-type="float">
            <text:p>46.30385</text:p>
          </table:table-cell>
          <table:table-cell office:value-type="float" office:value="95.4394805555556" calcext:value-type="float">
            <text:p>95.4394805556</text:p>
          </table:table-cell>
        </table:table-row>
        <table:table-row table:style-name="ro1">
          <table:table-cell office:value-type="string" calcext:value-type="string">
            <text:p>06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ERMAN MUNI</text:p>
          </table:table-cell>
          <table:table-cell office:value-type="float" office:value="45.8299583333333" calcext:value-type="float">
            <text:p>45.8299583333</text:p>
          </table:table-cell>
          <table:table-cell office:value-type="float" office:value="96.1606138888889" calcext:value-type="float">
            <text:p>96.1606138889</text:p>
          </table:table-cell>
        </table:table-row>
        <table:table-row table:style-name="ro1">
          <table:table-cell office:value-type="string" calcext:value-type="string">
            <text:p>HI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ANGE RGNL</text:p>
          </table:table-cell>
          <table:table-cell office:value-type="float" office:value="47.3865833333333" calcext:value-type="float">
            <text:p>47.3865833333</text:p>
          </table:table-cell>
          <table:table-cell office:value-type="float" office:value="92.8389722222222" calcext:value-type="float">
            <text:p>92.8389722222</text:p>
          </table:table-cell>
        </table:table-row>
        <table:table-row table:style-name="ro1">
          <table:table-cell office:value-type="string" calcext:value-type="string">
            <text:p>07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ILL CITY-QUADNA MOUNTAIN</text:p>
          </table:table-cell>
          <table:table-cell office:value-type="float" office:value="46.9558944444445" calcext:value-type="float">
            <text:p>46.9558944444</text:p>
          </table:table-cell>
          <table:table-cell office:value-type="float" office:value="93.5974416666667" calcext:value-type="float">
            <text:p>93.5974416667</text:p>
          </table:table-cell>
        </table:table-row>
        <table:table-row table:style-name="ro1">
          <table:table-cell office:value-type="string" calcext:value-type="string">
            <text:p>04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IELD OF DREAMS</text:p>
          </table:table-cell>
          <table:table-cell office:value-type="float" office:value="46.0228666666667" calcext:value-type="float">
            <text:p>46.0228666667</text:p>
          </table:table-cell>
          <table:table-cell office:value-type="float" office:value="92.8951722222222" calcext:value-type="float">
            <text:p>92.8951722222</text:p>
          </table:table-cell>
        </table:table-row>
        <table:table-row table:style-name="ro1">
          <table:table-cell office:value-type="string" calcext:value-type="string">
            <text:p>HC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UTCHINSON MUNI-BUTLER FIELD</text:p>
          </table:table-cell>
          <table:table-cell office:value-type="float" office:value="44.8598888888889" calcext:value-type="float">
            <text:p>44.8598888889</text:p>
          </table:table-cell>
          <table:table-cell office:value-type="float" office:value="94.3825" calcext:value-type="float">
            <text:p>94.3825</text:p>
          </table:table-cell>
        </table:table-row>
        <table:table-row table:style-name="ro1">
          <table:table-cell office:value-type="string" calcext:value-type="string">
            <text:p>IN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ALLS INTL-EINARSON FIELD</text:p>
          </table:table-cell>
          <table:table-cell office:value-type="float" office:value="48.5655833333333" calcext:value-type="float">
            <text:p>48.5655833333</text:p>
          </table:table-cell>
          <table:table-cell office:value-type="float" office:value="93.4021666666667" calcext:value-type="float">
            <text:p>93.4021666667</text:p>
          </table:table-cell>
        </table:table-row>
        <table:table-row table:style-name="ro1">
          <table:table-cell office:value-type="string" calcext:value-type="string">
            <text:p>09I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INTERNATIONAL FALLS</text:p>
          </table:table-cell>
          <table:table-cell office:value-type="float" office:value="48.6058333333333" calcext:value-type="float">
            <text:p>48.6058333333</text:p>
          </table:table-cell>
          <table:table-cell office:value-type="float" office:value="93.3708333333333" calcext:value-type="float">
            <text:p>93.3708333333</text:p>
          </table:table-cell>
        </table:table-row>
        <table:table-row table:style-name="ro1">
          <table:table-cell office:value-type="string" calcext:value-type="string">
            <text:p>09Y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PLINE</text:p>
          </table:table-cell>
          <table:table-cell office:value-type="float" office:value="44.8275555555556" calcext:value-type="float">
            <text:p>44.8275555556</text:p>
          </table:table-cell>
          <table:table-cell office:value-type="float" office:value="93.0087222222222" calcext:value-type="float">
            <text:p>93.0087222222</text:p>
          </table:table-cell>
        </table:table-row>
        <table:table-row table:style-name="ro1">
          <table:table-cell office:value-type="string" calcext:value-type="string">
            <text:p>MJQ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JACKSON MUNI</text:p>
          </table:table-cell>
          <table:table-cell office:value-type="float" office:value="43.6501416666667" calcext:value-type="float">
            <text:p>43.6501416667</text:p>
          </table:table-cell>
          <table:table-cell office:value-type="float" office:value="94.9865722222222" calcext:value-type="float">
            <text:p>94.9865722222</text:p>
          </table:table-cell>
        </table:table-row>
        <table:table-row table:style-name="ro1">
          <table:table-cell office:value-type="string" calcext:value-type="string">
            <text:p>23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KARLSTAD MUNI</text:p>
          </table:table-cell>
          <table:table-cell office:value-type="float" office:value="48.5776" calcext:value-type="float">
            <text:p>48.5776</text:p>
          </table:table-cell>
          <table:table-cell office:value-type="float" office:value="96.5412666666667" calcext:value-type="float">
            <text:p>96.5412666667</text:p>
          </table:table-cell>
        </table:table-row>
        <table:table-row table:style-name="ro1">
          <table:table-cell office:value-type="string" calcext:value-type="string">
            <text:p>12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E SUEUR MUNI</text:p>
          </table:table-cell>
          <table:table-cell office:value-type="float" office:value="44.4408861111111" calcext:value-type="float">
            <text:p>44.4408861111</text:p>
          </table:table-cell>
          <table:table-cell office:value-type="float" office:value="93.9158472222222" calcext:value-type="float">
            <text:p>93.9158472222</text:p>
          </table:table-cell>
        </table:table-row>
        <table:table-row table:style-name="ro1">
          <table:table-cell office:value-type="string" calcext:value-type="string">
            <text:p>8Y4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URFSIDE</text:p>
          </table:table-cell>
          <table:table-cell office:value-type="float" office:value="45.1499638888889" calcext:value-type="float">
            <text:p>45.1499638889</text:p>
          </table:table-cell>
          <table:table-cell office:value-type="float" office:value="93.1168888888889" calcext:value-type="float">
            <text:p>93.1168888889</text:p>
          </table:table-cell>
        </table:table-row>
        <table:table-row table:style-name="ro1">
          <table:table-cell office:value-type="string" calcext:value-type="string">
            <text:p>LJF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ITCHFIELD MUNI</text:p>
          </table:table-cell>
          <table:table-cell office:value-type="float" office:value="45.0971388888889" calcext:value-type="float">
            <text:p>45.0971388889</text:p>
          </table:table-cell>
          <table:table-cell office:value-type="float" office:value="94.50725" calcext:value-type="float">
            <text:p>94.50725</text:p>
          </table:table-cell>
        </table:table-row>
        <table:table-row table:style-name="ro1">
          <table:table-cell office:value-type="string" calcext:value-type="string">
            <text:p>LX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ITTLE FALLS/MORRISON COUNTY-LINDBERGH FLD</text:p>
          </table:table-cell>
          <table:table-cell office:value-type="float" office:value="45.9494166666667" calcext:value-type="float">
            <text:p>45.9494166667</text:p>
          </table:table-cell>
          <table:table-cell office:value-type="float" office:value="94.3470555555556" calcext:value-type="float">
            <text:p>94.3470555556</text:p>
          </table:table-cell>
        </table:table-row>
        <table:table-row table:style-name="ro1">
          <table:table-cell office:value-type="string" calcext:value-type="string">
            <text:p>13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ITTLEFORK MUNI/HANOVER</text:p>
          </table:table-cell>
          <table:table-cell office:value-type="float" office:value="48.4082777777778" calcext:value-type="float">
            <text:p>48.4082777778</text:p>
          </table:table-cell>
          <table:table-cell office:value-type="float" office:value="93.579425" calcext:value-type="float">
            <text:p>93.579425</text:p>
          </table:table-cell>
        </table:table-row>
        <table:table-row table:style-name="ro1">
          <table:table-cell office:value-type="string" calcext:value-type="string">
            <text:p>14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TODD FIELD</text:p>
          </table:table-cell>
          <table:table-cell office:value-type="float" office:value="45.89825" calcext:value-type="float">
            <text:p>45.89825</text:p>
          </table:table-cell>
          <table:table-cell office:value-type="float" office:value="94.8738611111111" calcext:value-type="float">
            <text:p>94.8738611111</text:p>
          </table:table-cell>
        </table:table-row>
        <table:table-row table:style-name="ro1">
          <table:table-cell office:value-type="string" calcext:value-type="string">
            <text:p>XV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ONGVILLE MUNI</text:p>
          </table:table-cell>
          <table:table-cell office:value-type="float" office:value="46.9899166666667" calcext:value-type="float">
            <text:p>46.9899166667</text:p>
          </table:table-cell>
          <table:table-cell office:value-type="float" office:value="94.2036388888889" calcext:value-type="float">
            <text:p>94.2036388889</text:p>
          </table:table-cell>
        </table:table-row>
        <table:table-row table:style-name="ro1">
          <table:table-cell office:value-type="string" calcext:value-type="string">
            <text:p>LY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QUENTIN AANENSON FIELD</text:p>
          </table:table-cell>
          <table:table-cell office:value-type="float" office:value="43.6167666666667" calcext:value-type="float">
            <text:p>43.6167666667</text:p>
          </table:table-cell>
          <table:table-cell office:value-type="float" office:value="96.2177361111111" calcext:value-type="float">
            <text:p>96.2177361111</text:p>
          </table:table-cell>
        </table:table-row>
        <table:table-row table:style-name="ro1">
          <table:table-cell office:value-type="string" calcext:value-type="string">
            <text:p>DX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AC QUI PARLE COUNTY</text:p>
          </table:table-cell>
          <table:table-cell office:value-type="float" office:value="44.9864333333333" calcext:value-type="float">
            <text:p>44.9864333333</text:p>
          </table:table-cell>
          <table:table-cell office:value-type="float" office:value="96.1778583333333" calcext:value-type="float">
            <text:p>96.1778583333</text:p>
          </table:table-cell>
        </table:table-row>
        <table:table-row table:style-name="ro1">
          <table:table-cell office:value-type="string" calcext:value-type="string">
            <text:p>3N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AHNOMEN COUNTY</text:p>
          </table:table-cell>
          <table:table-cell office:value-type="float" office:value="47.2605027777778" calcext:value-type="float">
            <text:p>47.2605027778</text:p>
          </table:table-cell>
          <table:table-cell office:value-type="float" office:value="95.9280861111111" calcext:value-type="float">
            <text:p>95.9280861111</text:p>
          </table:table-cell>
        </table:table-row>
        <table:table-row table:style-name="ro1">
          <table:table-cell office:value-type="string" calcext:value-type="string">
            <text:p>MK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ANKATO RGNL</text:p>
          </table:table-cell>
          <table:table-cell office:value-type="float" office:value="44.2227777777778" calcext:value-type="float">
            <text:p>44.2227777778</text:p>
          </table:table-cell>
          <table:table-cell office:value-type="float" office:value="93.9193055555556" calcext:value-type="float">
            <text:p>93.9193055556</text:p>
          </table:table-cell>
        </table:table-row>
        <table:table-row table:style-name="ro1">
          <table:table-cell office:value-type="string" calcext:value-type="string">
            <text:p>MG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APLE LAKE MUNI-BILL MAVENCAMP SR FLD</text:p>
          </table:table-cell>
          <table:table-cell office:value-type="float" office:value="45.2359916666667" calcext:value-type="float">
            <text:p>45.2359916667</text:p>
          </table:table-cell>
          <table:table-cell office:value-type="float" office:value="93.9855888888889" calcext:value-type="float">
            <text:p>93.9855888889</text:p>
          </table:table-cell>
        </table:table-row>
        <table:table-row table:style-name="ro1">
          <table:table-cell office:value-type="string" calcext:value-type="string">
            <text:p>MM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OUTHWEST MINNESOTA RGNL MARSHALL/RYAN FLD</text:p>
          </table:table-cell>
          <table:table-cell office:value-type="float" office:value="44.4517222222222" calcext:value-type="float">
            <text:p>44.4517222222</text:p>
          </table:table-cell>
          <table:table-cell office:value-type="float" office:value="95.8244166666667" calcext:value-type="float">
            <text:p>95.8244166667</text:p>
          </table:table-cell>
        </table:table-row>
        <table:table-row table:style-name="ro1">
          <table:table-cell office:value-type="string" calcext:value-type="string">
            <text:p>HZ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ISEDOR IVERSON</text:p>
          </table:table-cell>
          <table:table-cell office:value-type="float" office:value="46.6187972222222" calcext:value-type="float">
            <text:p>46.6187972222</text:p>
          </table:table-cell>
          <table:table-cell office:value-type="float" office:value="93.3098111111111" calcext:value-type="float">
            <text:p>93.3098111111</text:p>
          </table:table-cell>
        </table:table-row>
        <table:table-row table:style-name="ro1">
          <table:table-cell office:value-type="string" calcext:value-type="string">
            <text:p>18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LACA MUNI</text:p>
          </table:table-cell>
          <table:table-cell office:value-type="float" office:value="45.7724638888889" calcext:value-type="float">
            <text:p>45.7724638889</text:p>
          </table:table-cell>
          <table:table-cell office:value-type="float" office:value="93.6321833333333" calcext:value-type="float">
            <text:p>93.6321833333</text:p>
          </table:table-cell>
        </table:table-row>
        <table:table-row table:style-name="ro1">
          <table:table-cell office:value-type="string" calcext:value-type="string">
            <text:p>LV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IRLAKE</text:p>
          </table:table-cell>
          <table:table-cell office:value-type="float" office:value="44.6278611111111" calcext:value-type="float">
            <text:p>44.6278611111</text:p>
          </table:table-cell>
          <table:table-cell office:value-type="float" office:value="93.2280833333333" calcext:value-type="float">
            <text:p>93.2280833333</text:p>
          </table:table-cell>
        </table:table-row>
        <table:table-row table:style-name="ro1">
          <table:table-cell office:value-type="string" calcext:value-type="string">
            <text:p>AN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NOKA COUNTY-BLAINE ARPT (JANES FIELD)</text:p>
          </table:table-cell>
          <table:table-cell office:value-type="float" office:value="45.1448888888889" calcext:value-type="float">
            <text:p>45.1448888889</text:p>
          </table:table-cell>
          <table:table-cell office:value-type="float" office:value="93.2101944444445" calcext:value-type="float">
            <text:p>93.2101944444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RYSTAL</text:p>
          </table:table-cell>
          <table:table-cell office:value-type="float" office:value="45.062" calcext:value-type="float">
            <text:p>45.062</text:p>
          </table:table-cell>
          <table:table-cell office:value-type="float" office:value="93.3539444444444" calcext:value-type="float">
            <text:p>93.3539444444</text:p>
          </table:table-cell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LYING CLOUD</text:p>
          </table:table-cell>
          <table:table-cell office:value-type="float" office:value="44.8275" calcext:value-type="float">
            <text:p>44.8275</text:p>
          </table:table-cell>
          <table:table-cell office:value-type="float" office:value="93.4585833333333" calcext:value-type="float">
            <text:p>93.4585833333</text:p>
          </table:table-cell>
        </table:table-row>
        <table:table-row table:style-name="ro1">
          <table:table-cell office:value-type="string" calcext:value-type="string">
            <text:p>MSP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NNEAPOLIS-ST PAUL INTL/WOLD-CHAMBERLAIN</text:p>
          </table:table-cell>
          <table:table-cell office:value-type="float" office:value="44.8819722222222" calcext:value-type="float">
            <text:p>44.8819722222</text:p>
          </table:table-cell>
          <table:table-cell office:value-type="float" office:value="93.2217777777778" calcext:value-type="float">
            <text:p>93.2217777778</text:p>
          </table:table-cell>
        </table:table-row>
        <table:table-row table:style-name="ro1">
          <table:table-cell office:value-type="string" calcext:value-type="string">
            <text:p>MV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NTEVIDEO-CHIPPEWA COUNTY</text:p>
          </table:table-cell>
          <table:table-cell office:value-type="float" office:value="44.9691944444445" calcext:value-type="float">
            <text:p>44.9691944444</text:p>
          </table:table-cell>
          <table:table-cell office:value-type="float" office:value="95.7103888888889" calcext:value-type="float">
            <text:p>95.7103888889</text:p>
          </table:table-cell>
        </table:table-row>
        <table:table-row table:style-name="ro1">
          <table:table-cell office:value-type="string" calcext:value-type="string">
            <text:p>JKJ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ORHEAD MUNI</text:p>
          </table:table-cell>
          <table:table-cell office:value-type="float" office:value="46.8392777777778" calcext:value-type="float">
            <text:p>46.8392777778</text:p>
          </table:table-cell>
          <table:table-cell office:value-type="float" office:value="96.6640277777778" calcext:value-type="float">
            <text:p>96.6640277778</text:p>
          </table:table-cell>
        </table:table-row>
        <table:table-row table:style-name="ro1">
          <table:table-cell office:value-type="string" calcext:value-type="string">
            <text:p>MZ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OSE LAKE CARLTON COUNTY</text:p>
          </table:table-cell>
          <table:table-cell office:value-type="float" office:value="46.4186111111111" calcext:value-type="float">
            <text:p>46.4186111111</text:p>
          </table:table-cell>
          <table:table-cell office:value-type="float" office:value="92.8047777777778" calcext:value-type="float">
            <text:p>92.8047777778</text:p>
          </table:table-cell>
        </table:table-row>
        <table:table-row table:style-name="ro1">
          <table:table-cell office:value-type="string" calcext:value-type="string">
            <text:p>JM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RA MUNI</text:p>
          </table:table-cell>
          <table:table-cell office:value-type="float" office:value="45.8892222222222" calcext:value-type="float">
            <text:p>45.8892222222</text:p>
          </table:table-cell>
          <table:table-cell office:value-type="float" office:value="93.2711666666667" calcext:value-type="float">
            <text:p>93.2711666667</text:p>
          </table:table-cell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RRIS MUNI - CHARLIE SCHMIDT FLD</text:p>
          </table:table-cell>
          <table:table-cell office:value-type="float" office:value="45.5659666666667" calcext:value-type="float">
            <text:p>45.5659666667</text:p>
          </table:table-cell>
          <table:table-cell office:value-type="float" office:value="95.9671861111111" calcext:value-type="float">
            <text:p>95.9671861111</text:p>
          </table:table-cell>
        </table:table-row>
        <table:table-row table:style-name="ro1">
          <table:table-cell office:value-type="string" calcext:value-type="string">
            <text:p>22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REY'S</text:p>
          </table:table-cell>
          <table:table-cell office:value-type="float" office:value="46.323575" calcext:value-type="float">
            <text:p>46.323575</text:p>
          </table:table-cell>
          <table:table-cell office:value-type="float" office:value="94.6386222222222" calcext:value-type="float">
            <text:p>94.6386222222</text:p>
          </table:table-cell>
        </table:table-row>
        <table:table-row table:style-name="ro1">
          <table:table-cell office:value-type="string" calcext:value-type="string">
            <text:p>23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URDOCK MUNI</text:p>
          </table:table-cell>
          <table:table-cell office:value-type="float" office:value="45.2221805555556" calcext:value-type="float">
            <text:p>45.2221805556</text:p>
          </table:table-cell>
          <table:table-cell office:value-type="float" office:value="95.4011333333333" calcext:value-type="float">
            <text:p>95.4011333333</text:p>
          </table:table-cell>
        </table:table-row>
        <table:table-row table:style-name="ro1">
          <table:table-cell office:value-type="string" calcext:value-type="string">
            <text:p>5C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ARY NATIONAL-SHEFLAND FIELD</text:p>
          </table:table-cell>
          <table:table-cell office:value-type="float" office:value="47.3753888888889" calcext:value-type="float">
            <text:p>47.3753888889</text:p>
          </table:table-cell>
          <table:table-cell office:value-type="float" office:value="94.79875" calcext:value-type="float">
            <text:p>94.79875</text:p>
          </table:table-cell>
        </table:table-row>
        <table:table-row table:style-name="ro1">
          <table:table-cell office:value-type="string" calcext:value-type="string">
            <text:p>UL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EW ULM MUNI</text:p>
          </table:table-cell>
          <table:table-cell office:value-type="float" office:value="44.3183861111111" calcext:value-type="float">
            <text:p>44.3183861111</text:p>
          </table:table-cell>
          <table:table-cell office:value-type="float" office:value="94.5016416666667" calcext:value-type="float">
            <text:p>94.5016416667</text:p>
          </table:table-cell>
        </table:table-row>
        <table:table-row table:style-name="ro1">
          <table:table-cell office:value-type="string" calcext:value-type="string">
            <text:p>43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ORTHOME MUNI</text:p>
          </table:table-cell>
          <table:table-cell office:value-type="float" office:value="47.8880944444444" calcext:value-type="float">
            <text:p>47.8880944444</text:p>
          </table:table-cell>
          <table:table-cell office:value-type="float" office:value="94.258275" calcext:value-type="float">
            <text:p>94.258275</text:p>
          </table:table-cell>
        </table:table-row>
        <table:table-row table:style-name="ro1">
          <table:table-cell office:value-type="string" calcext:value-type="string">
            <text:p>OV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OLIVIA RGNL</text:p>
          </table:table-cell>
          <table:table-cell office:value-type="float" office:value="44.7785694444444" calcext:value-type="float">
            <text:p>44.7785694444</text:p>
          </table:table-cell>
          <table:table-cell office:value-type="float" office:value="95.0327777777778" calcext:value-type="float">
            <text:p>95.032777777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ORR RGNL</text:p>
          </table:table-cell>
          <table:table-cell office:value-type="float" office:value="48.0159166666667" calcext:value-type="float">
            <text:p>48.0159166667</text:p>
          </table:table-cell>
          <table:table-cell office:value-type="float" office:value="92.8560555555556" calcext:value-type="float">
            <text:p>92.8560555556</text:p>
          </table:table-cell>
        </table:table-row>
        <table:table-row table:style-name="ro1">
          <table:table-cell office:value-type="string" calcext:value-type="string">
            <text:p>VV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ORTONVILLE MUNI-MARTINSON FIELD</text:p>
          </table:table-cell>
          <table:table-cell office:value-type="float" office:value="45.3041277777778" calcext:value-type="float">
            <text:p>45.3041277778</text:p>
          </table:table-cell>
          <table:table-cell office:value-type="float" office:value="96.4246083333333" calcext:value-type="float">
            <text:p>96.4246083333</text:p>
          </table:table-cell>
        </table:table-row>
        <table:table-row table:style-name="ro1">
          <table:table-cell office:value-type="string" calcext:value-type="string">
            <text:p>OW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OWATONNA DEGNER RGNL</text:p>
          </table:table-cell>
          <table:table-cell office:value-type="float" office:value="44.12295" calcext:value-type="float">
            <text:p>44.12295</text:p>
          </table:table-cell>
          <table:table-cell office:value-type="float" office:value="93.258825" calcext:value-type="float">
            <text:p>93.258825</text:p>
          </table:table-cell>
        </table:table-row>
        <table:table-row table:style-name="ro1">
          <table:table-cell office:value-type="string" calcext:value-type="string">
            <text:p>PK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ARK RAPIDS MUNI-KONSHOK FIELD</text:p>
          </table:table-cell>
          <table:table-cell office:value-type="float" office:value="46.9012027777778" calcext:value-type="float">
            <text:p>46.9012027778</text:p>
          </table:table-cell>
          <table:table-cell office:value-type="float" office:value="95.0731055555556" calcext:value-type="float">
            <text:p>95.0731055556</text:p>
          </table:table-cell>
        </table:table-row>
        <table:table-row table:style-name="ro1">
          <table:table-cell office:value-type="string" calcext:value-type="string">
            <text:p>PE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AYNESVILLE MUNI</text:p>
          </table:table-cell>
          <table:table-cell office:value-type="float" office:value="45.3720611111111" calcext:value-type="float">
            <text:p>45.3720611111</text:p>
          </table:table-cell>
          <table:table-cell office:value-type="float" office:value="94.744725" calcext:value-type="float">
            <text:p>94.744725</text:p>
          </table:table-cell>
        </table:table-row>
        <table:table-row table:style-name="ro1">
          <table:table-cell office:value-type="string" calcext:value-type="string">
            <text:p>47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ELICAN RAPIDS MUNI-LYON'S FIELD</text:p>
          </table:table-cell>
          <table:table-cell office:value-type="float" office:value="46.641625" calcext:value-type="float">
            <text:p>46.641625</text:p>
          </table:table-cell>
          <table:table-cell office:value-type="float" office:value="96.1045" calcext:value-type="float">
            <text:p>96.1045</text:p>
          </table:table-cell>
        </table:table-row>
        <table:table-row table:style-name="ro1">
          <table:table-cell office:value-type="string" calcext:value-type="string">
            <text:p>16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ERHAM MUNI</text:p>
          </table:table-cell>
          <table:table-cell office:value-type="float" office:value="46.6109722222222" calcext:value-type="float">
            <text:p>46.6109722222</text:p>
          </table:table-cell>
          <table:table-cell office:value-type="float" office:value="95.6061111111111" calcext:value-type="float">
            <text:p>95.6061111111</text:p>
          </table:table-cell>
        </table:table-row>
        <table:table-row table:style-name="ro1">
          <table:table-cell office:value-type="string" calcext:value-type="string">
            <text:p>PW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INE RIVER RGNL</text:p>
          </table:table-cell>
          <table:table-cell office:value-type="float" office:value="46.7247861111111" calcext:value-type="float">
            <text:p>46.7247861111</text:p>
          </table:table-cell>
          <table:table-cell office:value-type="float" office:value="94.3817" calcext:value-type="float">
            <text:p>94.3817</text:p>
          </table:table-cell>
        </table:table-row>
        <table:table-row table:style-name="ro1">
          <table:table-cell office:value-type="string" calcext:value-type="string">
            <text:p>48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INEY PINECREEK BORDER</text:p>
          </table:table-cell>
          <table:table-cell office:value-type="float" office:value="48.9989722222222" calcext:value-type="float">
            <text:p>48.9989722222</text:p>
          </table:table-cell>
          <table:table-cell office:value-type="float" office:value="95.9820861111111" calcext:value-type="float">
            <text:p>95.9820861111</text:p>
          </table:table-cell>
        </table:table-row>
        <table:table-row table:style-name="ro1">
          <table:table-cell office:value-type="string" calcext:value-type="string">
            <text:p>PQ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IPESTONE MUNI</text:p>
          </table:table-cell>
          <table:table-cell office:value-type="float" office:value="43.9821305555556" calcext:value-type="float">
            <text:p>43.9821305556</text:p>
          </table:table-cell>
          <table:table-cell office:value-type="float" office:value="96.3004055555556" calcext:value-type="float">
            <text:p>96.3004055556</text:p>
          </table:table-cell>
        </table:table-row>
        <table:table-row table:style-name="ro1">
          <table:table-cell office:value-type="string" calcext:value-type="string">
            <text:p>FK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ILLMORE COUNTY</text:p>
          </table:table-cell>
          <table:table-cell office:value-type="float" office:value="43.67675" calcext:value-type="float">
            <text:p>43.67675</text:p>
          </table:table-cell>
          <table:table-cell office:value-type="float" office:value="92.17975" calcext:value-type="float">
            <text:p>92.17975</text:p>
          </table:table-cell>
        </table:table-row>
        <table:table-row table:style-name="ro1">
          <table:table-cell office:value-type="string" calcext:value-type="string">
            <text:p>PN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RINCETON MUNI</text:p>
          </table:table-cell>
          <table:table-cell office:value-type="float" office:value="45.5598611111111" calcext:value-type="float">
            <text:p>45.5598611111</text:p>
          </table:table-cell>
          <table:table-cell office:value-type="float" office:value="93.6082222222222" calcext:value-type="float">
            <text:p>93.6082222222</text:p>
          </table:table-cell>
        </table:table-row>
        <table:table-row table:style-name="ro1">
          <table:table-cell office:value-type="string" calcext:value-type="string">
            <text:p>D8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ED LAKE FALLS MUNI</text:p>
          </table:table-cell>
          <table:table-cell office:value-type="float" office:value="47.8249666666667" calcext:value-type="float">
            <text:p>47.8249666667</text:p>
          </table:table-cell>
          <table:table-cell office:value-type="float" office:value="96.257825" calcext:value-type="float">
            <text:p>96.257825</text:p>
          </table:table-cell>
        </table:table-row>
        <table:table-row table:style-name="ro1">
          <table:table-cell office:value-type="string" calcext:value-type="string">
            <text:p>RG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ED WING RGNL</text:p>
          </table:table-cell>
          <table:table-cell office:value-type="float" office:value="44.5893611111111" calcext:value-type="float">
            <text:p>44.5893611111</text:p>
          </table:table-cell>
          <table:table-cell office:value-type="float" office:value="92.4849722222222" calcext:value-type="float">
            <text:p>92.4849722222</text:p>
          </table:table-cell>
        </table:table-row>
        <table:table-row table:style-name="ro1">
          <table:table-cell office:value-type="string" calcext:value-type="string">
            <text:p>RWF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EDWOOD FALLS MUNI</text:p>
          </table:table-cell>
          <table:table-cell office:value-type="float" office:value="44.5468888888889" calcext:value-type="float">
            <text:p>44.5468888889</text:p>
          </table:table-cell>
          <table:table-cell office:value-type="float" office:value="95.082" calcext:value-type="float">
            <text:p>95.082</text:p>
          </table:table-cell>
        </table:table-row>
        <table:table-row table:style-name="ro1">
          <table:table-cell office:value-type="string" calcext:value-type="string">
            <text:p>52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EMER MUNI</text:p>
          </table:table-cell>
          <table:table-cell office:value-type="float" office:value="47.0680083333333" calcext:value-type="float">
            <text:p>47.0680083333</text:p>
          </table:table-cell>
          <table:table-cell office:value-type="float" office:value="93.9141222222222" calcext:value-type="float">
            <text:p>93.9141222222</text:p>
          </table:table-cell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OCHESTER INTL</text:p>
          </table:table-cell>
          <table:table-cell office:value-type="float" office:value="43.9082777777778" calcext:value-type="float">
            <text:p>43.9082777778</text:p>
          </table:table-cell>
          <table:table-cell office:value-type="float" office:value="92.5000277777778" calcext:value-type="float">
            <text:p>92.5000277778</text:p>
          </table:table-cell>
        </table:table-row>
        <table:table-row table:style-name="ro1">
          <table:table-cell office:value-type="string" calcext:value-type="string">
            <text:p>RO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OSEAU MUNI/RUDY BILLBERG FIELD</text:p>
          </table:table-cell>
          <table:table-cell office:value-type="float" office:value="48.85625" calcext:value-type="float">
            <text:p>48.85625</text:p>
          </table:table-cell>
          <table:table-cell office:value-type="float" office:value="95.6969444444445" calcext:value-type="float">
            <text:p>95.6969444444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USH CITY RGNL</text:p>
          </table:table-cell>
          <table:table-cell office:value-type="float" office:value="45.6971388888889" calcext:value-type="float">
            <text:p>45.6971388889</text:p>
          </table:table-cell>
          <table:table-cell office:value-type="float" office:value="92.9521666666667" calcext:value-type="float">
            <text:p>92.9521666667</text:p>
          </table:table-cell>
        </table:table-row>
        <table:table-row table:style-name="ro1">
          <table:table-cell office:value-type="string" calcext:value-type="string">
            <text:p>55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USHFORD MUNI</text:p>
          </table:table-cell>
          <table:table-cell office:value-type="float" office:value="43.815825" calcext:value-type="float">
            <text:p>43.815825</text:p>
          </table:table-cell>
          <table:table-cell office:value-type="float" office:value="91.8300944444444" calcext:value-type="float">
            <text:p>91.8300944444</text:p>
          </table:table-cell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AUK CENTRE MUNI</text:p>
          </table:table-cell>
          <table:table-cell office:value-type="float" office:value="45.7066" calcext:value-type="float">
            <text:p>45.7066</text:p>
          </table:table-cell>
          <table:table-cell office:value-type="float" office:value="94.9332444444445" calcext:value-type="float">
            <text:p>94.9332444444</text:p>
          </table:table-cell>
        </table:table-row>
        <table:table-row table:style-name="ro1">
          <table:table-cell office:value-type="string" calcext:value-type="string">
            <text:p>BF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ILVER BAY MUNI</text:p>
          </table:table-cell>
          <table:table-cell office:value-type="float" office:value="47.2490277777778" calcext:value-type="float">
            <text:p>47.2490277778</text:p>
          </table:table-cell>
          <table:table-cell office:value-type="float" office:value="91.4155833333333" calcext:value-type="float">
            <text:p>91.4155833333</text:p>
          </table:table-cell>
        </table:table-row>
        <table:table-row table:style-name="ro1">
          <table:table-cell office:value-type="string" calcext:value-type="string">
            <text:p>DVP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LAYTON MUNI</text:p>
          </table:table-cell>
          <table:table-cell office:value-type="float" office:value="43.9867916666667" calcext:value-type="float">
            <text:p>43.9867916667</text:p>
          </table:table-cell>
          <table:table-cell office:value-type="float" office:value="95.7826111111111" calcext:value-type="float">
            <text:p>95.7826111111</text:p>
          </table:table-cell>
        </table:table-row>
        <table:table-row table:style-name="ro1">
          <table:table-cell office:value-type="string" calcext:value-type="string">
            <text:p>Y5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LEEPY EYE MUNI</text:p>
          </table:table-cell>
          <table:table-cell office:value-type="float" office:value="44.2499583333333" calcext:value-type="float">
            <text:p>44.2499583333</text:p>
          </table:table-cell>
          <table:table-cell office:value-type="float" office:value="94.716925" calcext:value-type="float">
            <text:p>94.716925</text:p>
          </table:table-cell>
        </table:table-row>
        <table:table-row table:style-name="ro1">
          <table:table-cell office:value-type="string" calcext:value-type="string">
            <text:p>SG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OUTH ST PAUL MUNI-RICHARD E FLEMING FLD</text:p>
          </table:table-cell>
          <table:table-cell office:value-type="float" office:value="44.8571388888889" calcext:value-type="float">
            <text:p>44.8571388889</text:p>
          </table:table-cell>
          <table:table-cell office:value-type="float" office:value="93.0328611111111" calcext:value-type="float">
            <text:p>93.0328611111</text:p>
          </table:table-cell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PRINGFIELD MUNI</text:p>
          </table:table-cell>
          <table:table-cell office:value-type="float" office:value="44.2310555555556" calcext:value-type="float">
            <text:p>44.2310555556</text:p>
          </table:table-cell>
          <table:table-cell office:value-type="float" office:value="94.9989166666667" calcext:value-type="float">
            <text:p>94.9989166667</text:p>
          </table:table-cell>
        </table:table-row>
        <table:table-row table:style-name="ro1">
          <table:table-cell office:value-type="string" calcext:value-type="string">
            <text:p>ST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 CLOUD RGNL</text:p>
          </table:table-cell>
          <table:table-cell office:value-type="float" office:value="45.5465555555556" calcext:value-type="float">
            <text:p>45.5465555556</text:p>
          </table:table-cell>
          <table:table-cell office:value-type="float" office:value="94.0598888888889" calcext:value-type="float">
            <text:p>94.0598888889</text:p>
          </table:table-cell>
        </table:table-row>
        <table:table-row table:style-name="ro1">
          <table:table-cell office:value-type="string" calcext:value-type="string">
            <text:p>JY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 JAMES MUNI</text:p>
          </table:table-cell>
          <table:table-cell office:value-type="float" office:value="43.9863527777778" calcext:value-type="float">
            <text:p>43.9863527778</text:p>
          </table:table-cell>
          <table:table-cell office:value-type="float" office:value="94.5579722222222" calcext:value-type="float">
            <text:p>94.5579722222</text:p>
          </table:table-cell>
        </table:table-row>
        <table:table-row table:style-name="ro1">
          <table:table-cell office:value-type="string" calcext:value-type="string">
            <text:p>21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AKE ELMO</text:p>
          </table:table-cell>
          <table:table-cell office:value-type="float" office:value="44.9974916666667" calcext:value-type="float">
            <text:p>44.9974916667</text:p>
          </table:table-cell>
          <table:table-cell office:value-type="float" office:value="92.8556805555555" calcext:value-type="float">
            <text:p>92.8556805556</text:p>
          </table:table-cell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 PAUL DOWNTOWN HOLMAN FLD</text:p>
          </table:table-cell>
          <table:table-cell office:value-type="float" office:value="44.9346222222222" calcext:value-type="float">
            <text:p>44.9346222222</text:p>
          </table:table-cell>
          <table:table-cell office:value-type="float" office:value="93.0603416666667" calcext:value-type="float">
            <text:p>93.0603416667</text:p>
          </table:table-cell>
        </table:table-row>
        <table:table-row table:style-name="ro1">
          <table:table-cell office:value-type="string" calcext:value-type="string">
            <text:p>SY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ANTON AIRFIELD</text:p>
          </table:table-cell>
          <table:table-cell office:value-type="float" office:value="44.4755222222222" calcext:value-type="float">
            <text:p>44.4755222222</text:p>
          </table:table-cell>
          <table:table-cell office:value-type="float" office:value="93.0163194444445" calcext:value-type="float">
            <text:p>93.0163194444</text:p>
          </table:table-cell>
        </table:table-row>
        <table:table-row table:style-name="ro1">
          <table:table-cell office:value-type="string" calcext:value-type="string">
            <text:p>SAZ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APLES MUNI</text:p>
          </table:table-cell>
          <table:table-cell office:value-type="float" office:value="46.3808777777778" calcext:value-type="float">
            <text:p>46.3808777778</text:p>
          </table:table-cell>
          <table:table-cell office:value-type="float" office:value="94.8066" calcext:value-type="float">
            <text:p>94.8066</text:p>
          </table:table-cell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ARBUCK MUNI</text:p>
          </table:table-cell>
          <table:table-cell office:value-type="float" office:value="45.5991611111111" calcext:value-type="float">
            <text:p>45.5991611111</text:p>
          </table:table-cell>
          <table:table-cell office:value-type="float" office:value="95.5361527777778" calcext:value-type="float">
            <text:p>95.5361527778</text:p>
          </table:table-cell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EPHEN MUNI</text:p>
          </table:table-cell>
          <table:table-cell office:value-type="float" office:value="48.4583111111111" calcext:value-type="float">
            <text:p>48.4583111111</text:p>
          </table:table-cell>
          <table:table-cell office:value-type="float" office:value="96.8628388888889" calcext:value-type="float">
            <text:p>96.8628388889</text:p>
          </table:table-cell>
        </table:table-row>
        <table:table-row table:style-name="ro1">
          <table:table-cell office:value-type="string" calcext:value-type="string">
            <text:p>TVF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THIEF RIVER FALLS RGNL</text:p>
          </table:table-cell>
          <table:table-cell office:value-type="float" office:value="48.0656666666667" calcext:value-type="float">
            <text:p>48.0656666667</text:p>
          </table:table-cell>
          <table:table-cell office:value-type="float" office:value="96.185" calcext:value-type="float">
            <text:p>96.185</text:p>
          </table:table-cell>
        </table:table-row>
        <table:table-row table:style-name="ro1">
          <table:table-cell office:value-type="string" calcext:value-type="string">
            <text:p>12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TOWER MUNI</text:p>
          </table:table-cell>
          <table:table-cell office:value-type="float" office:value="47.8181555555556" calcext:value-type="float">
            <text:p>47.8181555556</text:p>
          </table:table-cell>
          <table:table-cell office:value-type="float" office:value="92.2860666666667" calcext:value-type="float">
            <text:p>92.2860666667</text:p>
          </table:table-cell>
        </table:table-row>
        <table:table-row table:style-name="ro1">
          <table:table-cell office:value-type="string" calcext:value-type="string">
            <text:p>TK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TRACY MUNI</text:p>
          </table:table-cell>
          <table:table-cell office:value-type="float" office:value="44.2494805555556" calcext:value-type="float">
            <text:p>44.2494805556</text:p>
          </table:table-cell>
          <table:table-cell office:value-type="float" office:value="95.6073694444445" calcext:value-type="float">
            <text:p>95.6073694444</text:p>
          </table:table-cell>
        </table:table-row>
        <table:table-row table:style-name="ro1">
          <table:table-cell office:value-type="string" calcext:value-type="string">
            <text:p>TW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ICHARD B HELGESON</text:p>
          </table:table-cell>
          <table:table-cell office:value-type="float" office:value="47.0491388888889" calcext:value-type="float">
            <text:p>47.0491388889</text:p>
          </table:table-cell>
          <table:table-cell office:value-type="float" office:value="91.7452222222222" calcext:value-type="float">
            <text:p>91.7452222222</text:p>
          </table:table-cell>
        </table:table-row>
        <table:table-row table:style-name="ro1">
          <table:table-cell office:value-type="string" calcext:value-type="string">
            <text:p>63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TYLER MUNI</text:p>
          </table:table-cell>
          <table:table-cell office:value-type="float" office:value="44.2916305555556" calcext:value-type="float">
            <text:p>44.2916305556</text:p>
          </table:table-cell>
          <table:table-cell office:value-type="float" office:value="96.1503111111111" calcext:value-type="float">
            <text:p>96.1503111111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DENA MUNI</text:p>
          </table:table-cell>
          <table:table-cell office:value-type="float" office:value="46.4499444444444" calcext:value-type="float">
            <text:p>46.4499444444</text:p>
          </table:table-cell>
          <table:table-cell office:value-type="float" office:value="95.2108305555556" calcext:value-type="float">
            <text:p>95.2108305556</text:p>
          </table:table-cell>
        </table:table-row>
        <table:table-row table:style-name="ro1">
          <table:table-cell office:value-type="string" calcext:value-type="string">
            <text:p>Y4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LKER MUNI</text:p>
          </table:table-cell>
          <table:table-cell office:value-type="float" office:value="47.1594805555556" calcext:value-type="float">
            <text:p>47.1594805556</text:p>
          </table:table-cell>
          <table:table-cell office:value-type="float" office:value="94.6453444444444" calcext:value-type="float">
            <text:p>94.6453444444</text:p>
          </table:table-cell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RREN MUNI</text:p>
          </table:table-cell>
          <table:table-cell office:value-type="float" office:value="48.1911666666667" calcext:value-type="float">
            <text:p>48.1911666667</text:p>
          </table:table-cell>
          <table:table-cell office:value-type="float" office:value="96.7113055555556" calcext:value-type="float">
            <text:p>96.7113055556</text:p>
          </table:table-cell>
        </table:table-row>
        <table:table-row table:style-name="ro1">
          <table:table-cell office:value-type="string" calcext:value-type="string">
            <text:p>RR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RROAD INTL MEMORIAL</text:p>
          </table:table-cell>
          <table:table-cell office:value-type="float" office:value="48.9414722222222" calcext:value-type="float">
            <text:p>48.9414722222</text:p>
          </table:table-cell>
          <table:table-cell office:value-type="float" office:value="95.3484722222222" calcext:value-type="float">
            <text:p>95.3484722222</text:p>
          </table:table-cell>
        </table:table-row>
        <table:table-row table:style-name="ro1">
          <table:table-cell office:value-type="string" calcext:value-type="string">
            <text:p>ACQ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SECA MUNI</text:p>
          </table:table-cell>
          <table:table-cell office:value-type="float" office:value="44.0734638888889" calcext:value-type="float">
            <text:p>44.0734638889</text:p>
          </table:table-cell>
          <table:table-cell office:value-type="float" office:value="93.5529416666667" calcext:value-type="float">
            <text:p>93.5529416667</text:p>
          </table:table-cell>
        </table:table-row>
        <table:table-row table:style-name="ro1">
          <table:table-cell office:value-type="string" calcext:value-type="string">
            <text:p>VWU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SKISH MUNI</text:p>
          </table:table-cell>
          <table:table-cell office:value-type="float" office:value="48.1475638888889" calcext:value-type="float">
            <text:p>48.1475638889</text:p>
          </table:table-cell>
          <table:table-cell office:value-type="float" office:value="94.5174722222222" calcext:value-type="float">
            <text:p>94.5174722222</text:p>
          </table:table-cell>
        </table:table-row>
        <table:table-row table:style-name="ro1">
          <table:table-cell office:value-type="string" calcext:value-type="string">
            <text:p>M49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JOLLY FISHERMAN</text:p>
          </table:table-cell>
          <table:table-cell office:value-type="float" office:value="47.1430138888889" calcext:value-type="float">
            <text:p>47.1430138889</text:p>
          </table:table-cell>
          <table:table-cell office:value-type="float" office:value="95.5289166666667" calcext:value-type="float">
            <text:p>95.5289166667</text:p>
          </table:table-cell>
        </table:table-row>
        <table:table-row table:style-name="ro1">
          <table:table-cell office:value-type="string" calcext:value-type="string">
            <text:p>68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ELLS MUNI</text:p>
          </table:table-cell>
          <table:table-cell office:value-type="float" office:value="43.7332861111111" calcext:value-type="float">
            <text:p>43.7332861111</text:p>
          </table:table-cell>
          <table:table-cell office:value-type="float" office:value="93.7835583333333" calcext:value-type="float">
            <text:p>93.7835583333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HEATON MUNI</text:p>
          </table:table-cell>
          <table:table-cell office:value-type="float" office:value="45.7805055555556" calcext:value-type="float">
            <text:p>45.7805055556</text:p>
          </table:table-cell>
          <table:table-cell office:value-type="float" office:value="96.5437972222222" calcext:value-type="float">
            <text:p>96.5437972222</text:p>
          </table:table-cell>
        </table:table-row>
        <table:table-row table:style-name="ro1">
          <table:table-cell office:value-type="string" calcext:value-type="string">
            <text:p>BD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LLMAR MUNI-JOHN L RICE FIELD</text:p>
          </table:table-cell>
          <table:table-cell office:value-type="float" office:value="45.1170277777778" calcext:value-type="float">
            <text:p>45.1170277778</text:p>
          </table:table-cell>
          <table:table-cell office:value-type="float" office:value="95.1293333333333" calcext:value-type="float">
            <text:p>95.1293333333</text:p>
          </table:table-cell>
        </table:table-row>
        <table:table-row table:style-name="ro1">
          <table:table-cell office:value-type="string" calcext:value-type="string">
            <text:p>MW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NDOM MUNI</text:p>
          </table:table-cell>
          <table:table-cell office:value-type="float" office:value="43.9134166666667" calcext:value-type="float">
            <text:p>43.9134166667</text:p>
          </table:table-cell>
          <table:table-cell office:value-type="float" office:value="95.1093888888889" calcext:value-type="float">
            <text:p>95.1093888889</text:p>
          </table:table-cell>
        </table:table-row>
        <table:table-row table:style-name="ro1">
          <table:table-cell office:value-type="string" calcext:value-type="string">
            <text:p>ON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NONA MUNI-MAX CONRAD FLD</text:p>
          </table:table-cell>
          <table:table-cell office:value-type="float" office:value="44.0775444444444" calcext:value-type="float">
            <text:p>44.0775444444</text:p>
          </table:table-cell>
          <table:table-cell office:value-type="float" office:value="91.7090277777778" calcext:value-type="float">
            <text:p>91.7090277778</text:p>
          </table:table-cell>
        </table:table-row>
        <table:table-row table:style-name="ro1">
          <table:table-cell office:value-type="string" calcext:value-type="string">
            <text:p>10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NSTED MUNI</text:p>
          </table:table-cell>
          <table:table-cell office:value-type="float" office:value="44.9499611111111" calcext:value-type="float">
            <text:p>44.9499611111</text:p>
          </table:table-cell>
          <table:table-cell office:value-type="float" office:value="94.0669166666667" calcext:value-type="float">
            <text:p>94.0669166667</text:p>
          </table:table-cell>
        </table:table-row>
        <table:table-row table:style-name="ro1">
          <table:table-cell office:value-type="string" calcext:value-type="string">
            <text:p>OT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ORTHINGTON MUNI</text:p>
          </table:table-cell>
          <table:table-cell office:value-type="float" office:value="43.6550555555556" calcext:value-type="float">
            <text:p>43.6550555556</text:p>
          </table:table-cell>
          <table:table-cell office:value-type="float" office:value="95.5791944444444" calcext:value-type="float">
            <text:p>95.5791944444</text:p>
          </table:table-cell>
        </table:table-row>
        <table:table-row table:style-name="ro1">
          <table:table-cell office:value-type="string" calcext:value-type="string">
            <text:p>1A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ARTHUR</text:p>
          </table:table-cell>
          <table:table-cell office:value-type="float" office:value="47.1126361111111" calcext:value-type="float">
            <text:p>47.1126361111</text:p>
          </table:table-cell>
          <table:table-cell office:value-type="float" office:value="97.2081472222222" calcext:value-type="float">
            <text:p>97.2081472222</text:p>
          </table:table-cell>
        </table:table-row>
        <table:table-row table:style-name="ro1">
          <table:table-cell office:value-type="string" calcext:value-type="string">
            <text:p>AS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ASHLEY MUNI</text:p>
          </table:table-cell>
          <table:table-cell office:value-type="float" office:value="46.0230944444445" calcext:value-type="float">
            <text:p>46.0230944444</text:p>
          </table:table-cell>
          <table:table-cell office:value-type="float" office:value="99.3526472222222" calcext:value-type="float">
            <text:p>99.3526472222</text:p>
          </table:table-cell>
        </table:table-row>
        <table:table-row table:style-name="ro1">
          <table:table-cell office:value-type="string" calcext:value-type="string">
            <text:p>20U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EACH</text:p>
          </table:table-cell>
          <table:table-cell office:value-type="float" office:value="46.9251666666667" calcext:value-type="float">
            <text:p>46.9251666667</text:p>
          </table:table-cell>
          <table:table-cell office:value-type="float" office:value="103.982055555556" calcext:value-type="float">
            <text:p>103.9820555556</text:p>
          </table:table-cell>
        </table:table-row>
        <table:table-row table:style-name="ro1">
          <table:table-cell office:value-type="string" calcext:value-type="string">
            <text:p>95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EULAH</text:p>
          </table:table-cell>
          <table:table-cell office:value-type="float" office:value="47.2508388888889" calcext:value-type="float">
            <text:p>47.2508388889</text:p>
          </table:table-cell>
          <table:table-cell office:value-type="float" office:value="101.814055555556" calcext:value-type="float">
            <text:p>101.8140555556</text:p>
          </table:table-cell>
        </table:table-row>
        <table:table-row table:style-name="ro1">
          <table:table-cell office:value-type="string" calcext:value-type="string">
            <text:p>BI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ISMARCK MUNI</text:p>
          </table:table-cell>
          <table:table-cell office:value-type="float" office:value="46.7727222222222" calcext:value-type="float">
            <text:p>46.7727222222</text:p>
          </table:table-cell>
          <table:table-cell office:value-type="float" office:value="100.74575" calcext:value-type="float">
            <text:p>100.74575</text:p>
          </table:table-cell>
        </table:table-row>
        <table:table-row table:style-name="ro1">
          <table:table-cell office:value-type="string" calcext:value-type="string">
            <text:p>D0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OTTINEAU MUNI</text:p>
          </table:table-cell>
          <table:table-cell office:value-type="float" office:value="48.8304722222222" calcext:value-type="float">
            <text:p>48.8304722222</text:p>
          </table:table-cell>
          <table:table-cell office:value-type="float" office:value="100.417305555556" calcext:value-type="float">
            <text:p>100.4173055556</text:p>
          </table:table-cell>
        </table:table-row>
        <table:table-row table:style-name="ro1">
          <table:table-cell office:value-type="string" calcext:value-type="string">
            <text:p>5B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OWBELLS MUNI</text:p>
          </table:table-cell>
          <table:table-cell office:value-type="float" office:value="48.8097472222222" calcext:value-type="float">
            <text:p>48.8097472222</text:p>
          </table:table-cell>
          <table:table-cell office:value-type="float" office:value="102.245444444444" calcext:value-type="float">
            <text:p>102.2454444444</text:p>
          </table:table-cell>
        </table:table-row>
        <table:table-row table:style-name="ro1">
          <table:table-cell office:value-type="string" calcext:value-type="string">
            <text:p>BW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OWMAN RGNL</text:p>
          </table:table-cell>
          <table:table-cell office:value-type="float" office:value="46.1655166666667" calcext:value-type="float">
            <text:p>46.1655166667</text:p>
          </table:table-cell>
          <table:table-cell office:value-type="float" office:value="103.30075" calcext:value-type="float">
            <text:p>103.30075</text:p>
          </table:table-cell>
        </table:table-row>
        <table:table-row table:style-name="ro1">
          <table:table-cell office:value-type="string" calcext:value-type="string">
            <text:p>9D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ANDO MUNI</text:p>
          </table:table-cell>
          <table:table-cell office:value-type="float" office:value="48.4800277777778" calcext:value-type="float">
            <text:p>48.4800277778</text:p>
          </table:table-cell>
          <table:table-cell office:value-type="float" office:value="99.2363888888889" calcext:value-type="float">
            <text:p>99.2363888889</text:p>
          </table:table-cell>
        </table:table-row>
        <table:table-row table:style-name="ro1">
          <table:table-cell office:value-type="string" calcext:value-type="string">
            <text:p>46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ARRINGTON MUNI</text:p>
          </table:table-cell>
          <table:table-cell office:value-type="float" office:value="47.4511111111111" calcext:value-type="float">
            <text:p>47.4511111111</text:p>
          </table:table-cell>
          <table:table-cell office:value-type="float" office:value="99.1513333333333" calcext:value-type="float">
            <text:p>99.1513333333</text:p>
          </table:table-cell>
        </table:table-row>
        <table:table-row table:style-name="ro1">
          <table:table-cell office:value-type="string" calcext:value-type="string">
            <text:p>5N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ASSELTON ROBERT MILLER RGNL</text:p>
          </table:table-cell>
          <table:table-cell office:value-type="float" office:value="46.8539444444444" calcext:value-type="float">
            <text:p>46.8539444444</text:p>
          </table:table-cell>
          <table:table-cell office:value-type="float" office:value="97.2078611111111" calcext:value-type="float">
            <text:p>97.2078611111</text:p>
          </table:table-cell>
        </table:table-row>
        <table:table-row table:style-name="ro1">
          <table:table-cell office:value-type="string" calcext:value-type="string">
            <text:p>2C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AVALIER MUNI</text:p>
          </table:table-cell>
          <table:table-cell office:value-type="float" office:value="48.7837222222222" calcext:value-type="float">
            <text:p>48.7837222222</text:p>
          </table:table-cell>
          <table:table-cell office:value-type="float" office:value="97.6319722222222" calcext:value-type="float">
            <text:p>97.6319722222</text:p>
          </table:table-cell>
        </table:table-row>
        <table:table-row table:style-name="ro1">
          <table:table-cell office:value-type="string" calcext:value-type="string">
            <text:p>D4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OLUMBUS MUNI</text:p>
          </table:table-cell>
          <table:table-cell office:value-type="float" office:value="48.8994111111111" calcext:value-type="float">
            <text:p>48.8994111111</text:p>
          </table:table-cell>
          <table:table-cell office:value-type="float" office:value="102.792288888889" calcext:value-type="float">
            <text:p>102.7922888889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OOPERSTOWN MUNI</text:p>
          </table:table-cell>
          <table:table-cell office:value-type="float" office:value="47.4227722222222" calcext:value-type="float">
            <text:p>47.4227722222</text:p>
          </table:table-cell>
          <table:table-cell office:value-type="float" office:value="98.1058694444444" calcext:value-type="float">
            <text:p>98.1058694444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ROSBY MUNI</text:p>
          </table:table-cell>
          <table:table-cell office:value-type="float" office:value="48.9282972222222" calcext:value-type="float">
            <text:p>48.9282972222</text:p>
          </table:table-cell>
          <table:table-cell office:value-type="float" office:value="103.297580555556" calcext:value-type="float">
            <text:p>103.2975805556</text:p>
          </table:table-cell>
        </table:table-row>
        <table:table-row table:style-name="ro1">
          <table:table-cell office:value-type="string" calcext:value-type="string">
            <text:p>DV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DEVILS LAKE RGNL</text:p>
          </table:table-cell>
          <table:table-cell office:value-type="float" office:value="48.1165833333333" calcext:value-type="float">
            <text:p>48.1165833333</text:p>
          </table:table-cell>
          <table:table-cell office:value-type="float" office:value="98.91" calcext:value-type="float">
            <text:p>98.91</text:p>
          </table:table-cell>
        </table:table-row>
        <table:table-row table:style-name="ro1">
          <table:table-cell office:value-type="string" calcext:value-type="string">
            <text:p>DI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DICKINSON - THEODORE ROOSEVELT RGNL</text:p>
          </table:table-cell>
          <table:table-cell office:value-type="float" office:value="46.7973333333333" calcext:value-type="float">
            <text:p>46.7973333333</text:p>
          </table:table-cell>
          <table:table-cell office:value-type="float" office:value="102.801861111111" calcext:value-type="float">
            <text:p>102.8018611111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DRAYTON MUNI</text:p>
          </table:table-cell>
          <table:table-cell office:value-type="float" office:value="48.6185138888889" calcext:value-type="float">
            <text:p>48.6185138889</text:p>
          </table:table-cell>
          <table:table-cell office:value-type="float" office:value="97.1758972222222" calcext:value-type="float">
            <text:p>97.175897222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INTL PEACE GARDEN</text:p>
          </table:table-cell>
          <table:table-cell office:value-type="float" office:value="48.9977805555556" calcext:value-type="float">
            <text:p>48.9977805556</text:p>
          </table:table-cell>
          <table:table-cell office:value-type="float" office:value="100.043458333333" calcext:value-type="float">
            <text:p>100.0434583333</text:p>
          </table:table-cell>
        </table:table-row>
        <table:table-row table:style-name="ro1">
          <table:table-cell office:value-type="string" calcext:value-type="string">
            <text:p>51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EDGELEY MUNI</text:p>
          </table:table-cell>
          <table:table-cell office:value-type="float" office:value="46.3496944444445" calcext:value-type="float">
            <text:p>46.3496944444</text:p>
          </table:table-cell>
          <table:table-cell office:value-type="float" office:value="98.735" calcext:value-type="float">
            <text:p>98.735</text:p>
          </table:table-cell>
        </table:table-row>
        <table:table-row table:style-name="ro1">
          <table:table-cell office:value-type="string" calcext:value-type="string">
            <text:p>Y7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ELGIN MUNI</text:p>
          </table:table-cell>
          <table:table-cell office:value-type="float" office:value="46.3827527777778" calcext:value-type="float">
            <text:p>46.3827527778</text:p>
          </table:table-cell>
          <table:table-cell office:value-type="float" office:value="101.844902777778" calcext:value-type="float">
            <text:p>101.8449027778</text:p>
          </table:table-cell>
        </table:table-row>
        <table:table-row table:style-name="ro1">
          <table:table-cell table:style-name="ce1" office:value-type="float" office:value="40000000" calcext:value-type="float">
            <text:p>4.00E+0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ELLENDALE MUNI</text:p>
          </table:table-cell>
          <table:table-cell office:value-type="float" office:value="46.0163333333333" calcext:value-type="float">
            <text:p>46.0163333333</text:p>
          </table:table-cell>
          <table:table-cell office:value-type="float" office:value="98.5156944444445" calcext:value-type="float">
            <text:p>98.5156944444</text:p>
          </table:table-cell>
        </table:table-row>
        <table:table-row table:style-name="ro1">
          <table:table-cell office:value-type="string" calcext:value-type="string">
            <text:p>5N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SKY HAVEN</text:p>
          </table:table-cell>
          <table:table-cell office:value-type="float" office:value="46.6268611111111" calcext:value-type="float">
            <text:p>46.6268611111</text:p>
          </table:table-cell>
          <table:table-cell office:value-type="float" office:value="97.6202305555556" calcext:value-type="float">
            <text:p>97.6202305556</text:p>
          </table:table-cell>
        </table:table-row>
        <table:table-row table:style-name="ro1">
          <table:table-cell office:value-type="string" calcext:value-type="string">
            <text:p>FA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ECTOR INTL</text:p>
          </table:table-cell>
          <table:table-cell office:value-type="float" office:value="46.92065" calcext:value-type="float">
            <text:p>46.92065</text:p>
          </table:table-cell>
          <table:table-cell office:value-type="float" office:value="96.8157638888889" calcext:value-type="float">
            <text:p>96.8157638889</text:p>
          </table:table-cell>
        </table:table-row>
        <table:table-row table:style-name="ro1">
          <table:table-cell office:value-type="string" calcext:value-type="string">
            <text:p>D5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EST FARGO MUNI</text:p>
          </table:table-cell>
          <table:table-cell office:value-type="float" office:value="46.9008" calcext:value-type="float">
            <text:p>46.9008</text:p>
          </table:table-cell>
          <table:table-cell office:value-type="float" office:value="96.9186944444445" calcext:value-type="float">
            <text:p>96.9186944444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FESSENDEN-STREIBEL MUNI</text:p>
          </table:table-cell>
          <table:table-cell office:value-type="float" office:value="47.6597222222222" calcext:value-type="float">
            <text:p>47.6597222222</text:p>
          </table:table-cell>
          <table:table-cell office:value-type="float" office:value="99.6609555555556" calcext:value-type="float">
            <text:p>99.6609555556</text:p>
          </table:table-cell>
        </table:table-row>
        <table:table-row table:style-name="ro1">
          <table:table-cell office:value-type="string" calcext:value-type="string">
            <text:p>Y2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STANDING ROCK</text:p>
          </table:table-cell>
          <table:table-cell office:value-type="float" office:value="46.0668833333333" calcext:value-type="float">
            <text:p>46.0668833333</text:p>
          </table:table-cell>
          <table:table-cell office:value-type="float" office:value="100.632777777778" calcext:value-type="float">
            <text:p>100.6327777778</text:p>
          </table:table-cell>
        </table:table-row>
        <table:table-row table:style-name="ro1">
          <table:table-cell office:value-type="string" calcext:value-type="string">
            <text:p>9G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ACKLE MUNI</text:p>
          </table:table-cell>
          <table:table-cell office:value-type="float" office:value="46.6215638888889" calcext:value-type="float">
            <text:p>46.6215638889</text:p>
          </table:table-cell>
          <table:table-cell office:value-type="float" office:value="99.1644638888889" calcext:value-type="float">
            <text:p>99.1644638889</text:p>
          </table:table-cell>
        </table:table-row>
        <table:table-row table:style-name="ro1">
          <table:table-cell office:value-type="string" calcext:value-type="string">
            <text:p>D0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ARRISON MUNI</text:p>
          </table:table-cell>
          <table:table-cell office:value-type="float" office:value="47.6559583333333" calcext:value-type="float">
            <text:p>47.6559583333</text:p>
          </table:table-cell>
          <table:table-cell office:value-type="float" office:value="101.436930555556" calcext:value-type="float">
            <text:p>101.4369305556</text:p>
          </table:table-cell>
        </table:table-row>
        <table:table-row table:style-name="ro1">
          <table:table-cell office:value-type="string" calcext:value-type="string">
            <text:p>D5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LEN ULLIN RGNL</text:p>
          </table:table-cell>
          <table:table-cell office:value-type="float" office:value="46.8143" calcext:value-type="float">
            <text:p>46.8143</text:p>
          </table:table-cell>
          <table:table-cell office:value-type="float" office:value="101.865191666667" calcext:value-type="float">
            <text:p>101.8651916667</text:p>
          </table:table-cell>
        </table:table-row>
        <table:table-row table:style-name="ro1">
          <table:table-cell office:value-type="string" calcext:value-type="string">
            <text:p>GAF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UTSON FIELD</text:p>
          </table:table-cell>
          <table:table-cell office:value-type="float" office:value="48.4047222222222" calcext:value-type="float">
            <text:p>48.4047222222</text:p>
          </table:table-cell>
          <table:table-cell office:value-type="float" office:value="97.3709444444444" calcext:value-type="float">
            <text:p>97.3709444444</text:p>
          </table:table-cell>
        </table:table-row>
        <table:table-row table:style-name="ro1">
          <table:table-cell office:value-type="string" calcext:value-type="string">
            <text:p>GF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RAND FORKS INTL</text:p>
          </table:table-cell>
          <table:table-cell office:value-type="float" office:value="47.9472777777778" calcext:value-type="float">
            <text:p>47.9472777778</text:p>
          </table:table-cell>
          <table:table-cell office:value-type="float" office:value="97.1737777777778" calcext:value-type="float">
            <text:p>97.1737777778</text:p>
          </table:table-cell>
        </table:table-row>
        <table:table-row table:style-name="ro1">
          <table:table-cell office:value-type="string" calcext:value-type="string">
            <text:p>GW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WINNER-ROGER MELROE FIELD</text:p>
          </table:table-cell>
          <table:table-cell office:value-type="float" office:value="46.2182777777778" calcext:value-type="float">
            <text:p>46.2182777778</text:p>
          </table:table-cell>
          <table:table-cell office:value-type="float" office:value="97.6433611111111" calcext:value-type="float">
            <text:p>97.6433611111</text:p>
          </table:table-cell>
        </table:table-row>
        <table:table-row table:style-name="ro1">
          <table:table-cell office:value-type="string" calcext:value-type="string">
            <text:p>5H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ARVEY MUNI</text:p>
          </table:table-cell>
          <table:table-cell office:value-type="float" office:value="47.7912222222222" calcext:value-type="float">
            <text:p>47.7912222222</text:p>
          </table:table-cell>
          <table:table-cell office:value-type="float" office:value="99.93175" calcext:value-type="float">
            <text:p>99.93175</text:p>
          </table:table-cell>
        </table:table-row>
        <table:table-row table:style-name="ro1">
          <table:table-cell office:value-type="string" calcext:value-type="string">
            <text:p>6H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AZELTON MUNI</text:p>
          </table:table-cell>
          <table:table-cell office:value-type="float" office:value="46.4822166666667" calcext:value-type="float">
            <text:p>46.4822166667</text:p>
          </table:table-cell>
          <table:table-cell office:value-type="float" office:value="100.263733333333" calcext:value-type="float">
            <text:p>100.2637333333</text:p>
          </table:table-cell>
        </table:table-row>
        <table:table-row table:style-name="ro1">
          <table:table-cell office:value-type="string" calcext:value-type="string">
            <text:p>HZ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ERCER COUNTY RGNL</text:p>
          </table:table-cell>
          <table:table-cell office:value-type="float" office:value="47.2899444444444" calcext:value-type="float">
            <text:p>47.2899444444</text:p>
          </table:table-cell>
          <table:table-cell office:value-type="float" office:value="101.580972222222" calcext:value-type="float">
            <text:p>101.5809722222</text:p>
          </table:table-cell>
        </table:table-row>
        <table:table-row table:style-name="ro1">
          <table:table-cell office:value-type="string" calcext:value-type="string">
            <text:p>HE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ETTINGER MUNI</text:p>
          </table:table-cell>
          <table:table-cell office:value-type="float" office:value="46.0148888888889" calcext:value-type="float">
            <text:p>46.0148888889</text:p>
          </table:table-cell>
          <table:table-cell office:value-type="float" office:value="102.656" calcext:value-type="float">
            <text:p>102.656</text:p>
          </table:table-cell>
        </table:table-row>
        <table:table-row table:style-name="ro1">
          <table:table-cell office:value-type="string" calcext:value-type="string">
            <text:p>3H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ILLSBORO MUNI</text:p>
          </table:table-cell>
          <table:table-cell office:value-type="float" office:value="47.3594055555556" calcext:value-type="float">
            <text:p>47.3594055556</text:p>
          </table:table-cell>
          <table:table-cell office:value-type="float" office:value="97.0604138888889" calcext:value-type="float">
            <text:p>97.0604138889</text:p>
          </table:table-cell>
        </table:table-row>
        <table:table-row table:style-name="ro1">
          <table:table-cell office:value-type="string" calcext:value-type="string">
            <text:p>JM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JAMESTOWN RGNL</text:p>
          </table:table-cell>
          <table:table-cell office:value-type="float" office:value="46.9297222222222" calcext:value-type="float">
            <text:p>46.9297222222</text:p>
          </table:table-cell>
          <table:table-cell office:value-type="float" office:value="98.6781944444445" calcext:value-type="float">
            <text:p>98.6781944444</text:p>
          </table:table-cell>
        </table:table-row>
        <table:table-row table:style-name="ro1">
          <table:table-cell office:value-type="string" calcext:value-type="string">
            <text:p>7K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KENMARE MUNI</text:p>
          </table:table-cell>
          <table:table-cell office:value-type="float" office:value="48.6676111111111" calcext:value-type="float">
            <text:p>48.6676111111</text:p>
          </table:table-cell>
          <table:table-cell office:value-type="float" office:value="102.048002777778" calcext:value-type="float">
            <text:p>102.0480027778</text:p>
          </table:table-cell>
        </table:table-row>
        <table:table-row table:style-name="ro1">
          <table:table-cell office:value-type="string" calcext:value-type="string">
            <text:p>9Y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DUNN COUNTY WEYDAHL FIELD</text:p>
          </table:table-cell>
          <table:table-cell office:value-type="float" office:value="47.3913305555556" calcext:value-type="float">
            <text:p>47.3913305556</text:p>
          </table:table-cell>
          <table:table-cell office:value-type="float" office:value="102.771811111111" calcext:value-type="float">
            <text:p>102.7718111111</text:p>
          </table:table-cell>
        </table:table-row>
        <table:table-row table:style-name="ro1">
          <table:table-cell office:value-type="string" calcext:value-type="string">
            <text:p>K7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OBERT ODEGAARD FIELD</text:p>
          </table:table-cell>
          <table:table-cell office:value-type="float" office:value="46.6487305555556" calcext:value-type="float">
            <text:p>46.6487305556</text:p>
          </table:table-cell>
          <table:table-cell office:value-type="float" office:value="96.9990083333333" calcext:value-type="float">
            <text:p>96.9990083333</text:p>
          </table:table-cell>
        </table:table-row>
        <table:table-row table:style-name="ro1">
          <table:table-cell office:value-type="string" calcext:value-type="string">
            <text:p>D0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KULM MUNI</text:p>
          </table:table-cell>
          <table:table-cell office:value-type="float" office:value="46.3067638888889" calcext:value-type="float">
            <text:p>46.3067638889</text:p>
          </table:table-cell>
          <table:table-cell office:value-type="float" office:value="98.9388333333333" calcext:value-type="float">
            <text:p>98.9388333333</text:p>
          </table:table-cell>
        </table:table-row>
        <table:table-row table:style-name="ro1">
          <table:table-cell office:value-type="string" calcext:value-type="string">
            <text:p>4F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A MOURE ROTT MUNI</text:p>
          </table:table-cell>
          <table:table-cell office:value-type="float" office:value="46.3472805555556" calcext:value-type="float">
            <text:p>46.3472805556</text:p>
          </table:table-cell>
          <table:table-cell office:value-type="float" office:value="98.2814861111111" calcext:value-type="float">
            <text:p>98.2814861111</text:p>
          </table:table-cell>
        </table:table-row>
        <table:table-row table:style-name="ro1">
          <table:table-cell office:value-type="string" calcext:value-type="string">
            <text:p>5L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AKOTA MUNI</text:p>
          </table:table-cell>
          <table:table-cell office:value-type="float" office:value="48.0289166666667" calcext:value-type="float">
            <text:p>48.0289166667</text:p>
          </table:table-cell>
          <table:table-cell office:value-type="float" office:value="98.32575" calcext:value-type="float">
            <text:p>98.32575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OBERTSON FIELD</text:p>
          </table:table-cell>
          <table:table-cell office:value-type="float" office:value="48.7531305555556" calcext:value-type="float">
            <text:p>48.7531305556</text:p>
          </table:table-cell>
          <table:table-cell office:value-type="float" office:value="98.3937666666667" calcext:value-type="float">
            <text:p>98.3937666667</text:p>
          </table:table-cell>
        </table:table-row>
        <table:table-row table:style-name="ro1">
          <table:table-cell office:value-type="string" calcext:value-type="string">
            <text:p>2L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ARIMORE MUNI</text:p>
          </table:table-cell>
          <table:table-cell office:value-type="float" office:value="47.9067138888889" calcext:value-type="float">
            <text:p>47.9067138889</text:p>
          </table:table-cell>
          <table:table-cell office:value-type="float" office:value="97.6409722222222" calcext:value-type="float">
            <text:p>97.6409722222</text:p>
          </table:table-cell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EEDS MUNI</text:p>
          </table:table-cell>
          <table:table-cell office:value-type="float" office:value="48.2849972222222" calcext:value-type="float">
            <text:p>48.2849972222</text:p>
          </table:table-cell>
          <table:table-cell office:value-type="float" office:value="99.4034666666667" calcext:value-type="float">
            <text:p>99.4034666667</text:p>
          </table:table-cell>
        </table:table-row>
        <table:table-row table:style-name="ro1">
          <table:table-cell office:value-type="string" calcext:value-type="string">
            <text:p>4N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IDGERWOOD MUNI</text:p>
          </table:table-cell>
          <table:table-cell office:value-type="float" office:value="46.0891833333333" calcext:value-type="float">
            <text:p>46.0891833333</text:p>
          </table:table-cell>
          <table:table-cell office:value-type="float" office:value="97.1661333333333" calcext:value-type="float">
            <text:p>97.1661333333</text:p>
          </table:table-cell>
        </table:table-row>
        <table:table-row table:style-name="ro1">
          <table:table-cell office:value-type="string" calcext:value-type="string">
            <text:p>7L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INTON MUNI</text:p>
          </table:table-cell>
          <table:table-cell office:value-type="float" office:value="46.2206388888889" calcext:value-type="float">
            <text:p>46.2206388889</text:p>
          </table:table-cell>
          <table:table-cell office:value-type="float" office:value="100.245622222222" calcext:value-type="float">
            <text:p>100.2456222222</text:p>
          </table:table-cell>
        </table:table-row>
        <table:table-row table:style-name="ro1">
          <table:table-cell office:value-type="string" calcext:value-type="string">
            <text:p>6L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ISBON MUNI</text:p>
          </table:table-cell>
          <table:table-cell office:value-type="float" office:value="46.4469722222222" calcext:value-type="float">
            <text:p>46.4469722222</text:p>
          </table:table-cell>
          <table:table-cell office:value-type="float" office:value="97.7282138888889" calcext:value-type="float">
            <text:p>97.7282138889</text:p>
          </table:table-cell>
        </table:table-row>
        <table:table-row table:style-name="ro1">
          <table:table-cell office:value-type="string" calcext:value-type="string">
            <text:p>6D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ADDOCK MUNI</text:p>
          </table:table-cell>
          <table:table-cell office:value-type="float" office:value="47.9802611111111" calcext:value-type="float">
            <text:p>47.9802611111</text:p>
          </table:table-cell>
          <table:table-cell office:value-type="float" office:value="99.5269583333333" calcext:value-type="float">
            <text:p>99.5269583333</text:p>
          </table:table-cell>
        </table:table-row>
        <table:table-row table:style-name="ro1">
          <table:table-cell office:value-type="string" calcext:value-type="string">
            <text:p>Y1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ANDAN MUNI</text:p>
          </table:table-cell>
          <table:table-cell office:value-type="float" office:value="46.7679722222222" calcext:value-type="float">
            <text:p>46.7679722222</text:p>
          </table:table-cell>
          <table:table-cell office:value-type="float" office:value="100.894361111111" calcext:value-type="float">
            <text:p>100.8943611111</text:p>
          </table:table-cell>
        </table:table-row>
        <table:table-row table:style-name="ro1">
          <table:table-cell office:value-type="string" calcext:value-type="string">
            <text:p>D5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AYVILLE MUNI</text:p>
          </table:table-cell>
          <table:table-cell office:value-type="float" office:value="47.4768416666667" calcext:value-type="float">
            <text:p>47.4768416667</text:p>
          </table:table-cell>
          <table:table-cell office:value-type="float" office:value="97.3280805555556" calcext:value-type="float">
            <text:p>97.3280805556</text:p>
          </table:table-cell>
        </table:table-row>
        <table:table-row table:style-name="ro1">
          <table:table-cell office:value-type="string" calcext:value-type="string">
            <text:p>7G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C CLUSKY MUNI</text:p>
          </table:table-cell>
          <table:table-cell office:value-type="float" office:value="47.4620472222222" calcext:value-type="float">
            <text:p>47.4620472222</text:p>
          </table:table-cell>
          <table:table-cell office:value-type="float" office:value="100.487227777778" calcext:value-type="float">
            <text:p>100.4872277778</text:p>
          </table:table-cell>
        </table:table-row>
        <table:table-row table:style-name="ro1">
          <table:table-cell office:value-type="string" calcext:value-type="string">
            <text:p>8M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C VILLE MUNI</text:p>
          </table:table-cell>
          <table:table-cell office:value-type="float" office:value="47.7703166666667" calcext:value-type="float">
            <text:p>47.7703166667</text:p>
          </table:table-cell>
          <table:table-cell office:value-type="float" office:value="98.1849138888889" calcext:value-type="float">
            <text:p>98.1849138889</text:p>
          </table:table-cell>
        </table:table-row>
        <table:table-row table:style-name="ro1">
          <table:table-cell office:value-type="string" calcext:value-type="string">
            <text:p>4R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ILNOR MUNI</text:p>
          </table:table-cell>
          <table:table-cell office:value-type="float" office:value="46.2582916666667" calcext:value-type="float">
            <text:p>46.2582916667</text:p>
          </table:table-cell>
          <table:table-cell office:value-type="float" office:value="97.4378666666667" calcext:value-type="float">
            <text:p>97.4378666667</text:p>
          </table:table-cell>
        </table:table-row>
        <table:table-row table:style-name="ro1">
          <table:table-cell office:value-type="string" calcext:value-type="string">
            <text:p>MO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INOT INTL</text:p>
          </table:table-cell>
          <table:table-cell office:value-type="float" office:value="48.2576388888889" calcext:value-type="float">
            <text:p>48.2576388889</text:p>
          </table:table-cell>
          <table:table-cell office:value-type="float" office:value="101.278027777778" calcext:value-type="float">
            <text:p>101.2780277778</text:p>
          </table:table-cell>
        </table:table-row>
        <table:table-row table:style-name="ro1">
          <table:table-cell office:value-type="string" calcext:value-type="string">
            <text:p>D0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INTO MUNI</text:p>
          </table:table-cell>
          <table:table-cell office:value-type="float" office:value="48.2926027777778" calcext:value-type="float">
            <text:p>48.2926027778</text:p>
          </table:table-cell>
          <table:table-cell office:value-type="float" office:value="97.3940222222222" calcext:value-type="float">
            <text:p>97.3940222222</text:p>
          </table:table-cell>
        </table:table-row>
        <table:table-row table:style-name="ro1">
          <table:table-cell office:value-type="string" calcext:value-type="string">
            <text:p>HB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OHALL MUNI</text:p>
          </table:table-cell>
          <table:table-cell office:value-type="float" office:value="48.7683833333333" calcext:value-type="float">
            <text:p>48.7683833333</text:p>
          </table:table-cell>
          <table:table-cell office:value-type="float" office:value="101.536994444444" calcext:value-type="float">
            <text:p>101.5369944444</text:p>
          </table:table-cell>
        </table:table-row>
        <table:table-row table:style-name="ro1">
          <table:table-cell office:value-type="string" calcext:value-type="string">
            <text:p>3P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OTT MUNI</text:p>
          </table:table-cell>
          <table:table-cell office:value-type="float" office:value="46.3591638888889" calcext:value-type="float">
            <text:p>46.3591638889</text:p>
          </table:table-cell>
          <table:table-cell office:value-type="float" office:value="102.328244444444" calcext:value-type="float">
            <text:p>102.3282444444</text:p>
          </table:table-cell>
        </table:table-row>
        <table:table-row table:style-name="ro1">
          <table:table-cell office:value-type="string" calcext:value-type="string">
            <text:p>5B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NAPOLEON MUNI</text:p>
          </table:table-cell>
          <table:table-cell office:value-type="float" office:value="46.4942111111111" calcext:value-type="float">
            <text:p>46.4942111111</text:p>
          </table:table-cell>
          <table:table-cell office:value-type="float" office:value="99.7593694444445" calcext:value-type="float">
            <text:p>99.7593694444</text:p>
          </table:table-cell>
        </table:table-row>
        <table:table-row table:style-name="ro1">
          <table:table-cell office:value-type="string" calcext:value-type="string">
            <text:p>8J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TOMLINSON FIELD</text:p>
          </table:table-cell>
          <table:table-cell office:value-type="float" office:value="47.6963861111111" calcext:value-type="float">
            <text:p>47.6963861111</text:p>
          </table:table-cell>
          <table:table-cell office:value-type="float" office:value="99.1312277777778" calcext:value-type="float">
            <text:p>99.1312277778</text:p>
          </table:table-cell>
        </table:table-row>
        <table:table-row table:style-name="ro1">
          <table:table-cell office:value-type="string" calcext:value-type="string">
            <text:p>05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NEW TOWN MUNI</text:p>
          </table:table-cell>
          <table:table-cell office:value-type="float" office:value="47.9678694444444" calcext:value-type="float">
            <text:p>47.9678694444</text:p>
          </table:table-cell>
          <table:table-cell office:value-type="float" office:value="102.478086111111" calcext:value-type="float">
            <text:p>102.4780861111</text:p>
          </table:table-cell>
        </table:table-row>
        <table:table-row table:style-name="ro1">
          <table:table-cell office:value-type="string" calcext:value-type="string">
            <text:p>4V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NORTHWOOD MUNI-VINCE FIELD</text:p>
          </table:table-cell>
          <table:table-cell office:value-type="float" office:value="47.7248861111111" calcext:value-type="float">
            <text:p>47.7248861111</text:p>
          </table:table-cell>
          <table:table-cell office:value-type="float" office:value="97.5898111111111" calcext:value-type="float">
            <text:p>97.5898111111</text:p>
          </table:table-cell>
        </table:table-row>
        <table:table-row table:style-name="ro1">
          <table:table-cell office:value-type="string" calcext:value-type="string">
            <text:p>2D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OAKES MUNI</text:p>
          </table:table-cell>
          <table:table-cell office:value-type="float" office:value="46.1732944444444" calcext:value-type="float">
            <text:p>46.1732944444</text:p>
          </table:table-cell>
          <table:table-cell office:value-type="float" office:value="98.0800361111111" calcext:value-type="float">
            <text:p>98.0800361111</text:p>
          </table:table-cell>
        </table:table-row>
        <table:table-row table:style-name="ro1">
          <table:table-cell office:value-type="string" calcext:value-type="string">
            <text:p>64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PAGE RGNL</text:p>
          </table:table-cell>
          <table:table-cell office:value-type="float" office:value="47.1701944444444" calcext:value-type="float">
            <text:p>47.1701944444</text:p>
          </table:table-cell>
          <table:table-cell office:value-type="float" office:value="97.4819166666667" calcext:value-type="float">
            <text:p>97.4819166667</text:p>
          </table:table-cell>
        </table:table-row>
        <table:table-row table:style-name="ro1">
          <table:table-cell office:value-type="string" calcext:value-type="string">
            <text:p>Y3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PARK RIVER - W C SKJERVEN FIELD</text:p>
          </table:table-cell>
          <table:table-cell office:value-type="float" office:value="48.3940833333333" calcext:value-type="float">
            <text:p>48.3940833333</text:p>
          </table:table-cell>
          <table:table-cell office:value-type="float" office:value="97.7807777777778" calcext:value-type="float">
            <text:p>97.7807777778</text:p>
          </table:table-cell>
        </table:table-row>
        <table:table-row table:style-name="ro1">
          <table:table-cell office:value-type="string" calcext:value-type="string">
            <text:p>Y7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PARSHALL-HANKINS</text:p>
          </table:table-cell>
          <table:table-cell office:value-type="float" office:value="47.9356833333333" calcext:value-type="float">
            <text:p>47.9356833333</text:p>
          </table:table-cell>
          <table:table-cell office:value-type="float" office:value="102.142138888889" calcext:value-type="float">
            <text:p>102.1421388889</text:p>
          </table:table-cell>
        </table:table-row>
        <table:table-row table:style-name="ro1">
          <table:table-cell office:value-type="string" calcext:value-type="string">
            <text:p>PM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PEMBINA MUNI</text:p>
          </table:table-cell>
          <table:table-cell office:value-type="float" office:value="48.9424166666667" calcext:value-type="float">
            <text:p>48.9424166667</text:p>
          </table:table-cell>
          <table:table-cell office:value-type="float" office:value="97.2406666666667" calcext:value-type="float">
            <text:p>97.2406666667</text:p>
          </table:table-cell>
        </table:table-row>
        <table:table-row table:style-name="ro1">
          <table:table-cell office:value-type="string" calcext:value-type="string">
            <text:p>Y9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TRULSON FIELD</text:p>
          </table:table-cell>
          <table:table-cell office:value-type="float" office:value="48.0305666666667" calcext:value-type="float">
            <text:p>48.0305666667</text:p>
          </table:table-cell>
          <table:table-cell office:value-type="float" office:value="101.953222222222" calcext:value-type="float">
            <text:p>101.9532222222</text:p>
          </table:table-cell>
        </table:table-row>
        <table:table-row table:style-name="ro1">
          <table:table-cell table:style-name="ce1" office:value-type="float" office:value="400000000" calcext:value-type="float">
            <text:p>4.00E+0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ICHARDTON</text:p>
          </table:table-cell>
          <table:table-cell office:value-type="float" office:value="46.8958166666667" calcext:value-type="float">
            <text:p>46.8958166667</text:p>
          </table:table-cell>
          <table:table-cell office:value-type="float" office:value="102.356744444444" calcext:value-type="float">
            <text:p>102.3567444444</text:p>
          </table:table-cell>
        </table:table-row>
        <table:table-row table:style-name="ro1">
          <table:table-cell office:value-type="string" calcext:value-type="string">
            <text:p>37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ARRISON DAM RECREATIONAL AIRPARK</text:p>
          </table:table-cell>
          <table:table-cell office:value-type="float" office:value="47.4827277777778" calcext:value-type="float">
            <text:p>47.4827277778</text:p>
          </table:table-cell>
          <table:table-cell office:value-type="float" office:value="101.408147222222" calcext:value-type="float">
            <text:p>101.4081472222</text:p>
          </table:table-cell>
        </table:table-row>
        <table:table-row table:style-name="ro1">
          <table:table-cell office:value-type="string" calcext:value-type="string">
            <text:p>2H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OLETTE</text:p>
          </table:table-cell>
          <table:table-cell office:value-type="float" office:value="48.6668611111111" calcext:value-type="float">
            <text:p>48.6668611111</text:p>
          </table:table-cell>
          <table:table-cell office:value-type="float" office:value="99.8531611111111" calcext:value-type="float">
            <text:p>99.8531611111</text:p>
          </table:table-cell>
        </table:table-row>
        <table:table-row table:style-name="ro1">
          <table:table-cell office:value-type="string" calcext:value-type="string">
            <text:p>06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OLLA MUNI</text:p>
          </table:table-cell>
          <table:table-cell office:value-type="float" office:value="48.8844166666667" calcext:value-type="float">
            <text:p>48.8844166667</text:p>
          </table:table-cell>
          <table:table-cell office:value-type="float" office:value="99.62075" calcext:value-type="float">
            <text:p>99.62075</text:p>
          </table:table-cell>
        </table:table-row>
        <table:table-row table:style-name="ro1">
          <table:table-cell office:value-type="string" calcext:value-type="string">
            <text:p>RU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UGBY MUNI</text:p>
          </table:table-cell>
          <table:table-cell office:value-type="float" office:value="48.3903611111111" calcext:value-type="float">
            <text:p>48.3903611111</text:p>
          </table:table-cell>
          <table:table-cell office:value-type="float" office:value="100.024277777778" calcext:value-type="float">
            <text:p>100.0242777778</text:p>
          </table:table-cell>
        </table:table-row>
        <table:table-row table:style-name="ro1">
          <table:table-cell office:value-type="string" calcext:value-type="string">
            <text:p>4S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ST THOMAS MUNI</text:p>
          </table:table-cell>
          <table:table-cell office:value-type="float" office:value="48.6264361111111" calcext:value-type="float">
            <text:p>48.6264361111</text:p>
          </table:table-cell>
          <table:table-cell office:value-type="float" office:value="97.4390555555556" calcext:value-type="float">
            <text:p>97.4390555556</text:p>
          </table:table-cell>
        </table:table-row>
        <table:table-row table:style-name="ro1">
          <table:table-cell office:value-type="string" calcext:value-type="string">
            <text:p>08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STANLEY MUNI</text:p>
          </table:table-cell>
          <table:table-cell office:value-type="float" office:value="48.3007972222222" calcext:value-type="float">
            <text:p>48.3007972222</text:p>
          </table:table-cell>
          <table:table-cell office:value-type="float" office:value="102.40635" calcext:value-type="float">
            <text:p>102.40635</text:p>
          </table:table-cell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TIOGA MUNI</text:p>
          </table:table-cell>
          <table:table-cell office:value-type="float" office:value="48.3802777777778" calcext:value-type="float">
            <text:p>48.3802777778</text:p>
          </table:table-cell>
          <table:table-cell office:value-type="float" office:value="102.897361111111" calcext:value-type="float">
            <text:p>102.8973611111</text:p>
          </table:table-cell>
        </table:table-row>
        <table:table-row table:style-name="ro1">
          <table:table-cell office:value-type="string" calcext:value-type="string">
            <text:p>D6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TOWNER MUNI</text:p>
          </table:table-cell>
          <table:table-cell office:value-type="float" office:value="48.3591944444444" calcext:value-type="float">
            <text:p>48.3591944444</text:p>
          </table:table-cell>
          <table:table-cell office:value-type="float" office:value="100.395611111111" calcext:value-type="float">
            <text:p>100.3956111111</text:p>
          </table:table-cell>
        </table:table-row>
        <table:table-row table:style-name="ro1">
          <table:table-cell office:value-type="string" calcext:value-type="string">
            <text:p>91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TURTLE LAKE MUNI</text:p>
          </table:table-cell>
          <table:table-cell office:value-type="float" office:value="47.5096055555556" calcext:value-type="float">
            <text:p>47.5096055556</text:p>
          </table:table-cell>
          <table:table-cell office:value-type="float" office:value="100.9166" calcext:value-type="float">
            <text:p>100.9166</text:p>
          </table:table-cell>
        </table:table-row>
        <table:table-row table:style-name="ro1">
          <table:table-cell office:value-type="string" calcext:value-type="string">
            <text:p>BA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ARNES COUNTY MUNI</text:p>
          </table:table-cell>
          <table:table-cell office:value-type="float" office:value="46.9411833333333" calcext:value-type="float">
            <text:p>46.9411833333</text:p>
          </table:table-cell>
          <table:table-cell office:value-type="float" office:value="98.0180166666667" calcext:value-type="float">
            <text:p>98.0180166667</text:p>
          </table:table-cell>
        </table:table-row>
        <table:table-row table:style-name="ro1">
          <table:table-cell office:value-type="string" calcext:value-type="string">
            <text:p>BWP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ARRY STERN</text:p>
          </table:table-cell>
          <table:table-cell office:value-type="float" office:value="46.2442916666667" calcext:value-type="float">
            <text:p>46.2442916667</text:p>
          </table:table-cell>
          <table:table-cell office:value-type="float" office:value="96.6071555555556" calcext:value-type="float">
            <text:p>96.6071555556</text:p>
          </table:table-cell>
        </table:table-row>
        <table:table-row table:style-name="ro1">
          <table:table-cell office:value-type="string" calcext:value-type="string">
            <text:p>96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ALHALLA MUNI</text:p>
          </table:table-cell>
          <table:table-cell office:value-type="float" office:value="48.9405722222222" calcext:value-type="float">
            <text:p>48.9405722222</text:p>
          </table:table-cell>
          <table:table-cell office:value-type="float" office:value="97.902775" calcext:value-type="float">
            <text:p>97.902775</text:p>
          </table:table-cell>
        </table:table-row>
        <table:table-row table:style-name="ro1">
          <table:table-cell office:value-type="string" calcext:value-type="string">
            <text:p>5C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ASHBURN MUNI</text:p>
          </table:table-cell>
          <table:table-cell office:value-type="float" office:value="47.3511666666667" calcext:value-type="float">
            <text:p>47.3511666667</text:p>
          </table:table-cell>
          <table:table-cell office:value-type="float" office:value="101.025888888889" calcext:value-type="float">
            <text:p>101.0258888889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ATFORD CITY MUNI</text:p>
          </table:table-cell>
          <table:table-cell office:value-type="float" office:value="47.7965833333333" calcext:value-type="float">
            <text:p>47.7965833333</text:p>
          </table:table-cell>
          <table:table-cell office:value-type="float" office:value="103.255194444444" calcext:value-type="float">
            <text:p>103.2551944444</text:p>
          </table:table-cell>
        </table:table-row>
        <table:table-row table:style-name="ro1">
          <table:table-cell office:value-type="string" calcext:value-type="string">
            <text:p>D6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ESTHOPE MUNI</text:p>
          </table:table-cell>
          <table:table-cell office:value-type="float" office:value="48.913075" calcext:value-type="float">
            <text:p>48.913075</text:p>
          </table:table-cell>
          <table:table-cell office:value-type="float" office:value="101.033722222222" calcext:value-type="float">
            <text:p>101.0337222222</text:p>
          </table:table-cell>
        </table:table-row>
        <table:table-row table:style-name="ro1">
          <table:table-cell office:value-type="string" calcext:value-type="string">
            <text:p>IS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SLOULIN FLD INTL</text:p>
          </table:table-cell>
          <table:table-cell office:value-type="float" office:value="48.1779361111111" calcext:value-type="float">
            <text:p>48.1779361111</text:p>
          </table:table-cell>
          <table:table-cell office:value-type="float" office:value="103.642344444444" calcext:value-type="float">
            <text:p>103.6423444444</text:p>
          </table:table-cell>
        </table:table-row>
        <table:table-row table:style-name="ro1">
          <table:table-cell office:value-type="string" calcext:value-type="string">
            <text:p>6L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ISHEK MUNI</text:p>
          </table:table-cell>
          <table:table-cell office:value-type="float" office:value="46.2496277777778" calcext:value-type="float">
            <text:p>46.2496277778</text:p>
          </table:table-cell>
          <table:table-cell office:value-type="float" office:value="99.5396583333333" calcext:value-type="float">
            <text:p>99.5396583333</text:p>
          </table:table-cell>
        </table:table-row>
        <table:table-row table:style-name="ro1">
          <table:table-cell office:value-type="string" calcext:value-type="string">
            <text:p>0D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DA</text:p>
          </table:table-cell>
          <table:table-cell office:value-type="float" office:value="40.7906055555556" calcext:value-type="float">
            <text:p>40.7906055556</text:p>
          </table:table-cell>
          <table:table-cell office:value-type="float" office:value="83.8291027777778" calcext:value-type="float">
            <text:p>83.8291027778</text:p>
          </table:table-cell>
        </table:table-row>
        <table:table-row table:style-name="ro1">
          <table:table-cell office:value-type="string" calcext:value-type="string">
            <text:p>AK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KRON FULTON INTL</text:p>
          </table:table-cell>
          <table:table-cell office:value-type="float" office:value="41.0375" calcext:value-type="float">
            <text:p>41.0375</text:p>
          </table:table-cell>
          <table:table-cell office:value-type="float" office:value="81.4669166666667" calcext:value-type="float">
            <text:p>81.4669166667</text:p>
          </table:table-cell>
        </table:table-row>
        <table:table-row table:style-name="ro1">
          <table:table-cell office:value-type="string" calcext:value-type="string">
            <text:p>CA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KRON-CANTON RGNL</text:p>
          </table:table-cell>
          <table:table-cell office:value-type="float" office:value="40.9150555555556" calcext:value-type="float">
            <text:p>40.9150555556</text:p>
          </table:table-cell>
          <table:table-cell office:value-type="float" office:value="81.4436388888889" calcext:value-type="float">
            <text:p>81.4436388889</text:p>
          </table:table-cell>
        </table:table-row>
        <table:table-row table:style-name="ro1">
          <table:table-cell office:value-type="string" calcext:value-type="string">
            <text:p>1D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AYFIELD</text:p>
          </table:table-cell>
          <table:table-cell office:value-type="float" office:value="40.9925555555556" calcext:value-type="float">
            <text:p>40.9925555556</text:p>
          </table:table-cell>
          <table:table-cell office:value-type="float" office:value="81.4317777777778" calcext:value-type="float">
            <text:p>81.4317777778</text:p>
          </table:table-cell>
        </table:table-row>
        <table:table-row table:style-name="ro1">
          <table:table-cell office:value-type="string" calcext:value-type="string">
            <text:p>2D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ARBER</text:p>
          </table:table-cell>
          <table:table-cell office:value-type="float" office:value="40.9699694444444" calcext:value-type="float">
            <text:p>40.9699694444</text:p>
          </table:table-cell>
          <table:table-cell office:value-type="float" office:value="81.0986666666667" calcext:value-type="float">
            <text:p>81.0986666667</text:p>
          </table:table-cell>
        </table:table-row>
        <table:table-row table:style-name="ro1">
          <table:table-cell office:value-type="string" calcext:value-type="string">
            <text:p>4G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LLER</text:p>
          </table:table-cell>
          <table:table-cell office:value-type="float" office:value="40.98175" calcext:value-type="float">
            <text:p>40.98175</text:p>
          </table:table-cell>
          <table:table-cell office:value-type="float" office:value="81.0421388888889" calcext:value-type="float">
            <text:p>81.0421388889</text:p>
          </table:table-cell>
        </table:table-row>
        <table:table-row table:style-name="ro1">
          <table:table-cell office:value-type="string" calcext:value-type="string">
            <text:p>3G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SHLAND COUNTY</text:p>
          </table:table-cell>
          <table:table-cell office:value-type="float" office:value="40.9029722222222" calcext:value-type="float">
            <text:p>40.9029722222</text:p>
          </table:table-cell>
          <table:table-cell office:value-type="float" office:value="82.2556388888889" calcext:value-type="float">
            <text:p>82.2556388889</text:p>
          </table:table-cell>
        </table:table-row>
        <table:table-row table:style-name="ro1">
          <table:table-cell office:value-type="string" calcext:value-type="string">
            <text:p>HZ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ORTHEAST OHIO RGNL</text:p>
          </table:table-cell>
          <table:table-cell office:value-type="float" office:value="41.7779694444444" calcext:value-type="float">
            <text:p>41.7779694444</text:p>
          </table:table-cell>
          <table:table-cell office:value-type="float" office:value="80.6955055555556" calcext:value-type="float">
            <text:p>80.6955055556</text:p>
          </table:table-cell>
        </table:table-row>
        <table:table-row table:style-name="ro1">
          <table:table-cell office:value-type="string" calcext:value-type="string">
            <text:p>UN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IO UNIVERSITY</text:p>
          </table:table-cell>
          <table:table-cell office:value-type="float" office:value="39.2118916666667" calcext:value-type="float">
            <text:p>39.2118916667</text:p>
          </table:table-cell>
          <table:table-cell office:value-type="float" office:value="82.2292527777778" calcext:value-type="float">
            <text:p>82.2292527778</text:p>
          </table:table-cell>
        </table:table-row>
        <table:table-row table:style-name="ro1">
          <table:table-cell office:value-type="string" calcext:value-type="string">
            <text:p>7B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LLER FARM LANDING STRIP</text:p>
          </table:table-cell>
          <table:table-cell office:value-type="float" office:value="39.8845055555556" calcext:value-type="float">
            <text:p>39.8845055556</text:p>
          </table:table-cell>
          <table:table-cell office:value-type="float" office:value="82.58905" calcext:value-type="float">
            <text:p>82.58905</text:p>
          </table:table-cell>
        </table:table-row>
        <table:table-row table:style-name="ro1">
          <table:table-cell office:value-type="string" calcext:value-type="string">
            <text:p>2D6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ANNOCK</text:p>
          </table:table-cell>
          <table:table-cell office:value-type="float" office:value="40.1070138888889" calcext:value-type="float">
            <text:p>40.1070138889</text:p>
          </table:table-cell>
          <table:table-cell office:value-type="float" office:value="80.9753722222222" calcext:value-type="float">
            <text:p>80.9753722222</text:p>
          </table:table-cell>
        </table:table-row>
        <table:table-row table:style-name="ro1">
          <table:table-cell office:value-type="string" calcext:value-type="string">
            <text:p>6G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ARNESVILLE-BRADFIELD</text:p>
          </table:table-cell>
          <table:table-cell office:value-type="float" office:value="40.0024166666667" calcext:value-type="float">
            <text:p>40.0024166667</text:p>
          </table:table-cell>
          <table:table-cell office:value-type="float" office:value="81.1918333333333" calcext:value-type="float">
            <text:p>81.1918333333</text:p>
          </table:table-cell>
        </table:table-row>
        <table:table-row table:style-name="ro1">
          <table:table-cell office:value-type="string" calcext:value-type="string">
            <text:p>I6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ERMONT COUNTY</text:p>
          </table:table-cell>
          <table:table-cell office:value-type="float" office:value="39.0783888888889" calcext:value-type="float">
            <text:p>39.0783888889</text:p>
          </table:table-cell>
          <table:table-cell office:value-type="float" office:value="84.2102222222222" calcext:value-type="float">
            <text:p>84.2102222222</text:p>
          </table:table-cell>
        </table:table-row>
        <table:table-row table:style-name="ro1">
          <table:table-cell office:value-type="string" calcext:value-type="string">
            <text:p>2D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EACH CITY</text:p>
          </table:table-cell>
          <table:table-cell office:value-type="float" office:value="40.64635" calcext:value-type="float">
            <text:p>40.64635</text:p>
          </table:table-cell>
          <table:table-cell office:value-type="float" office:value="81.5559" calcext:value-type="float">
            <text:p>81.5559</text:p>
          </table:table-cell>
        </table:table-row>
        <table:table-row table:style-name="ro1">
          <table:table-cell office:value-type="string" calcext:value-type="string">
            <text:p>EDJ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ELLEFONTAINE RGNL</text:p>
          </table:table-cell>
          <table:table-cell office:value-type="float" office:value="40.3722777777778" calcext:value-type="float">
            <text:p>40.3722777778</text:p>
          </table:table-cell>
          <table:table-cell office:value-type="float" office:value="83.81925" calcext:value-type="float">
            <text:p>83.81925</text:p>
          </table:table-cell>
        </table:table-row>
        <table:table-row table:style-name="ro1">
          <table:table-cell office:value-type="string" calcext:value-type="string">
            <text:p>5G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LUFFTON</text:p>
          </table:table-cell>
          <table:table-cell office:value-type="float" office:value="40.8854444444444" calcext:value-type="float">
            <text:p>40.8854444444</text:p>
          </table:table-cell>
          <table:table-cell office:value-type="float" office:value="83.8686388888889" calcext:value-type="float">
            <text:p>83.8686388889</text:p>
          </table:table-cell>
        </table:table-row>
        <table:table-row table:style-name="ro1">
          <table:table-cell office:value-type="string" calcext:value-type="string">
            <text:p>3D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ORDNER</text:p>
          </table:table-cell>
          <table:table-cell office:value-type="float" office:value="41.336" calcext:value-type="float">
            <text:p>41.336</text:p>
          </table:table-cell>
          <table:table-cell office:value-type="float" office:value="83.7231944444445" calcext:value-type="float">
            <text:p>83.7231944444</text:p>
          </table:table-cell>
        </table:table-row>
        <table:table-row table:style-name="ro1">
          <table:table-cell office:value-type="string" calcext:value-type="string">
            <text:p>1G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OOD COUNTY</text:p>
          </table:table-cell>
          <table:table-cell office:value-type="float" office:value="41.391" calcext:value-type="float">
            <text:p>41.391</text:p>
          </table:table-cell>
          <table:table-cell office:value-type="float" office:value="83.6301388888889" calcext:value-type="float">
            <text:p>83.6301388889</text:p>
          </table:table-cell>
        </table:table-row>
        <table:table-row table:style-name="ro1">
          <table:table-cell office:value-type="string" calcext:value-type="string">
            <text:p>I6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ROOKVILLE AIR-PARK</text:p>
          </table:table-cell>
          <table:table-cell office:value-type="float" office:value="39.8625527777778" calcext:value-type="float">
            <text:p>39.8625527778</text:p>
          </table:table-cell>
          <table:table-cell office:value-type="float" office:value="84.4332805555556" calcext:value-type="float">
            <text:p>84.4332805556</text:p>
          </table:table-cell>
        </table:table-row>
        <table:table-row table:style-name="ro1">
          <table:table-cell office:value-type="string" calcext:value-type="string">
            <text:p>0G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ILLIAMS COUNTY</text:p>
          </table:table-cell>
          <table:table-cell office:value-type="float" office:value="41.4673055555556" calcext:value-type="float">
            <text:p>41.4673055556</text:p>
          </table:table-cell>
          <table:table-cell office:value-type="float" office:value="84.5067777777778" calcext:value-type="float">
            <text:p>84.5067777778</text:p>
          </table:table-cell>
        </table:table-row>
        <table:table-row table:style-name="ro1">
          <table:table-cell office:value-type="string" calcext:value-type="string">
            <text:p>17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ORT BUCYRUS-CRAWFORD COUNTY</text:p>
          </table:table-cell>
          <table:table-cell office:value-type="float" office:value="40.7815833333333" calcext:value-type="float">
            <text:p>40.7815833333</text:p>
          </table:table-cell>
          <table:table-cell office:value-type="float" office:value="82.9748055555556" calcext:value-type="float">
            <text:p>82.9748055556</text:p>
          </table:table-cell>
        </table:table-row>
        <table:table-row table:style-name="ro1">
          <table:table-cell office:value-type="string" calcext:value-type="string">
            <text:p>8G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ARRISON COUNTY</text:p>
          </table:table-cell>
          <table:table-cell office:value-type="float" office:value="40.2383611111111" calcext:value-type="float">
            <text:p>40.2383611111</text:p>
          </table:table-cell>
          <table:table-cell office:value-type="float" office:value="81.0128888888889" calcext:value-type="float">
            <text:p>81.0128888889</text:p>
          </table:table-cell>
        </table:table-row>
        <table:table-row table:style-name="ro1">
          <table:table-cell office:value-type="string" calcext:value-type="string">
            <text:p>I1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OBLE COUNTY</text:p>
          </table:table-cell>
          <table:table-cell office:value-type="float" office:value="39.8009694444444" calcext:value-type="float">
            <text:p>39.8009694444</text:p>
          </table:table-cell>
          <table:table-cell office:value-type="float" office:value="81.5363222222222" calcext:value-type="float">
            <text:p>81.5363222222</text:p>
          </table:table-cell>
        </table:table-row>
        <table:table-row table:style-name="ro1">
          <table:table-cell office:value-type="string" calcext:value-type="string">
            <text:p>CD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AMBRIDGE MUNI</text:p>
          </table:table-cell>
          <table:table-cell office:value-type="float" office:value="39.9750277777778" calcext:value-type="float">
            <text:p>39.9750277778</text:p>
          </table:table-cell>
          <table:table-cell office:value-type="float" office:value="81.5775833333333" calcext:value-type="float">
            <text:p>81.5775833333</text:p>
          </table:table-cell>
        </table:table-row>
        <table:table-row table:style-name="ro1">
          <table:table-cell office:value-type="string" calcext:value-type="string">
            <text:p>08G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ALT FORK LODGE</text:p>
          </table:table-cell>
          <table:table-cell office:value-type="float" office:value="40.1109027777778" calcext:value-type="float">
            <text:p>40.1109027778</text:p>
          </table:table-cell>
          <table:table-cell office:value-type="float" office:value="81.5262305555556" calcext:value-type="float">
            <text:p>81.5262305556</text:p>
          </table:table-cell>
        </table:table-row>
        <table:table-row table:style-name="ro1">
          <table:table-cell office:value-type="string" calcext:value-type="string">
            <text:p>5D1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TARK COUNTY SHERIFF</text:p>
          </table:table-cell>
          <table:table-cell office:value-type="float" office:value="40.8397805555556" calcext:value-type="float">
            <text:p>40.8397805556</text:p>
          </table:table-cell>
          <table:table-cell office:value-type="float" office:value="81.3081638888889" calcext:value-type="float">
            <text:p>81.3081638889</text:p>
          </table:table-cell>
        </table:table-row>
        <table:table-row table:style-name="ro1">
          <table:table-cell office:value-type="string" calcext:value-type="string">
            <text:p>TSO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ARROLL COUNTY-TOLSON</text:p>
          </table:table-cell>
          <table:table-cell office:value-type="float" office:value="40.5616666666667" calcext:value-type="float">
            <text:p>40.5616666667</text:p>
          </table:table-cell>
          <table:table-cell office:value-type="float" office:value="81.0780833333333" calcext:value-type="float">
            <text:p>81.0780833333</text:p>
          </table:table-cell>
        </table:table-row>
        <table:table-row table:style-name="ro1">
          <table:table-cell office:value-type="string" calcext:value-type="string">
            <text:p>5D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ARSONS</text:p>
          </table:table-cell>
          <table:table-cell office:value-type="float" office:value="40.6481166666667" calcext:value-type="float">
            <text:p>40.6481166667</text:p>
          </table:table-cell>
          <table:table-cell office:value-type="float" office:value="81.0687055555556" calcext:value-type="float">
            <text:p>81.0687055556</text:p>
          </table:table-cell>
        </table:table-row>
        <table:table-row table:style-name="ro1">
          <table:table-cell office:value-type="string" calcext:value-type="string">
            <text:p>CQ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AKEFIELD</text:p>
          </table:table-cell>
          <table:table-cell office:value-type="float" office:value="40.4842777777778" calcext:value-type="float">
            <text:p>40.4842777778</text:p>
          </table:table-cell>
          <table:table-cell office:value-type="float" office:value="84.5581944444444" calcext:value-type="float">
            <text:p>84.5581944444</text:p>
          </table:table-cell>
        </table:table-row>
        <table:table-row table:style-name="ro1">
          <table:table-cell office:value-type="string" calcext:value-type="string">
            <text:p>6C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HAPMAN MEMORIAL FIELD</text:p>
          </table:table-cell>
          <table:table-cell office:value-type="float" office:value="40.29545" calcext:value-type="float">
            <text:p>40.29545</text:p>
          </table:table-cell>
          <table:table-cell office:value-type="float" office:value="82.7299722222222" calcext:value-type="float">
            <text:p>82.7299722222</text:p>
          </table:table-cell>
        </table:table-row>
        <table:table-row table:style-name="ro1">
          <table:table-cell office:value-type="string" calcext:value-type="string">
            <text:p>HT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AWRENCE COUNTY AIRPARK</text:p>
          </table:table-cell>
          <table:table-cell office:value-type="float" office:value="38.4191222222222" calcext:value-type="float">
            <text:p>38.4191222222</text:p>
          </table:table-cell>
          <table:table-cell office:value-type="float" office:value="82.4948305555555" calcext:value-type="float">
            <text:p>82.4948305556</text:p>
          </table:table-cell>
        </table:table-row>
        <table:table-row table:style-name="ro1">
          <table:table-cell office:value-type="string" calcext:value-type="string">
            <text:p>RZ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OSS COUNTY</text:p>
          </table:table-cell>
          <table:table-cell office:value-type="float" office:value="39.4404166666667" calcext:value-type="float">
            <text:p>39.4404166667</text:p>
          </table:table-cell>
          <table:table-cell office:value-type="float" office:value="83.0230555555556" calcext:value-type="float">
            <text:p>83.0230555556</text:p>
          </table:table-cell>
        </table:table-row>
        <table:table-row table:style-name="ro1">
          <table:table-cell office:value-type="string" calcext:value-type="string">
            <text:p>LU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INCINNATI MUNI AIRPORT LUNKEN FIELD</text:p>
          </table:table-cell>
          <table:table-cell office:value-type="float" office:value="39.1033333333333" calcext:value-type="float">
            <text:p>39.1033333333</text:p>
          </table:table-cell>
          <table:table-cell office:value-type="float" office:value="84.4186111111111" calcext:value-type="float">
            <text:p>84.4186111111</text:p>
          </table:table-cell>
        </table:table-row>
        <table:table-row table:style-name="ro1">
          <table:table-cell office:value-type="string" calcext:value-type="string">
            <text:p>03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ARKS DREAM STRIP</text:p>
          </table:table-cell>
          <table:table-cell office:value-type="float" office:value="39.6436944444444" calcext:value-type="float">
            <text:p>39.6436944444</text:p>
          </table:table-cell>
          <table:table-cell office:value-type="float" office:value="83.0174722222222" calcext:value-type="float">
            <text:p>83.0174722222</text:p>
          </table:table-cell>
        </table:table-row>
        <table:table-row table:style-name="ro1">
          <table:table-cell office:value-type="string" calcext:value-type="string">
            <text:p>CYO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ICKAWAY COUNTY MEMORIAL</text:p>
          </table:table-cell>
          <table:table-cell office:value-type="float" office:value="39.516" calcext:value-type="float">
            <text:p>39.516</text:p>
          </table:table-cell>
          <table:table-cell office:value-type="float" office:value="82.9821388888889" calcext:value-type="float">
            <text:p>82.9821388889</text:p>
          </table:table-cell>
        </table:table-row>
        <table:table-row table:style-name="ro1">
          <table:table-cell office:value-type="string" calcext:value-type="string">
            <text:p>BK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URKE LAKEFRONT</text:p>
          </table:table-cell>
          <table:table-cell office:value-type="float" office:value="41.5178611111111" calcext:value-type="float">
            <text:p>41.5178611111</text:p>
          </table:table-cell>
          <table:table-cell office:value-type="float" office:value="81.6826388888889" calcext:value-type="float">
            <text:p>81.6826388889</text:p>
          </table:table-cell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EVELAND-HOPKINS INTL</text:p>
          </table:table-cell>
          <table:table-cell office:value-type="float" office:value="41.4094166666667" calcext:value-type="float">
            <text:p>41.4094166667</text:p>
          </table:table-cell>
          <table:table-cell office:value-type="float" office:value="81.8546944444444" calcext:value-type="float">
            <text:p>81.8546944444</text:p>
          </table:table-cell>
        </table:table-row>
        <table:table-row table:style-name="ro1">
          <table:table-cell office:value-type="string" calcext:value-type="string">
            <text:p>CGF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UYAHOGA COUNTY</text:p>
          </table:table-cell>
          <table:table-cell office:value-type="float" office:value="41.5651111111111" calcext:value-type="float">
            <text:p>41.5651111111</text:p>
          </table:table-cell>
          <table:table-cell office:value-type="float" office:value="81.4863611111111" calcext:value-type="float">
            <text:p>81.4863611111</text:p>
          </table:table-cell>
        </table:table-row>
        <table:table-row table:style-name="ro1">
          <table:table-cell office:value-type="string" calcext:value-type="string">
            <text:p>5D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ANDIT FIELD AIRDROME</text:p>
          </table:table-cell>
          <table:table-cell office:value-type="float" office:value="41.2239416666667" calcext:value-type="float">
            <text:p>41.2239416667</text:p>
          </table:table-cell>
          <table:table-cell office:value-type="float" office:value="82.9576888888889" calcext:value-type="float">
            <text:p>82.9576888889</text:p>
          </table:table-cell>
        </table:table-row>
        <table:table-row table:style-name="ro1">
          <table:table-cell office:value-type="string" calcext:value-type="string">
            <text:p>4G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LUMBIA</text:p>
          </table:table-cell>
          <table:table-cell office:value-type="float" office:value="41.31915" calcext:value-type="float">
            <text:p>41.31915</text:p>
          </table:table-cell>
          <table:table-cell office:value-type="float" office:value="81.9601333333333" calcext:value-type="float">
            <text:p>81.9601333333</text:p>
          </table:table-cell>
        </table:table-row>
        <table:table-row table:style-name="ro1">
          <table:table-cell office:value-type="string" calcext:value-type="string">
            <text:p>TZ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OLTON FIELD</text:p>
          </table:table-cell>
          <table:table-cell office:value-type="float" office:value="39.9011666666667" calcext:value-type="float">
            <text:p>39.9011666667</text:p>
          </table:table-cell>
          <table:table-cell office:value-type="float" office:value="83.1369166666667" calcext:value-type="float">
            <text:p>83.1369166667</text:p>
          </table:table-cell>
        </table:table-row>
        <table:table-row table:style-name="ro1">
          <table:table-cell office:value-type="string" calcext:value-type="string">
            <text:p>04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LUMBUS SOUTHWEST</text:p>
          </table:table-cell>
          <table:table-cell office:value-type="float" office:value="39.9111722222222" calcext:value-type="float">
            <text:p>39.9111722222</text:p>
          </table:table-cell>
          <table:table-cell office:value-type="float" office:value="83.1888" calcext:value-type="float">
            <text:p>83.1888</text:p>
          </table:table-cell>
        </table:table-row>
        <table:table-row table:style-name="ro1">
          <table:table-cell office:value-type="string" calcext:value-type="string">
            <text:p>2A7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EPARTMENT OF TRANSPORTATION</text:p>
          </table:table-cell>
          <table:table-cell office:value-type="float" office:value="39.9597861111111" calcext:value-type="float">
            <text:p>39.9597861111</text:p>
          </table:table-cell>
          <table:table-cell office:value-type="float" office:value="83.0440722222222" calcext:value-type="float">
            <text:p>83.0440722222</text:p>
          </table:table-cell>
        </table:table-row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IO STATE UNIVERSITY</text:p>
          </table:table-cell>
          <table:table-cell office:value-type="float" office:value="40.0798305555556" calcext:value-type="float">
            <text:p>40.0798305556</text:p>
          </table:table-cell>
          <table:table-cell office:value-type="float" office:value="83.07315" calcext:value-type="float">
            <text:p>83.07315</text:p>
          </table:table-cell>
        </table:table-row>
        <table:table-row table:style-name="ro1">
          <table:table-cell office:value-type="string" calcext:value-type="string">
            <text:p>CM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ORT COLUMBUS INTL</text:p>
          </table:table-cell>
          <table:table-cell office:value-type="float" office:value="39.9969444444444" calcext:value-type="float">
            <text:p>39.9969444444</text:p>
          </table:table-cell>
          <table:table-cell office:value-type="float" office:value="82.8921666666667" calcext:value-type="float">
            <text:p>82.8921666667</text:p>
          </table:table-cell>
        </table:table-row>
        <table:table-row table:style-name="ro1">
          <table:table-cell office:value-type="string" calcext:value-type="string">
            <text:p>LC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ICKENBACKER INTL</text:p>
          </table:table-cell>
          <table:table-cell office:value-type="float" office:value="39.8137777777778" calcext:value-type="float">
            <text:p>39.8137777778</text:p>
          </table:table-cell>
          <table:table-cell office:value-type="float" office:value="82.9278055555556" calcext:value-type="float">
            <text:p>82.9278055556</text:p>
          </table:table-cell>
        </table:table-row>
        <table:table-row table:style-name="ro1">
          <table:table-cell office:value-type="string" calcext:value-type="string">
            <text:p>I4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ICHARD DOWNING</text:p>
          </table:table-cell>
          <table:table-cell office:value-type="float" office:value="40.3101666666667" calcext:value-type="float">
            <text:p>40.3101666667</text:p>
          </table:table-cell>
          <table:table-cell office:value-type="float" office:value="81.8524166666667" calcext:value-type="float">
            <text:p>81.8524166667</text:p>
          </table:table-cell>
        </table:table-row>
        <table:table-row table:style-name="ro1">
          <table:table-cell office:value-type="string" calcext:value-type="string">
            <text:p>I4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HIO TROTWOOD</text:p>
          </table:table-cell>
          <table:table-cell office:value-type="float" office:value="39.7658888888889" calcext:value-type="float">
            <text:p>39.7658888889</text:p>
          </table:table-cell>
          <table:table-cell office:value-type="float" office:value="84.3432777777778" calcext:value-type="float">
            <text:p>84.3432777778</text:p>
          </table:table-cell>
        </table:table-row>
        <table:table-row table:style-name="ro1">
          <table:table-cell office:value-type="string" calcext:value-type="string">
            <text:p>5D7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YTON TRANSPORTATION CNTR</text:p>
          </table:table-cell>
          <table:table-cell office:value-type="float" office:value="39.7575555555556" calcext:value-type="float">
            <text:p>39.7575555556</text:p>
          </table:table-cell>
          <table:table-cell office:value-type="float" office:value="84.1883944444445" calcext:value-type="float">
            <text:p>84.1883944444</text:p>
          </table:table-cell>
        </table:table-row>
        <table:table-row table:style-name="ro1">
          <table:table-cell office:value-type="string" calcext:value-type="string">
            <text:p>MG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YTON-WRIGHT BROTHERS</text:p>
          </table:table-cell>
          <table:table-cell office:value-type="float" office:value="39.5889722222222" calcext:value-type="float">
            <text:p>39.5889722222</text:p>
          </table:table-cell>
          <table:table-cell office:value-type="float" office:value="84.2248611111111" calcext:value-type="float">
            <text:p>84.2248611111</text:p>
          </table:table-cell>
        </table:table-row>
        <table:table-row table:style-name="ro1">
          <table:table-cell office:value-type="string" calcext:value-type="string">
            <text:p>I1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REENE COUNTY-LEWIS A JACKSON RGNL</text:p>
          </table:table-cell>
          <table:table-cell office:value-type="float" office:value="39.6910277777778" calcext:value-type="float">
            <text:p>39.6910277778</text:p>
          </table:table-cell>
          <table:table-cell office:value-type="float" office:value="83.9919888888889" calcext:value-type="float">
            <text:p>83.9919888889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JAMES M COX DAYTON INTL</text:p>
          </table:table-cell>
          <table:table-cell office:value-type="float" office:value="39.90225" calcext:value-type="float">
            <text:p>39.90225</text:p>
          </table:table-cell>
          <table:table-cell office:value-type="float" office:value="84.2194166666667" calcext:value-type="float">
            <text:p>84.2194166667</text:p>
          </table:table-cell>
        </table:table-row>
        <table:table-row table:style-name="ro1">
          <table:table-cell office:value-type="string" calcext:value-type="string">
            <text:p>I7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RAINE AIR PARK</text:p>
          </table:table-cell>
          <table:table-cell office:value-type="float" office:value="39.6821083333333" calcext:value-type="float">
            <text:p>39.6821083333</text:p>
          </table:table-cell>
          <table:table-cell office:value-type="float" office:value="84.2399916666667" calcext:value-type="float">
            <text:p>84.2399916667</text:p>
          </table:table-cell>
        </table:table-row>
        <table:table-row table:style-name="ro1">
          <table:table-cell office:value-type="string" calcext:value-type="string">
            <text:p>DF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EFIANCE MEMORIAL</text:p>
          </table:table-cell>
          <table:table-cell office:value-type="float" office:value="41.3375" calcext:value-type="float">
            <text:p>41.3375</text:p>
          </table:table-cell>
          <table:table-cell office:value-type="float" office:value="84.4288055555556" calcext:value-type="float">
            <text:p>84.4288055556</text:p>
          </table:table-cell>
        </table:table-row>
        <table:table-row table:style-name="ro1">
          <table:table-cell office:value-type="string" calcext:value-type="string">
            <text:p>DLZ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ELAWARE MUNI - JIM MOORE FIELD</text:p>
          </table:table-cell>
          <table:table-cell office:value-type="float" office:value="40.2795555555556" calcext:value-type="float">
            <text:p>40.2795555556</text:p>
          </table:table-cell>
          <table:table-cell office:value-type="float" office:value="83.1133888888889" calcext:value-type="float">
            <text:p>83.1133888889</text:p>
          </table:table-cell>
        </table:table-row>
        <table:table-row table:style-name="ro1">
          <table:table-cell office:value-type="string" calcext:value-type="string">
            <text:p>6D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ESHLER MUNI LANDING STRIP</text:p>
          </table:table-cell>
          <table:table-cell office:value-type="float" office:value="41.2158833333333" calcext:value-type="float">
            <text:p>41.2158833333</text:p>
          </table:table-cell>
          <table:table-cell office:value-type="float" office:value="83.8743833333333" calcext:value-type="float">
            <text:p>83.8743833333</text:p>
          </table:table-cell>
        </table:table-row>
        <table:table-row table:style-name="ro1">
          <table:table-cell office:value-type="string" calcext:value-type="string">
            <text:p>02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LUMBIANA COUNTY</text:p>
          </table:table-cell>
          <table:table-cell office:value-type="float" office:value="40.6733055555556" calcext:value-type="float">
            <text:p>40.6733055556</text:p>
          </table:table-cell>
          <table:table-cell office:value-type="float" office:value="80.6414166666667" calcext:value-type="float">
            <text:p>80.6414166667</text:p>
          </table:table-cell>
        </table:table-row>
        <table:table-row table:style-name="ro1">
          <table:table-cell office:value-type="string" calcext:value-type="string">
            <text:p>1G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ELYRIA</text:p>
          </table:table-cell>
          <table:table-cell office:value-type="float" office:value="41.3315277777778" calcext:value-type="float">
            <text:p>41.3315277778</text:p>
          </table:table-cell>
          <table:table-cell office:value-type="float" office:value="82.10025" calcext:value-type="float">
            <text:p>82.10025</text:p>
          </table:table-cell>
        </table:table-row>
        <table:table-row table:style-name="ro1">
          <table:table-cell office:value-type="string" calcext:value-type="string">
            <text:p>FD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INDLAY</text:p>
          </table:table-cell>
          <table:table-cell office:value-type="float" office:value="41.0120277777778" calcext:value-type="float">
            <text:p>41.0120277778</text:p>
          </table:table-cell>
          <table:table-cell office:value-type="float" office:value="83.6686111111111" calcext:value-type="float">
            <text:p>83.6686111111</text:p>
          </table:table-cell>
        </table:table-row>
        <table:table-row table:style-name="ro1">
          <table:table-cell office:value-type="string" calcext:value-type="string">
            <text:p>FZ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OSTORIA METROPOLITAN</text:p>
          </table:table-cell>
          <table:table-cell office:value-type="float" office:value="41.1908333333333" calcext:value-type="float">
            <text:p>41.1908333333</text:p>
          </table:table-cell>
          <table:table-cell office:value-type="float" office:value="83.3930833333333" calcext:value-type="float">
            <text:p>83.3930833333</text:p>
          </table:table-cell>
        </table:table-row>
        <table:table-row table:style-name="ro1">
          <table:table-cell office:value-type="string" calcext:value-type="string">
            <text:p>14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REMONT</text:p>
          </table:table-cell>
          <table:table-cell office:value-type="float" office:value="41.3330833333333" calcext:value-type="float">
            <text:p>41.3330833333</text:p>
          </table:table-cell>
          <table:table-cell office:value-type="float" office:value="83.1611944444444" calcext:value-type="float">
            <text:p>83.1611944444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ANDUSKY COUNTY RGNL</text:p>
          </table:table-cell>
          <table:table-cell office:value-type="float" office:value="41.29575" calcext:value-type="float">
            <text:p>41.29575</text:p>
          </table:table-cell>
          <table:table-cell office:value-type="float" office:value="83.0372222222222" calcext:value-type="float">
            <text:p>83.0372222222</text:p>
          </table:table-cell>
        </table:table-row>
        <table:table-row table:style-name="ro1">
          <table:table-cell office:value-type="string" calcext:value-type="string">
            <text:p>GQQ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ALION MUNI</text:p>
          </table:table-cell>
          <table:table-cell office:value-type="float" office:value="40.7533888888889" calcext:value-type="float">
            <text:p>40.7533888889</text:p>
          </table:table-cell>
          <table:table-cell office:value-type="float" office:value="82.7238055555556" calcext:value-type="float">
            <text:p>82.7238055556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ALLIA-MEIGS RGNL</text:p>
          </table:table-cell>
          <table:table-cell office:value-type="float" office:value="38.8341111111111" calcext:value-type="float">
            <text:p>38.8341111111</text:p>
          </table:table-cell>
          <table:table-cell office:value-type="float" office:value="82.1634277777778" calcext:value-type="float">
            <text:p>82.1634277778</text:p>
          </table:table-cell>
        </table:table-row>
        <table:table-row table:style-name="ro1">
          <table:table-cell office:value-type="string" calcext:value-type="string">
            <text:p>7D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ATES</text:p>
          </table:table-cell>
          <table:table-cell office:value-type="float" office:value="41.3511638888889" calcext:value-type="float">
            <text:p>41.3511638889</text:p>
          </table:table-cell>
          <table:table-cell office:value-type="float" office:value="81.0995388888889" calcext:value-type="float">
            <text:p>81.0995388889</text:p>
          </table:table-cell>
        </table:table-row>
        <table:table-row table:style-name="ro1">
          <table:table-cell office:value-type="string" calcext:value-type="string">
            <text:p>7D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ERMACK</text:p>
          </table:table-cell>
          <table:table-cell office:value-type="float" office:value="41.7778305555556" calcext:value-type="float">
            <text:p>41.7778305556</text:p>
          </table:table-cell>
          <table:table-cell office:value-type="float" office:value="80.9039777777778" calcext:value-type="float">
            <text:p>80.9039777778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ROWN COUNTY</text:p>
          </table:table-cell>
          <table:table-cell office:value-type="float" office:value="38.8819444444444" calcext:value-type="float">
            <text:p>38.8819444444</text:p>
          </table:table-cell>
          <table:table-cell office:value-type="float" office:value="83.8827361111111" calcext:value-type="float">
            <text:p>83.8827361111</text:p>
          </table:table-cell>
        </table:table-row>
        <table:table-row table:style-name="ro1">
          <table:table-cell office:value-type="string" calcext:value-type="string">
            <text:p>HAO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UTLER CO RGNL-HOGAN FIELD</text:p>
          </table:table-cell>
          <table:table-cell office:value-type="float" office:value="39.36375" calcext:value-type="float">
            <text:p>39.36375</text:p>
          </table:table-cell>
          <table:table-cell office:value-type="float" office:value="84.5219444444444" calcext:value-type="float">
            <text:p>84.5219444444</text:p>
          </table:table-cell>
        </table:table-row>
        <table:table-row table:style-name="ro1">
          <table:table-cell office:value-type="string" calcext:value-type="string">
            <text:p>I6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INCINNATI WEST</text:p>
          </table:table-cell>
          <table:table-cell office:value-type="float" office:value="39.259275" calcext:value-type="float">
            <text:p>39.259275</text:p>
          </table:table-cell>
          <table:table-cell office:value-type="float" office:value="84.7743055555556" calcext:value-type="float">
            <text:p>84.7743055556</text:p>
          </table:table-cell>
        </table:table-row>
        <table:table-row table:style-name="ro1">
          <table:table-cell office:value-type="string" calcext:value-type="string">
            <text:p>HO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IGHLAND COUNTY</text:p>
          </table:table-cell>
          <table:table-cell office:value-type="float" office:value="39.1887611111111" calcext:value-type="float">
            <text:p>39.1887611111</text:p>
          </table:table-cell>
          <table:table-cell office:value-type="float" office:value="83.5387888888889" calcext:value-type="float">
            <text:p>83.5387888889</text:p>
          </table:table-cell>
        </table:table-row>
        <table:table-row table:style-name="ro1">
          <table:table-cell office:value-type="string" calcext:value-type="string">
            <text:p>88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INDE</text:p>
          </table:table-cell>
          <table:table-cell office:value-type="float" office:value="41.4044944444444" calcext:value-type="float">
            <text:p>41.4044944444</text:p>
          </table:table-cell>
          <table:table-cell office:value-type="float" office:value="82.6031472222222" calcext:value-type="float">
            <text:p>82.6031472222</text:p>
          </table:table-cell>
        </table:table-row>
        <table:table-row table:style-name="ro1">
          <table:table-cell office:value-type="string" calcext:value-type="string">
            <text:p>I4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JAMES A RHODES</text:p>
          </table:table-cell>
          <table:table-cell office:value-type="float" office:value="38.9813583333333" calcext:value-type="float">
            <text:p>38.9813583333</text:p>
          </table:table-cell>
          <table:table-cell office:value-type="float" office:value="82.57785" calcext:value-type="float">
            <text:p>82.57785</text:p>
          </table:table-cell>
        </table:table-row>
        <table:table-row table:style-name="ro1">
          <table:table-cell office:value-type="string" calcext:value-type="string">
            <text:p>89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KELLEYS ISLAND LAND FLD</text:p>
          </table:table-cell>
          <table:table-cell office:value-type="float" office:value="41.6026694444444" calcext:value-type="float">
            <text:p>41.6026694444</text:p>
          </table:table-cell>
          <table:table-cell office:value-type="float" office:value="82.6853527777778" calcext:value-type="float">
            <text:p>82.6853527778</text:p>
          </table:table-cell>
        </table:table-row>
        <table:table-row table:style-name="ro1">
          <table:table-cell office:value-type="string" calcext:value-type="string">
            <text:p>1G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KENT STATE UNIV</text:p>
          </table:table-cell>
          <table:table-cell office:value-type="float" office:value="41.1513888888889" calcext:value-type="float">
            <text:p>41.1513888889</text:p>
          </table:table-cell>
          <table:table-cell office:value-type="float" office:value="81.4151111111111" calcext:value-type="float">
            <text:p>81.4151111111</text:p>
          </table:table-cell>
        </table:table-row>
        <table:table-row table:style-name="ro1">
          <table:table-cell office:value-type="string" calcext:value-type="string">
            <text:p>I9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ARDIN COUNTY</text:p>
          </table:table-cell>
          <table:table-cell office:value-type="float" office:value="40.6100833333333" calcext:value-type="float">
            <text:p>40.6100833333</text:p>
          </table:table-cell>
          <table:table-cell office:value-type="float" office:value="83.64425" calcext:value-type="float">
            <text:p>83.64425</text:p>
          </table:table-cell>
        </table:table-row>
        <table:table-row table:style-name="ro1">
          <table:table-cell office:value-type="string" calcext:value-type="string">
            <text:p>92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AGRANGE</text:p>
          </table:table-cell>
          <table:table-cell office:value-type="float" office:value="41.2028305555556" calcext:value-type="float">
            <text:p>41.2028305556</text:p>
          </table:table-cell>
          <table:table-cell office:value-type="float" office:value="82.1151472222222" calcext:value-type="float">
            <text:p>82.1151472222</text:p>
          </table:table-cell>
        </table:table-row>
        <table:table-row table:style-name="ro1">
          <table:table-cell office:value-type="string" calcext:value-type="string">
            <text:p>LHQ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AIRFIELD COUNTY</text:p>
          </table:table-cell>
          <table:table-cell office:value-type="float" office:value="39.7556361111111" calcext:value-type="float">
            <text:p>39.7556361111</text:p>
          </table:table-cell>
          <table:table-cell office:value-type="float" office:value="82.6570944444445" calcext:value-type="float">
            <text:p>82.6570944444</text:p>
          </table:table-cell>
        </table:table-row>
        <table:table-row table:style-name="ro1">
          <table:table-cell office:value-type="string" calcext:value-type="string">
            <text:p>I6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ARREN COUNTY/JOHN LANE FIELD</text:p>
          </table:table-cell>
          <table:table-cell office:value-type="float" office:value="39.4621722222222" calcext:value-type="float">
            <text:p>39.4621722222</text:p>
          </table:table-cell>
          <table:table-cell office:value-type="float" office:value="84.2518444444444" calcext:value-type="float">
            <text:p>84.2518444444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UHE'S</text:p>
          </table:table-cell>
          <table:table-cell office:value-type="float" office:value="41.1031055555556" calcext:value-type="float">
            <text:p>41.1031055556</text:p>
          </table:table-cell>
          <table:table-cell office:value-type="float" office:value="84.0518861111111" calcext:value-type="float">
            <text:p>84.0518861111</text:p>
          </table:table-cell>
        </table:table-row>
        <table:table-row table:style-name="ro1">
          <table:table-cell office:value-type="string" calcext:value-type="string">
            <text:p>AO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IMA ALLEN COUNTY</text:p>
          </table:table-cell>
          <table:table-cell office:value-type="float" office:value="40.7074777777778" calcext:value-type="float">
            <text:p>40.7074777778</text:p>
          </table:table-cell>
          <table:table-cell office:value-type="float" office:value="84.0270777777778" calcext:value-type="float">
            <text:p>84.0270777778</text:p>
          </table:table-cell>
        </table:table-row>
        <table:table-row table:style-name="ro1">
          <table:table-cell office:value-type="string" calcext:value-type="string">
            <text:p>UYF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ADISON COUNTY</text:p>
          </table:table-cell>
          <table:table-cell office:value-type="float" office:value="39.9327222222222" calcext:value-type="float">
            <text:p>39.9327222222</text:p>
          </table:table-cell>
          <table:table-cell office:value-type="float" office:value="83.462" calcext:value-type="float">
            <text:p>83.462</text:p>
          </table:table-cell>
        </table:table-row>
        <table:table-row table:style-name="ro1">
          <table:table-cell office:value-type="string" calcext:value-type="string">
            <text:p>LP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ORAIN COUNTY RGNL</text:p>
          </table:table-cell>
          <table:table-cell office:value-type="float" office:value="41.3442777777778" calcext:value-type="float">
            <text:p>41.3442777778</text:p>
          </table:table-cell>
          <table:table-cell office:value-type="float" office:value="82.1776388888889" calcext:value-type="float">
            <text:p>82.1776388889</text:p>
          </table:table-cell>
        </table:table-row>
        <table:table-row table:style-name="ro1">
          <table:table-cell office:value-type="string" calcext:value-type="string">
            <text:p>MF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ANSFIELD LAHM RGNL</text:p>
          </table:table-cell>
          <table:table-cell office:value-type="float" office:value="40.8214166666667" calcext:value-type="float">
            <text:p>40.8214166667</text:p>
          </table:table-cell>
          <table:table-cell office:value-type="float" office:value="82.5166388888889" calcext:value-type="float">
            <text:p>82.5166388889</text:p>
          </table:table-cell>
        </table:table-row>
        <table:table-row table:style-name="ro1">
          <table:table-cell office:value-type="string" calcext:value-type="string">
            <text:p>MN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ARION MUNI</text:p>
          </table:table-cell>
          <table:table-cell office:value-type="float" office:value="40.61625" calcext:value-type="float">
            <text:p>40.61625</text:p>
          </table:table-cell>
          <table:table-cell office:value-type="float" office:value="83.0634722222222" calcext:value-type="float">
            <text:p>83.0634722222</text:p>
          </table:table-cell>
        </table:table-row>
        <table:table-row table:style-name="ro1">
          <table:table-cell office:value-type="string" calcext:value-type="string">
            <text:p>MR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NION COUNTY</text:p>
          </table:table-cell>
          <table:table-cell office:value-type="float" office:value="40.2246944444445" calcext:value-type="float">
            <text:p>40.2246944444</text:p>
          </table:table-cell>
          <table:table-cell office:value-type="float" office:value="83.3516111111111" calcext:value-type="float">
            <text:p>83.3516111111</text:p>
          </table:table-cell>
        </table:table-row>
        <table:table-row table:style-name="ro1">
          <table:table-cell office:value-type="string" calcext:value-type="string">
            <text:p>22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VINTON COUNTY</text:p>
          </table:table-cell>
          <table:table-cell office:value-type="float" office:value="39.328125" calcext:value-type="float">
            <text:p>39.328125</text:p>
          </table:table-cell>
          <table:table-cell office:value-type="float" office:value="82.4418194444445" calcext:value-type="float">
            <text:p>82.4418194444</text:p>
          </table:table-cell>
        </table:table-row>
        <table:table-row table:style-name="ro1">
          <table:table-cell office:value-type="string" calcext:value-type="string">
            <text:p>I7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RGAN COUNTY</text:p>
          </table:table-cell>
          <table:table-cell office:value-type="float" office:value="39.6542361111111" calcext:value-type="float">
            <text:p>39.6542361111</text:p>
          </table:table-cell>
          <table:table-cell office:value-type="float" office:value="81.8031888888889" calcext:value-type="float">
            <text:p>81.8031888889</text:p>
          </table:table-cell>
        </table:table-row>
        <table:table-row table:style-name="ro1">
          <table:table-cell office:value-type="string" calcext:value-type="string">
            <text:p>1G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EDINA MUNI</text:p>
          </table:table-cell>
          <table:table-cell office:value-type="float" office:value="41.1314444444445" calcext:value-type="float">
            <text:p>41.1314444444</text:p>
          </table:table-cell>
          <table:table-cell office:value-type="float" office:value="81.7648888888889" calcext:value-type="float">
            <text:p>81.7648888889</text:p>
          </table:table-cell>
        </table:table-row>
        <table:table-row table:style-name="ro1">
          <table:table-cell office:value-type="string" calcext:value-type="string">
            <text:p>3T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DDLE BASS ISLAND</text:p>
          </table:table-cell>
          <table:table-cell office:value-type="float" office:value="41.6884" calcext:value-type="float">
            <text:p>41.6884</text:p>
          </table:table-cell>
          <table:table-cell office:value-type="float" office:value="82.8081777777778" calcext:value-type="float">
            <text:p>82.8081777778</text:p>
          </table:table-cell>
        </table:table-row>
        <table:table-row table:style-name="ro1">
          <table:table-cell office:value-type="string" calcext:value-type="string">
            <text:p>3W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DDLE BASS-EAST POINT</text:p>
          </table:table-cell>
          <table:table-cell office:value-type="float" office:value="41.6944444444444" calcext:value-type="float">
            <text:p>41.6944444444</text:p>
          </table:table-cell>
          <table:table-cell office:value-type="float" office:value="82.7965555555556" calcext:value-type="float">
            <text:p>82.7965555556</text:p>
          </table:table-cell>
        </table:table-row>
        <table:table-row table:style-name="ro1">
          <table:table-cell office:value-type="string" calcext:value-type="string">
            <text:p>7G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EAUGA COUNTY</text:p>
          </table:table-cell>
          <table:table-cell office:value-type="float" office:value="41.4495833333333" calcext:value-type="float">
            <text:p>41.4495833333</text:p>
          </table:table-cell>
          <table:table-cell office:value-type="float" office:value="81.0629444444444" calcext:value-type="float">
            <text:p>81.0629444444</text:p>
          </table:table-cell>
        </table:table-row>
        <table:table-row table:style-name="ro1">
          <table:table-cell office:value-type="string" calcext:value-type="string">
            <text:p>MWO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DDLETOWN REGIONAL/HOOK FIELD</text:p>
          </table:table-cell>
          <table:table-cell office:value-type="float" office:value="39.5318055555556" calcext:value-type="float">
            <text:p>39.5318055556</text:p>
          </table:table-cell>
          <table:table-cell office:value-type="float" office:value="84.3964444444445" calcext:value-type="float">
            <text:p>84.3964444444</text:p>
          </table:table-cell>
        </table:table-row>
        <table:table-row table:style-name="ro1">
          <table:table-cell office:value-type="string" calcext:value-type="string">
            <text:p>10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OLMES COUNTY</text:p>
          </table:table-cell>
          <table:table-cell office:value-type="float" office:value="40.5367" calcext:value-type="float">
            <text:p>40.5367</text:p>
          </table:table-cell>
          <table:table-cell office:value-type="float" office:value="81.9559388888889" calcext:value-type="float">
            <text:p>81.9559388889</text:p>
          </table:table-cell>
        </table:table-row>
        <table:table-row table:style-name="ro1">
          <table:table-cell office:value-type="string" calcext:value-type="string">
            <text:p>4I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RROW COUNTY</text:p>
          </table:table-cell>
          <table:table-cell office:value-type="float" office:value="40.5245277777778" calcext:value-type="float">
            <text:p>40.5245277778</text:p>
          </table:table-cell>
          <table:table-cell office:value-type="float" office:value="82.8500555555556" calcext:value-type="float">
            <text:p>82.8500555556</text:p>
          </table:table-cell>
        </table:table-row>
        <table:table-row table:style-name="ro1">
          <table:table-cell office:value-type="string" calcext:value-type="string">
            <text:p>4I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KNOX COUNTY</text:p>
          </table:table-cell>
          <table:table-cell office:value-type="float" office:value="40.3289166666667" calcext:value-type="float">
            <text:p>40.3289166667</text:p>
          </table:table-cell>
          <table:table-cell office:value-type="float" office:value="82.5260833333333" calcext:value-type="float">
            <text:p>82.5260833333</text:p>
          </table:table-cell>
        </table:table-row>
        <table:table-row table:style-name="ro1">
          <table:table-cell office:value-type="string" calcext:value-type="string">
            <text:p>6G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YNKOOP</text:p>
          </table:table-cell>
          <table:table-cell office:value-type="float" office:value="40.3650611111111" calcext:value-type="float">
            <text:p>40.3650611111</text:p>
          </table:table-cell>
          <table:table-cell office:value-type="float" office:value="82.4957166666667" calcext:value-type="float">
            <text:p>82.4957166667</text:p>
          </table:table-cell>
        </table:table-row>
        <table:table-row table:style-name="ro1">
          <table:table-cell office:value-type="string" calcext:value-type="string">
            <text:p>O7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ELLIOTTS LANDING</text:p>
          </table:table-cell>
          <table:table-cell office:value-type="float" office:value="40.5247222222222" calcext:value-type="float">
            <text:p>40.5247222222</text:p>
          </table:table-cell>
          <table:table-cell office:value-type="float" office:value="83.5116666666667" calcext:value-type="float">
            <text:p>83.5116666667</text:p>
          </table:table-cell>
        </table:table-row>
        <table:table-row table:style-name="ro1">
          <table:table-cell office:value-type="string" calcext:value-type="string">
            <text:p>7W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ENRY COUNTY</text:p>
          </table:table-cell>
          <table:table-cell office:value-type="float" office:value="41.3742777777778" calcext:value-type="float">
            <text:p>41.3742777778</text:p>
          </table:table-cell>
          <table:table-cell office:value-type="float" office:value="84.0678611111111" calcext:value-type="float">
            <text:p>84.0678611111</text:p>
          </table:table-cell>
        </table:table-row>
        <table:table-row table:style-name="ro1">
          <table:table-cell office:value-type="string" calcext:value-type="string">
            <text:p>I8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ERRY COUNTY</text:p>
          </table:table-cell>
          <table:table-cell office:value-type="float" office:value="39.6915944444444" calcext:value-type="float">
            <text:p>39.6915944444</text:p>
          </table:table-cell>
          <table:table-cell office:value-type="float" office:value="82.1977833333333" calcext:value-type="float">
            <text:p>82.1977833333</text:p>
          </table:table-cell>
        </table:table-row>
        <table:table-row table:style-name="ro1">
          <table:table-cell office:value-type="string" calcext:value-type="string">
            <text:p>PH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ARRY CLEVER FIELD</text:p>
          </table:table-cell>
          <table:table-cell office:value-type="float" office:value="40.4701666666667" calcext:value-type="float">
            <text:p>40.4701666667</text:p>
          </table:table-cell>
          <table:table-cell office:value-type="float" office:value="81.4199444444445" calcext:value-type="float">
            <text:p>81.4199444444</text:p>
          </table:table-cell>
        </table:table-row>
        <table:table-row table:style-name="ro1">
          <table:table-cell office:value-type="string" calcext:value-type="string">
            <text:p>VT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EWARK-HEATH</text:p>
          </table:table-cell>
          <table:table-cell office:value-type="float" office:value="40.0246666666667" calcext:value-type="float">
            <text:p>40.0246666667</text:p>
          </table:table-cell>
          <table:table-cell office:value-type="float" office:value="82.4618055555556" calcext:value-type="float">
            <text:p>82.4618055556</text:p>
          </table:table-cell>
        </table:table-row>
        <table:table-row table:style-name="ro1">
          <table:table-cell office:value-type="string" calcext:value-type="string">
            <text:p>41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RACEVILLE</text:p>
          </table:table-cell>
          <table:table-cell office:value-type="float" office:value="41.2111666666667" calcext:value-type="float">
            <text:p>41.2111666667</text:p>
          </table:table-cell>
          <table:table-cell office:value-type="float" office:value="80.9692555555556" calcext:value-type="float">
            <text:p>80.9692555556</text:p>
          </table:table-cell>
        </table:table-row>
        <table:table-row table:style-name="ro1">
          <table:table-cell office:value-type="string" calcext:value-type="string">
            <text:p>3X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ORTH BASS ISLAND</text:p>
          </table:table-cell>
          <table:table-cell office:value-type="float" office:value="41.718" calcext:value-type="float">
            <text:p>41.718</text:p>
          </table:table-cell>
          <table:table-cell office:value-type="float" office:value="82.8211111111111" calcext:value-type="float">
            <text:p>82.8211111111</text:p>
          </table:table-cell>
        </table:table-row>
        <table:table-row table:style-name="ro1">
          <table:table-cell office:value-type="string" calcext:value-type="string">
            <text:p>5A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ORWALK-HURON COUNTY</text:p>
          </table:table-cell>
          <table:table-cell office:value-type="float" office:value="41.2447638888889" calcext:value-type="float">
            <text:p>41.2447638889</text:p>
          </table:table-cell>
          <table:table-cell office:value-type="float" office:value="82.551225" calcext:value-type="float">
            <text:p>82.551225</text:p>
          </table:table-cell>
        </table:table-row>
        <table:table-row table:style-name="ro1">
          <table:table-cell office:value-type="string" calcext:value-type="string">
            <text:p>OW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UTNAM COUNTY</text:p>
          </table:table-cell>
          <table:table-cell office:value-type="float" office:value="41.0355833333333" calcext:value-type="float">
            <text:p>41.0355833333</text:p>
          </table:table-cell>
          <table:table-cell office:value-type="float" office:value="83.9819166666667" calcext:value-type="float">
            <text:p>83.9819166667</text:p>
          </table:table-cell>
        </table:table-row>
        <table:table-row table:style-name="ro1">
          <table:table-cell office:value-type="string" calcext:value-type="string">
            <text:p>OX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AMI UNIVERSITY</text:p>
          </table:table-cell>
          <table:table-cell office:value-type="float" office:value="39.50225" calcext:value-type="float">
            <text:p>39.50225</text:p>
          </table:table-cell>
          <table:table-cell office:value-type="float" office:value="84.7843611111111" calcext:value-type="float">
            <text:p>84.7843611111</text:p>
          </table:table-cell>
        </table:table-row>
        <table:table-row table:style-name="ro1">
          <table:table-cell office:value-type="string" calcext:value-type="string">
            <text:p>2G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NCORD AIRPARK</text:p>
          </table:table-cell>
          <table:table-cell office:value-type="float" office:value="41.6670416666667" calcext:value-type="float">
            <text:p>41.6670416667</text:p>
          </table:table-cell>
          <table:table-cell office:value-type="float" office:value="81.1971833333334" calcext:value-type="float">
            <text:p>81.1971833333</text:p>
          </table:table-cell>
        </table:table-row>
        <table:table-row table:style-name="ro1">
          <table:table-cell office:value-type="string" calcext:value-type="string">
            <text:p>6C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IO DUSTING CO INC</text:p>
          </table:table-cell>
          <table:table-cell office:value-type="float" office:value="40.95255" calcext:value-type="float">
            <text:p>40.95255</text:p>
          </table:table-cell>
          <table:table-cell office:value-type="float" office:value="83.9821638888889" calcext:value-type="float">
            <text:p>83.9821638889</text:p>
          </table:table-cell>
        </table:table-row>
        <table:table-row table:style-name="ro1">
          <table:table-cell office:value-type="string" calcext:value-type="string">
            <text:p>3I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HILLIPSBURG</text:p>
          </table:table-cell>
          <table:table-cell office:value-type="float" office:value="39.9132777777778" calcext:value-type="float">
            <text:p>39.9132777778</text:p>
          </table:table-cell>
          <table:table-cell office:value-type="float" office:value="84.4004111111111" calcext:value-type="float">
            <text:p>84.4004111111</text:p>
          </table:table-cell>
        </table:table-row>
        <table:table-row table:style-name="ro1">
          <table:table-cell office:value-type="string" calcext:value-type="string">
            <text:p>I1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IQUA AIRPORT- HARTZELL FIELD</text:p>
          </table:table-cell>
          <table:table-cell office:value-type="float" office:value="40.1646944444444" calcext:value-type="float">
            <text:p>40.1646944444</text:p>
          </table:table-cell>
          <table:table-cell office:value-type="float" office:value="84.3084166666667" calcext:value-type="float">
            <text:p>84.3084166667</text:p>
          </table:table-cell>
        </table:table-row>
        <table:table-row table:style-name="ro1">
          <table:table-cell office:value-type="string" calcext:value-type="string">
            <text:p>PC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ERIE-OTTAWA INTL</text:p>
          </table:table-cell>
          <table:table-cell office:value-type="float" office:value="41.5162694444445" calcext:value-type="float">
            <text:p>41.5162694444</text:p>
          </table:table-cell>
          <table:table-cell office:value-type="float" office:value="82.8694861111111" calcext:value-type="float">
            <text:p>82.8694861111</text:p>
          </table:table-cell>
        </table:table-row>
        <table:table-row table:style-name="ro1">
          <table:table-cell office:value-type="string" calcext:value-type="string">
            <text:p>PM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REATER PORTSMOUTH RGNL</text:p>
          </table:table-cell>
          <table:table-cell office:value-type="float" office:value="38.8404722222222" calcext:value-type="float">
            <text:p>38.8404722222</text:p>
          </table:table-cell>
          <table:table-cell office:value-type="float" office:value="82.8473055555556" calcext:value-type="float">
            <text:p>82.8473055556</text:p>
          </table:table-cell>
        </table:table-row>
        <table:table-row table:style-name="ro1">
          <table:table-cell office:value-type="string" calcext:value-type="string">
            <text:p>3W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UT IN BAY</text:p>
          </table:table-cell>
          <table:table-cell office:value-type="float" office:value="41.6366666666667" calcext:value-type="float">
            <text:p>41.6366666667</text:p>
          </table:table-cell>
          <table:table-cell office:value-type="float" office:value="82.8283333333333" calcext:value-type="float">
            <text:p>82.8283333333</text:p>
          </table:table-cell>
        </table:table-row>
        <table:table-row table:style-name="ro1">
          <table:table-cell table:style-name="ce1" office:value-type="float" office:value="5000000000" calcext:value-type="float">
            <text:p>5.00E+0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ACKER</text:p>
          </table:table-cell>
          <table:table-cell office:value-type="float" office:value="40.407975" calcext:value-type="float">
            <text:p>40.407975</text:p>
          </table:table-cell>
          <table:table-cell office:value-type="float" office:value="83.2193583333333" calcext:value-type="float">
            <text:p>83.2193583333</text:p>
          </table:table-cell>
        </table:table-row>
        <table:table-row table:style-name="ro1">
          <table:table-cell office:value-type="string" calcext:value-type="string">
            <text:p>PO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ORTAGE COUNTY</text:p>
          </table:table-cell>
          <table:table-cell office:value-type="float" office:value="41.2101805555556" calcext:value-type="float">
            <text:p>41.2101805556</text:p>
          </table:table-cell>
          <table:table-cell office:value-type="float" office:value="81.251625" calcext:value-type="float">
            <text:p>81.251625</text:p>
          </table:table-cell>
        </table:table-row>
        <table:table-row table:style-name="ro1">
          <table:table-cell office:value-type="string" calcext:value-type="string">
            <text:p>8G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KOONS</text:p>
          </table:table-cell>
          <table:table-cell office:value-type="float" office:value="40.8833916666667" calcext:value-type="float">
            <text:p>40.8833916667</text:p>
          </table:table-cell>
          <table:table-cell office:value-type="float" office:value="80.8831388888889" calcext:value-type="float">
            <text:p>80.8831388889</text:p>
          </table:table-cell>
        </table:table-row>
        <table:table-row table:style-name="ro1">
          <table:table-cell office:value-type="string" calcext:value-type="string">
            <text:p>38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ALEM AIRPARK INC</text:p>
          </table:table-cell>
          <table:table-cell office:value-type="float" office:value="40.9480833333333" calcext:value-type="float">
            <text:p>40.9480833333</text:p>
          </table:table-cell>
          <table:table-cell office:value-type="float" office:value="80.8620833333333" calcext:value-type="float">
            <text:p>80.8620833333</text:p>
          </table:table-cell>
        </table:table-row>
        <table:table-row table:style-name="ro1">
          <table:table-cell office:value-type="string" calcext:value-type="string">
            <text:p>3G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RI-CITY</text:p>
          </table:table-cell>
          <table:table-cell office:value-type="float" office:value="40.906" calcext:value-type="float">
            <text:p>40.906</text:p>
          </table:table-cell>
          <table:table-cell office:value-type="float" office:value="81.0000277777778" calcext:value-type="float">
            <text:p>81.0000277778</text:p>
          </table:table-cell>
        </table:table-row>
        <table:table-row table:style-name="ro1">
          <table:table-cell office:value-type="string" calcext:value-type="string">
            <text:p>12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HELBY COMMUNITY</text:p>
          </table:table-cell>
          <table:table-cell office:value-type="float" office:value="40.8728611111111" calcext:value-type="float">
            <text:p>40.8728611111</text:p>
          </table:table-cell>
          <table:table-cell office:value-type="float" office:value="82.6973888888889" calcext:value-type="float">
            <text:p>82.6973888889</text:p>
          </table:table-cell>
        </table:table-row>
        <table:table-row table:style-name="ro1">
          <table:table-cell office:value-type="string" calcext:value-type="string">
            <text:p>SC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IDNEY MUNI</text:p>
          </table:table-cell>
          <table:table-cell office:value-type="float" office:value="40.2412777777778" calcext:value-type="float">
            <text:p>40.2412777778</text:p>
          </table:table-cell>
          <table:table-cell office:value-type="float" office:value="84.1478611111111" calcext:value-type="float">
            <text:p>84.1478611111</text:p>
          </table:table-cell>
        </table:table-row>
        <table:table-row table:style-name="ro1">
          <table:table-cell office:value-type="string" calcext:value-type="string">
            <text:p>SG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PRINGFIELD-BECKLEY MUNI</text:p>
          </table:table-cell>
          <table:table-cell office:value-type="float" office:value="39.8402777777778" calcext:value-type="float">
            <text:p>39.8402777778</text:p>
          </table:table-cell>
          <table:table-cell office:value-type="float" office:value="83.8401666666667" calcext:value-type="float">
            <text:p>83.8401666667</text:p>
          </table:table-cell>
        </table:table-row>
        <table:table-row table:style-name="ro1">
          <table:table-cell office:value-type="string" calcext:value-type="string">
            <text:p>2P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LDERMAN</text:p>
          </table:table-cell>
          <table:table-cell office:value-type="float" office:value="40.0568611111111" calcext:value-type="float">
            <text:p>40.0568611111</text:p>
          </table:table-cell>
          <table:table-cell office:value-type="float" office:value="80.9631861111111" calcext:value-type="float">
            <text:p>80.9631861111</text:p>
          </table:table-cell>
        </table:table-row>
        <table:table-row table:style-name="ro1">
          <table:table-cell office:value-type="string" calcext:value-type="string">
            <text:p>O12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RAND LAKE ST MARYS</text:p>
          </table:table-cell>
          <table:table-cell office:value-type="float" office:value="40.5410194444444" calcext:value-type="float">
            <text:p>40.5410194444</text:p>
          </table:table-cell>
          <table:table-cell office:value-type="float" office:value="84.490675" calcext:value-type="float">
            <text:p>84.490675</text:p>
          </table:table-cell>
        </table:table-row>
        <table:table-row table:style-name="ro1">
          <table:table-cell office:value-type="string" calcext:value-type="string">
            <text:p>2G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JEFFERSON COUNTY AIRPARK</text:p>
          </table:table-cell>
          <table:table-cell office:value-type="float" office:value="40.3606111111111" calcext:value-type="float">
            <text:p>40.3606111111</text:p>
          </table:table-cell>
          <table:table-cell office:value-type="float" office:value="80.7016944444444" calcext:value-type="float">
            <text:p>80.7016944444</text:p>
          </table:table-cell>
        </table:table-row>
        <table:table-row table:style-name="ro1">
          <table:table-cell office:value-type="string" calcext:value-type="string">
            <text:p>16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ENECA COUNTY</text:p>
          </table:table-cell>
          <table:table-cell office:value-type="float" office:value="41.0940555555556" calcext:value-type="float">
            <text:p>41.0940555556</text:p>
          </table:table-cell>
          <table:table-cell office:value-type="float" office:value="83.2125" calcext:value-type="float">
            <text:p>83.2125</text:p>
          </table:table-cell>
        </table:table-row>
        <table:table-row table:style-name="ro1">
          <table:table-cell office:value-type="string" calcext:value-type="string">
            <text:p>6T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EAGATE HELISTOP</text:p>
          </table:table-cell>
          <table:table-cell office:value-type="float" office:value="41.6542138888889" calcext:value-type="float">
            <text:p>41.6542138889</text:p>
          </table:table-cell>
          <table:table-cell office:value-type="float" office:value="83.5313222222222" calcext:value-type="float">
            <text:p>83.5313222222</text:p>
          </table:table-cell>
        </table:table-row>
        <table:table-row table:style-name="ro1">
          <table:table-cell office:value-type="string" calcext:value-type="string">
            <text:p>TDZ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 EXECUTIVE</text:p>
          </table:table-cell>
          <table:table-cell office:value-type="float" office:value="41.5649444444444" calcext:value-type="float">
            <text:p>41.5649444444</text:p>
          </table:table-cell>
          <table:table-cell office:value-type="float" office:value="83.4822222222222" calcext:value-type="float">
            <text:p>83.4822222222</text:p>
          </table:table-cell>
        </table:table-row>
        <table:table-row table:style-name="ro1">
          <table:table-cell office:value-type="string" calcext:value-type="string">
            <text:p>TO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 EXPRESS</text:p>
          </table:table-cell>
          <table:table-cell office:value-type="float" office:value="41.5868055555556" calcext:value-type="float">
            <text:p>41.5868055556</text:p>
          </table:table-cell>
          <table:table-cell office:value-type="float" office:value="83.8078333333333" calcext:value-type="float">
            <text:p>83.8078333333</text:p>
          </table:table-cell>
        </table:table-row>
        <table:table-row table:style-name="ro1">
          <table:table-cell office:value-type="string" calcext:value-type="string">
            <text:p>2C9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 SEAPLANE BASE</text:p>
          </table:table-cell>
          <table:table-cell office:value-type="float" office:value="41.6222222222222" calcext:value-type="float">
            <text:p>41.6222222222</text:p>
          </table:table-cell>
          <table:table-cell office:value-type="float" office:value="83.553375" calcext:value-type="float">
            <text:p>83.553375</text:p>
          </table:table-cell>
        </table:table-row>
        <table:table-row table:style-name="ro1">
          <table:table-cell office:value-type="string" calcext:value-type="string">
            <text:p>1G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EDDIE DEW MEMORIAL AIRPARK</text:p>
          </table:table-cell>
          <table:table-cell office:value-type="float" office:value="40.4758972222222" calcext:value-type="float">
            <text:p>40.4758972222</text:p>
          </table:table-cell>
          <table:table-cell office:value-type="float" office:value="80.6281277777778" calcext:value-type="float">
            <text:p>80.6281277778</text:p>
          </table:table-cell>
        </table:table-row>
        <table:table-row table:style-name="ro1">
          <table:table-cell office:value-type="string" calcext:value-type="string">
            <text:p>I5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AD RIVER AIRPARK</text:p>
          </table:table-cell>
          <table:table-cell office:value-type="float" office:value="40.0200583333333" calcext:value-type="float">
            <text:p>40.0200583333</text:p>
          </table:table-cell>
          <table:table-cell office:value-type="float" office:value="83.8285388888889" calcext:value-type="float">
            <text:p>83.8285388889</text:p>
          </table:table-cell>
        </table:table-row>
        <table:table-row table:style-name="ro1">
          <table:table-cell office:value-type="string" calcext:value-type="string">
            <text:p>37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ROY SKYPARK</text:p>
          </table:table-cell>
          <table:table-cell office:value-type="float" office:value="39.9908861111111" calcext:value-type="float">
            <text:p>39.9908861111</text:p>
          </table:table-cell>
          <table:table-cell office:value-type="float" office:value="84.2705" calcext:value-type="float">
            <text:p>84.2705</text:p>
          </table:table-cell>
        </table:table-row>
        <table:table-row table:style-name="ro1">
          <table:table-cell office:value-type="string" calcext:value-type="string">
            <text:p>1WF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ACO FIELD</text:p>
          </table:table-cell>
          <table:table-cell office:value-type="float" office:value="40.0147638888889" calcext:value-type="float">
            <text:p>40.0147638889</text:p>
          </table:table-cell>
          <table:table-cell office:value-type="float" office:value="84.1980555555556" calcext:value-type="float">
            <text:p>84.1980555556</text:p>
          </table:table-cell>
        </table:table-row>
        <table:table-row table:style-name="ro1">
          <table:table-cell office:value-type="string" calcext:value-type="string">
            <text:p>56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YANDOT COUNTY</text:p>
          </table:table-cell>
          <table:table-cell office:value-type="float" office:value="40.8833666666667" calcext:value-type="float">
            <text:p>40.8833666667</text:p>
          </table:table-cell>
          <table:table-cell office:value-type="float" office:value="83.3145305555555" calcext:value-type="float">
            <text:p>83.3145305556</text:p>
          </table:table-cell>
        </table:table-row>
        <table:table-row table:style-name="ro1">
          <table:table-cell office:value-type="string" calcext:value-type="string">
            <text:p>I7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RIMES FIELD</text:p>
          </table:table-cell>
          <table:table-cell office:value-type="float" office:value="40.1323694444444" calcext:value-type="float">
            <text:p>40.1323694444</text:p>
          </table:table-cell>
          <table:table-cell office:value-type="float" office:value="83.7540611111111" calcext:value-type="float">
            <text:p>83.7540611111</text:p>
          </table:table-cell>
        </table:table-row>
        <table:table-row table:style-name="ro1">
          <table:table-cell office:value-type="string" calcext:value-type="string">
            <text:p>38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ELLER</text:p>
          </table:table-cell>
          <table:table-cell office:value-type="float" office:value="40.0911694444445" calcext:value-type="float">
            <text:p>40.0911694444</text:p>
          </table:table-cell>
          <table:table-cell office:value-type="float" office:value="83.6893722222222" calcext:value-type="float">
            <text:p>83.6893722222</text:p>
          </table:table-cell>
        </table:table-row>
        <table:table-row table:style-name="ro1">
          <table:table-cell office:value-type="string" calcext:value-type="string">
            <text:p>VN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VAN WERT COUNTY</text:p>
          </table:table-cell>
          <table:table-cell office:value-type="float" office:value="40.8638277777778" calcext:value-type="float">
            <text:p>40.8638277778</text:p>
          </table:table-cell>
          <table:table-cell office:value-type="float" office:value="84.6063555555556" calcext:value-type="float">
            <text:p>84.6063555556</text:p>
          </table:table-cell>
        </table:table-row>
        <table:table-row table:style-name="ro1">
          <table:table-cell office:value-type="string" calcext:value-type="string">
            <text:p>VE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RKE COUNTY</text:p>
          </table:table-cell>
          <table:table-cell office:value-type="float" office:value="40.2044166666667" calcext:value-type="float">
            <text:p>40.2044166667</text:p>
          </table:table-cell>
          <table:table-cell office:value-type="float" office:value="84.5319166666667" calcext:value-type="float">
            <text:p>84.5319166667</text:p>
          </table:table-cell>
        </table:table-row>
        <table:table-row table:style-name="ro1">
          <table:table-cell office:value-type="string" calcext:value-type="string">
            <text:p>3G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ADSWORTH MUNI</text:p>
          </table:table-cell>
          <table:table-cell office:value-type="float" office:value="41.0031555555556" calcext:value-type="float">
            <text:p>41.0031555556</text:p>
          </table:table-cell>
          <table:table-cell office:value-type="float" office:value="81.7564388888889" calcext:value-type="float">
            <text:p>81.7564388889</text:p>
          </table:table-cell>
        </table:table-row>
        <table:table-row table:style-name="ro1">
          <table:table-cell office:value-type="string" calcext:value-type="string">
            <text:p>15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ELTZIEN SKYPARK</text:p>
          </table:table-cell>
          <table:table-cell office:value-type="float" office:value="41.0283861111111" calcext:value-type="float">
            <text:p>41.0283861111</text:p>
          </table:table-cell>
          <table:table-cell office:value-type="float" office:value="81.7984666666667" calcext:value-type="float">
            <text:p>81.7984666667</text:p>
          </table:table-cell>
        </table:table-row>
        <table:table-row table:style-name="ro1">
          <table:table-cell office:value-type="string" calcext:value-type="string">
            <text:p>I6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RTNER</text:p>
          </table:table-cell>
          <table:table-cell office:value-type="float" office:value="41.2931055555556" calcext:value-type="float">
            <text:p>41.2931055556</text:p>
          </table:table-cell>
          <table:table-cell office:value-type="float" office:value="82.3707194444444" calcext:value-type="float">
            <text:p>82.3707194444</text:p>
          </table:table-cell>
        </table:table-row>
        <table:table-row table:style-name="ro1">
          <table:table-cell office:value-type="string" calcext:value-type="string">
            <text:p>AX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EIL ARMSTRONG</text:p>
          </table:table-cell>
          <table:table-cell office:value-type="float" office:value="40.4935555555556" calcext:value-type="float">
            <text:p>40.4935555556</text:p>
          </table:table-cell>
          <table:table-cell office:value-type="float" office:value="84.2980833333333" calcext:value-type="float">
            <text:p>84.2980833333</text:p>
          </table:table-cell>
        </table:table-row>
        <table:table-row table:style-name="ro1">
          <table:table-cell office:value-type="string" calcext:value-type="string">
            <text:p>62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ARREN</text:p>
          </table:table-cell>
          <table:table-cell office:value-type="float" office:value="41.2670277777778" calcext:value-type="float">
            <text:p>41.2670277778</text:p>
          </table:table-cell>
          <table:table-cell office:value-type="float" office:value="80.9273611111111" calcext:value-type="float">
            <text:p>80.9273611111</text:p>
          </table:table-cell>
        </table:table-row>
        <table:table-row table:style-name="ro1">
          <table:table-cell office:value-type="string" calcext:value-type="string">
            <text:p>I2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AYETTE COUNTY</text:p>
          </table:table-cell>
          <table:table-cell office:value-type="float" office:value="39.5704027777778" calcext:value-type="float">
            <text:p>39.5704027778</text:p>
          </table:table-cell>
          <table:table-cell office:value-type="float" office:value="83.4205138888889" calcext:value-type="float">
            <text:p>83.4205138889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ULTON COUNTY</text:p>
          </table:table-cell>
          <table:table-cell office:value-type="float" office:value="41.6097777777778" calcext:value-type="float">
            <text:p>41.6097777778</text:p>
          </table:table-cell>
          <table:table-cell office:value-type="float" office:value="84.1271861111111" calcext:value-type="float">
            <text:p>84.1271861111</text:p>
          </table:table-cell>
        </table:table-row>
        <table:table-row table:style-name="ro1">
          <table:table-cell office:value-type="string" calcext:value-type="string">
            <text:p>EOP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IKE COUNTY</text:p>
          </table:table-cell>
          <table:table-cell office:value-type="float" office:value="39.1669722222222" calcext:value-type="float">
            <text:p>39.1669722222</text:p>
          </table:table-cell>
          <table:table-cell office:value-type="float" office:value="82.9283333333333" calcext:value-type="float">
            <text:p>82.9283333333</text:p>
          </table:table-cell>
        </table:table-row>
        <table:table-row table:style-name="ro1">
          <table:table-cell office:value-type="string" calcext:value-type="string">
            <text:p>40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ED STEWART AIRFIELD</text:p>
          </table:table-cell>
          <table:table-cell office:value-type="float" office:value="39.5053361111111" calcext:value-type="float">
            <text:p>39.5053361111</text:p>
          </table:table-cell>
          <table:table-cell office:value-type="float" office:value="84.1218777777778" calcext:value-type="float">
            <text:p>84.1218777778</text:p>
          </table:table-cell>
        </table:table-row>
        <table:table-row table:style-name="ro1">
          <table:table-cell office:value-type="string" calcext:value-type="string">
            <text:p>67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EADER-BOTSFORD</text:p>
          </table:table-cell>
          <table:table-cell office:value-type="float" office:value="41.1625527777778" calcext:value-type="float">
            <text:p>41.1625527778</text:p>
          </table:table-cell>
          <table:table-cell office:value-type="float" office:value="82.2026555555556" calcext:value-type="float">
            <text:p>82.2026555556</text:p>
          </table:table-cell>
        </table:table-row>
        <table:table-row table:style-name="ro1">
          <table:table-cell office:value-type="string" calcext:value-type="string">
            <text:p>80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RI-CITY</text:p>
          </table:table-cell>
          <table:table-cell office:value-type="float" office:value="40.2478472222222" calcext:value-type="float">
            <text:p>40.2478472222</text:p>
          </table:table-cell>
          <table:table-cell office:value-type="float" office:value="81.7359583333333" calcext:value-type="float">
            <text:p>81.7359583333</text:p>
          </table:table-cell>
        </table:table-row>
        <table:table-row table:style-name="ro1">
          <table:table-cell office:value-type="string" calcext:value-type="string">
            <text:p>AM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LEXANDER SALAMON</text:p>
          </table:table-cell>
          <table:table-cell office:value-type="float" office:value="38.8514722222222" calcext:value-type="float">
            <text:p>38.8514722222</text:p>
          </table:table-cell>
          <table:table-cell office:value-type="float" office:value="83.5662611111111" calcext:value-type="float">
            <text:p>83.5662611111</text:p>
          </table:table-cell>
        </table:table-row>
        <table:table-row table:style-name="ro1">
          <table:table-cell office:value-type="string" calcext:value-type="string">
            <text:p>8G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ILLARD</text:p>
          </table:table-cell>
          <table:table-cell office:value-type="float" office:value="41.03875" calcext:value-type="float">
            <text:p>41.03875</text:p>
          </table:table-cell>
          <table:table-cell office:value-type="float" office:value="82.7245638888889" calcext:value-type="float">
            <text:p>82.7245638889</text:p>
          </table:table-cell>
        </table:table-row>
        <table:table-row table:style-name="ro1">
          <table:table-cell office:value-type="string" calcext:value-type="string">
            <text:p>LN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ILLOUGHBY LOST NATION MUNI</text:p>
          </table:table-cell>
          <table:table-cell office:value-type="float" office:value="41.6840277777778" calcext:value-type="float">
            <text:p>41.6840277778</text:p>
          </table:table-cell>
          <table:table-cell office:value-type="float" office:value="81.38975" calcext:value-type="float">
            <text:p>81.38975</text:p>
          </table:table-cell>
        </table:table-row>
        <table:table-row table:style-name="ro1">
          <table:table-cell office:value-type="string" calcext:value-type="string">
            <text:p>I6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INTON FIELD</text:p>
          </table:table-cell>
          <table:table-cell office:value-type="float" office:value="39.5024722222222" calcext:value-type="float">
            <text:p>39.5024722222</text:p>
          </table:table-cell>
          <table:table-cell office:value-type="float" office:value="83.8633055555556" calcext:value-type="float">
            <text:p>83.8633055556</text:p>
          </table:table-cell>
        </table:table-row>
        <table:table-row table:style-name="ro1">
          <table:table-cell office:value-type="string" calcext:value-type="string">
            <text:p>2B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OLLISTER FIELD</text:p>
          </table:table-cell>
          <table:table-cell office:value-type="float" office:value="39.4375611111111" calcext:value-type="float">
            <text:p>39.4375611111</text:p>
          </table:table-cell>
          <table:table-cell office:value-type="float" office:value="83.7082555555556" calcext:value-type="float">
            <text:p>83.7082555556</text:p>
          </table:table-cell>
        </table:table-row>
        <table:table-row table:style-name="ro1">
          <table:table-cell office:value-type="string" calcext:value-type="string">
            <text:p>IL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ILMINGTON AIR PARK</text:p>
          </table:table-cell>
          <table:table-cell office:value-type="float" office:value="39.4279166666667" calcext:value-type="float">
            <text:p>39.4279166667</text:p>
          </table:table-cell>
          <table:table-cell office:value-type="float" office:value="83.7921111111111" calcext:value-type="float">
            <text:p>83.7921111111</text:p>
          </table:table-cell>
        </table:table-row>
        <table:table-row table:style-name="ro1">
          <table:table-cell office:value-type="string" calcext:value-type="string">
            <text:p>4G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NROE COUNTY</text:p>
          </table:table-cell>
          <table:table-cell office:value-type="float" office:value="39.77905" calcext:value-type="float">
            <text:p>39.77905</text:p>
          </table:table-cell>
          <table:table-cell office:value-type="float" office:value="81.1027777777778" calcext:value-type="float">
            <text:p>81.1027777778</text:p>
          </table:table-cell>
        </table:table-row>
        <table:table-row table:style-name="ro1">
          <table:table-cell office:value-type="string" calcext:value-type="string">
            <text:p>BJJ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AYNE COUNTY</text:p>
          </table:table-cell>
          <table:table-cell office:value-type="float" office:value="40.8748333333333" calcext:value-type="float">
            <text:p>40.8748333333</text:p>
          </table:table-cell>
          <table:table-cell office:value-type="float" office:value="81.88825" calcext:value-type="float">
            <text:p>81.88825</text:p>
          </table:table-cell>
        </table:table-row>
        <table:table-row table:style-name="ro1">
          <table:table-cell office:value-type="string" calcext:value-type="string">
            <text:p>04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ANSDOWNE</text:p>
          </table:table-cell>
          <table:table-cell office:value-type="float" office:value="41.1304722222222" calcext:value-type="float">
            <text:p>41.1304722222</text:p>
          </table:table-cell>
          <table:table-cell office:value-type="float" office:value="80.6195833333333" calcext:value-type="float">
            <text:p>80.6195833333</text:p>
          </table:table-cell>
        </table:table-row>
        <table:table-row table:style-name="ro1">
          <table:table-cell office:value-type="string" calcext:value-type="string">
            <text:p>4G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YOUNGSTOWN ELSER METRO</text:p>
          </table:table-cell>
          <table:table-cell office:value-type="float" office:value="40.9617944444445" calcext:value-type="float">
            <text:p>40.9617944444</text:p>
          </table:table-cell>
          <table:table-cell office:value-type="float" office:value="80.677325" calcext:value-type="float">
            <text:p>80.677325</text:p>
          </table:table-cell>
        </table:table-row>
        <table:table-row table:style-name="ro1">
          <table:table-cell office:value-type="string" calcext:value-type="string">
            <text:p>YN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YOUNGSTOWN-WARREN RGNL</text:p>
          </table:table-cell>
          <table:table-cell office:value-type="float" office:value="41.2615833333333" calcext:value-type="float">
            <text:p>41.2615833333</text:p>
          </table:table-cell>
          <table:table-cell office:value-type="float" office:value="80.6803611111111" calcext:value-type="float">
            <text:p>80.6803611111</text:p>
          </table:table-cell>
        </table:table-row>
        <table:table-row table:style-name="ro1">
          <table:table-cell office:value-type="string" calcext:value-type="string">
            <text:p>42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ARR</text:p>
          </table:table-cell>
          <table:table-cell office:value-type="float" office:value="40.0070111111111" calcext:value-type="float">
            <text:p>40.0070111111</text:p>
          </table:table-cell>
          <table:table-cell office:value-type="float" office:value="82.0123555555556" calcext:value-type="float">
            <text:p>82.0123555556</text:p>
          </table:table-cell>
        </table:table-row>
        <table:table-row table:style-name="ro1">
          <table:table-cell office:value-type="string" calcext:value-type="string">
            <text:p>ZZ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ZANESVILLE MUNI</text:p>
          </table:table-cell>
          <table:table-cell office:value-type="float" office:value="39.9444444444444" calcext:value-type="float">
            <text:p>39.9444444444</text:p>
          </table:table-cell>
          <table:table-cell office:value-type="float" office:value="81.8920833333334" calcext:value-type="float">
            <text:p>81.8920833333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ABERDEEN RGNL</text:p>
          </table:table-cell>
          <table:table-cell office:value-type="float" office:value="45.4467972222222" calcext:value-type="float">
            <text:p>45.4467972222</text:p>
          </table:table-cell>
          <table:table-cell office:value-type="float" office:value="98.4224388888889" calcext:value-type="float">
            <text:p>98.4224388889</text:p>
          </table:table-cell>
        </table:table-row>
        <table:table-row table:style-name="ro1">
          <table:table-cell office:value-type="string" calcext:value-type="string">
            <text:p>3A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ARLINGTON MUNI</text:p>
          </table:table-cell>
          <table:table-cell office:value-type="float" office:value="44.3938277777778" calcext:value-type="float">
            <text:p>44.3938277778</text:p>
          </table:table-cell>
          <table:table-cell office:value-type="float" office:value="97.1229472222222" calcext:value-type="float">
            <text:p>97.1229472222</text:p>
          </table:table-cell>
        </table:table-row>
        <table:table-row table:style-name="ro1">
          <table:table-cell office:value-type="string" calcext:value-type="string">
            <text:p>EF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ELLE FOURCHE MUNI</text:p>
          </table:table-cell>
          <table:table-cell office:value-type="float" office:value="44.7345555555556" calcext:value-type="float">
            <text:p>44.7345555556</text:p>
          </table:table-cell>
          <table:table-cell office:value-type="float" office:value="103.861805555556" calcext:value-type="float">
            <text:p>103.8618055556</text:p>
          </table:table-cell>
        </table:table-row>
        <table:table-row table:style-name="ro1">
          <table:table-cell office:value-type="string" calcext:value-type="string">
            <text:p>6V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ISON MUNI</text:p>
          </table:table-cell>
          <table:table-cell office:value-type="float" office:value="45.5183333333333" calcext:value-type="float">
            <text:p>45.5183333333</text:p>
          </table:table-cell>
          <table:table-cell office:value-type="float" office:value="102.467833333333" calcext:value-type="float">
            <text:p>102.4678333333</text:p>
          </table:table-cell>
        </table:table-row>
        <table:table-row table:style-name="ro1">
          <table:table-cell office:value-type="string" calcext:value-type="string">
            <text:p>5P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OWDLE MUNI</text:p>
          </table:table-cell>
          <table:table-cell office:value-type="float" office:value="45.4395611111111" calcext:value-type="float">
            <text:p>45.4395611111</text:p>
          </table:table-cell>
          <table:table-cell office:value-type="float" office:value="99.6752083333334" calcext:value-type="float">
            <text:p>99.6752083333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RITTON MUNI</text:p>
          </table:table-cell>
          <table:table-cell office:value-type="float" office:value="45.8150277777778" calcext:value-type="float">
            <text:p>45.8150277778</text:p>
          </table:table-cell>
          <table:table-cell office:value-type="float" office:value="97.7428055555556" calcext:value-type="float">
            <text:p>97.7428055556</text:p>
          </table:table-cell>
        </table:table-row>
        <table:table-row table:style-name="ro1">
          <table:table-cell office:value-type="string" calcext:value-type="string">
            <text:p>BK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ROOKINGS RGNL</text:p>
          </table:table-cell>
          <table:table-cell office:value-type="float" office:value="44.3045277777778" calcext:value-type="float">
            <text:p>44.3045277778</text:p>
          </table:table-cell>
          <table:table-cell office:value-type="float" office:value="96.8189166666667" calcext:value-type="float">
            <text:p>96.8189166667</text:p>
          </table:table-cell>
        </table:table-row>
        <table:table-row table:style-name="ro1">
          <table:table-cell office:value-type="string" calcext:value-type="string">
            <text:p>9D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ARDING COUNTY</text:p>
          </table:table-cell>
          <table:table-cell office:value-type="float" office:value="45.5795527777778" calcext:value-type="float">
            <text:p>45.5795527778</text:p>
          </table:table-cell>
          <table:table-cell office:value-type="float" office:value="103.528908333333" calcext:value-type="float">
            <text:p>103.5289083333</text:p>
          </table:table-cell>
        </table:table-row>
        <table:table-row table:style-name="ro1">
          <table:table-cell office:value-type="string" calcext:value-type="string">
            <text:p>7G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ANTON MUNI</text:p>
          </table:table-cell>
          <table:table-cell office:value-type="float" office:value="43.309" calcext:value-type="float">
            <text:p>43.309</text:p>
          </table:table-cell>
          <table:table-cell office:value-type="float" office:value="96.5712166666667" calcext:value-type="float">
            <text:p>96.5712166667</text:p>
          </table:table-cell>
        </table:table-row>
        <table:table-row table:style-name="ro1">
          <table:table-cell office:value-type="string" calcext:value-type="string">
            <text:p>9V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HAMBERLAIN MUNI</text:p>
          </table:table-cell>
          <table:table-cell office:value-type="float" office:value="43.7661361111111" calcext:value-type="float">
            <text:p>43.7661361111</text:p>
          </table:table-cell>
          <table:table-cell office:value-type="float" office:value="99.3212277777778" calcext:value-type="float">
            <text:p>99.3212277778</text:p>
          </table:table-cell>
        </table:table-row>
        <table:table-row table:style-name="ro1">
          <table:table-cell office:value-type="string" calcext:value-type="string">
            <text:p>8D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LARK COUNTY</text:p>
          </table:table-cell>
          <table:table-cell office:value-type="float" office:value="44.8950305555556" calcext:value-type="float">
            <text:p>44.8950305556</text:p>
          </table:table-cell>
          <table:table-cell office:value-type="float" office:value="97.7104777777778" calcext:value-type="float">
            <text:p>97.7104777778</text:p>
          </table:table-cell>
        </table:table-row>
        <table:table-row table:style-name="ro1">
          <table:table-cell office:value-type="string" calcext:value-type="string">
            <text:p>5H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LEAR LAKE MUNI</text:p>
          </table:table-cell>
          <table:table-cell office:value-type="float" office:value="44.7713527777778" calcext:value-type="float">
            <text:p>44.7713527778</text:p>
          </table:table-cell>
          <table:table-cell office:value-type="float" office:value="96.6881138888889" calcext:value-type="float">
            <text:p>96.6881138889</text:p>
          </table:table-cell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ORSICA MUNI</text:p>
          </table:table-cell>
          <table:table-cell office:value-type="float" office:value="43.4344333333333" calcext:value-type="float">
            <text:p>43.4344333333</text:p>
          </table:table-cell>
          <table:table-cell office:value-type="float" office:value="98.3975777777778" calcext:value-type="float">
            <text:p>98.3975777778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USTER COUNTY</text:p>
          </table:table-cell>
          <table:table-cell office:value-type="float" office:value="43.7336583333333" calcext:value-type="float">
            <text:p>43.7336583333</text:p>
          </table:table-cell>
          <table:table-cell office:value-type="float" office:value="103.619497222222" calcext:value-type="float">
            <text:p>103.6194972222</text:p>
          </table:table-cell>
        </table:table-row>
        <table:table-row table:style-name="ro1">
          <table:table-cell table:style-name="ce1" office:value-type="float" office:value="600000" calcext:value-type="float">
            <text:p>6.00E+0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ILDER</text:p>
          </table:table-cell>
          <table:table-cell office:value-type="float" office:value="44.4330527777778" calcext:value-type="float">
            <text:p>44.4330527778</text:p>
          </table:table-cell>
          <table:table-cell office:value-type="float" office:value="97.5581694444444" calcext:value-type="float">
            <text:p>97.5581694444</text:p>
          </table:table-cell>
        </table:table-row>
        <table:table-row table:style-name="ro1">
          <table:table-cell office:value-type="string" calcext:value-type="string">
            <text:p>84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HEYENNE EAGLE BUTTE</text:p>
          </table:table-cell>
          <table:table-cell office:value-type="float" office:value="44.9843888888889" calcext:value-type="float">
            <text:p>44.9843888889</text:p>
          </table:table-cell>
          <table:table-cell office:value-type="float" office:value="101.251055555556" calcext:value-type="float">
            <text:p>101.2510555556</text:p>
          </table:table-cell>
        </table:table-row>
        <table:table-row table:style-name="ro1">
          <table:table-cell office:value-type="string" calcext:value-type="string">
            <text:p>6V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EDGEMONT MUNI</text:p>
          </table:table-cell>
          <table:table-cell office:value-type="float" office:value="43.295" calcext:value-type="float">
            <text:p>43.295</text:p>
          </table:table-cell>
          <table:table-cell office:value-type="float" office:value="103.842980555556" calcext:value-type="float">
            <text:p>103.8429805556</text:p>
          </table:table-cell>
        </table:table-row>
        <table:table-row table:style-name="ro1">
          <table:table-cell office:value-type="string" calcext:value-type="string">
            <text:p>3W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EUREKA MUNI</text:p>
          </table:table-cell>
          <table:table-cell office:value-type="float" office:value="45.7998888888889" calcext:value-type="float">
            <text:p>45.7998888889</text:p>
          </table:table-cell>
          <table:table-cell office:value-type="float" office:value="99.6427777777778" calcext:value-type="float">
            <text:p>99.6427777778</text:p>
          </table:table-cell>
        </table:table-row>
        <table:table-row table:style-name="ro1">
          <table:table-cell office:value-type="string" calcext:value-type="string">
            <text:p>3V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USTER STATE PARK</text:p>
          </table:table-cell>
          <table:table-cell office:value-type="float" office:value="43.7249166666667" calcext:value-type="float">
            <text:p>43.7249166667</text:p>
          </table:table-cell>
          <table:table-cell office:value-type="float" office:value="103.349977777778" calcext:value-type="float">
            <text:p>103.3499777778</text:p>
          </table:table-cell>
        </table:table-row>
        <table:table-row table:style-name="ro1">
          <table:table-cell office:value-type="string" calcext:value-type="string">
            <text:p>D0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FAITH MUNI</text:p>
          </table:table-cell>
          <table:table-cell office:value-type="float" office:value="45.0351666666667" calcext:value-type="float">
            <text:p>45.0351666667</text:p>
          </table:table-cell>
          <table:table-cell office:value-type="float" office:value="102.020666666667" calcext:value-type="float">
            <text:p>102.0206666667</text:p>
          </table:table-cell>
        </table:table-row>
        <table:table-row table:style-name="ro1">
          <table:table-cell office:value-type="string" calcext:value-type="string">
            <text:p>3FU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FAULKTON MUNI</text:p>
          </table:table-cell>
          <table:table-cell office:value-type="float" office:value="45.0306722222222" calcext:value-type="float">
            <text:p>45.0306722222</text:p>
          </table:table-cell>
          <table:table-cell office:value-type="float" office:value="99.1128722222222" calcext:value-type="float">
            <text:p>99.1128722222</text:p>
          </table:table-cell>
        </table:table-row>
        <table:table-row table:style-name="ro1">
          <table:table-cell office:value-type="string" calcext:value-type="string">
            <text:p>4P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FLANDREAU MUNI</text:p>
          </table:table-cell>
          <table:table-cell office:value-type="float" office:value="44.0043722222222" calcext:value-type="float">
            <text:p>44.0043722222</text:p>
          </table:table-cell>
          <table:table-cell office:value-type="float" office:value="96.5947277777778" calcext:value-type="float">
            <text:p>96.5947277778</text:p>
          </table:table-cell>
        </table:table-row>
        <table:table-row table:style-name="ro1">
          <table:table-cell office:value-type="string" calcext:value-type="string">
            <text:p>0D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GETTYSBURG MUNI</text:p>
          </table:table-cell>
          <table:table-cell office:value-type="float" office:value="44.9866111111111" calcext:value-type="float">
            <text:p>44.9866111111</text:p>
          </table:table-cell>
          <table:table-cell office:value-type="float" office:value="99.9528888888889" calcext:value-type="float">
            <text:p>99.9528888889</text:p>
          </table:table-cell>
        </table:table-row>
        <table:table-row table:style-name="ro1">
          <table:table-cell office:value-type="string" calcext:value-type="string">
            <text:p>9D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GREGORY MUNI - FLYNN FLD</text:p>
          </table:table-cell>
          <table:table-cell office:value-type="float" office:value="43.2217777777778" calcext:value-type="float">
            <text:p>43.2217777778</text:p>
          </table:table-cell>
          <table:table-cell office:value-type="float" office:value="99.4034222222222" calcext:value-type="float">
            <text:p>99.4034222222</text:p>
          </table:table-cell>
        </table:table-row>
        <table:table-row table:style-name="ro1">
          <table:table-cell table:style-name="ce1" office:value-type="float" office:value="2000000" calcext:value-type="float">
            <text:p>2.00E+0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GROTON MUNI</text:p>
          </table:table-cell>
          <table:table-cell office:value-type="float" office:value="45.5345" calcext:value-type="float">
            <text:p>45.5345</text:p>
          </table:table-cell>
          <table:table-cell office:value-type="float" office:value="98.09525" calcext:value-type="float">
            <text:p>98.09525</text:p>
          </table:table-cell>
        </table:table-row>
        <table:table-row table:style-name="ro1">
          <table:table-cell office:value-type="string" calcext:value-type="string">
            <text:p>5T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ERREID MUNI</text:p>
          </table:table-cell>
          <table:table-cell office:value-type="float" office:value="45.8482916666667" calcext:value-type="float">
            <text:p>45.8482916667</text:p>
          </table:table-cell>
          <table:table-cell office:value-type="float" office:value="100.073977777778" calcext:value-type="float">
            <text:p>100.0739777778</text:p>
          </table:table-cell>
        </table:table-row>
        <table:table-row table:style-name="ro1">
          <table:table-cell office:value-type="string" calcext:value-type="string">
            <text:p>9D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IGHMORE MUNI</text:p>
          </table:table-cell>
          <table:table-cell office:value-type="float" office:value="44.5407666666667" calcext:value-type="float">
            <text:p>44.5407666667</text:p>
          </table:table-cell>
          <table:table-cell office:value-type="float" office:value="99.4510111111111" calcext:value-type="float">
            <text:p>99.4510111111</text:p>
          </table:table-cell>
        </table:table-row>
        <table:table-row table:style-name="ro1">
          <table:table-cell office:value-type="string" calcext:value-type="string">
            <text:p>HS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OT SPRINGS MUNI</text:p>
          </table:table-cell>
          <table:table-cell office:value-type="float" office:value="43.3683055555556" calcext:value-type="float">
            <text:p>43.3683055556</text:p>
          </table:table-cell>
          <table:table-cell office:value-type="float" office:value="103.388277777778" calcext:value-type="float">
            <text:p>103.3882777778</text:p>
          </table:table-cell>
        </table:table-row>
        <table:table-row table:style-name="ro1">
          <table:table-cell office:value-type="string" calcext:value-type="string">
            <text:p>9F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OVEN MUNI</text:p>
          </table:table-cell>
          <table:table-cell office:value-type="float" office:value="45.2575583333333" calcext:value-type="float">
            <text:p>45.2575583333</text:p>
          </table:table-cell>
          <table:table-cell office:value-type="float" office:value="99.7978388888889" calcext:value-type="float">
            <text:p>99.7978388889</text:p>
          </table:table-cell>
        </table:table-row>
        <table:table-row table:style-name="ro1">
          <table:table-cell office:value-type="string" calcext:value-type="string">
            <text:p>8D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OWARD MUNI</text:p>
          </table:table-cell>
          <table:table-cell office:value-type="float" office:value="44.0291388888889" calcext:value-type="float">
            <text:p>44.0291388889</text:p>
          </table:table-cell>
          <table:table-cell office:value-type="float" office:value="97.5378472222222" calcext:value-type="float">
            <text:p>97.5378472222</text:p>
          </table:table-cell>
        </table:table-row>
        <table:table-row table:style-name="ro1">
          <table:table-cell office:value-type="string" calcext:value-type="string">
            <text:p>HO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URON RGNL</text:p>
          </table:table-cell>
          <table:table-cell office:value-type="float" office:value="44.3851944444444" calcext:value-type="float">
            <text:p>44.3851944444</text:p>
          </table:table-cell>
          <table:table-cell office:value-type="float" office:value="98.2285555555556" calcext:value-type="float">
            <text:p>98.2285555556</text:p>
          </table:table-cell>
        </table:table-row>
        <table:table-row table:style-name="ro1">
          <table:table-cell office:value-type="string" calcext:value-type="string">
            <text:p>3Y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ISABEL MUNI</text:p>
          </table:table-cell>
          <table:table-cell office:value-type="float" office:value="45.3897111111111" calcext:value-type="float">
            <text:p>45.3897111111</text:p>
          </table:table-cell>
          <table:table-cell office:value-type="float" office:value="101.437572222222" calcext:value-type="float">
            <text:p>101.4375722222</text:p>
          </table:table-cell>
        </table:table-row>
        <table:table-row table:style-name="ro1">
          <table:table-cell office:value-type="string" calcext:value-type="string">
            <text:p>5V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KADOKA MUNI</text:p>
          </table:table-cell>
          <table:table-cell office:value-type="float" office:value="43.833325" calcext:value-type="float">
            <text:p>43.833325</text:p>
          </table:table-cell>
          <table:table-cell office:value-type="float" office:value="101.497086111111" calcext:value-type="float">
            <text:p>101.4970861111</text:p>
          </table:table-cell>
        </table:table-row>
        <table:table-row table:style-name="ro1">
          <table:table-cell office:value-type="string" calcext:value-type="string">
            <text:p>6A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KIMBALL MUNI</text:p>
          </table:table-cell>
          <table:table-cell office:value-type="float" office:value="43.7583305555556" calcext:value-type="float">
            <text:p>43.7583305556</text:p>
          </table:table-cell>
          <table:table-cell office:value-type="float" office:value="98.9781472222222" calcext:value-type="float">
            <text:p>98.9781472222</text:p>
          </table:table-cell>
        </table:table-row>
        <table:table-row table:style-name="ro1">
          <table:table-cell office:value-type="string" calcext:value-type="string">
            <text:p>8D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LAKE ANDES MUNI</text:p>
          </table:table-cell>
          <table:table-cell office:value-type="float" office:value="43.1480472222222" calcext:value-type="float">
            <text:p>43.1480472222</text:p>
          </table:table-cell>
          <table:table-cell office:value-type="float" office:value="98.5403583333333" calcext:value-type="float">
            <text:p>98.5403583333</text:p>
          </table:table-cell>
        </table:table-row>
        <table:table-row table:style-name="ro1">
          <table:table-cell office:value-type="string" calcext:value-type="string">
            <text:p>Y3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LAKE PRESTON MUNI</text:p>
          </table:table-cell>
          <table:table-cell office:value-type="float" office:value="44.357275" calcext:value-type="float">
            <text:p>44.357275</text:p>
          </table:table-cell>
          <table:table-cell office:value-type="float" office:value="97.3848027777778" calcext:value-type="float">
            <text:p>97.3848027778</text:p>
          </table:table-cell>
        </table:table-row>
        <table:table-row table:style-name="ro1">
          <table:table-cell office:value-type="string" calcext:value-type="string">
            <text:p>LE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LEMMON MUNI</text:p>
          </table:table-cell>
          <table:table-cell office:value-type="float" office:value="45.9183777777778" calcext:value-type="float">
            <text:p>45.9183777778</text:p>
          </table:table-cell>
          <table:table-cell office:value-type="float" office:value="102.105536111111" calcext:value-type="float">
            <text:p>102.1055361111</text:p>
          </table:table-cell>
        </table:table-row>
        <table:table-row table:style-name="ro1">
          <table:table-cell office:value-type="string" calcext:value-type="string">
            <text:p>MD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ADISON MUNI</text:p>
          </table:table-cell>
          <table:table-cell office:value-type="float" office:value="44.0164166666667" calcext:value-type="float">
            <text:p>44.0164166667</text:p>
          </table:table-cell>
          <table:table-cell office:value-type="float" office:value="97.0856111111111" calcext:value-type="float">
            <text:p>97.0856111111</text:p>
          </table:table-cell>
        </table:table-row>
        <table:table-row table:style-name="ro1">
          <table:table-cell office:value-type="string" calcext:value-type="string">
            <text:p>9V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ARTIN MUNI</text:p>
          </table:table-cell>
          <table:table-cell office:value-type="float" office:value="43.1656388888889" calcext:value-type="float">
            <text:p>43.1656388889</text:p>
          </table:table-cell>
          <table:table-cell office:value-type="float" office:value="101.712694444444" calcext:value-type="float">
            <text:p>101.7126944444</text:p>
          </table:table-cell>
        </table:table-row>
        <table:table-row table:style-name="ro1">
          <table:table-cell office:value-type="string" calcext:value-type="string">
            <text:p>5P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C LAUGHLIN MUNI</text:p>
          </table:table-cell>
          <table:table-cell office:value-type="float" office:value="45.7968083333333" calcext:value-type="float">
            <text:p>45.7968083333</text:p>
          </table:table-cell>
          <table:table-cell office:value-type="float" office:value="100.78425" calcext:value-type="float">
            <text:p>100.78425</text:p>
          </table:table-cell>
        </table:table-row>
        <table:table-row table:style-name="ro1">
          <table:table-cell office:value-type="string" calcext:value-type="string">
            <text:p>1D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ILBANK MUNI</text:p>
          </table:table-cell>
          <table:table-cell office:value-type="float" office:value="45.2305" calcext:value-type="float">
            <text:p>45.2305</text:p>
          </table:table-cell>
          <table:table-cell office:value-type="float" office:value="96.5660833333333" calcext:value-type="float">
            <text:p>96.5660833333</text:p>
          </table:table-cell>
        </table:table-row>
        <table:table-row table:style-name="ro1">
          <table:table-cell office:value-type="string" calcext:value-type="string">
            <text:p>MK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ILLER MUNI</text:p>
          </table:table-cell>
          <table:table-cell office:value-type="float" office:value="44.5252388888889" calcext:value-type="float">
            <text:p>44.5252388889</text:p>
          </table:table-cell>
          <table:table-cell office:value-type="float" office:value="98.9580777777778" calcext:value-type="float">
            <text:p>98.9580777778</text:p>
          </table:table-cell>
        </table:table-row>
        <table:table-row table:style-name="ro1">
          <table:table-cell office:value-type="string" calcext:value-type="string">
            <text:p>MH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ITCHELL MUNI</text:p>
          </table:table-cell>
          <table:table-cell office:value-type="float" office:value="43.7748333333333" calcext:value-type="float">
            <text:p>43.7748333333</text:p>
          </table:table-cell>
          <table:table-cell office:value-type="float" office:value="98.0386111111111" calcext:value-type="float">
            <text:p>98.0386111111</text:p>
          </table:table-cell>
        </table:table-row>
        <table:table-row table:style-name="ro1">
          <table:table-cell office:value-type="string" calcext:value-type="string">
            <text:p>MB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OBRIDGE MUNI</text:p>
          </table:table-cell>
          <table:table-cell office:value-type="float" office:value="45.5462777777778" calcext:value-type="float">
            <text:p>45.5462777778</text:p>
          </table:table-cell>
          <table:table-cell office:value-type="float" office:value="100.406277777778" calcext:value-type="float">
            <text:p>100.4062777778</text:p>
          </table:table-cell>
        </table:table-row>
        <table:table-row table:style-name="ro1">
          <table:table-cell office:value-type="string" calcext:value-type="string">
            <text:p>8F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URDO MUNI</text:p>
          </table:table-cell>
          <table:table-cell office:value-type="float" office:value="43.8521388888889" calcext:value-type="float">
            <text:p>43.8521388889</text:p>
          </table:table-cell>
          <table:table-cell office:value-type="float" office:value="100.712805555556" calcext:value-type="float">
            <text:p>100.7128055556</text:p>
          </table:table-cell>
        </table:table-row>
        <table:table-row table:style-name="ro1">
          <table:table-cell office:value-type="string" calcext:value-type="string">
            <text:p>7K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GRAHAM FIELD</text:p>
          </table:table-cell>
          <table:table-cell office:value-type="float" office:value="42.5395" calcext:value-type="float">
            <text:p>42.5395</text:p>
          </table:table-cell>
          <table:table-cell office:value-type="float" office:value="96.4847777777778" calcext:value-type="float">
            <text:p>96.4847777778</text:p>
          </table:table-cell>
        </table:table-row>
        <table:table-row table:style-name="ro1">
          <table:table-cell office:value-type="string" calcext:value-type="string">
            <text:p>98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ONIDA MUNI</text:p>
          </table:table-cell>
          <table:table-cell office:value-type="float" office:value="44.7005" calcext:value-type="float">
            <text:p>44.7005</text:p>
          </table:table-cell>
          <table:table-cell office:value-type="float" office:value="100.101416666667" calcext:value-type="float">
            <text:p>100.1014166667</text:p>
          </table:table-cell>
        </table:table-row>
        <table:table-row table:style-name="ro1">
          <table:table-cell office:value-type="string" calcext:value-type="string">
            <text:p>8V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ARKSTON MUNI</text:p>
          </table:table-cell>
          <table:table-cell office:value-type="float" office:value="43.3774083333333" calcext:value-type="float">
            <text:p>43.3774083333</text:p>
          </table:table-cell>
          <table:table-cell office:value-type="float" office:value="97.9897083333333" calcext:value-type="float">
            <text:p>97.9897083333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HILIP</text:p>
          </table:table-cell>
          <table:table-cell office:value-type="float" office:value="44.0487305555556" calcext:value-type="float">
            <text:p>44.0487305556</text:p>
          </table:table-cell>
          <table:table-cell office:value-type="float" office:value="101.598838888889" calcext:value-type="float">
            <text:p>101.5988388889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IERRE RGNL</text:p>
          </table:table-cell>
          <table:table-cell office:value-type="float" office:value="44.3826944444445" calcext:value-type="float">
            <text:p>44.3826944444</text:p>
          </table:table-cell>
          <table:table-cell office:value-type="float" office:value="100.285972222222" calcext:value-type="float">
            <text:p>100.2859722222</text:p>
          </table:table-cell>
        </table:table-row>
        <table:table-row table:style-name="ro1">
          <table:table-cell office:value-type="string" calcext:value-type="string">
            <text:p>IE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INE RIDGE</text:p>
          </table:table-cell>
          <table:table-cell office:value-type="float" office:value="43.0212722222222" calcext:value-type="float">
            <text:p>43.0212722222</text:p>
          </table:table-cell>
          <table:table-cell office:value-type="float" office:value="102.506605555556" calcext:value-type="float">
            <text:p>102.5066055556</text:p>
          </table:table-cell>
        </table:table-row>
        <table:table-row table:style-name="ro1">
          <table:table-cell office:value-type="string" calcext:value-type="string">
            <text:p>1D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LATTE MUNI</text:p>
          </table:table-cell>
          <table:table-cell office:value-type="float" office:value="43.4047138888889" calcext:value-type="float">
            <text:p>43.4047138889</text:p>
          </table:table-cell>
          <table:table-cell office:value-type="float" office:value="98.8304888888889" calcext:value-type="float">
            <text:p>98.8304888889</text:p>
          </table:table-cell>
        </table:table-row>
        <table:table-row table:style-name="ro1">
          <table:table-cell office:value-type="string" calcext:value-type="string">
            <text:p>5P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RESHO MUNI</text:p>
          </table:table-cell>
          <table:table-cell office:value-type="float" office:value="43.9063777777778" calcext:value-type="float">
            <text:p>43.9063777778</text:p>
          </table:table-cell>
          <table:table-cell office:value-type="float" office:value="100.037066666667" calcext:value-type="float">
            <text:p>100.0370666667</text:p>
          </table:table-cell>
        </table:table-row>
        <table:table-row table:style-name="ro1">
          <table:table-cell office:value-type="string" calcext:value-type="string">
            <text:p>RAP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RAPID CITY RGNL</text:p>
          </table:table-cell>
          <table:table-cell office:value-type="float" office:value="44.0453333333333" calcext:value-type="float">
            <text:p>44.0453333333</text:p>
          </table:table-cell>
          <table:table-cell office:value-type="float" office:value="103.057361111111" calcext:value-type="float">
            <text:p>103.0573611111</text:p>
          </table:table-cell>
        </table:table-row>
        <table:table-row table:style-name="ro1">
          <table:table-cell office:value-type="string" calcext:value-type="string">
            <text:p>1D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REDFIELD MUNI</text:p>
          </table:table-cell>
          <table:table-cell office:value-type="float" office:value="44.862475" calcext:value-type="float">
            <text:p>44.862475</text:p>
          </table:table-cell>
          <table:table-cell office:value-type="float" office:value="98.5295388888889" calcext:value-type="float">
            <text:p>98.5295388889</text:p>
          </table:table-cell>
        </table:table-row>
        <table:table-row table:style-name="ro1">
          <table:table-cell office:value-type="string" calcext:value-type="string">
            <text:p>SUO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ROSEBUD SIOUX TRIBAL</text:p>
          </table:table-cell>
          <table:table-cell office:value-type="float" office:value="43.2584722222222" calcext:value-type="float">
            <text:p>43.2584722222</text:p>
          </table:table-cell>
          <table:table-cell office:value-type="float" office:value="100.8595" calcext:value-type="float">
            <text:p>100.8595</text:p>
          </table:table-cell>
        </table:table-row>
        <table:table-row table:style-name="ro1">
          <table:table-cell office:value-type="string" calcext:value-type="string">
            <text:p>FS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JOE FOSS FIELD</text:p>
          </table:table-cell>
          <table:table-cell office:value-type="float" office:value="43.5820111111111" calcext:value-type="float">
            <text:p>43.5820111111</text:p>
          </table:table-cell>
          <table:table-cell office:value-type="float" office:value="96.7419111111111" calcext:value-type="float">
            <text:p>96.7419111111</text:p>
          </table:table-cell>
        </table:table-row>
        <table:table-row table:style-name="ro1">
          <table:table-cell office:value-type="string" calcext:value-type="string">
            <text:p>8D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SISSETON MUNI</text:p>
          </table:table-cell>
          <table:table-cell office:value-type="float" office:value="45.669525" calcext:value-type="float">
            <text:p>45.669525</text:p>
          </table:table-cell>
          <table:table-cell office:value-type="float" office:value="96.9935833333333" calcext:value-type="float">
            <text:p>96.9935833333</text:p>
          </table:table-cell>
        </table:table-row>
        <table:table-row table:style-name="ro1">
          <table:table-cell office:value-type="string" calcext:value-type="string">
            <text:p>SPF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LACK HILLS-CLYDE ICE FIELD</text:p>
          </table:table-cell>
          <table:table-cell office:value-type="float" office:value="44.4810555555556" calcext:value-type="float">
            <text:p>44.4810555556</text:p>
          </table:table-cell>
          <table:table-cell office:value-type="float" office:value="103.786" calcext:value-type="float">
            <text:p>103.786</text:p>
          </table:table-cell>
        </table:table-row>
        <table:table-row table:style-name="ro1">
          <table:table-cell office:value-type="string" calcext:value-type="string">
            <text:p>Y0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SPRINGFIELD MUNI</text:p>
          </table:table-cell>
          <table:table-cell office:value-type="float" office:value="42.8811194444444" calcext:value-type="float">
            <text:p>42.8811194444</text:p>
          </table:table-cell>
          <table:table-cell office:value-type="float" office:value="97.901625" calcext:value-type="float">
            <text:p>97.901625</text:p>
          </table:table-cell>
        </table:table-row>
        <table:table-row table:style-name="ro1">
          <table:table-cell office:value-type="string" calcext:value-type="string">
            <text:p>49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STURGIS MUNI</text:p>
          </table:table-cell>
          <table:table-cell office:value-type="float" office:value="44.418675" calcext:value-type="float">
            <text:p>44.418675</text:p>
          </table:table-cell>
          <table:table-cell office:value-type="float" office:value="103.377722222222" calcext:value-type="float">
            <text:p>103.3777222222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ARV SKIE-LINCOLN COUNTY</text:p>
          </table:table-cell>
          <table:table-cell office:value-type="float" office:value="43.4549027777778" calcext:value-type="float">
            <text:p>43.4549027778</text:p>
          </table:table-cell>
          <table:table-cell office:value-type="float" office:value="96.8013138888889" calcext:value-type="float">
            <text:p>96.8013138889</text:p>
          </table:table-cell>
        </table:table-row>
        <table:table-row table:style-name="ro1">
          <table:table-cell office:value-type="string" calcext:value-type="string">
            <text:p>D58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TIMBER LAKE MUNI</text:p>
          </table:table-cell>
          <table:table-cell office:value-type="float" office:value="45.4149861111111" calcext:value-type="float">
            <text:p>45.4149861111</text:p>
          </table:table-cell>
          <table:table-cell office:value-type="float" office:value="101.0832" calcext:value-type="float">
            <text:p>101.0832</text:p>
          </table:table-cell>
        </table:table-row>
        <table:table-row table:style-name="ro1">
          <table:table-cell office:value-type="string" calcext:value-type="string">
            <text:p>VM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AROLD DAVIDSON FIELD</text:p>
          </table:table-cell>
          <table:table-cell office:value-type="float" office:value="42.7652777777778" calcext:value-type="float">
            <text:p>42.7652777778</text:p>
          </table:table-cell>
          <table:table-cell office:value-type="float" office:value="96.93425" calcext:value-type="float">
            <text:p>96.93425</text:p>
          </table:table-cell>
        </table:table-row>
        <table:table-row table:style-name="ro1">
          <table:table-cell office:value-type="string" calcext:value-type="string">
            <text:p>AGZ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AGNER MUNI</text:p>
          </table:table-cell>
          <table:table-cell office:value-type="float" office:value="43.0641638888889" calcext:value-type="float">
            <text:p>43.0641638889</text:p>
          </table:table-cell>
          <table:table-cell office:value-type="float" office:value="98.2963805555556" calcext:value-type="float">
            <text:p>98.2963805556</text:p>
          </table:table-cell>
        </table:table-row>
        <table:table-row table:style-name="ro1">
          <table:table-cell office:value-type="string" calcext:value-type="string">
            <text:p>6V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ALL MUNI</text:p>
          </table:table-cell>
          <table:table-cell office:value-type="float" office:value="43.9994944444444" calcext:value-type="float">
            <text:p>43.9994944444</text:p>
          </table:table-cell>
          <table:table-cell office:value-type="float" office:value="102.254605555556" calcext:value-type="float">
            <text:p>102.2546055556</text:p>
          </table:table-cell>
        </table:table-row>
        <table:table-row table:style-name="ro1">
          <table:table-cell office:value-type="string" calcext:value-type="string">
            <text:p>AT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ATERTOWN RGNL</text:p>
          </table:table-cell>
          <table:table-cell office:value-type="float" office:value="44.9139722222222" calcext:value-type="float">
            <text:p>44.9139722222</text:p>
          </table:table-cell>
          <table:table-cell office:value-type="float" office:value="97.1547222222222" calcext:value-type="float">
            <text:p>97.1547222222</text:p>
          </table:table-cell>
        </table:table-row>
        <table:table-row table:style-name="ro1">
          <table:table-cell office:value-type="string" calcext:value-type="string">
            <text:p>1D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THE SIGURD ANDERSON</text:p>
          </table:table-cell>
          <table:table-cell office:value-type="float" office:value="45.2931111111111" calcext:value-type="float">
            <text:p>45.2931111111</text:p>
          </table:table-cell>
          <table:table-cell office:value-type="float" office:value="97.5136111111111" calcext:value-type="float">
            <text:p>97.5136111111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ESSINGTON SPRINGS</text:p>
          </table:table-cell>
          <table:table-cell office:value-type="float" office:value="44.0618888888889" calcext:value-type="float">
            <text:p>44.0618888889</text:p>
          </table:table-cell>
          <table:table-cell office:value-type="float" office:value="98.5321944444445" calcext:value-type="float">
            <text:p>98.5321944444</text:p>
          </table:table-cell>
        </table:table-row>
        <table:table-row table:style-name="ro1">
          <table:table-cell office:value-type="string" calcext:value-type="string">
            <text:p>7Q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HITE RIVER MUNI</text:p>
          </table:table-cell>
          <table:table-cell office:value-type="float" office:value="43.5616638888889" calcext:value-type="float">
            <text:p>43.5616638889</text:p>
          </table:table-cell>
          <table:table-cell office:value-type="float" office:value="100.741805555556" calcext:value-type="float">
            <text:p>100.7418055556</text:p>
          </table:table-cell>
        </table:table-row>
        <table:table-row table:style-name="ro1">
          <table:table-cell office:value-type="string" calcext:value-type="string">
            <text:p>IC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INNER RGNL</text:p>
          </table:table-cell>
          <table:table-cell office:value-type="float" office:value="43.3894722222222" calcext:value-type="float">
            <text:p>43.3894722222</text:p>
          </table:table-cell>
          <table:table-cell office:value-type="float" office:value="99.8412222222222" calcext:value-type="float">
            <text:p>99.8412222222</text:p>
          </table:table-cell>
        </table:table-row>
        <table:table-row table:style-name="ro1">
          <table:table-cell office:value-type="string" calcext:value-type="string">
            <text:p>YK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HAN GURNEY MUNI</text:p>
          </table:table-cell>
          <table:table-cell office:value-type="float" office:value="42.9166944444444" calcext:value-type="float">
            <text:p>42.9166944444</text:p>
          </table:table-cell>
          <table:table-cell office:value-type="float" office:value="97.3859444444445" calcext:value-type="float">
            <text:p>97.3859444444</text:p>
          </table:table-cell>
        </table:table-row>
        <table:table-row table:style-name="ro1">
          <table:table-cell office:value-type="string" calcext:value-type="string">
            <text:p>54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LBANY</text:p>
          </table:table-cell>
          <table:table-cell office:value-type="float" office:value="42.7173861111111" calcext:value-type="float">
            <text:p>42.7173861111</text:p>
          </table:table-cell>
          <table:table-cell office:value-type="float" office:value="89.4241833333333" calcext:value-type="float">
            <text:p>89.4241833333</text:p>
          </table:table-cell>
        </table:table-row>
        <table:table-row table:style-name="ro1">
          <table:table-cell office:value-type="string" calcext:value-type="string">
            <text:p>AH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MERY MUNI</text:p>
          </table:table-cell>
          <table:table-cell office:value-type="float" office:value="45.2811472222222" calcext:value-type="float">
            <text:p>45.2811472222</text:p>
          </table:table-cell>
          <table:table-cell office:value-type="float" office:value="92.3753916666667" calcext:value-type="float">
            <text:p>92.3753916667</text:p>
          </table:table-cell>
        </table:table-row>
        <table:table-row table:style-name="ro1">
          <table:table-cell office:value-type="string" calcext:value-type="string">
            <text:p>AI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NGLADE COUNTY</text:p>
          </table:table-cell>
          <table:table-cell office:value-type="float" office:value="45.1539472222222" calcext:value-type="float">
            <text:p>45.1539472222</text:p>
          </table:table-cell>
          <table:table-cell office:value-type="float" office:value="89.1106166666667" calcext:value-type="float">
            <text:p>89.1106166667</text:p>
          </table:table-cell>
        </table:table-row>
        <table:table-row table:style-name="ro1">
          <table:table-cell office:value-type="string" calcext:value-type="string">
            <text:p>AT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PPLETON INTL</text:p>
          </table:table-cell>
          <table:table-cell office:value-type="float" office:value="44.2580833333333" calcext:value-type="float">
            <text:p>44.2580833333</text:p>
          </table:table-cell>
          <table:table-cell office:value-type="float" office:value="88.5190833333333" calcext:value-type="float">
            <text:p>88.5190833333</text:p>
          </table:table-cell>
        </table:table-row>
        <table:table-row table:style-name="ro1">
          <table:table-cell office:value-type="string" calcext:value-type="string">
            <text:p>AS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JOHN F KENNEDY MEMORIAL</text:p>
          </table:table-cell>
          <table:table-cell office:value-type="float" office:value="46.5485277777778" calcext:value-type="float">
            <text:p>46.5485277778</text:p>
          </table:table-cell>
          <table:table-cell office:value-type="float" office:value="90.9189722222222" calcext:value-type="float">
            <text:p>90.9189722222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ARABOO WISCONSIN DELLS</text:p>
          </table:table-cell>
          <table:table-cell office:value-type="float" office:value="43.5220277777778" calcext:value-type="float">
            <text:p>43.5220277778</text:p>
          </table:table-cell>
          <table:table-cell office:value-type="float" office:value="89.77125" calcext:value-type="float">
            <text:p>89.77125</text:p>
          </table:table-cell>
        </table:table-row>
        <table:table-row table:style-name="ro1">
          <table:table-cell office:value-type="string" calcext:value-type="string">
            <text:p>9Y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ARRON MUNI</text:p>
          </table:table-cell>
          <table:table-cell office:value-type="float" office:value="45.4074555555556" calcext:value-type="float">
            <text:p>45.4074555556</text:p>
          </table:table-cell>
          <table:table-cell office:value-type="float" office:value="91.8343388888889" calcext:value-type="float">
            <text:p>91.8343388889</text:p>
          </table:table-cell>
        </table:table-row>
        <table:table-row table:style-name="ro1">
          <table:table-cell office:value-type="string" calcext:value-type="string">
            <text:p>44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ELOIT</text:p>
          </table:table-cell>
          <table:table-cell office:value-type="float" office:value="42.4977777777778" calcext:value-type="float">
            <text:p>42.4977777778</text:p>
          </table:table-cell>
          <table:table-cell office:value-type="float" office:value="88.9676111111111" calcext:value-type="float">
            <text:p>88.9676111111</text:p>
          </table:table-cell>
        </table:table-row>
        <table:table-row table:style-name="ro1">
          <table:table-cell office:value-type="string" calcext:value-type="string">
            <text:p>BCK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LACK RIVER FALLS AREA</text:p>
          </table:table-cell>
          <table:table-cell office:value-type="float" office:value="44.2507361111111" calcext:value-type="float">
            <text:p>44.2507361111</text:p>
          </table:table-cell>
          <table:table-cell office:value-type="float" office:value="90.8552777777778" calcext:value-type="float">
            <text:p>90.8552777778</text:p>
          </table:table-cell>
        </table:table-row>
        <table:table-row table:style-name="ro1">
          <table:table-cell office:value-type="string" calcext:value-type="string">
            <text:p>OV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OSCOBEL</text:p>
          </table:table-cell>
          <table:table-cell office:value-type="float" office:value="43.16085" calcext:value-type="float">
            <text:p>43.16085</text:p>
          </table:table-cell>
          <table:table-cell office:value-type="float" office:value="90.6737194444444" calcext:value-type="float">
            <text:p>90.6737194444</text:p>
          </table:table-cell>
        </table:table-row>
        <table:table-row table:style-name="ro1">
          <table:table-cell office:value-type="string" calcext:value-type="string">
            <text:p>BDJ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OULDER JUNCTION PAYZER</text:p>
          </table:table-cell>
          <table:table-cell office:value-type="float" office:value="46.1374472222222" calcext:value-type="float">
            <text:p>46.1374472222</text:p>
          </table:table-cell>
          <table:table-cell office:value-type="float" office:value="89.6459833333333" calcext:value-type="float">
            <text:p>89.6459833333</text:p>
          </table:table-cell>
        </table:table-row>
        <table:table-row table:style-name="ro1">
          <table:table-cell office:value-type="string" calcext:value-type="string">
            <text:p>3T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OYCEVILLE MUNI</text:p>
          </table:table-cell>
          <table:table-cell office:value-type="float" office:value="45.0439527777778" calcext:value-type="float">
            <text:p>45.0439527778</text:p>
          </table:table-cell>
          <table:table-cell office:value-type="float" office:value="92.0213277777778" calcext:value-type="float">
            <text:p>92.0213277778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RODHEAD</text:p>
          </table:table-cell>
          <table:table-cell office:value-type="float" office:value="42.591675" calcext:value-type="float">
            <text:p>42.591675</text:p>
          </table:table-cell>
          <table:table-cell office:value-type="float" office:value="89.3751138888889" calcext:value-type="float">
            <text:p>89.3751138889</text:p>
          </table:table-cell>
        </table:table-row>
        <table:table-row table:style-name="ro1">
          <table:table-cell office:value-type="string" calcext:value-type="string">
            <text:p>02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APITOL</text:p>
          </table:table-cell>
          <table:table-cell office:value-type="float" office:value="43.0902222222222" calcext:value-type="float">
            <text:p>43.0902222222</text:p>
          </table:table-cell>
          <table:table-cell office:value-type="float" office:value="88.1781583333333" calcext:value-type="float">
            <text:p>88.1781583333</text:p>
          </table:table-cell>
        </table:table-row>
        <table:table-row table:style-name="ro1">
          <table:table-cell office:value-type="string" calcext:value-type="string">
            <text:p>BUU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URLINGTON MUNI</text:p>
          </table:table-cell>
          <table:table-cell office:value-type="float" office:value="42.6907166666667" calcext:value-type="float">
            <text:p>42.6907166667</text:p>
          </table:table-cell>
          <table:table-cell office:value-type="float" office:value="88.3046805555555" calcext:value-type="float">
            <text:p>88.3046805556</text:p>
          </table:table-cell>
        </table:table-row>
        <table:table-row table:style-name="ro1">
          <table:table-cell office:value-type="string" calcext:value-type="string">
            <text:p>3CU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ABLE UNION</text:p>
          </table:table-cell>
          <table:table-cell office:value-type="float" office:value="46.195125" calcext:value-type="float">
            <text:p>46.195125</text:p>
          </table:table-cell>
          <table:table-cell office:value-type="float" office:value="91.2482416666667" calcext:value-type="float">
            <text:p>91.2482416667</text:p>
          </table:table-cell>
        </table:table-row>
        <table:table-row table:style-name="ro1">
          <table:table-cell office:value-type="string" calcext:value-type="string">
            <text:p>49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AMP LAKE</text:p>
          </table:table-cell>
          <table:table-cell office:value-type="float" office:value="42.53335" calcext:value-type="float">
            <text:p>42.53335</text:p>
          </table:table-cell>
          <table:table-cell office:value-type="float" office:value="88.1584194444445" calcext:value-type="float">
            <text:p>88.1584194444</text:p>
          </table:table-cell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ASSVILLE MUNI</text:p>
          </table:table-cell>
          <table:table-cell office:value-type="float" office:value="42.7042694444445" calcext:value-type="float">
            <text:p>42.7042694444</text:p>
          </table:table-cell>
          <table:table-cell office:value-type="float" office:value="90.9661055555556" calcext:value-type="float">
            <text:p>90.9661055556</text:p>
          </table:table-cell>
        </table:table-row>
        <table:table-row table:style-name="ro1">
          <table:table-cell office:value-type="string" calcext:value-type="string">
            <text:p>Y2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HETEK MUNI-SOUTHWORTH</text:p>
          </table:table-cell>
          <table:table-cell office:value-type="float" office:value="45.3064861111111" calcext:value-type="float">
            <text:p>45.3064861111</text:p>
          </table:table-cell>
          <table:table-cell office:value-type="float" office:value="91.6368222222222" calcext:value-type="float">
            <text:p>91.6368222222</text:p>
          </table:table-cell>
        </table:table-row>
        <table:table-row table:style-name="ro1">
          <table:table-cell office:value-type="string" calcext:value-type="string">
            <text:p>11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LYING FEATHERS</text:p>
          </table:table-cell>
          <table:table-cell office:value-type="float" office:value="44.0611833333333" calcext:value-type="float">
            <text:p>44.0611833333</text:p>
          </table:table-cell>
          <table:table-cell office:value-type="float" office:value="88.1949333333333" calcext:value-type="float">
            <text:p>88.1949333333</text:p>
          </table:table-cell>
        </table:table-row>
        <table:table-row table:style-name="ro1">
          <table:table-cell office:value-type="string" calcext:value-type="string">
            <text:p>CL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LINTONVILLE MUNI</text:p>
          </table:table-cell>
          <table:table-cell office:value-type="float" office:value="44.6132777777778" calcext:value-type="float">
            <text:p>44.6132777778</text:p>
          </table:table-cell>
          <table:table-cell office:value-type="float" office:value="88.7306972222222" calcext:value-type="float">
            <text:p>88.7306972222</text:p>
          </table:table-cell>
        </table:table-row>
        <table:table-row table:style-name="ro1">
          <table:table-cell office:value-type="string" calcext:value-type="string">
            <text:p>Y5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RANDON/STEVE CONWAY MUNI</text:p>
          </table:table-cell>
          <table:table-cell office:value-type="float" office:value="45.5226472222222" calcext:value-type="float">
            <text:p>45.5226472222</text:p>
          </table:table-cell>
          <table:table-cell office:value-type="float" office:value="88.9284361111111" calcext:value-type="float">
            <text:p>88.9284361111</text:p>
          </table:table-cell>
        </table:table-row>
        <table:table-row table:style-name="ro1">
          <table:table-cell office:value-type="string" calcext:value-type="string">
            <text:p>3D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RIVITZ MUNI</text:p>
          </table:table-cell>
          <table:table-cell office:value-type="float" office:value="45.2143888888889" calcext:value-type="float">
            <text:p>45.2143888889</text:p>
          </table:table-cell>
          <table:table-cell office:value-type="float" office:value="88.0737777777778" calcext:value-type="float">
            <text:p>88.0737777778</text:p>
          </table:table-cell>
        </table:table-row>
        <table:table-row table:style-name="ro1">
          <table:table-cell office:value-type="string" calcext:value-type="string">
            <text:p>UB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UMBERLAND MUNI</text:p>
          </table:table-cell>
          <table:table-cell office:value-type="float" office:value="45.5060972222222" calcext:value-type="float">
            <text:p>45.5060972222</text:p>
          </table:table-cell>
          <table:table-cell office:value-type="float" office:value="91.9808" calcext:value-type="float">
            <text:p>91.9808</text:p>
          </table:table-cell>
        </table:table-row>
        <table:table-row table:style-name="ro1">
          <table:table-cell office:value-type="string" calcext:value-type="string">
            <text:p>WN2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ILVER LAKE</text:p>
          </table:table-cell>
          <table:table-cell office:value-type="float" office:value="45.5844444444444" calcext:value-type="float">
            <text:p>45.5844444444</text:p>
          </table:table-cell>
          <table:table-cell office:value-type="float" office:value="91.9258333333334" calcext:value-type="float">
            <text:p>91.9258333333</text:p>
          </table:table-cell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KE LAWN</text:p>
          </table:table-cell>
          <table:table-cell office:value-type="float" office:value="42.634125" calcext:value-type="float">
            <text:p>42.634125</text:p>
          </table:table-cell>
          <table:table-cell office:value-type="float" office:value="88.6011277777778" calcext:value-type="float">
            <text:p>88.6011277778</text:p>
          </table:table-cell>
        </table:table-row>
        <table:table-row table:style-name="ro1">
          <table:table-cell office:value-type="string" calcext:value-type="string">
            <text:p>5G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AU CLAIRE LAKES</text:p>
          </table:table-cell>
          <table:table-cell office:value-type="float" office:value="46.3483888888889" calcext:value-type="float">
            <text:p>46.3483888889</text:p>
          </table:table-cell>
          <table:table-cell office:value-type="float" office:value="91.4965" calcext:value-type="float">
            <text:p>91.4965</text:p>
          </table:table-cell>
        </table:table-row>
        <table:table-row table:style-name="ro1">
          <table:table-cell office:value-type="string" calcext:value-type="string">
            <text:p>EG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AGLE RIVER UNION</text:p>
          </table:table-cell>
          <table:table-cell office:value-type="float" office:value="45.9323333333333" calcext:value-type="float">
            <text:p>45.9323333333</text:p>
          </table:table-cell>
          <table:table-cell office:value-type="float" office:value="89.2682777777778" calcext:value-type="float">
            <text:p>89.2682777778</text:p>
          </table:table-cell>
        </table:table-row>
        <table:table-row table:style-name="ro1">
          <table:table-cell office:value-type="string" calcext:value-type="string">
            <text:p>57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AST TROY MUNI</text:p>
          </table:table-cell>
          <table:table-cell office:value-type="float" office:value="42.7971666666667" calcext:value-type="float">
            <text:p>42.7971666667</text:p>
          </table:table-cell>
          <table:table-cell office:value-type="float" office:value="88.3726111111111" calcext:value-type="float">
            <text:p>88.3726111111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HIPPEWA VALLEY RGNL</text:p>
          </table:table-cell>
          <table:table-cell office:value-type="float" office:value="44.8658055555556" calcext:value-type="float">
            <text:p>44.8658055556</text:p>
          </table:table-cell>
          <table:table-cell office:value-type="float" office:value="91.48425" calcext:value-type="float">
            <text:p>91.48425</text:p>
          </table:table-cell>
        </table:table-row>
        <table:table-row table:style-name="ro1">
          <table:table-cell office:value-type="string" calcext:value-type="string">
            <text:p>58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JANA</text:p>
          </table:table-cell>
          <table:table-cell office:value-type="float" office:value="42.8727805555556" calcext:value-type="float">
            <text:p>42.8727805556</text:p>
          </table:table-cell>
          <table:table-cell office:value-type="float" office:value="89.0756666666667" calcext:value-type="float">
            <text:p>89.0756666667</text:p>
          </table:table-cell>
        </table:table-row>
        <table:table-row table:style-name="ro1">
          <table:table-cell office:value-type="string" calcext:value-type="string">
            <text:p>60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LROY MUNI</text:p>
          </table:table-cell>
          <table:table-cell office:value-type="float" office:value="43.7063611111111" calcext:value-type="float">
            <text:p>43.7063611111</text:p>
          </table:table-cell>
          <table:table-cell office:value-type="float" office:value="90.2576277777778" calcext:value-type="float">
            <text:p>90.2576277778</text:p>
          </table:table-cell>
        </table:table-row>
        <table:table-row table:style-name="ro1">
          <table:table-cell office:value-type="string" calcext:value-type="string">
            <text:p>3D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PHRAIM-GIBRALTAR</text:p>
          </table:table-cell>
          <table:table-cell office:value-type="float" office:value="45.1357055555556" calcext:value-type="float">
            <text:p>45.1357055556</text:p>
          </table:table-cell>
          <table:table-cell office:value-type="float" office:value="87.1881277777778" calcext:value-type="float">
            <text:p>87.1881277778</text:p>
          </table:table-cell>
        </table:table-row>
        <table:table-row table:style-name="ro1">
          <table:table-cell office:value-type="string" calcext:value-type="string">
            <text:p>FL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OND DU LAC COUNTY</text:p>
          </table:table-cell>
          <table:table-cell office:value-type="float" office:value="43.7711666666667" calcext:value-type="float">
            <text:p>43.7711666667</text:p>
          </table:table-cell>
          <table:table-cell office:value-type="float" office:value="88.4884166666667" calcext:value-type="float">
            <text:p>88.4884166667</text:p>
          </table:table-cell>
        </table:table-row>
        <table:table-row table:style-name="ro1">
          <table:table-cell office:value-type="string" calcext:value-type="string">
            <text:p>61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ORT ATKINSON MUNI</text:p>
          </table:table-cell>
          <table:table-cell office:value-type="float" office:value="42.9632027777778" calcext:value-type="float">
            <text:p>42.9632027778</text:p>
          </table:table-cell>
          <table:table-cell office:value-type="float" office:value="88.8176277777778" calcext:value-type="float">
            <text:p>88.8176277778</text:p>
          </table:table-cell>
        </table:table-row>
        <table:table-row table:style-name="ro1">
          <table:table-cell office:value-type="string" calcext:value-type="string">
            <text:p>62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INDY GUNTLY MEMORIAL</text:p>
          </table:table-cell>
          <table:table-cell office:value-type="float" office:value="42.8109388888889" calcext:value-type="float">
            <text:p>42.8109388889</text:p>
          </table:table-cell>
          <table:table-cell office:value-type="float" office:value="88.0940361111111" calcext:value-type="float">
            <text:p>88.0940361111</text:p>
          </table:table-cell>
        </table:table-row>
        <table:table-row table:style-name="ro1">
          <table:table-cell office:value-type="string" calcext:value-type="string">
            <text:p>63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DAMS COUNTY LEGION FIELD</text:p>
          </table:table-cell>
          <table:table-cell office:value-type="float" office:value="43.9605861111111" calcext:value-type="float">
            <text:p>43.9605861111</text:p>
          </table:table-cell>
          <table:table-cell office:value-type="float" office:value="89.7886444444444" calcext:value-type="float">
            <text:p>89.7886444444</text:p>
          </table:table-cell>
        </table:table-row>
        <table:table-row table:style-name="ro1">
          <table:table-cell office:value-type="string" calcext:value-type="string">
            <text:p>GT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RANTSBURG MUNI</text:p>
          </table:table-cell>
          <table:table-cell office:value-type="float" office:value="45.7983777777778" calcext:value-type="float">
            <text:p>45.7983777778</text:p>
          </table:table-cell>
          <table:table-cell office:value-type="float" office:value="92.6643305555556" calcext:value-type="float">
            <text:p>92.6643305556</text:p>
          </table:table-cell>
        </table:table-row>
        <table:table-row table:style-name="ro1">
          <table:table-cell office:value-type="string" calcext:value-type="string">
            <text:p>GR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REEN BAY-AUSTIN STRAUBEL INTL</text:p>
          </table:table-cell>
          <table:table-cell office:value-type="float" office:value="44.4846388888889" calcext:value-type="float">
            <text:p>44.4846388889</text:p>
          </table:table-cell>
          <table:table-cell office:value-type="float" office:value="88.1297222222222" calcext:value-type="float">
            <text:p>88.1297222222</text:p>
          </table:table-cell>
        </table:table-row>
        <table:table-row table:style-name="ro1">
          <table:table-cell office:value-type="string" calcext:value-type="string">
            <text:p>HXF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HARTFORD MUNI</text:p>
          </table:table-cell>
          <table:table-cell office:value-type="float" office:value="43.3492055555556" calcext:value-type="float">
            <text:p>43.3492055556</text:p>
          </table:table-cell>
          <table:table-cell office:value-type="float" office:value="88.391275" calcext:value-type="float">
            <text:p>88.391275</text:p>
          </table:table-cell>
        </table:table-row>
        <table:table-row table:style-name="ro1">
          <table:table-cell office:value-type="string" calcext:value-type="string">
            <text:p>HY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AWYER COUNTY</text:p>
          </table:table-cell>
          <table:table-cell office:value-type="float" office:value="46.0252638888889" calcext:value-type="float">
            <text:p>46.0252638889</text:p>
          </table:table-cell>
          <table:table-cell office:value-type="float" office:value="91.4442638888889" calcext:value-type="float">
            <text:p>91.4442638889</text:p>
          </table:table-cell>
        </table:table-row>
        <table:table-row table:style-name="ro1">
          <table:table-cell office:value-type="string" calcext:value-type="string">
            <text:p>68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ENTRAL COUNTY</text:p>
          </table:table-cell>
          <table:table-cell office:value-type="float" office:value="44.5055361111111" calcext:value-type="float">
            <text:p>44.5055361111</text:p>
          </table:table-cell>
          <table:table-cell office:value-type="float" office:value="89.0251083333333" calcext:value-type="float">
            <text:p>89.0251083333</text:p>
          </table:table-cell>
        </table:table-row>
        <table:table-row table:style-name="ro1">
          <table:table-cell office:value-type="string" calcext:value-type="string">
            <text:p>Y7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AYFIELD COUNTY</text:p>
          </table:table-cell>
          <table:table-cell office:value-type="float" office:value="46.5763277777778" calcext:value-type="float">
            <text:p>46.5763277778</text:p>
          </table:table-cell>
          <table:table-cell office:value-type="float" office:value="91.4585222222222" calcext:value-type="float">
            <text:p>91.4585222222</text:p>
          </table:table-cell>
        </table:table-row>
        <table:table-row table:style-name="ro1">
          <table:table-cell office:value-type="string" calcext:value-type="string">
            <text:p>JV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OUTHERN WISCONSIN RGNL</text:p>
          </table:table-cell>
          <table:table-cell office:value-type="float" office:value="42.62025" calcext:value-type="float">
            <text:p>42.62025</text:p>
          </table:table-cell>
          <table:table-cell office:value-type="float" office:value="89.0415555555556" calcext:value-type="float">
            <text:p>89.0415555556</text:p>
          </table:table-cell>
        </table:table-row>
        <table:table-row table:style-name="ro1">
          <table:table-cell office:value-type="string" calcext:value-type="string">
            <text:p>UNU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DODGE COUNTY</text:p>
          </table:table-cell>
          <table:table-cell office:value-type="float" office:value="43.4264722222222" calcext:value-type="float">
            <text:p>43.4264722222</text:p>
          </table:table-cell>
          <table:table-cell office:value-type="float" office:value="88.7038611111111" calcext:value-type="float">
            <text:p>88.7038611111</text:p>
          </table:table-cell>
        </table:table-row>
        <table:table-row table:style-name="ro1">
          <table:table-cell office:value-type="string" calcext:value-type="string">
            <text:p>EN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KENOSHA RGNL</text:p>
          </table:table-cell>
          <table:table-cell office:value-type="float" office:value="42.5956944444445" calcext:value-type="float">
            <text:p>42.5956944444</text:p>
          </table:table-cell>
          <table:table-cell office:value-type="float" office:value="87.9278055555556" calcext:value-type="float">
            <text:p>87.9278055556</text:p>
          </table:table-cell>
        </table:table-row>
        <table:table-row table:style-name="ro1">
          <table:table-cell office:value-type="string" calcext:value-type="string">
            <text:p>LS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 CROSSE RGNL</text:p>
          </table:table-cell>
          <table:table-cell office:value-type="float" office:value="43.8792777777778" calcext:value-type="float">
            <text:p>43.8792777778</text:p>
          </table:table-cell>
          <table:table-cell office:value-type="float" office:value="91.2566388888889" calcext:value-type="float">
            <text:p>91.2566388889</text:p>
          </table:table-cell>
        </table:table-row>
        <table:table-row table:style-name="ro1">
          <table:table-cell office:value-type="string" calcext:value-type="string">
            <text:p>4R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JOR GILBERT FIELD</text:p>
          </table:table-cell>
          <table:table-cell office:value-type="float" office:value="46.7886666666667" calcext:value-type="float">
            <text:p>46.7886666667</text:p>
          </table:table-cell>
          <table:table-cell office:value-type="float" office:value="90.7587222222222" calcext:value-type="float">
            <text:p>90.7587222222</text:p>
          </table:table-cell>
        </table:table-row>
        <table:table-row table:style-name="ro1">
          <table:table-cell office:value-type="string" calcext:value-type="string">
            <text:p>4P5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RANKS</text:p>
          </table:table-cell>
          <table:table-cell office:value-type="float" office:value="45.8832833333333" calcext:value-type="float">
            <text:p>45.8832833333</text:p>
          </table:table-cell>
          <table:table-cell office:value-type="float" office:value="90.0001527777778" calcext:value-type="float">
            <text:p>90.0001527778</text:p>
          </table:table-cell>
        </table:table-row>
        <table:table-row table:style-name="ro1">
          <table:table-cell office:value-type="string" calcext:value-type="string">
            <text:p>RCX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USK COUNTY</text:p>
          </table:table-cell>
          <table:table-cell office:value-type="float" office:value="45.4965833333333" calcext:value-type="float">
            <text:p>45.4965833333</text:p>
          </table:table-cell>
          <table:table-cell office:value-type="float" office:value="91.0001861111111" calcext:value-type="float">
            <text:p>91.0001861111</text:p>
          </table:table-cell>
        </table:table-row>
        <table:table-row table:style-name="ro1">
          <table:table-cell office:value-type="string" calcext:value-type="string">
            <text:p>C0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RAND GENEVA RESORT</text:p>
          </table:table-cell>
          <table:table-cell office:value-type="float" office:value="42.6149166666667" calcext:value-type="float">
            <text:p>42.6149166667</text:p>
          </table:table-cell>
          <table:table-cell office:value-type="float" office:value="88.3895833333333" calcext:value-type="float">
            <text:p>88.3895833333</text:p>
          </table:table-cell>
        </table:table-row>
        <table:table-row table:style-name="ro1">
          <table:table-cell office:value-type="string" calcext:value-type="string">
            <text:p>73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NCASTER MUNI</text:p>
          </table:table-cell>
          <table:table-cell office:value-type="float" office:value="42.7825972222222" calcext:value-type="float">
            <text:p>42.7825972222</text:p>
          </table:table-cell>
          <table:table-cell office:value-type="float" office:value="90.6810916666667" calcext:value-type="float">
            <text:p>90.6810916667</text:p>
          </table:table-cell>
        </table:table-row>
        <table:table-row table:style-name="ro1">
          <table:table-cell office:value-type="string" calcext:value-type="string">
            <text:p>LN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KINGS LAND O' LAKES</text:p>
          </table:table-cell>
          <table:table-cell office:value-type="float" office:value="46.1541166666667" calcext:value-type="float">
            <text:p>46.1541166667</text:p>
          </table:table-cell>
          <table:table-cell office:value-type="float" office:value="89.2119638888889" calcext:value-type="float">
            <text:p>89.2119638889</text:p>
          </table:table-cell>
        </table:table-row>
        <table:table-row table:style-name="ro1">
          <table:table-cell office:value-type="string" calcext:value-type="string">
            <text:p>LN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TRI-COUNTY RGNL</text:p>
          </table:table-cell>
          <table:table-cell office:value-type="float" office:value="43.2118611111111" calcext:value-type="float">
            <text:p>43.2118611111</text:p>
          </table:table-cell>
          <table:table-cell office:value-type="float" office:value="90.1798333333333" calcext:value-type="float">
            <text:p>90.1798333333</text:p>
          </table:table-cell>
        </table:table-row>
        <table:table-row table:style-name="ro1">
          <table:table-cell office:value-type="string" calcext:value-type="string">
            <text:p>87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LACKHAWK AIRFIELD</text:p>
          </table:table-cell>
          <table:table-cell office:value-type="float" office:value="43.1047027777778" calcext:value-type="float">
            <text:p>43.1047027778</text:p>
          </table:table-cell>
          <table:table-cell office:value-type="float" office:value="89.1853611111111" calcext:value-type="float">
            <text:p>89.1853611111</text:p>
          </table:table-cell>
        </table:table-row>
        <table:table-row table:style-name="ro1">
          <table:table-cell office:value-type="string" calcext:value-type="string">
            <text:p>MS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DANE COUNTY RGNL-TRUAX FIELD</text:p>
          </table:table-cell>
          <table:table-cell office:value-type="float" office:value="43.1398777777778" calcext:value-type="float">
            <text:p>43.1398777778</text:p>
          </table:table-cell>
          <table:table-cell office:value-type="float" office:value="89.3375027777778" calcext:value-type="float">
            <text:p>89.3375027778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NITOWISH WATERS</text:p>
          </table:table-cell>
          <table:table-cell office:value-type="float" office:value="46.120225" calcext:value-type="float">
            <text:p>46.120225</text:p>
          </table:table-cell>
          <table:table-cell office:value-type="float" office:value="89.8821972222222" calcext:value-type="float">
            <text:p>89.8821972222</text:p>
          </table:table-cell>
        </table:table-row>
        <table:table-row table:style-name="ro1">
          <table:table-cell office:value-type="string" calcext:value-type="string">
            <text:p>MT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NITOWOC COUNTY</text:p>
          </table:table-cell>
          <table:table-cell office:value-type="float" office:value="44.1287777777778" calcext:value-type="float">
            <text:p>44.1287777778</text:p>
          </table:table-cell>
          <table:table-cell office:value-type="float" office:value="87.6805833333333" calcext:value-type="float">
            <text:p>87.6805833333</text:p>
          </table:table-cell>
        </table:table-row>
        <table:table-row table:style-name="ro1">
          <table:table-cell office:value-type="string" calcext:value-type="string">
            <text:p>MF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RSHFIELD MUNI</text:p>
          </table:table-cell>
          <table:table-cell office:value-type="float" office:value="44.6368777777778" calcext:value-type="float">
            <text:p>44.6368777778</text:p>
          </table:table-cell>
          <table:table-cell office:value-type="float" office:value="90.189325" calcext:value-type="float">
            <text:p>90.189325</text:p>
          </table:table-cell>
        </table:table-row>
        <table:table-row table:style-name="ro1">
          <table:table-cell office:value-type="string" calcext:value-type="string">
            <text:p>MDZ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TAYLOR COUNTY</text:p>
          </table:table-cell>
          <table:table-cell office:value-type="float" office:value="45.1013166666667" calcext:value-type="float">
            <text:p>45.1013166667</text:p>
          </table:table-cell>
          <table:table-cell office:value-type="float" office:value="90.3001722222222" calcext:value-type="float">
            <text:p>90.3001722222</text:p>
          </table:table-cell>
        </table:table-row>
        <table:table-row table:style-name="ro1">
          <table:table-cell office:value-type="string" calcext:value-type="string">
            <text:p>LU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ENOMONIE MUNI-SCORE FIELD</text:p>
          </table:table-cell>
          <table:table-cell office:value-type="float" office:value="44.8923333333333" calcext:value-type="float">
            <text:p>44.8923333333</text:p>
          </table:table-cell>
          <table:table-cell office:value-type="float" office:value="91.8678055555555" calcext:value-type="float">
            <text:p>91.8678055556</text:p>
          </table:table-cell>
        </table:table-row>
        <table:table-row table:style-name="ro1">
          <table:table-cell office:value-type="string" calcext:value-type="string">
            <text:p>RR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ERRILL MUNI</text:p>
          </table:table-cell>
          <table:table-cell office:value-type="float" office:value="45.1989166666667" calcext:value-type="float">
            <text:p>45.1989166667</text:p>
          </table:table-cell>
          <table:table-cell office:value-type="float" office:value="89.7128611111111" calcext:value-type="float">
            <text:p>89.7128611111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IDDLETON MUNI - MOREY FIELD</text:p>
          </table:table-cell>
          <table:table-cell office:value-type="float" office:value="43.1142694444444" calcext:value-type="float">
            <text:p>43.1142694444</text:p>
          </table:table-cell>
          <table:table-cell office:value-type="float" office:value="89.5315333333333" calcext:value-type="float">
            <text:p>89.5315333333</text:p>
          </table:table-cell>
        </table:table-row>
        <table:table-row table:style-name="ro1">
          <table:table-cell office:value-type="string" calcext:value-type="string">
            <text:p>MK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ENERAL MITCHELL INTL</text:p>
          </table:table-cell>
          <table:table-cell office:value-type="float" office:value="42.9469444444444" calcext:value-type="float">
            <text:p>42.9469444444</text:p>
          </table:table-cell>
          <table:table-cell office:value-type="float" office:value="87.8970555555556" calcext:value-type="float">
            <text:p>87.8970555556</text:p>
          </table:table-cell>
        </table:table-row>
        <table:table-row table:style-name="ro1">
          <table:table-cell office:value-type="string" calcext:value-type="string">
            <text:p>MW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WRENCE J TIMMERMAN</text:p>
          </table:table-cell>
          <table:table-cell office:value-type="float" office:value="43.1103888888889" calcext:value-type="float">
            <text:p>43.1103888889</text:p>
          </table:table-cell>
          <table:table-cell office:value-type="float" office:value="88.0344166666667" calcext:value-type="float">
            <text:p>88.0344166667</text:p>
          </table:table-cell>
        </table:table-row>
        <table:table-row table:style-name="ro1">
          <table:table-cell office:value-type="string" calcext:value-type="string">
            <text:p>MRJ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IOWA COUNTY</text:p>
          </table:table-cell>
          <table:table-cell office:value-type="float" office:value="42.8868888888889" calcext:value-type="float">
            <text:p>42.8868888889</text:p>
          </table:table-cell>
          <table:table-cell office:value-type="float" office:value="90.2366666666667" calcext:value-type="float">
            <text:p>90.2366666667</text:p>
          </table:table-cell>
        </table:table-row>
        <table:table-row table:style-name="ro1">
          <table:table-cell office:value-type="string" calcext:value-type="string">
            <text:p>AR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KELAND/NOBLE F LEE MEMORIAL FIELD</text:p>
          </table:table-cell>
          <table:table-cell office:value-type="float" office:value="45.9279166666667" calcext:value-type="float">
            <text:p>45.9279166667</text:p>
          </table:table-cell>
          <table:table-cell office:value-type="float" office:value="89.7309444444445" calcext:value-type="float">
            <text:p>89.7309444444</text:p>
          </table:table-cell>
        </table:table-row>
        <table:table-row table:style-name="ro1">
          <table:table-cell office:value-type="string" calcext:value-type="string">
            <text:p>EF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ONROE MUNI</text:p>
          </table:table-cell>
          <table:table-cell office:value-type="float" office:value="42.6149" calcext:value-type="float">
            <text:p>42.6149</text:p>
          </table:table-cell>
          <table:table-cell office:value-type="float" office:value="89.5904027777778" calcext:value-type="float">
            <text:p>89.5904027778</text:p>
          </table:table-cell>
        </table:table-row>
        <table:table-row table:style-name="ro1">
          <table:table-cell office:value-type="string" calcext:value-type="string">
            <text:p>CW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ENTRAL WISCONSIN</text:p>
          </table:table-cell>
          <table:table-cell office:value-type="float" office:value="44.7776222222222" calcext:value-type="float">
            <text:p>44.7776222222</text:p>
          </table:table-cell>
          <table:table-cell office:value-type="float" office:value="89.6667777777778" calcext:value-type="float">
            <text:p>89.6667777778</text:p>
          </table:table-cell>
        </table:table-row>
        <table:table-row table:style-name="ro1">
          <table:table-cell office:value-type="string" calcext:value-type="string">
            <text:p>DAF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ECEDAH</text:p>
          </table:table-cell>
          <table:table-cell office:value-type="float" office:value="44.0334444444444" calcext:value-type="float">
            <text:p>44.0334444444</text:p>
          </table:table-cell>
          <table:table-cell office:value-type="float" office:value="90.0851111111111" calcext:value-type="float">
            <text:p>90.0851111111</text:p>
          </table:table-cell>
        </table:table-row>
        <table:table-row table:style-name="ro1">
          <table:table-cell office:value-type="string" calcext:value-type="string">
            <text:p>79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RENNAND</text:p>
          </table:table-cell>
          <table:table-cell office:value-type="float" office:value="44.1599833333333" calcext:value-type="float">
            <text:p>44.1599833333</text:p>
          </table:table-cell>
          <table:table-cell office:value-type="float" office:value="88.5595527777778" calcext:value-type="float">
            <text:p>88.5595527778</text:p>
          </table:table-cell>
        </table:table-row>
        <table:table-row table:style-name="ro1">
          <table:table-cell office:value-type="string" calcext:value-type="string">
            <text:p>VIQ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EILLSVILLE MUNI</text:p>
          </table:table-cell>
          <table:table-cell office:value-type="float" office:value="44.5581111111111" calcext:value-type="float">
            <text:p>44.5581111111</text:p>
          </table:table-cell>
          <table:table-cell office:value-type="float" office:value="90.51225" calcext:value-type="float">
            <text:p>90.51225</text:p>
          </table:table-cell>
        </table:table-row>
        <table:table-row table:style-name="ro1">
          <table:table-cell office:value-type="string" calcext:value-type="string">
            <text:p>8D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EW HOLSTEIN MUNI</text:p>
          </table:table-cell>
          <table:table-cell office:value-type="float" office:value="43.9441027777778" calcext:value-type="float">
            <text:p>43.9441027778</text:p>
          </table:table-cell>
          <table:table-cell office:value-type="float" office:value="88.1148416666667" calcext:value-type="float">
            <text:p>88.1148416667</text:p>
          </table:table-cell>
        </table:table-row>
        <table:table-row table:style-name="ro1">
          <table:table-cell office:value-type="string" calcext:value-type="string">
            <text:p>82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USTON-NEW LISBON UNION</text:p>
          </table:table-cell>
          <table:table-cell office:value-type="float" office:value="43.8387666666667" calcext:value-type="float">
            <text:p>43.8387666667</text:p>
          </table:table-cell>
          <table:table-cell office:value-type="float" office:value="90.1377333333334" calcext:value-type="float">
            <text:p>90.1377333333</text:p>
          </table:table-cell>
        </table:table-row>
        <table:table-row table:style-name="ro1">
          <table:table-cell office:value-type="string" calcext:value-type="string">
            <text:p>RN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EW RICHMOND RGNL</text:p>
          </table:table-cell>
          <table:table-cell office:value-type="float" office:value="45.1477777777778" calcext:value-type="float">
            <text:p>45.1477777778</text:p>
          </table:table-cell>
          <table:table-cell office:value-type="float" office:value="92.5391666666667" calcext:value-type="float">
            <text:p>92.5391666667</text:p>
          </table:table-cell>
        </table:table-row>
        <table:table-row table:style-name="ro1">
          <table:table-cell office:value-type="string" calcext:value-type="string">
            <text:p>84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VALHALLA</text:p>
          </table:table-cell>
          <table:table-cell office:value-type="float" office:value="42.7625166666667" calcext:value-type="float">
            <text:p>42.7625166667</text:p>
          </table:table-cell>
          <table:table-cell office:value-type="float" office:value="88.0425833333333" calcext:value-type="float">
            <text:p>88.0425833333</text:p>
          </table:table-cell>
        </table:table-row>
        <table:table-row table:style-name="ro1">
          <table:table-cell office:value-type="string" calcext:value-type="string">
            <text:p>OCQ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OCONTO-J DOUGLAS BAKE MUNI</text:p>
          </table:table-cell>
          <table:table-cell office:value-type="float" office:value="44.8740555555556" calcext:value-type="float">
            <text:p>44.8740555556</text:p>
          </table:table-cell>
          <table:table-cell office:value-type="float" office:value="87.9097694444445" calcext:value-type="float">
            <text:p>87.9097694444</text:p>
          </table:table-cell>
        </table:table-row>
        <table:table-row table:style-name="ro1">
          <table:table-cell office:value-type="string" calcext:value-type="string">
            <text:p>30W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WEETWATER BAY</text:p>
          </table:table-cell>
          <table:table-cell office:value-type="float" office:value="44.9519305555556" calcext:value-type="float">
            <text:p>44.9519305556</text:p>
          </table:table-cell>
          <table:table-cell office:value-type="float" office:value="87.8084361111111" calcext:value-type="float">
            <text:p>87.8084361111</text:p>
          </table:table-cell>
        </table:table-row>
        <table:table-row table:style-name="ro1">
          <table:table-cell office:value-type="string" calcext:value-type="string">
            <text:p>OEO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 O SIMENSTAD MUNI</text:p>
          </table:table-cell>
          <table:table-cell office:value-type="float" office:value="45.3093416666667" calcext:value-type="float">
            <text:p>45.3093416667</text:p>
          </table:table-cell>
          <table:table-cell office:value-type="float" office:value="92.6901222222222" calcext:value-type="float">
            <text:p>92.6901222222</text:p>
          </table:table-cell>
        </table:table-row>
        <table:table-row table:style-name="ro1">
          <table:table-cell office:value-type="string" calcext:value-type="string">
            <text:p>OS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ITTMAN RGNL</text:p>
          </table:table-cell>
          <table:table-cell office:value-type="float" office:value="43.9844888888889" calcext:value-type="float">
            <text:p>43.9844888889</text:p>
          </table:table-cell>
          <table:table-cell office:value-type="float" office:value="88.5569333333333" calcext:value-type="float">
            <text:p>88.5569333333</text:p>
          </table:table-cell>
        </table:table-row>
        <table:table-row table:style-name="ro1">
          <table:table-cell office:value-type="string" calcext:value-type="string">
            <text:p>88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ALMYRA MUNI</text:p>
          </table:table-cell>
          <table:table-cell office:value-type="float" office:value="42.8835444444445" calcext:value-type="float">
            <text:p>42.8835444444</text:p>
          </table:table-cell>
          <table:table-cell office:value-type="float" office:value="88.5999166666667" calcext:value-type="float">
            <text:p>88.5999166667</text:p>
          </table:table-cell>
        </table:table-row>
        <table:table-row table:style-name="ro1">
          <table:table-cell office:value-type="string" calcext:value-type="string">
            <text:p>PKF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ARK FALLS MUNI</text:p>
          </table:table-cell>
          <table:table-cell office:value-type="float" office:value="45.9550888888889" calcext:value-type="float">
            <text:p>45.9550888889</text:p>
          </table:table-cell>
          <table:table-cell office:value-type="float" office:value="90.4244333333334" calcext:value-type="float">
            <text:p>90.4244333333</text:p>
          </table:table-cell>
        </table:table-row>
        <table:table-row table:style-name="ro1">
          <table:table-cell office:value-type="string" calcext:value-type="string">
            <text:p>PB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RICE COUNTY</text:p>
          </table:table-cell>
          <table:table-cell office:value-type="float" office:value="45.7089444444445" calcext:value-type="float">
            <text:p>45.7089444444</text:p>
          </table:table-cell>
          <table:table-cell office:value-type="float" office:value="90.4025" calcext:value-type="float">
            <text:p>90.4025</text:p>
          </table:table-cell>
        </table:table-row>
        <table:table-row table:style-name="ro1">
          <table:table-cell office:value-type="string" calcext:value-type="string">
            <text:p>PV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LATTEVILLE MUNI</text:p>
          </table:table-cell>
          <table:table-cell office:value-type="float" office:value="42.6893611111111" calcext:value-type="float">
            <text:p>42.6893611111</text:p>
          </table:table-cell>
          <table:table-cell office:value-type="float" office:value="90.4443888888889" calcext:value-type="float">
            <text:p>90.4443888889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ORTAGE MUNI</text:p>
          </table:table-cell>
          <table:table-cell office:value-type="float" office:value="43.5603055555556" calcext:value-type="float">
            <text:p>43.5603055556</text:p>
          </table:table-cell>
          <table:table-cell office:value-type="float" office:value="89.4828611111111" calcext:value-type="float">
            <text:p>89.4828611111</text:p>
          </table:table-cell>
        </table:table-row>
        <table:table-row table:style-name="ro1">
          <table:table-cell office:value-type="string" calcext:value-type="string">
            <text:p>PD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RAIRIE DU CHIEN MUNI</text:p>
          </table:table-cell>
          <table:table-cell office:value-type="float" office:value="43.0192833333333" calcext:value-type="float">
            <text:p>43.0192833333</text:p>
          </table:table-cell>
          <table:table-cell office:value-type="float" office:value="91.1237305555555" calcext:value-type="float">
            <text:p>91.1237305556</text:p>
          </table:table-cell>
        </table:table-row>
        <table:table-row table:style-name="ro1">
          <table:table-cell office:value-type="string" calcext:value-type="string">
            <text:p>91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AUK-PRAIRIE</text:p>
          </table:table-cell>
          <table:table-cell office:value-type="float" office:value="43.2978611111111" calcext:value-type="float">
            <text:p>43.2978611111</text:p>
          </table:table-cell>
          <table:table-cell office:value-type="float" office:value="89.7558055555556" calcext:value-type="float">
            <text:p>89.7558055556</text:p>
          </table:table-cell>
        </table:table-row>
        <table:table-row table:style-name="ro1">
          <table:table-cell office:value-type="string" calcext:value-type="string">
            <text:p>5N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RENTICE</text:p>
          </table:table-cell>
          <table:table-cell office:value-type="float" office:value="45.5430194444444" calcext:value-type="float">
            <text:p>45.5430194444</text:p>
          </table:table-cell>
          <table:table-cell office:value-type="float" office:value="90.2793138888889" calcext:value-type="float">
            <text:p>90.2793138889</text:p>
          </table:table-cell>
        </table:table-row>
        <table:table-row table:style-name="ro1">
          <table:table-cell office:value-type="string" calcext:value-type="string">
            <text:p>92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ARTER</text:p>
          </table:table-cell>
          <table:table-cell office:value-type="float" office:value="44.6412194444445" calcext:value-type="float">
            <text:p>44.6412194444</text:p>
          </table:table-cell>
          <table:table-cell office:value-type="float" office:value="88.2152194444445" calcext:value-type="float">
            <text:p>88.2152194444</text:p>
          </table:table-cell>
        </table:table-row>
        <table:table-row table:style-name="ro1">
          <table:table-cell office:value-type="string" calcext:value-type="string">
            <text:p>RA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JOHN H BATTEN</text:p>
          </table:table-cell>
          <table:table-cell office:value-type="float" office:value="42.7611666666667" calcext:value-type="float">
            <text:p>42.7611666667</text:p>
          </table:table-cell>
          <table:table-cell office:value-type="float" office:value="87.8139166666667" calcext:value-type="float">
            <text:p>87.8139166667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EEDSBURG MUNI</text:p>
          </table:table-cell>
          <table:table-cell office:value-type="float" office:value="43.5258972222222" calcext:value-type="float">
            <text:p>43.5258972222</text:p>
          </table:table-cell>
          <table:table-cell office:value-type="float" office:value="89.9832194444445" calcext:value-type="float">
            <text:p>89.9832194444</text:p>
          </table:table-cell>
        </table:table-row>
        <table:table-row table:style-name="ro1">
          <table:table-cell office:value-type="string" calcext:value-type="string">
            <text:p>RHI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HINELANDER-ONEIDA COUNTY</text:p>
          </table:table-cell>
          <table:table-cell office:value-type="float" office:value="45.6308972222222" calcext:value-type="float">
            <text:p>45.6308972222</text:p>
          </table:table-cell>
          <table:table-cell office:value-type="float" office:value="89.4666277777778" calcext:value-type="float">
            <text:p>89.4666277778</text:p>
          </table:table-cell>
        </table:table-row>
        <table:table-row table:style-name="ro1">
          <table:table-cell office:value-type="string" calcext:value-type="string">
            <text:p>RP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ICE LAKE RGNL - CARL'S FIELD</text:p>
          </table:table-cell>
          <table:table-cell office:value-type="float" office:value="45.4201111111111" calcext:value-type="float">
            <text:p>45.4201111111</text:p>
          </table:table-cell>
          <table:table-cell office:value-type="float" office:value="91.7733333333333" calcext:value-type="float">
            <text:p>91.7733333333</text:p>
          </table:table-cell>
        </table:table-row>
        <table:table-row table:style-name="ro1">
          <table:table-cell office:value-type="string" calcext:value-type="string">
            <text:p>93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ICHLAND</text:p>
          </table:table-cell>
          <table:table-cell office:value-type="float" office:value="43.2833555555556" calcext:value-type="float">
            <text:p>43.2833555556</text:p>
          </table:table-cell>
          <table:table-cell office:value-type="float" office:value="90.2982805555556" calcext:value-type="float">
            <text:p>90.2982805556</text:p>
          </table:table-cell>
        </table:table-row>
        <table:table-row table:style-name="ro1">
          <table:table-cell office:value-type="string" calcext:value-type="string">
            <text:p>94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ILBERT FIELD</text:p>
          </table:table-cell>
          <table:table-cell office:value-type="float" office:value="43.4499833333333" calcext:value-type="float">
            <text:p>43.4499833333</text:p>
          </table:table-cell>
          <table:table-cell office:value-type="float" office:value="89.2501138888889" calcext:value-type="float">
            <text:p>89.2501138889</text:p>
          </table:table-cell>
        </table:table-row>
        <table:table-row table:style-name="ro1">
          <table:table-cell office:value-type="string" calcext:value-type="string">
            <text:p>96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OX RIVER</text:p>
          </table:table-cell>
          <table:table-cell office:value-type="float" office:value="42.7500138888889" calcext:value-type="float">
            <text:p>42.7500138889</text:p>
          </table:table-cell>
          <table:table-cell office:value-type="float" office:value="88.2509222222222" calcext:value-type="float">
            <text:p>88.2509222222</text:p>
          </table:table-cell>
        </table:table-row>
        <table:table-row table:style-name="ro1">
          <table:table-cell office:value-type="string" calcext:value-type="string">
            <text:p>EZ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HAWANO MUNI</text:p>
          </table:table-cell>
          <table:table-cell office:value-type="float" office:value="44.7873055555556" calcext:value-type="float">
            <text:p>44.7873055556</text:p>
          </table:table-cell>
          <table:table-cell office:value-type="float" office:value="88.5600138888889" calcext:value-type="float">
            <text:p>88.5600138889</text:p>
          </table:table-cell>
        </table:table-row>
        <table:table-row table:style-name="ro1">
          <table:table-cell office:value-type="string" calcext:value-type="string">
            <text:p>SB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HEBOYGAN COUNTY MEMORIAL</text:p>
          </table:table-cell>
          <table:table-cell office:value-type="float" office:value="43.7697777777778" calcext:value-type="float">
            <text:p>43.7697777778</text:p>
          </table:table-cell>
          <table:table-cell office:value-type="float" office:value="87.8517222222222" calcext:value-type="float">
            <text:p>87.8517222222</text:p>
          </table:table-cell>
        </table:table-row>
        <table:table-row table:style-name="ro1">
          <table:table-cell office:value-type="string" calcext:value-type="string">
            <text:p>SSQ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HELL LAKE MUNI</text:p>
          </table:table-cell>
          <table:table-cell office:value-type="float" office:value="45.7313805555556" calcext:value-type="float">
            <text:p>45.7313805556</text:p>
          </table:table-cell>
          <table:table-cell office:value-type="float" office:value="91.9206611111111" calcext:value-type="float">
            <text:p>91.9206611111</text:p>
          </table:table-cell>
        </table:table-row>
        <table:table-row table:style-name="ro1">
          <table:table-cell office:value-type="string" calcext:value-type="string">
            <text:p>W34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HIOCTON</text:p>
          </table:table-cell>
          <table:table-cell office:value-type="float" office:value="44.4547055555556" calcext:value-type="float">
            <text:p>44.4547055556</text:p>
          </table:table-cell>
          <table:table-cell office:value-type="float" office:value="88.5617666666667" calcext:value-type="float">
            <text:p>88.5617666667</text:p>
          </table:table-cell>
        </table:table-row>
        <table:table-row table:style-name="ro1">
          <table:table-cell office:value-type="string" calcext:value-type="string">
            <text:p>RZ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URNETT COUNTY</text:p>
          </table:table-cell>
          <table:table-cell office:value-type="float" office:value="45.8234638888889" calcext:value-type="float">
            <text:p>45.8234638889</text:p>
          </table:table-cell>
          <table:table-cell office:value-type="float" office:value="92.3736916666667" calcext:value-type="float">
            <text:p>92.3736916667</text:p>
          </table:table-cell>
        </table:table-row>
        <table:table-row table:style-name="ro1">
          <table:table-cell office:value-type="string" calcext:value-type="string">
            <text:p>SS1</text:p>
          </table:table-cell>
          <table:table-cell office:value-type="string" calcext:value-type="string">
            <text:p>SEAPLANE BAS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ORTH COUNTRY</text:p>
          </table:table-cell>
          <table:table-cell office:value-type="float" office:value="46.3698333333333" calcext:value-type="float">
            <text:p>46.3698333333</text:p>
          </table:table-cell>
          <table:table-cell office:value-type="float" office:value="91.798" calcext:value-type="float">
            <text:p>91.798</text:p>
          </table:table-cell>
        </table:table-row>
        <table:table-row table:style-name="ro1">
          <table:table-cell office:value-type="string" calcext:value-type="string">
            <text:p>OLG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OLON SPRINGS MUNI</text:p>
          </table:table-cell>
          <table:table-cell office:value-type="float" office:value="46.31475" calcext:value-type="float">
            <text:p>46.31475</text:p>
          </table:table-cell>
          <table:table-cell office:value-type="float" office:value="91.816375" calcext:value-type="float">
            <text:p>91.816375</text:p>
          </table:table-cell>
        </table:table-row>
        <table:table-row table:style-name="ro1">
          <table:table-cell office:value-type="string" calcext:value-type="string">
            <text:p>CM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PARTA/FORT MC COY</text:p>
          </table:table-cell>
          <table:table-cell office:value-type="float" office:value="43.9582916666667" calcext:value-type="float">
            <text:p>43.9582916667</text:p>
          </table:table-cell>
          <table:table-cell office:value-type="float" office:value="90.7379333333333" calcext:value-type="float">
            <text:p>90.7379333333</text:p>
          </table:table-cell>
        </table:table-row>
        <table:table-row table:style-name="ro1">
          <table:table-cell office:value-type="string" calcext:value-type="string">
            <text:p>1H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EST OF EAGLES</text:p>
          </table:table-cell>
          <table:table-cell office:value-type="float" office:value="45.8356111111111" calcext:value-type="float">
            <text:p>45.8356111111</text:p>
          </table:table-cell>
          <table:table-cell office:value-type="float" office:value="91.8028888888889" calcext:value-type="float">
            <text:p>91.8028888889</text:p>
          </table:table-cell>
        </table:table-row>
        <table:table-row table:style-name="ro1">
          <table:table-cell office:value-type="string" calcext:value-type="string">
            <text:p>ST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TEVENS POINT MUNI</text:p>
          </table:table-cell>
          <table:table-cell office:value-type="float" office:value="44.5451333333333" calcext:value-type="float">
            <text:p>44.5451333333</text:p>
          </table:table-cell>
          <table:table-cell office:value-type="float" office:value="89.5302833333333" calcext:value-type="float">
            <text:p>89.5302833333</text:p>
          </table:table-cell>
        </table:table-row>
        <table:table-row table:style-name="ro1">
          <table:table-cell office:value-type="string" calcext:value-type="string">
            <text:p>SU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DOOR COUNTY CHERRYLAND</text:p>
          </table:table-cell>
          <table:table-cell office:value-type="float" office:value="44.8436666666667" calcext:value-type="float">
            <text:p>44.8436666667</text:p>
          </table:table-cell>
          <table:table-cell office:value-type="float" office:value="87.4215277777778" calcext:value-type="float">
            <text:p>87.4215277778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YLVANIA</text:p>
          </table:table-cell>
          <table:table-cell office:value-type="float" office:value="42.70325" calcext:value-type="float">
            <text:p>42.70325</text:p>
          </table:table-cell>
          <table:table-cell office:value-type="float" office:value="87.9589722222222" calcext:value-type="float">
            <text:p>87.9589722222</text:p>
          </table:table-cell>
        </table:table-row>
        <table:table-row table:style-name="ro1">
          <table:table-cell office:value-type="string" calcext:value-type="string">
            <text:p>SU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ICHARD I BONG</text:p>
          </table:table-cell>
          <table:table-cell office:value-type="float" office:value="46.6896833333333" calcext:value-type="float">
            <text:p>46.6896833333</text:p>
          </table:table-cell>
          <table:table-cell office:value-type="float" office:value="92.0946416666667" calcext:value-type="float">
            <text:p>92.0946416667</text:p>
          </table:table-cell>
        </table:table-row>
        <table:table-row table:style-name="ro1">
          <table:table-cell office:value-type="string" calcext:value-type="string">
            <text:p>7P5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ISO</text:p>
          </table:table-cell>
          <table:table-cell office:value-type="float" office:value="45.0654166666667" calcext:value-type="float">
            <text:p>45.0654166667</text:p>
          </table:table-cell>
          <table:table-cell office:value-type="float" office:value="88.4270833333333" calcext:value-type="float">
            <text:p>88.4270833333</text:p>
          </table:table-cell>
        </table:table-row>
        <table:table-row table:style-name="ro1">
          <table:table-cell office:value-type="string" calcext:value-type="string">
            <text:p>40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THREE LAKES MUNI</text:p>
          </table:table-cell>
          <table:table-cell office:value-type="float" office:value="45.7902333333333" calcext:value-type="float">
            <text:p>45.7902333333</text:p>
          </table:table-cell>
          <table:table-cell office:value-type="float" office:value="89.1209583333333" calcext:value-type="float">
            <text:p>89.1209583333</text:p>
          </table:table-cell>
        </table:table-row>
        <table:table-row table:style-name="ro1">
          <table:table-cell office:value-type="string" calcext:value-type="string">
            <text:p>Y7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LOYER FIELD</text:p>
          </table:table-cell>
          <table:table-cell office:value-type="float" office:value="43.9762222222222" calcext:value-type="float">
            <text:p>43.9762222222</text:p>
          </table:table-cell>
          <table:table-cell office:value-type="float" office:value="90.4806111111111" calcext:value-type="float">
            <text:p>90.4806111111</text:p>
          </table:table-cell>
        </table:table-row>
        <table:table-row table:style-name="ro1">
          <table:table-cell office:value-type="string" calcext:value-type="string">
            <text:p>TK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TOMAHAWK RGNL</text:p>
          </table:table-cell>
          <table:table-cell office:value-type="float" office:value="45.4693611111111" calcext:value-type="float">
            <text:p>45.4693611111</text:p>
          </table:table-cell>
          <table:table-cell office:value-type="float" office:value="89.8048888888889" calcext:value-type="float">
            <text:p>89.8048888889</text:p>
          </table:table-cell>
        </table:table-row>
        <table:table-row table:style-name="ro1">
          <table:table-cell office:value-type="string" calcext:value-type="string">
            <text:p>W19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VERONA</text:p>
          </table:table-cell>
          <table:table-cell office:value-type="float" office:value="42.9894666666667" calcext:value-type="float">
            <text:p>42.9894666667</text:p>
          </table:table-cell>
          <table:table-cell office:value-type="float" office:value="89.5094777777778" calcext:value-type="float">
            <text:p>89.5094777778</text:p>
          </table:table-cell>
        </table:table-row>
        <table:table-row table:style-name="ro1">
          <table:table-cell office:value-type="string" calcext:value-type="string">
            <text:p>Y5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VIROQUA MUNI</text:p>
          </table:table-cell>
          <table:table-cell office:value-type="float" office:value="43.5796666666667" calcext:value-type="float">
            <text:p>43.5796666667</text:p>
          </table:table-cell>
          <table:table-cell office:value-type="float" office:value="90.897575" calcext:value-type="float">
            <text:p>90.897575</text:p>
          </table:table-cell>
        </table:table-row>
        <table:table-row table:style-name="ro1">
          <table:table-cell office:value-type="string" calcext:value-type="string">
            <text:p>7V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IG FOOT AIRFIELD</text:p>
          </table:table-cell>
          <table:table-cell office:value-type="float" office:value="42.5256666666667" calcext:value-type="float">
            <text:p>42.5256666667</text:p>
          </table:table-cell>
          <table:table-cell office:value-type="float" office:value="88.6529722222222" calcext:value-type="float">
            <text:p>88.6529722222</text:p>
          </table:table-cell>
        </table:table-row>
        <table:table-row table:style-name="ro1">
          <table:table-cell office:value-type="string" calcext:value-type="string">
            <text:p>2P2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SHINGTON ISLAND</text:p>
          </table:table-cell>
          <table:table-cell office:value-type="float" office:value="45.3882527777778" calcext:value-type="float">
            <text:p>45.3882527778</text:p>
          </table:table-cell>
          <table:table-cell office:value-type="float" office:value="86.9240388888889" calcext:value-type="float">
            <text:p>86.9240388889</text:p>
          </table:table-cell>
        </table:table-row>
        <table:table-row table:style-name="ro1">
          <table:table-cell office:value-type="string" calcext:value-type="string">
            <text:p>RYV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TERTOWN MUNI</text:p>
          </table:table-cell>
          <table:table-cell office:value-type="float" office:value="43.1696388888889" calcext:value-type="float">
            <text:p>43.1696388889</text:p>
          </table:table-cell>
          <table:table-cell office:value-type="float" office:value="88.7232222222222" calcext:value-type="float">
            <text:p>88.7232222222</text:p>
          </table:table-cell>
        </table:table-row>
        <table:table-row table:style-name="ro1">
          <table:table-cell office:value-type="string" calcext:value-type="string">
            <text:p>UE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KESHA COUNTY</text:p>
          </table:table-cell>
          <table:table-cell office:value-type="float" office:value="43.0410277777778" calcext:value-type="float">
            <text:p>43.0410277778</text:p>
          </table:table-cell>
          <table:table-cell office:value-type="float" office:value="88.2370555555556" calcext:value-type="float">
            <text:p>88.2370555556</text:p>
          </table:table-cell>
        </table:table-row>
        <table:table-row table:style-name="ro1">
          <table:table-cell office:value-type="string" calcext:value-type="string">
            <text:p>6P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NAKEE</text:p>
          </table:table-cell>
          <table:table-cell office:value-type="float" office:value="43.1787222222222" calcext:value-type="float">
            <text:p>43.1787222222</text:p>
          </table:table-cell>
          <table:table-cell office:value-type="float" office:value="89.4512777777778" calcext:value-type="float">
            <text:p>89.4512777778</text:p>
          </table:table-cell>
        </table:table-row>
        <table:table-row table:style-name="ro1">
          <table:table-cell office:value-type="string" calcext:value-type="string">
            <text:p>PCZ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PACA MUNI</text:p>
          </table:table-cell>
          <table:table-cell office:value-type="float" office:value="44.33325" calcext:value-type="float">
            <text:p>44.33325</text:p>
          </table:table-cell>
          <table:table-cell office:value-type="float" office:value="89.0197777777778" calcext:value-type="float">
            <text:p>89.0197777778</text:p>
          </table:table-cell>
        </table:table-row>
        <table:table-row table:style-name="ro1">
          <table:table-cell office:value-type="string" calcext:value-type="string">
            <text:p>AU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SAU DOWNTOWN</text:p>
          </table:table-cell>
          <table:table-cell office:value-type="float" office:value="44.9262833333333" calcext:value-type="float">
            <text:p>44.9262833333</text:p>
          </table:table-cell>
          <table:table-cell office:value-type="float" office:value="89.627" calcext:value-type="float">
            <text:p>89.627</text:p>
          </table:table-cell>
        </table:table-row>
        <table:table-row table:style-name="ro1">
          <table:table-cell office:value-type="string" calcext:value-type="string">
            <text:p>Y50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TOMA MUNI</text:p>
          </table:table-cell>
          <table:table-cell office:value-type="float" office:value="44.0431333333333" calcext:value-type="float">
            <text:p>44.0431333333</text:p>
          </table:table-cell>
          <table:table-cell office:value-type="float" office:value="89.3056888888889" calcext:value-type="float">
            <text:p>89.3056888889</text:p>
          </table:table-cell>
        </table:table-row>
        <table:table-row table:style-name="ro1">
          <table:table-cell office:value-type="string" calcext:value-type="string">
            <text:p>ETB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EST BEND MUNI</text:p>
          </table:table-cell>
          <table:table-cell office:value-type="float" office:value="43.4221666666667" calcext:value-type="float">
            <text:p>43.4221666667</text:p>
          </table:table-cell>
          <table:table-cell office:value-type="float" office:value="88.1279166666667" calcext:value-type="float">
            <text:p>88.1279166667</text:p>
          </table:table-cell>
        </table:table-row>
        <table:table-row table:style-name="ro1">
          <table:table-cell office:value-type="string" calcext:value-type="string">
            <text:p>5Y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UTZMER'S TWIN OAKS</text:p>
          </table:table-cell>
          <table:table-cell office:value-type="float" office:value="42.8535555555556" calcext:value-type="float">
            <text:p>42.8535555556</text:p>
          </table:table-cell>
          <table:table-cell office:value-type="float" office:value="88.7598055555556" calcext:value-type="float">
            <text:p>88.7598055556</text:p>
          </table:table-cell>
        </table:table-row>
        <table:table-row table:style-name="ro1">
          <table:table-cell office:value-type="string" calcext:value-type="string">
            <text:p>W23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ILD ROSE IDLEWILD</text:p>
          </table:table-cell>
          <table:table-cell office:value-type="float" office:value="44.1977527777778" calcext:value-type="float">
            <text:p>44.1977527778</text:p>
          </table:table-cell>
          <table:table-cell office:value-type="float" office:value="89.2178944444444" calcext:value-type="float">
            <text:p>89.2178944444</text:p>
          </table:table-cell>
        </table:table-row>
        <table:table-row table:style-name="ro1">
          <table:table-cell office:value-type="string" calcext:value-type="string">
            <text:p>5K6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ESTOSHA</text:p>
          </table:table-cell>
          <table:table-cell office:value-type="float" office:value="42.5141388888889" calcext:value-type="float">
            <text:p>42.5141388889</text:p>
          </table:table-cell>
          <table:table-cell office:value-type="float" office:value="88.2051666666667" calcext:value-type="float">
            <text:p>88.2051666667</text:p>
          </table:table-cell>
        </table:table-row>
        <table:table-row table:style-name="ro1">
          <table:table-cell office:value-type="string" calcext:value-type="string">
            <text:p>ISW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LEXANDER FIELD SOUTH WOOD COUNTY</text:p>
          </table:table-cell>
          <table:table-cell office:value-type="float" office:value="44.3606444444445" calcext:value-type="float">
            <text:p>44.3606444444</text:p>
          </table:table-cell>
          <table:table-cell office:value-type="float" office:value="89.8381388888889" calcext:value-type="float">
            <text:p>89.8381388889</text:p>
          </table:table-cell>
        </table:table-row>
        <table:table-row table:style-name="ro1">
          <table:table-cell office:value-type="string" calcext:value-type="string">
            <text:p>4D1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THREE CASTLES AIRPARK</text:p>
          </table:table-cell>
          <table:table-cell office:value-type="float" office:value="43.6699722222222" calcext:value-type="float">
            <text:p>43.6699722222</text:p>
          </table:table-cell>
          <table:table-cell office:value-type="float" office:value="90.2326277777778" calcext:value-type="float">
            <text:p>90.232627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05-29T00:26:23.605875170</dc:date>
    <meta:editing-duration>PT3H22M4S</meta:editing-duration>
    <meta:editing-cycles>4</meta:editing-cycles>
    <meta:document-statistic meta:table-count="1" meta:cell-count="6360" meta:object-count="0"/>
  </office:meta>
</office:document-meta>
</file>